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31.13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34.4mm"/>
    </style:style>
    <style:style style:name="co5" style:family="table-column">
      <style:table-column-properties fo:break-before="auto" style:column-width="15.06mm"/>
    </style:style>
    <style:style style:name="co6" style:family="table-column">
      <style:table-column-properties fo:break-before="auto" style:column-width="22.14mm"/>
    </style:style>
    <style:style style:name="co7" style:family="table-column">
      <style:table-column-properties fo:break-before="auto" style:column-width="32.49mm"/>
    </style:style>
    <style:style style:name="co8" style:family="table-column">
      <style:table-column-properties fo:break-before="auto" style:column-width="20.5mm"/>
    </style:style>
    <style:style style:name="co9" style:family="table-column">
      <style:table-column-properties fo:break-before="auto" style:column-width="19.69mm"/>
    </style:style>
    <style:style style:name="co10" style:family="table-column">
      <style:table-column-properties fo:break-before="auto" style:column-width="51.82mm"/>
    </style:style>
    <style:style style:name="co11" style:family="table-column">
      <style:table-column-properties fo:break-before="auto" style:column-width="35.21mm"/>
    </style:style>
    <style:style style:name="co12" style:family="table-column">
      <style:table-column-properties fo:break-before="auto" style:column-width="14.52mm"/>
    </style:style>
    <style:style style:name="co13" style:family="table-column">
      <style:table-column-properties fo:break-before="auto" style:column-width="43.37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tracking-AU DF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external_id</text:p>
          </table:table-cell>
          <table:table-cell office:value-type="string" calcext:value-type="string">
            <text:p>tracking_numbers</text:p>
          </table:table-cell>
          <table:table-cell office:value-type="string" calcext:value-type="string">
            <text:p>sales_office_id</text:p>
          </table:table-cell>
          <table:table-cell office:value-type="string" calcext:value-type="string">
            <text:p>distribution_channel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sales_group</text:p>
          </table:table-cell>
          <table:table-cell office:value-type="string" calcext:value-type="string">
            <text:p>sales_organization</text:p>
          </table:table-cell>
          <table:table-cell table:style-name="Default" office:value-type="string" calcext:value-type="string">
            <text:p>sap_date</text:p>
          </table:table-cell>
          <table:table-cell table:style-name="Default" office:value-type="string" calcext:value-type="string">
            <text:p>entry_time</text:p>
          </table:table-cell>
          <table:table-cell office:value-type="string" calcext:value-type="string">
            <text:p>external_ref</text:p>
          </table:table-cell>
          <table:table-cell table:style-name="Default" office:value-type="string" calcext:value-type="string">
            <text:p>created_at</text:p>
          </table:table-cell>
          <table:table-cell office:value-type="string" calcext:value-type="string">
            <text:p>synced</text:p>
          </table:table-cell>
          <table:table-cell office:value-type="string" calcext:value-type="string">
            <text:p>activation_status</text:p>
          </table:table-cell>
        </table:table-row>
        <table:table-row table:style-name="ro1">
          <table:table-cell office:value-type="float" office:value="1167448355" calcext:value-type="float">
            <text:p>1167448355</text:p>
          </table:table-cell>
          <table:table-cell office:value-type="float" office:value="3366510022268" calcext:value-type="float">
            <text:p>336651002226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28</text:p>
          </table:table-cell>
          <table:table-cell/>
          <table:table-cell office:value-type="string" calcext:value-type="string">
            <text:p>2017-04-20 08:27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49023" calcext:value-type="float">
            <text:p>1167449023</text:p>
          </table:table-cell>
          <table:table-cell office:value-type="float" office:value="3366510022265" calcext:value-type="float">
            <text:p>336651002226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28</text:p>
          </table:table-cell>
          <table:table-cell/>
          <table:table-cell office:value-type="string" calcext:value-type="string">
            <text:p>2017-04-20 08:27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46765" calcext:value-type="float">
            <text:p>1167446765</text:p>
          </table:table-cell>
          <table:table-cell office:value-type="float" office:value="3366510022267" calcext:value-type="float">
            <text:p>336651002226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26</text:p>
          </table:table-cell>
          <table:table-cell/>
          <table:table-cell office:value-type="string" calcext:value-type="string">
            <text:p>2017-04-20 08:27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45684" calcext:value-type="float">
            <text:p>1167445684</text:p>
          </table:table-cell>
          <table:table-cell office:value-type="float" office:value="3366510022287" calcext:value-type="float">
            <text:p>336651002228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17</text:p>
          </table:table-cell>
          <table:table-cell/>
          <table:table-cell office:value-type="string" calcext:value-type="string">
            <text:p>2017-04-20 08:27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45560" calcext:value-type="float">
            <text:p>1167445560</text:p>
          </table:table-cell>
          <table:table-cell office:value-type="float" office:value="3366510022291" calcext:value-type="float">
            <text:p>336651002229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16</text:p>
          </table:table-cell>
          <table:table-cell/>
          <table:table-cell office:value-type="string" calcext:value-type="string">
            <text:p>2017-04-20 08:27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42863" calcext:value-type="float">
            <text:p>1167442863</text:p>
          </table:table-cell>
          <table:table-cell office:value-type="float" office:value="3366510022269" calcext:value-type="float">
            <text:p>336651002226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13</text:p>
          </table:table-cell>
          <table:table-cell/>
          <table:table-cell office:value-type="string" calcext:value-type="string">
            <text:p>2017-04-20 08:27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17181" calcext:value-type="float">
            <text:p>1167417181</text:p>
          </table:table-cell>
          <table:table-cell office:value-type="float" office:value="3366510022281" calcext:value-type="float">
            <text:p>336651002228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10</text:p>
          </table:table-cell>
          <table:table-cell/>
          <table:table-cell office:value-type="string" calcext:value-type="string">
            <text:p>2017-04-20 08:27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13718" calcext:value-type="float">
            <text:p>1167413718</text:p>
          </table:table-cell>
          <table:table-cell office:value-type="float" office:value="3366510022263" calcext:value-type="float">
            <text:p>336651002226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09</text:p>
          </table:table-cell>
          <table:table-cell/>
          <table:table-cell office:value-type="string" calcext:value-type="string">
            <text:p>2017-04-20 08:27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87309" calcext:value-type="float">
            <text:p>1167387309</text:p>
          </table:table-cell>
          <table:table-cell office:value-type="float" office:value="3366510022270" calcext:value-type="float">
            <text:p>336651002227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7:00</text:p>
          </table:table-cell>
          <table:table-cell/>
          <table:table-cell office:value-type="string" calcext:value-type="string">
            <text:p>2017-04-20 08:27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78897" calcext:value-type="float">
            <text:p>1167178897</text:p>
          </table:table-cell>
          <table:table-cell office:value-type="float" office:value="3366510022262" calcext:value-type="float">
            <text:p>336651002226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6:57</text:p>
          </table:table-cell>
          <table:table-cell/>
          <table:table-cell office:value-type="string" calcext:value-type="string">
            <text:p>2017-04-20 08:27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0901" calcext:value-type="float">
            <text:p>1167220901</text:p>
          </table:table-cell>
          <table:table-cell office:value-type="float" office:value="3366510022275" calcext:value-type="float">
            <text:p>336651002227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6:58</text:p>
          </table:table-cell>
          <table:table-cell/>
          <table:table-cell office:value-type="string" calcext:value-type="string">
            <text:p>2017-04-20 08:27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5961914" calcext:value-type="float">
            <text:p>1165961914</text:p>
          </table:table-cell>
          <table:table-cell office:value-type="float" office:value="2350610022292" calcext:value-type="float">
            <text:p>235061002229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6:39</text:p>
          </table:table-cell>
          <table:table-cell/>
          <table:table-cell office:value-type="string" calcext:value-type="string">
            <text:p>2017-04-20 08:26: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48791" calcext:value-type="float">
            <text:p>1167448791</text:p>
          </table:table-cell>
          <table:table-cell office:value-type="float" office:value="2350610022227" calcext:value-type="float">
            <text:p>235061002222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6:10</text:p>
          </table:table-cell>
          <table:table-cell/>
          <table:table-cell office:value-type="string" calcext:value-type="string">
            <text:p>2017-04-20 08:26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46449" calcext:value-type="float">
            <text:p>1167446449</text:p>
          </table:table-cell>
          <table:table-cell office:value-type="float" office:value="2350610022251" calcext:value-type="float">
            <text:p>235061002225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6:04</text:p>
          </table:table-cell>
          <table:table-cell/>
          <table:table-cell office:value-type="string" calcext:value-type="string">
            <text:p>2017-04-20 08:26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45776" calcext:value-type="float">
            <text:p>1167445776</text:p>
          </table:table-cell>
          <table:table-cell office:value-type="float" office:value="2350610022223" calcext:value-type="float">
            <text:p>235061002222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5:59</text:p>
          </table:table-cell>
          <table:table-cell/>
          <table:table-cell office:value-type="string" calcext:value-type="string">
            <text:p>2017-04-20 08:26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45538" calcext:value-type="float">
            <text:p>1167445538</text:p>
          </table:table-cell>
          <table:table-cell office:value-type="float" office:value="2350610022242" calcext:value-type="float">
            <text:p>235061002224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5:58</text:p>
          </table:table-cell>
          <table:table-cell/>
          <table:table-cell office:value-type="string" calcext:value-type="string">
            <text:p>2017-04-20 08:25: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03895" calcext:value-type="float">
            <text:p>1167403895</text:p>
          </table:table-cell>
          <table:table-cell office:value-type="float" office:value="2350610022228" calcext:value-type="float">
            <text:p>235061002222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5:51</text:p>
          </table:table-cell>
          <table:table-cell/>
          <table:table-cell office:value-type="string" calcext:value-type="string">
            <text:p>2017-04-20 08:25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14802" calcext:value-type="float">
            <text:p>1167414802</text:p>
          </table:table-cell>
          <table:table-cell office:value-type="float" office:value="2350610022222" calcext:value-type="float">
            <text:p>235061002222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5:53</text:p>
          </table:table-cell>
          <table:table-cell/>
          <table:table-cell office:value-type="string" calcext:value-type="string">
            <text:p>2017-04-20 08:25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405964" calcext:value-type="float">
            <text:p>1167405964</text:p>
          </table:table-cell>
          <table:table-cell office:value-type="float" office:value="2350610022237" calcext:value-type="float">
            <text:p>235061002223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5:52</text:p>
          </table:table-cell>
          <table:table-cell/>
          <table:table-cell office:value-type="string" calcext:value-type="string">
            <text:p>2017-04-20 08:25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70114" calcext:value-type="float">
            <text:p>1167170114</text:p>
          </table:table-cell>
          <table:table-cell office:value-type="float" office:value="2350610022256" calcext:value-type="float">
            <text:p>235061002225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5:41</text:p>
          </table:table-cell>
          <table:table-cell/>
          <table:table-cell office:value-type="string" calcext:value-type="string">
            <text:p>2017-04-20 08:25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95404" calcext:value-type="float">
            <text:p>1167395404</text:p>
          </table:table-cell>
          <table:table-cell office:value-type="float" office:value="2350610022248" calcext:value-type="float">
            <text:p>235061002224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5:46</text:p>
          </table:table-cell>
          <table:table-cell/>
          <table:table-cell office:value-type="string" calcext:value-type="string">
            <text:p>2017-04-20 08:25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98741" calcext:value-type="float">
            <text:p>1167398741</text:p>
          </table:table-cell>
          <table:table-cell office:value-type="float" office:value="2350610022250" calcext:value-type="float">
            <text:p>235061002225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5:48</text:p>
          </table:table-cell>
          <table:table-cell/>
          <table:table-cell office:value-type="string" calcext:value-type="string">
            <text:p>2017-04-20 08:25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86211" calcext:value-type="float">
            <text:p>1167386211</text:p>
          </table:table-cell>
          <table:table-cell office:value-type="float" office:value="2350610022246" calcext:value-type="float">
            <text:p>235061002224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20</text:p>
          </table:table-cell>
          <table:table-cell office:value-type="string" calcext:value-type="string">
            <text:p>08:25:39</text:p>
          </table:table-cell>
          <table:table-cell/>
          <table:table-cell office:value-type="string" calcext:value-type="string">
            <text:p>2017-04-20 08:25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82399" calcext:value-type="float">
            <text:p>1167382399</text:p>
          </table:table-cell>
          <table:table-cell office:value-type="float" office:value="3366510022182" calcext:value-type="float">
            <text:p>336651002218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28</text:p>
          </table:table-cell>
          <table:table-cell/>
          <table:table-cell office:value-type="string" calcext:value-type="string">
            <text:p>2017-04-19 08:41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84263" calcext:value-type="float">
            <text:p>1167384263</text:p>
          </table:table-cell>
          <table:table-cell office:value-type="float" office:value="3366510022214" calcext:value-type="float">
            <text:p>336651002221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29</text:p>
          </table:table-cell>
          <table:table-cell/>
          <table:table-cell office:value-type="string" calcext:value-type="string">
            <text:p>2017-04-19 08:41: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9505" calcext:value-type="float">
            <text:p>1167379505</text:p>
          </table:table-cell>
          <table:table-cell office:value-type="float" office:value="3366510022193" calcext:value-type="float">
            <text:p>336651002219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27</text:p>
          </table:table-cell>
          <table:table-cell/>
          <table:table-cell office:value-type="string" calcext:value-type="string">
            <text:p>2017-04-19 08:41: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7312" calcext:value-type="float">
            <text:p>1167377312</text:p>
          </table:table-cell>
          <table:table-cell office:value-type="float" office:value="3366510022216" calcext:value-type="float">
            <text:p>336651002221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25</text:p>
          </table:table-cell>
          <table:table-cell/>
          <table:table-cell office:value-type="string" calcext:value-type="string">
            <text:p>2017-04-19 08:41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24530" calcext:value-type="float">
            <text:p>1167324530</text:p>
          </table:table-cell>
          <table:table-cell office:value-type="float" office:value="3366510022176" calcext:value-type="float">
            <text:p>336651002217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27</text:p>
          </table:table-cell>
          <table:table-cell/>
          <table:table-cell office:value-type="string" calcext:value-type="string">
            <text:p>2017-04-19 08:41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8556" calcext:value-type="float">
            <text:p>1167378556</text:p>
          </table:table-cell>
          <table:table-cell office:value-type="float" office:value="3366510022184" calcext:value-type="float">
            <text:p>336651002218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23</text:p>
          </table:table-cell>
          <table:table-cell/>
          <table:table-cell office:value-type="string" calcext:value-type="string">
            <text:p>2017-04-19 08:41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10375" calcext:value-type="float">
            <text:p>1167110375</text:p>
          </table:table-cell>
          <table:table-cell office:value-type="float" office:value="3366510022163" calcext:value-type="float">
            <text:p>336651002216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16</text:p>
          </table:table-cell>
          <table:table-cell/>
          <table:table-cell office:value-type="string" calcext:value-type="string">
            <text:p>2017-04-19 08:41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6356" calcext:value-type="float">
            <text:p>1167376356</text:p>
          </table:table-cell>
          <table:table-cell office:value-type="float" office:value="3366510022192" calcext:value-type="float">
            <text:p>336651002219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18</text:p>
          </table:table-cell>
          <table:table-cell/>
          <table:table-cell office:value-type="string" calcext:value-type="string">
            <text:p>2017-04-19 08:41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6283" calcext:value-type="float">
            <text:p>1167376283</text:p>
          </table:table-cell>
          <table:table-cell office:value-type="float" office:value="3366510022201" calcext:value-type="float">
            <text:p>336651002220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18</text:p>
          </table:table-cell>
          <table:table-cell/>
          <table:table-cell office:value-type="string" calcext:value-type="string">
            <text:p>2017-04-19 08:41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5830" calcext:value-type="float">
            <text:p>1167375830</text:p>
          </table:table-cell>
          <table:table-cell office:value-type="float" office:value="3366510022142" calcext:value-type="float">
            <text:p>336651002214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17</text:p>
          </table:table-cell>
          <table:table-cell office:value-type="string" calcext:value-type="string">
            <text:p>172429494286-1685944100007</text:p>
          </table:table-cell>
          <table:table-cell office:value-type="string" calcext:value-type="string">
            <text:p>2017-04-19 08:41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6285" calcext:value-type="float">
            <text:p>1167376285</text:p>
          </table:table-cell>
          <table:table-cell office:value-type="float" office:value="3366510022209" calcext:value-type="float">
            <text:p>336651002220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18</text:p>
          </table:table-cell>
          <table:table-cell/>
          <table:table-cell office:value-type="string" calcext:value-type="string">
            <text:p>2017-04-19 08:41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6206" calcext:value-type="float">
            <text:p>1167376206</text:p>
          </table:table-cell>
          <table:table-cell office:value-type="float" office:value="3366510022167" calcext:value-type="float">
            <text:p>336651002216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17</text:p>
          </table:table-cell>
          <table:table-cell/>
          <table:table-cell office:value-type="string" calcext:value-type="string">
            <text:p>2017-04-19 08:41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74" calcext:value-type="float">
            <text:p>611020674</text:p>
          </table:table-cell>
          <table:table-cell office:value-type="float" office:value="3366510022211" calcext:value-type="float">
            <text:p>3366510022211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06</text:p>
          </table:table-cell>
          <table:table-cell/>
          <table:table-cell office:value-type="string" calcext:value-type="string">
            <text:p>2017-04-19 08:41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73" calcext:value-type="float">
            <text:p>611020673</text:p>
          </table:table-cell>
          <table:table-cell office:value-type="float" office:value="3366510022125" calcext:value-type="float">
            <text:p>336651002212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03</text:p>
          </table:table-cell>
          <table:table-cell/>
          <table:table-cell office:value-type="string" calcext:value-type="string">
            <text:p>2017-04-19 08:41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36877" calcext:value-type="float">
            <text:p>1167336877</text:p>
          </table:table-cell>
          <table:table-cell office:value-type="float" office:value="3366510022189" calcext:value-type="float">
            <text:p>336651002218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05</text:p>
          </table:table-cell>
          <table:table-cell/>
          <table:table-cell office:value-type="string" calcext:value-type="string">
            <text:p>2017-04-19 08:41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3689" calcext:value-type="float">
            <text:p>1167373689</text:p>
          </table:table-cell>
          <table:table-cell office:value-type="float" office:value="3366510022169" calcext:value-type="float">
            <text:p>336651002216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08</text:p>
          </table:table-cell>
          <table:table-cell/>
          <table:table-cell office:value-type="string" calcext:value-type="string">
            <text:p>2017-04-19 08:41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30309" calcext:value-type="float">
            <text:p>1167330309</text:p>
          </table:table-cell>
          <table:table-cell office:value-type="float" office:value="3366510022199" calcext:value-type="float">
            <text:p>336651002219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01</text:p>
          </table:table-cell>
          <table:table-cell/>
          <table:table-cell office:value-type="string" calcext:value-type="string">
            <text:p>2017-04-19 08:41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4616" calcext:value-type="float">
            <text:p>1167374616</text:p>
          </table:table-cell>
          <table:table-cell office:value-type="float" office:value="3366510022178" calcext:value-type="float">
            <text:p>336651002217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09</text:p>
          </table:table-cell>
          <table:table-cell/>
          <table:table-cell office:value-type="string" calcext:value-type="string">
            <text:p>2017-04-19 08:41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28715" calcext:value-type="float">
            <text:p>1167328715</text:p>
          </table:table-cell>
          <table:table-cell office:value-type="float" office:value="3366510022175" calcext:value-type="float">
            <text:p>336651002217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59</text:p>
          </table:table-cell>
          <table:table-cell/>
          <table:table-cell office:value-type="string" calcext:value-type="string">
            <text:p>2017-04-19 08:41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29473" calcext:value-type="float">
            <text:p>1167329473</text:p>
          </table:table-cell>
          <table:table-cell office:value-type="float" office:value="3366510022190" calcext:value-type="float">
            <text:p>336651002219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00</text:p>
          </table:table-cell>
          <table:table-cell/>
          <table:table-cell office:value-type="string" calcext:value-type="string">
            <text:p>2017-04-19 08:41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71" calcext:value-type="float">
            <text:p>611020671</text:p>
          </table:table-cell>
          <table:table-cell office:value-type="float" office:value="3366510022197" calcext:value-type="float">
            <text:p>3366510022197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02</text:p>
          </table:table-cell>
          <table:table-cell/>
          <table:table-cell office:value-type="string" calcext:value-type="string">
            <text:p>2017-04-19 08:41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42543" calcext:value-type="float">
            <text:p>1167342543</text:p>
          </table:table-cell>
          <table:table-cell office:value-type="float" office:value="3366510022177" calcext:value-type="float">
            <text:p>336651002217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06</text:p>
          </table:table-cell>
          <table:table-cell/>
          <table:table-cell office:value-type="string" calcext:value-type="string">
            <text:p>2017-04-19 08:41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31684" calcext:value-type="float">
            <text:p>1167331684</text:p>
          </table:table-cell>
          <table:table-cell office:value-type="float" office:value="3366510022188" calcext:value-type="float">
            <text:p>336651002218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03</text:p>
          </table:table-cell>
          <table:table-cell/>
          <table:table-cell office:value-type="string" calcext:value-type="string">
            <text:p>2017-04-19 08:41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23635" calcext:value-type="float">
            <text:p>1167323635</text:p>
          </table:table-cell>
          <table:table-cell office:value-type="float" office:value="3366510022186" calcext:value-type="float">
            <text:p>336651002218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55</text:p>
          </table:table-cell>
          <table:table-cell/>
          <table:table-cell office:value-type="string" calcext:value-type="string">
            <text:p>2017-04-19 08:41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25015" calcext:value-type="float">
            <text:p>1167325015</text:p>
          </table:table-cell>
          <table:table-cell office:value-type="float" office:value="3366510022174" calcext:value-type="float">
            <text:p>336651002217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56</text:p>
          </table:table-cell>
          <table:table-cell/>
          <table:table-cell office:value-type="string" calcext:value-type="string">
            <text:p>2017-04-19 08:41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25548" calcext:value-type="float">
            <text:p>1167325548</text:p>
          </table:table-cell>
          <table:table-cell office:value-type="float" office:value="3366510022162" calcext:value-type="float">
            <text:p>336651002216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56</text:p>
          </table:table-cell>
          <table:table-cell/>
          <table:table-cell office:value-type="string" calcext:value-type="string">
            <text:p>2017-04-19 08:41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68" calcext:value-type="float">
            <text:p>611020668</text:p>
          </table:table-cell>
          <table:table-cell office:value-type="float" office:value="3366510022172" calcext:value-type="float">
            <text:p>3366510022172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1:00</text:p>
          </table:table-cell>
          <table:table-cell/>
          <table:table-cell office:value-type="string" calcext:value-type="string">
            <text:p>2017-04-19 08:41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28339" calcext:value-type="float">
            <text:p>1167328339</text:p>
          </table:table-cell>
          <table:table-cell office:value-type="float" office:value="3366510022179" calcext:value-type="float">
            <text:p>336651002217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59</text:p>
          </table:table-cell>
          <table:table-cell/>
          <table:table-cell office:value-type="string" calcext:value-type="string">
            <text:p>2017-04-19 08:41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62" calcext:value-type="float">
            <text:p>611020662</text:p>
          </table:table-cell>
          <table:table-cell office:value-type="float" office:value="3366510022165" calcext:value-type="float">
            <text:p>336651002216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51</text:p>
          </table:table-cell>
          <table:table-cell/>
          <table:table-cell office:value-type="string" calcext:value-type="string">
            <text:p>2017-04-19 08:41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20841" calcext:value-type="float">
            <text:p>1167320841</text:p>
          </table:table-cell>
          <table:table-cell office:value-type="float" office:value="3366510022106" calcext:value-type="float">
            <text:p>336651002210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53</text:p>
          </table:table-cell>
          <table:table-cell office:value-type="string" calcext:value-type="string">
            <text:p>232030946177-1435575510013</text:p>
          </table:table-cell>
          <table:table-cell office:value-type="string" calcext:value-type="string">
            <text:p>2017-04-19 08:41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1283" calcext:value-type="float">
            <text:p>1167221283</text:p>
          </table:table-cell>
          <table:table-cell office:value-type="float" office:value="3366510022221" calcext:value-type="float">
            <text:p>336651002222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48</text:p>
          </table:table-cell>
          <table:table-cell office:value-type="string" calcext:value-type="string">
            <text:p>382044043525-0</text:p>
          </table:table-cell>
          <table:table-cell office:value-type="string" calcext:value-type="string">
            <text:p>2017-04-19 08:41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8746" calcext:value-type="float">
            <text:p>1167228746</text:p>
          </table:table-cell>
          <table:table-cell office:value-type="float" office:value="3366510022157" calcext:value-type="float">
            <text:p>336651002215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43</text:p>
          </table:table-cell>
          <table:table-cell office:value-type="string" calcext:value-type="string">
            <text:p>172470501614-1684746632007</text:p>
          </table:table-cell>
          <table:table-cell office:value-type="string" calcext:value-type="string">
            <text:p>2017-04-19 08:41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4587" calcext:value-type="float">
            <text:p>1167264587</text:p>
          </table:table-cell>
          <table:table-cell office:value-type="float" office:value="3366510022195" calcext:value-type="float">
            <text:p>336651002219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45</text:p>
          </table:table-cell>
          <table:table-cell office:value-type="string" calcext:value-type="string">
            <text:p>201662650766-1513169183010</text:p>
          </table:table-cell>
          <table:table-cell office:value-type="string" calcext:value-type="string">
            <text:p>2017-04-19 08:41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4570820" calcext:value-type="float">
            <text:p>1164570820</text:p>
          </table:table-cell>
          <table:table-cell office:value-type="float" office:value="3366510022219" calcext:value-type="float">
            <text:p>336651002221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33</text:p>
          </table:table-cell>
          <table:table-cell office:value-type="string" calcext:value-type="string">
            <text:p>232030946177-1421779135013</text:p>
          </table:table-cell>
          <table:table-cell office:value-type="string" calcext:value-type="string">
            <text:p>2017-04-19 08:40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59012" calcext:value-type="float">
            <text:p>1166459012</text:p>
          </table:table-cell>
          <table:table-cell office:value-type="float" office:value="3366510022208" calcext:value-type="float">
            <text:p>336651002220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40:32</text:p>
          </table:table-cell>
          <table:table-cell office:value-type="string" calcext:value-type="string">
            <text:p>172403012698-1680145579007</text:p>
          </table:table-cell>
          <table:table-cell office:value-type="string" calcext:value-type="string">
            <text:p>2017-04-19 08:40: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82478" calcext:value-type="float">
            <text:p>1167382478</text:p>
          </table:table-cell>
          <table:table-cell office:value-type="float" office:value="2350610022128" calcext:value-type="float">
            <text:p>235061002212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9:14</text:p>
          </table:table-cell>
          <table:table-cell office:value-type="string" calcext:value-type="string">
            <text:p>382037123373-800665030025</text:p>
          </table:table-cell>
          <table:table-cell office:value-type="string" calcext:value-type="string">
            <text:p>2017-04-19 08:39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5830" calcext:value-type="float">
            <text:p>1167375830</text:p>
          </table:table-cell>
          <table:table-cell office:value-type="float" office:value="2350610022142" calcext:value-type="float">
            <text:p>235061002214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9:05</text:p>
          </table:table-cell>
          <table:table-cell office:value-type="string" calcext:value-type="string">
            <text:p>172429494286-1685944100007</text:p>
          </table:table-cell>
          <table:table-cell office:value-type="string" calcext:value-type="string">
            <text:p>2017-04-19 08:39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6518" calcext:value-type="float">
            <text:p>1167376518</text:p>
          </table:table-cell>
          <table:table-cell office:value-type="float" office:value="2350610022136" calcext:value-type="float">
            <text:p>235061002213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9:07</text:p>
          </table:table-cell>
          <table:table-cell office:value-type="string" calcext:value-type="string">
            <text:p>381761091638-800639518025</text:p>
          </table:table-cell>
          <table:table-cell office:value-type="string" calcext:value-type="string">
            <text:p>2017-04-19 08:39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6815" calcext:value-type="float">
            <text:p>1167376815</text:p>
          </table:table-cell>
          <table:table-cell office:value-type="float" office:value="2350610022097" calcext:value-type="float">
            <text:p>235061002209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9:08</text:p>
          </table:table-cell>
          <table:table-cell office:value-type="string" calcext:value-type="string">
            <text:p>201878252383-1514019231010</text:p>
          </table:table-cell>
          <table:table-cell office:value-type="string" calcext:value-type="string">
            <text:p>2017-04-19 08:39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6890" calcext:value-type="float">
            <text:p>1167376890</text:p>
          </table:table-cell>
          <table:table-cell office:value-type="float" office:value="2350610022127" calcext:value-type="float">
            <text:p>235061002212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9:09</text:p>
          </table:table-cell>
          <table:table-cell office:value-type="string" calcext:value-type="string">
            <text:p>381851579409-800643413025</text:p>
          </table:table-cell>
          <table:table-cell office:value-type="string" calcext:value-type="string">
            <text:p>2017-04-19 08:39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6436" calcext:value-type="float">
            <text:p>1167376436</text:p>
          </table:table-cell>
          <table:table-cell office:value-type="float" office:value="2350610022114" calcext:value-type="float">
            <text:p>235061002211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9:07</text:p>
          </table:table-cell>
          <table:table-cell office:value-type="string" calcext:value-type="string">
            <text:p>381770043645-800637498025</text:p>
          </table:table-cell>
          <table:table-cell office:value-type="string" calcext:value-type="string">
            <text:p>2017-04-19 08:39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6442" calcext:value-type="float">
            <text:p>1167376442</text:p>
          </table:table-cell>
          <table:table-cell office:value-type="float" office:value="2350610022140" calcext:value-type="float">
            <text:p>235061002214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9:13</text:p>
          </table:table-cell>
          <table:table-cell office:value-type="string" calcext:value-type="string">
            <text:p>382045390834-0</text:p>
          </table:table-cell>
          <table:table-cell office:value-type="string" calcext:value-type="string">
            <text:p>2017-04-19 08:39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6891" calcext:value-type="float">
            <text:p>1167376891</text:p>
          </table:table-cell>
          <table:table-cell office:value-type="float" office:value="2350610022102" calcext:value-type="float">
            <text:p>235061002210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9:09</text:p>
          </table:table-cell>
          <table:table-cell office:value-type="string" calcext:value-type="string">
            <text:p>201662635664-1514019656010</text:p>
          </table:table-cell>
          <table:table-cell office:value-type="string" calcext:value-type="string">
            <text:p>2017-04-19 08:39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9793" calcext:value-type="float">
            <text:p>1167379793</text:p>
          </table:table-cell>
          <table:table-cell office:value-type="float" office:value="2350610022095" calcext:value-type="float">
            <text:p>235061002209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9:12</text:p>
          </table:table-cell>
          <table:table-cell office:value-type="string" calcext:value-type="string">
            <text:p>172444415894-1686002118007</text:p>
          </table:table-cell>
          <table:table-cell office:value-type="string" calcext:value-type="string">
            <text:p>2017-04-19 08:39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5618" calcext:value-type="float">
            <text:p>1167375618</text:p>
          </table:table-cell>
          <table:table-cell office:value-type="float" office:value="2350610022121" calcext:value-type="float">
            <text:p>235061002212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59</text:p>
          </table:table-cell>
          <table:table-cell office:value-type="string" calcext:value-type="string">
            <text:p>381886668277-800619280025</text:p>
          </table:table-cell>
          <table:table-cell office:value-type="string" calcext:value-type="string">
            <text:p>2017-04-19 08:39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5552" calcext:value-type="float">
            <text:p>1167375552</text:p>
          </table:table-cell>
          <table:table-cell office:value-type="float" office:value="2350610022155" calcext:value-type="float">
            <text:p>235061002215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58</text:p>
          </table:table-cell>
          <table:table-cell office:value-type="string" calcext:value-type="string">
            <text:p>201552217887-1513982329010</text:p>
          </table:table-cell>
          <table:table-cell office:value-type="string" calcext:value-type="string">
            <text:p>2017-04-19 08:39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5651" calcext:value-type="float">
            <text:p>1167375651</text:p>
          </table:table-cell>
          <table:table-cell office:value-type="float" office:value="2350610022100" calcext:value-type="float">
            <text:p>23506100221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58</text:p>
          </table:table-cell>
          <table:table-cell office:value-type="string" calcext:value-type="string">
            <text:p>381548010484-800620479025</text:p>
          </table:table-cell>
          <table:table-cell office:value-type="string" calcext:value-type="string">
            <text:p>2017-04-19 08:39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79" calcext:value-type="float">
            <text:p>611020679</text:p>
          </table:table-cell>
          <table:table-cell office:value-type="float" office:value="2350610022126" calcext:value-type="float">
            <text:p>2350610022126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58</text:p>
          </table:table-cell>
          <table:table-cell/>
          <table:table-cell office:value-type="string" calcext:value-type="string">
            <text:p>2017-04-19 08:39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73793" calcext:value-type="float">
            <text:p>1167373793</text:p>
          </table:table-cell>
          <table:table-cell office:value-type="float" office:value="2350610022112" calcext:value-type="float">
            <text:p>235061002211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54</text:p>
          </table:table-cell>
          <table:table-cell office:value-type="string" calcext:value-type="string">
            <text:p>232164339176-1435823174013</text:p>
          </table:table-cell>
          <table:table-cell office:value-type="string" calcext:value-type="string">
            <text:p>2017-04-19 08:38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76" calcext:value-type="float">
            <text:p>611020676</text:p>
          </table:table-cell>
          <table:table-cell office:value-type="float" office:value="2350610022144" calcext:value-type="float">
            <text:p>235061002214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55</text:p>
          </table:table-cell>
          <table:table-cell/>
          <table:table-cell office:value-type="string" calcext:value-type="string">
            <text:p>2017-04-19 08:38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07821" calcext:value-type="float">
            <text:p>1166707821</text:p>
          </table:table-cell>
          <table:table-cell office:value-type="float" office:value="2350610022154" calcext:value-type="float">
            <text:p>235061002215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53</text:p>
          </table:table-cell>
          <table:table-cell office:value-type="string" calcext:value-type="string">
            <text:p>201882169448-0</text:p>
          </table:table-cell>
          <table:table-cell office:value-type="string" calcext:value-type="string">
            <text:p>2017-04-19 08:38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42039" calcext:value-type="float">
            <text:p>1167342039</text:p>
          </table:table-cell>
          <table:table-cell office:value-type="float" office:value="2350610022103" calcext:value-type="float">
            <text:p>235061002210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51</text:p>
          </table:table-cell>
          <table:table-cell office:value-type="string" calcext:value-type="string">
            <text:p>201667040132-1513762351010</text:p>
          </table:table-cell>
          <table:table-cell office:value-type="string" calcext:value-type="string">
            <text:p>2017-04-19 08:38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9092" calcext:value-type="float">
            <text:p>1167319092</text:p>
          </table:table-cell>
          <table:table-cell office:value-type="float" office:value="2350610022101" calcext:value-type="float">
            <text:p>235061002210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50</text:p>
          </table:table-cell>
          <table:table-cell office:value-type="string" calcext:value-type="string">
            <text:p>232303795694-0</text:p>
          </table:table-cell>
          <table:table-cell office:value-type="string" calcext:value-type="string">
            <text:p>2017-04-19 08:38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36596" calcext:value-type="float">
            <text:p>1167336596</text:p>
          </table:table-cell>
          <table:table-cell office:value-type="float" office:value="2350610022120" calcext:value-type="float">
            <text:p>235061002212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49</text:p>
          </table:table-cell>
          <table:table-cell office:value-type="string" calcext:value-type="string">
            <text:p>381859568153-800453275025</text:p>
          </table:table-cell>
          <table:table-cell office:value-type="string" calcext:value-type="string">
            <text:p>2017-04-19 08:38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37365" calcext:value-type="float">
            <text:p>1167337365</text:p>
          </table:table-cell>
          <table:table-cell office:value-type="float" office:value="2350610022148" calcext:value-type="float">
            <text:p>235061002214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49</text:p>
          </table:table-cell>
          <table:table-cell office:value-type="string" calcext:value-type="string">
            <text:p>201664809579-1513741284010</text:p>
          </table:table-cell>
          <table:table-cell office:value-type="string" calcext:value-type="string">
            <text:p>2017-04-19 08:38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73" calcext:value-type="float">
            <text:p>611020673</text:p>
          </table:table-cell>
          <table:table-cell office:value-type="float" office:value="2350610022125" calcext:value-type="float">
            <text:p>235061002212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47</text:p>
          </table:table-cell>
          <table:table-cell/>
          <table:table-cell office:value-type="string" calcext:value-type="string">
            <text:p>2017-04-19 08:38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69" calcext:value-type="float">
            <text:p>611020669</text:p>
          </table:table-cell>
          <table:table-cell office:value-type="float" office:value="2350610022108" calcext:value-type="float">
            <text:p>2350610022108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45</text:p>
          </table:table-cell>
          <table:table-cell/>
          <table:table-cell office:value-type="string" calcext:value-type="string">
            <text:p>2017-04-19 08:38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25413" calcext:value-type="float">
            <text:p>1167325413</text:p>
          </table:table-cell>
          <table:table-cell office:value-type="float" office:value="2350610022119" calcext:value-type="float">
            <text:p>235061002211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42</text:p>
          </table:table-cell>
          <table:table-cell office:value-type="string" calcext:value-type="string">
            <text:p>232133306654-1435589628013</text:p>
          </table:table-cell>
          <table:table-cell office:value-type="string" calcext:value-type="string">
            <text:p>2017-04-19 08:38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24586" calcext:value-type="float">
            <text:p>1167324586</text:p>
          </table:table-cell>
          <table:table-cell office:value-type="float" office:value="2350610022131" calcext:value-type="float">
            <text:p>235061002213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41</text:p>
          </table:table-cell>
          <table:table-cell office:value-type="string" calcext:value-type="string">
            <text:p>201891207395-0</text:p>
          </table:table-cell>
          <table:table-cell office:value-type="string" calcext:value-type="string">
            <text:p>2017-04-19 08:38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27337" calcext:value-type="float">
            <text:p>1167327337</text:p>
          </table:table-cell>
          <table:table-cell office:value-type="float" office:value="2350610022111" calcext:value-type="float">
            <text:p>235061002211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44</text:p>
          </table:table-cell>
          <table:table-cell office:value-type="string" calcext:value-type="string">
            <text:p>232164339176-1435595061013</text:p>
          </table:table-cell>
          <table:table-cell office:value-type="string" calcext:value-type="string">
            <text:p>2017-04-19 08:38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20841" calcext:value-type="float">
            <text:p>1167320841</text:p>
          </table:table-cell>
          <table:table-cell office:value-type="float" office:value="2350610022106" calcext:value-type="float">
            <text:p>235061002210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39</text:p>
          </table:table-cell>
          <table:table-cell office:value-type="string" calcext:value-type="string">
            <text:p>232030946177-1435575510013</text:p>
          </table:table-cell>
          <table:table-cell office:value-type="string" calcext:value-type="string">
            <text:p>2017-04-19 08:38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5470" calcext:value-type="float">
            <text:p>1167315470</text:p>
          </table:table-cell>
          <table:table-cell office:value-type="float" office:value="2350610022118" calcext:value-type="float">
            <text:p>235061002211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34</text:p>
          </table:table-cell>
          <table:table-cell office:value-type="string" calcext:value-type="string">
            <text:p>201634788584-1513645424010</text:p>
          </table:table-cell>
          <table:table-cell office:value-type="string" calcext:value-type="string">
            <text:p>2017-04-19 08:38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3572" calcext:value-type="float">
            <text:p>1166193572</text:p>
          </table:table-cell>
          <table:table-cell office:value-type="float" office:value="2350610022137" calcext:value-type="float">
            <text:p>235061002213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9</text:p>
          </table:table-cell>
          <table:table-cell office:value-type="string" calcext:value-type="string">
            <text:p>08:38:31</text:p>
          </table:table-cell>
          <table:table-cell office:value-type="string" calcext:value-type="string">
            <text:p>232249637182-1429950829013</text:p>
          </table:table-cell>
          <table:table-cell office:value-type="string" calcext:value-type="string">
            <text:p>2017-04-19 08:38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5577" calcext:value-type="float">
            <text:p>1167315577</text:p>
          </table:table-cell>
          <table:table-cell office:value-type="float" office:value="3366510021981" calcext:value-type="float">
            <text:p>336651002198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25</text:p>
          </table:table-cell>
          <table:table-cell office:value-type="string" calcext:value-type="string">
            <text:p>382032618036-800397224025</text:p>
          </table:table-cell>
          <table:table-cell office:value-type="string" calcext:value-type="string">
            <text:p>2017-04-18 08:50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6087" calcext:value-type="float">
            <text:p>1167316087</text:p>
          </table:table-cell>
          <table:table-cell office:value-type="float" office:value="3366510022001" calcext:value-type="float">
            <text:p>336651002200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26</text:p>
          </table:table-cell>
          <table:table-cell office:value-type="string" calcext:value-type="string">
            <text:p>172303075489-1685555610007</text:p>
          </table:table-cell>
          <table:table-cell office:value-type="string" calcext:value-type="string">
            <text:p>2017-04-18 08:50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4246" calcext:value-type="float">
            <text:p>1167314246</text:p>
          </table:table-cell>
          <table:table-cell office:value-type="float" office:value="3366510022013" calcext:value-type="float">
            <text:p>336651002201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22</text:p>
          </table:table-cell>
          <table:table-cell office:value-type="string" calcext:value-type="string">
            <text:p>381890247601-800376062025</text:p>
          </table:table-cell>
          <table:table-cell office:value-type="string" calcext:value-type="string">
            <text:p>2017-04-18 08:50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4187" calcext:value-type="float">
            <text:p>1167314187</text:p>
          </table:table-cell>
          <table:table-cell office:value-type="float" office:value="3366510021958" calcext:value-type="float">
            <text:p>336651002195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21</text:p>
          </table:table-cell>
          <table:table-cell office:value-type="string" calcext:value-type="string">
            <text:p>201863575694-1513602389010</text:p>
          </table:table-cell>
          <table:table-cell office:value-type="string" calcext:value-type="string">
            <text:p>2017-04-18 08:50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50" calcext:value-type="float">
            <text:p>611020650</text:p>
          </table:table-cell>
          <table:table-cell office:value-type="float" office:value="3366510021953" calcext:value-type="float">
            <text:p>3366510021953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23</text:p>
          </table:table-cell>
          <table:table-cell/>
          <table:table-cell office:value-type="string" calcext:value-type="string">
            <text:p>2017-04-18 08:50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4336" calcext:value-type="float">
            <text:p>1167314336</text:p>
          </table:table-cell>
          <table:table-cell office:value-type="float" office:value="3366510021974" calcext:value-type="float">
            <text:p>336651002197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22</text:p>
          </table:table-cell>
          <table:table-cell office:value-type="string" calcext:value-type="string">
            <text:p>201778720034-1513611321010</text:p>
          </table:table-cell>
          <table:table-cell office:value-type="string" calcext:value-type="string">
            <text:p>2017-04-18 08:50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4627" calcext:value-type="float">
            <text:p>1167314627</text:p>
          </table:table-cell>
          <table:table-cell office:value-type="float" office:value="3366510022014" calcext:value-type="float">
            <text:p>336651002201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24</text:p>
          </table:table-cell>
          <table:table-cell office:value-type="string" calcext:value-type="string">
            <text:p>381890247601-800389622025</text:p>
          </table:table-cell>
          <table:table-cell office:value-type="string" calcext:value-type="string">
            <text:p>2017-04-18 08:50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41" calcext:value-type="float">
            <text:p>611020641</text:p>
          </table:table-cell>
          <table:table-cell office:value-type="float" office:value="3366510022045" calcext:value-type="float">
            <text:p>336651002204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06</text:p>
          </table:table-cell>
          <table:table-cell/>
          <table:table-cell office:value-type="string" calcext:value-type="string">
            <text:p>2017-04-18 08:5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2635" calcext:value-type="float">
            <text:p>1167312635</text:p>
          </table:table-cell>
          <table:table-cell office:value-type="float" office:value="3366510021962" calcext:value-type="float">
            <text:p>336651002196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04</text:p>
          </table:table-cell>
          <table:table-cell office:value-type="string" calcext:value-type="string">
            <text:p>201818633171-1513534837010</text:p>
          </table:table-cell>
          <table:table-cell office:value-type="string" calcext:value-type="string">
            <text:p>2017-04-18 08:5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1115" calcext:value-type="float">
            <text:p>1167311115</text:p>
          </table:table-cell>
          <table:table-cell office:value-type="float" office:value="3366510021918" calcext:value-type="float">
            <text:p>336651002191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04</text:p>
          </table:table-cell>
          <table:table-cell office:value-type="string" calcext:value-type="string">
            <text:p>232190362772-1435436963013</text:p>
          </table:table-cell>
          <table:table-cell office:value-type="string" calcext:value-type="string">
            <text:p>2017-04-18 08:5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87308" calcext:value-type="float">
            <text:p>1167287308</text:p>
          </table:table-cell>
          <table:table-cell office:value-type="float" office:value="3366510021973" calcext:value-type="float">
            <text:p>336651002197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06</text:p>
          </table:table-cell>
          <table:table-cell office:value-type="string" calcext:value-type="string">
            <text:p>232303159142-0</text:p>
          </table:table-cell>
          <table:table-cell office:value-type="string" calcext:value-type="string">
            <text:p>2017-04-18 08:5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3275" calcext:value-type="float">
            <text:p>1167313275</text:p>
          </table:table-cell>
          <table:table-cell office:value-type="float" office:value="3366510022026" calcext:value-type="float">
            <text:p>336651002202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07</text:p>
          </table:table-cell>
          <table:table-cell office:value-type="string" calcext:value-type="string">
            <text:p>232166569902-1435471732013</text:p>
          </table:table-cell>
          <table:table-cell office:value-type="string" calcext:value-type="string">
            <text:p>2017-04-18 08:5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3535" calcext:value-type="float">
            <text:p>1167313535</text:p>
          </table:table-cell>
          <table:table-cell office:value-type="float" office:value="3366510021927" calcext:value-type="float">
            <text:p>336651002192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08</text:p>
          </table:table-cell>
          <table:table-cell office:value-type="string" calcext:value-type="string">
            <text:p>201560771205-1513559697010</text:p>
          </table:table-cell>
          <table:table-cell office:value-type="string" calcext:value-type="string">
            <text:p>2017-04-18 08:5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3681" calcext:value-type="float">
            <text:p>1167313681</text:p>
          </table:table-cell>
          <table:table-cell office:value-type="float" office:value="3366510022011" calcext:value-type="float">
            <text:p>336651002201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09</text:p>
          </table:table-cell>
          <table:table-cell office:value-type="string" calcext:value-type="string">
            <text:p>381890247601-800347074025</text:p>
          </table:table-cell>
          <table:table-cell office:value-type="string" calcext:value-type="string">
            <text:p>2017-04-18 08:5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1283" calcext:value-type="float">
            <text:p>1167221283</text:p>
          </table:table-cell>
          <table:table-cell office:value-type="float" office:value="3366510022091" calcext:value-type="float">
            <text:p>336651002209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10</text:p>
          </table:table-cell>
          <table:table-cell office:value-type="string" calcext:value-type="string">
            <text:p>382044043525-0</text:p>
          </table:table-cell>
          <table:table-cell office:value-type="string" calcext:value-type="string">
            <text:p>2017-04-18 08:5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82664" calcext:value-type="float">
            <text:p>1167282664</text:p>
          </table:table-cell>
          <table:table-cell office:value-type="float" office:value="3366510021993" calcext:value-type="float">
            <text:p>336651002199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58</text:p>
          </table:table-cell>
          <table:table-cell office:value-type="string" calcext:value-type="string">
            <text:p>172306604046-1685160663007</text:p>
          </table:table-cell>
          <table:table-cell office:value-type="string" calcext:value-type="string">
            <text:p>2017-04-18 08:50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08323" calcext:value-type="float">
            <text:p>1167308323</text:p>
          </table:table-cell>
          <table:table-cell office:value-type="float" office:value="3366510022043" calcext:value-type="float">
            <text:p>336651002204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03</text:p>
          </table:table-cell>
          <table:table-cell office:value-type="string" calcext:value-type="string">
            <text:p>201748984916-1513492458010</text:p>
          </table:table-cell>
          <table:table-cell office:value-type="string" calcext:value-type="string">
            <text:p>2017-04-18 08:50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88356" calcext:value-type="float">
            <text:p>1167288356</text:p>
          </table:table-cell>
          <table:table-cell office:value-type="float" office:value="3366510022079" calcext:value-type="float">
            <text:p>336651002207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50:02</text:p>
          </table:table-cell>
          <table:table-cell office:value-type="string" calcext:value-type="string">
            <text:p>381965025887-800188727025</text:p>
          </table:table-cell>
          <table:table-cell office:value-type="string" calcext:value-type="string">
            <text:p>2017-04-18 08:50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8734" calcext:value-type="float">
            <text:p>1167268734</text:p>
          </table:table-cell>
          <table:table-cell office:value-type="float" office:value="3366510021922" calcext:value-type="float">
            <text:p>336651002192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52</text:p>
          </table:table-cell>
          <table:table-cell office:value-type="string" calcext:value-type="string">
            <text:p>381768691170-800145171025</text:p>
          </table:table-cell>
          <table:table-cell office:value-type="string" calcext:value-type="string">
            <text:p>2017-04-18 08:49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8896" calcext:value-type="float">
            <text:p>1167268896</text:p>
          </table:table-cell>
          <table:table-cell office:value-type="float" office:value="3366510021881" calcext:value-type="float">
            <text:p>336651002188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53</text:p>
          </table:table-cell>
          <table:table-cell office:value-type="string" calcext:value-type="string">
            <text:p>382043125654-0</text:p>
          </table:table-cell>
          <table:table-cell office:value-type="string" calcext:value-type="string">
            <text:p>2017-04-18 08:49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5340" calcext:value-type="float">
            <text:p>1167265340</text:p>
          </table:table-cell>
          <table:table-cell office:value-type="float" office:value="3366510022062" calcext:value-type="float">
            <text:p>336651002206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49</text:p>
          </table:table-cell>
          <table:table-cell office:value-type="string" calcext:value-type="string">
            <text:p>381974400511-800126761025</text:p>
          </table:table-cell>
          <table:table-cell office:value-type="string" calcext:value-type="string">
            <text:p>2017-04-18 08:49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3422" calcext:value-type="float">
            <text:p>1167263422</text:p>
          </table:table-cell>
          <table:table-cell office:value-type="float" office:value="3366510021929" calcext:value-type="float">
            <text:p>336651002192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50</text:p>
          </table:table-cell>
          <table:table-cell office:value-type="string" calcext:value-type="string">
            <text:p>201891914365-0</text:p>
          </table:table-cell>
          <table:table-cell office:value-type="string" calcext:value-type="string">
            <text:p>2017-04-18 08:49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21" calcext:value-type="float">
            <text:p>611020621</text:p>
          </table:table-cell>
          <table:table-cell office:value-type="float" office:value="3366510021956" calcext:value-type="float">
            <text:p>3366510021956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50</text:p>
          </table:table-cell>
          <table:table-cell/>
          <table:table-cell office:value-type="string" calcext:value-type="string">
            <text:p>2017-04-18 08:49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17" calcext:value-type="float">
            <text:p>611020617</text:p>
          </table:table-cell>
          <table:table-cell office:value-type="float" office:value="3366510021952" calcext:value-type="float">
            <text:p>3366510021952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44</text:p>
          </table:table-cell>
          <table:table-cell/>
          <table:table-cell office:value-type="string" calcext:value-type="string">
            <text:p>2017-04-18 08:49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4430" calcext:value-type="float">
            <text:p>1167264430</text:p>
          </table:table-cell>
          <table:table-cell office:value-type="float" office:value="3366510021951" calcext:value-type="float">
            <text:p>336651002195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44</text:p>
          </table:table-cell>
          <table:table-cell office:value-type="string" calcext:value-type="string">
            <text:p>381761091638-800103454025</text:p>
          </table:table-cell>
          <table:table-cell office:value-type="string" calcext:value-type="string">
            <text:p>2017-04-18 08:49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10" calcext:value-type="float">
            <text:p>611020610</text:p>
          </table:table-cell>
          <table:table-cell office:value-type="float" office:value="3366510022018" calcext:value-type="float">
            <text:p>3366510022018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37</text:p>
          </table:table-cell>
          <table:table-cell/>
          <table:table-cell office:value-type="string" calcext:value-type="string">
            <text:p>2017-04-18 08:49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06" calcext:value-type="float">
            <text:p>611020606</text:p>
          </table:table-cell>
          <table:table-cell office:value-type="float" office:value="3366510021888" calcext:value-type="float">
            <text:p>3366510021888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32</text:p>
          </table:table-cell>
          <table:table-cell/>
          <table:table-cell office:value-type="string" calcext:value-type="string">
            <text:p>2017-04-18 08:49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3171" calcext:value-type="float">
            <text:p>1167223171</text:p>
          </table:table-cell>
          <table:table-cell office:value-type="float" office:value="3366510022089" calcext:value-type="float">
            <text:p>336651002208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29</text:p>
          </table:table-cell>
          <table:table-cell office:value-type="string" calcext:value-type="string">
            <text:p>201864490293-1512863500010</text:p>
          </table:table-cell>
          <table:table-cell office:value-type="string" calcext:value-type="string">
            <text:p>2017-04-18 08:49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6657" calcext:value-type="float">
            <text:p>1167226657</text:p>
          </table:table-cell>
          <table:table-cell office:value-type="float" office:value="3366510022053" calcext:value-type="float">
            <text:p>336651002205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31</text:p>
          </table:table-cell>
          <table:table-cell office:value-type="string" calcext:value-type="string">
            <text:p>201634788940-1512893943010</text:p>
          </table:table-cell>
          <table:table-cell office:value-type="string" calcext:value-type="string">
            <text:p>2017-04-18 08:49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4550" calcext:value-type="float">
            <text:p>1167224550</text:p>
          </table:table-cell>
          <table:table-cell office:value-type="float" office:value="3366510022023" calcext:value-type="float">
            <text:p>336651002202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30</text:p>
          </table:table-cell>
          <table:table-cell office:value-type="string" calcext:value-type="string">
            <text:p>232238562755-1434876983013</text:p>
          </table:table-cell>
          <table:table-cell office:value-type="string" calcext:value-type="string">
            <text:p>2017-04-18 08:49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6795" calcext:value-type="float">
            <text:p>1167226795</text:p>
          </table:table-cell>
          <table:table-cell office:value-type="float" office:value="3366510022033" calcext:value-type="float">
            <text:p>336651002203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31</text:p>
          </table:table-cell>
          <table:table-cell office:value-type="string" calcext:value-type="string">
            <text:p>232190352064-1434887534013</text:p>
          </table:table-cell>
          <table:table-cell office:value-type="string" calcext:value-type="string">
            <text:p>2017-04-18 08:49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1551" calcext:value-type="float">
            <text:p>1167221551</text:p>
          </table:table-cell>
          <table:table-cell office:value-type="float" office:value="3366510021957" calcext:value-type="float">
            <text:p>336651002195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26</text:p>
          </table:table-cell>
          <table:table-cell office:value-type="string" calcext:value-type="string">
            <text:p>172589666383-1684682942007</text:p>
          </table:table-cell>
          <table:table-cell office:value-type="string" calcext:value-type="string">
            <text:p>2017-04-18 08:49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95" calcext:value-type="float">
            <text:p>611020595</text:p>
          </table:table-cell>
          <table:table-cell office:value-type="float" office:value="3366510021804" calcext:value-type="float">
            <text:p>336651002180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25</text:p>
          </table:table-cell>
          <table:table-cell/>
          <table:table-cell office:value-type="string" calcext:value-type="string">
            <text:p>2017-04-18 08:49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00" calcext:value-type="float">
            <text:p>611020600</text:p>
          </table:table-cell>
          <table:table-cell office:value-type="float" office:value="3366510022031" calcext:value-type="float">
            <text:p>3366510022031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28</text:p>
          </table:table-cell>
          <table:table-cell/>
          <table:table-cell office:value-type="string" calcext:value-type="string">
            <text:p>2017-04-18 08:49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81606" calcext:value-type="float">
            <text:p>1167181606</text:p>
          </table:table-cell>
          <table:table-cell office:value-type="float" office:value="3366510021997" calcext:value-type="float">
            <text:p>336651002199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11</text:p>
          </table:table-cell>
          <table:table-cell office:value-type="string" calcext:value-type="string">
            <text:p>232030950605-1434579966013</text:p>
          </table:table-cell>
          <table:table-cell office:value-type="string" calcext:value-type="string">
            <text:p>2017-04-18 08:49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93439" calcext:value-type="float">
            <text:p>1167193439</text:p>
          </table:table-cell>
          <table:table-cell office:value-type="float" office:value="3366510022024" calcext:value-type="float">
            <text:p>336651002202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23</text:p>
          </table:table-cell>
          <table:table-cell office:value-type="string" calcext:value-type="string">
            <text:p>382040755424-0</text:p>
          </table:table-cell>
          <table:table-cell office:value-type="string" calcext:value-type="string">
            <text:p>2017-04-18 08:49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18380" calcext:value-type="float">
            <text:p>1167218380</text:p>
          </table:table-cell>
          <table:table-cell office:value-type="float" office:value="3366510022069" calcext:value-type="float">
            <text:p>336651002206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20</text:p>
          </table:table-cell>
          <table:table-cell office:value-type="string" calcext:value-type="string">
            <text:p>172403012860-1684594235007</text:p>
          </table:table-cell>
          <table:table-cell office:value-type="string" calcext:value-type="string">
            <text:p>2017-04-18 08:49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53" calcext:value-type="float">
            <text:p>611020553</text:p>
          </table:table-cell>
          <table:table-cell office:value-type="float" office:value="3366510021854" calcext:value-type="float">
            <text:p>336651002185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17</text:p>
          </table:table-cell>
          <table:table-cell/>
          <table:table-cell office:value-type="string" calcext:value-type="string">
            <text:p>2017-04-18 08:49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0660" calcext:value-type="float">
            <text:p>1167220660</text:p>
          </table:table-cell>
          <table:table-cell office:value-type="float" office:value="3366510021932" calcext:value-type="float">
            <text:p>336651002193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23</text:p>
          </table:table-cell>
          <table:table-cell office:value-type="string" calcext:value-type="string">
            <text:p>201662639335-1512787110010</text:p>
          </table:table-cell>
          <table:table-cell office:value-type="string" calcext:value-type="string">
            <text:p>2017-04-18 08:49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0165" calcext:value-type="float">
            <text:p>1167220165</text:p>
          </table:table-cell>
          <table:table-cell office:value-type="float" office:value="3366510021977" calcext:value-type="float">
            <text:p>336651002197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21</text:p>
          </table:table-cell>
          <table:table-cell office:value-type="string" calcext:value-type="string">
            <text:p>381761096032-799862524025</text:p>
          </table:table-cell>
          <table:table-cell office:value-type="string" calcext:value-type="string">
            <text:p>2017-04-18 08:49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0609" calcext:value-type="float">
            <text:p>1167220609</text:p>
          </table:table-cell>
          <table:table-cell office:value-type="float" office:value="3366510022015" calcext:value-type="float">
            <text:p>336651002201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23</text:p>
          </table:table-cell>
          <table:table-cell office:value-type="string" calcext:value-type="string">
            <text:p>232072813916-1434806979013</text:p>
          </table:table-cell>
          <table:table-cell office:value-type="string" calcext:value-type="string">
            <text:p>2017-04-18 08:49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93249" calcext:value-type="float">
            <text:p>1167193249</text:p>
          </table:table-cell>
          <table:table-cell office:value-type="float" office:value="3366510021907" calcext:value-type="float">
            <text:p>336651002190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19</text:p>
          </table:table-cell>
          <table:table-cell office:value-type="string" calcext:value-type="string">
            <text:p>172303074292-1684411353007</text:p>
          </table:table-cell>
          <table:table-cell office:value-type="string" calcext:value-type="string">
            <text:p>2017-04-18 08:49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1163" calcext:value-type="float">
            <text:p>1167221163</text:p>
          </table:table-cell>
          <table:table-cell office:value-type="float" office:value="3366510021931" calcext:value-type="float">
            <text:p>336651002193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24</text:p>
          </table:table-cell>
          <table:table-cell office:value-type="string" calcext:value-type="string">
            <text:p>381983136722-799887069025</text:p>
          </table:table-cell>
          <table:table-cell office:value-type="string" calcext:value-type="string">
            <text:p>2017-04-18 08:49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72269" calcext:value-type="float">
            <text:p>1167172269</text:p>
          </table:table-cell>
          <table:table-cell office:value-type="float" office:value="3366510022042" calcext:value-type="float">
            <text:p>336651002204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07</text:p>
          </table:table-cell>
          <table:table-cell office:value-type="string" calcext:value-type="string">
            <text:p>232130491581-1434562182013</text:p>
          </table:table-cell>
          <table:table-cell office:value-type="string" calcext:value-type="string">
            <text:p>2017-04-18 08:49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70188" calcext:value-type="float">
            <text:p>1167170188</text:p>
          </table:table-cell>
          <table:table-cell office:value-type="float" office:value="3366510022061" calcext:value-type="float">
            <text:p>336651002206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04</text:p>
          </table:table-cell>
          <table:table-cell office:value-type="string" calcext:value-type="string">
            <text:p>201863573155-1512509769010</text:p>
          </table:table-cell>
          <table:table-cell office:value-type="string" calcext:value-type="string">
            <text:p>2017-04-18 08:49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65" calcext:value-type="float">
            <text:p>611020565</text:p>
          </table:table-cell>
          <table:table-cell office:value-type="float" office:value="3366510022055" calcext:value-type="float">
            <text:p>336651002205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10</text:p>
          </table:table-cell>
          <table:table-cell/>
          <table:table-cell office:value-type="string" calcext:value-type="string">
            <text:p>2017-04-18 08:49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71849" calcext:value-type="float">
            <text:p>1167171849</text:p>
          </table:table-cell>
          <table:table-cell office:value-type="float" office:value="3366510021935" calcext:value-type="float">
            <text:p>336651002193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07</text:p>
          </table:table-cell>
          <table:table-cell office:value-type="string" calcext:value-type="string">
            <text:p>232301090604-0</text:p>
          </table:table-cell>
          <table:table-cell office:value-type="string" calcext:value-type="string">
            <text:p>2017-04-18 08:49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92307" calcext:value-type="float">
            <text:p>1167192307</text:p>
          </table:table-cell>
          <table:table-cell office:value-type="float" office:value="3366510022068" calcext:value-type="float">
            <text:p>336651002206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19</text:p>
          </table:table-cell>
          <table:table-cell office:value-type="string" calcext:value-type="string">
            <text:p>172303073153-1684404140007</text:p>
          </table:table-cell>
          <table:table-cell office:value-type="string" calcext:value-type="string">
            <text:p>2017-04-18 08:49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8025" calcext:value-type="float">
            <text:p>1167168025</text:p>
          </table:table-cell>
          <table:table-cell office:value-type="float" office:value="3366510021738" calcext:value-type="float">
            <text:p>336651002173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59</text:p>
          </table:table-cell>
          <table:table-cell office:value-type="string" calcext:value-type="string">
            <text:p>381963448276-799672312025</text:p>
          </table:table-cell>
          <table:table-cell office:value-type="string" calcext:value-type="string">
            <text:p>2017-04-18 08:49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8201" calcext:value-type="float">
            <text:p>1167168201</text:p>
          </table:table-cell>
          <table:table-cell office:value-type="float" office:value="3366510021967" calcext:value-type="float">
            <text:p>336651002196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59</text:p>
          </table:table-cell>
          <table:table-cell office:value-type="string" calcext:value-type="string">
            <text:p>381761096032-799675671025</text:p>
          </table:table-cell>
          <table:table-cell office:value-type="string" calcext:value-type="string">
            <text:p>2017-04-18 08:49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8287" calcext:value-type="float">
            <text:p>1167168287</text:p>
          </table:table-cell>
          <table:table-cell office:value-type="float" office:value="3366510022060" calcext:value-type="float">
            <text:p>336651002206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00</text:p>
          </table:table-cell>
          <table:table-cell office:value-type="string" calcext:value-type="string">
            <text:p>381974400511-799677321025</text:p>
          </table:table-cell>
          <table:table-cell office:value-type="string" calcext:value-type="string">
            <text:p>2017-04-18 08:49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9337" calcext:value-type="float">
            <text:p>1167169337</text:p>
          </table:table-cell>
          <table:table-cell office:value-type="float" office:value="3366510022025" calcext:value-type="float">
            <text:p>336651002202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02</text:p>
          </table:table-cell>
          <table:table-cell office:value-type="string" calcext:value-type="string">
            <text:p>232166569902-1434543095013</text:p>
          </table:table-cell>
          <table:table-cell office:value-type="string" calcext:value-type="string">
            <text:p>2017-04-18 08:49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9864" calcext:value-type="float">
            <text:p>1167169864</text:p>
          </table:table-cell>
          <table:table-cell office:value-type="float" office:value="3366510021991" calcext:value-type="float">
            <text:p>336651002199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03</text:p>
          </table:table-cell>
          <table:table-cell office:value-type="string" calcext:value-type="string">
            <text:p>382030711378-799687552025</text:p>
          </table:table-cell>
          <table:table-cell office:value-type="string" calcext:value-type="string">
            <text:p>2017-04-18 08:49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8262" calcext:value-type="float">
            <text:p>1167168262</text:p>
          </table:table-cell>
          <table:table-cell office:value-type="float" office:value="3366510021961" calcext:value-type="float">
            <text:p>336651002196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59</text:p>
          </table:table-cell>
          <table:table-cell office:value-type="string" calcext:value-type="string">
            <text:p>232166613457-1434533918013</text:p>
          </table:table-cell>
          <table:table-cell office:value-type="string" calcext:value-type="string">
            <text:p>2017-04-18 08:49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7159" calcext:value-type="float">
            <text:p>1167167159</text:p>
          </table:table-cell>
          <table:table-cell office:value-type="float" office:value="3366510022005" calcext:value-type="float">
            <text:p>336651002200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58</text:p>
          </table:table-cell>
          <table:table-cell office:value-type="string" calcext:value-type="string">
            <text:p>382040142639-0</text:p>
          </table:table-cell>
          <table:table-cell office:value-type="string" calcext:value-type="string">
            <text:p>2017-04-18 08:49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58" calcext:value-type="float">
            <text:p>611020558</text:p>
          </table:table-cell>
          <table:table-cell office:value-type="float" office:value="3366510021976" calcext:value-type="float">
            <text:p>3366510021976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9:01</text:p>
          </table:table-cell>
          <table:table-cell/>
          <table:table-cell office:value-type="string" calcext:value-type="string">
            <text:p>2017-04-18 08:49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47" calcext:value-type="float">
            <text:p>611020547</text:p>
          </table:table-cell>
          <table:table-cell office:value-type="float" office:value="3366510021992" calcext:value-type="float">
            <text:p>3366510021992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52</text:p>
          </table:table-cell>
          <table:table-cell/>
          <table:table-cell office:value-type="string" calcext:value-type="string">
            <text:p>2017-04-18 08:49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7258" calcext:value-type="float">
            <text:p>1167167258</text:p>
          </table:table-cell>
          <table:table-cell office:value-type="float" office:value="3366510022010" calcext:value-type="float">
            <text:p>336651002201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54</text:p>
          </table:table-cell>
          <table:table-cell office:value-type="string" calcext:value-type="string">
            <text:p>381890247601-799644494025</text:p>
          </table:table-cell>
          <table:table-cell office:value-type="string" calcext:value-type="string">
            <text:p>2017-04-18 08:49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54" calcext:value-type="float">
            <text:p>611020554</text:p>
          </table:table-cell>
          <table:table-cell office:value-type="float" office:value="3366510022052" calcext:value-type="float">
            <text:p>3366510022052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54</text:p>
          </table:table-cell>
          <table:table-cell/>
          <table:table-cell office:value-type="string" calcext:value-type="string">
            <text:p>2017-04-18 08:49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6677" calcext:value-type="float">
            <text:p>1167166677</text:p>
          </table:table-cell>
          <table:table-cell office:value-type="float" office:value="3366510022009" calcext:value-type="float">
            <text:p>336651002200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53</text:p>
          </table:table-cell>
          <table:table-cell office:value-type="string" calcext:value-type="string">
            <text:p>201889491680-0</text:p>
          </table:table-cell>
          <table:table-cell office:value-type="string" calcext:value-type="string">
            <text:p>2017-04-18 08:49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7123" calcext:value-type="float">
            <text:p>1167167123</text:p>
          </table:table-cell>
          <table:table-cell office:value-type="float" office:value="3366510022083" calcext:value-type="float">
            <text:p>336651002208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54</text:p>
          </table:table-cell>
          <table:table-cell office:value-type="string" calcext:value-type="string">
            <text:p>232251168478-1434488353013</text:p>
          </table:table-cell>
          <table:table-cell office:value-type="string" calcext:value-type="string">
            <text:p>2017-04-18 08:49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7308" calcext:value-type="float">
            <text:p>1167167308</text:p>
          </table:table-cell>
          <table:table-cell office:value-type="float" office:value="3366510021989" calcext:value-type="float">
            <text:p>336651002198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56</text:p>
          </table:table-cell>
          <table:table-cell office:value-type="string" calcext:value-type="string">
            <text:p>382040171966-0</text:p>
          </table:table-cell>
          <table:table-cell office:value-type="string" calcext:value-type="string">
            <text:p>2017-04-18 08:49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57" calcext:value-type="float">
            <text:p>611020557</text:p>
          </table:table-cell>
          <table:table-cell office:value-type="float" office:value="3366510021975" calcext:value-type="float">
            <text:p>336651002197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56</text:p>
          </table:table-cell>
          <table:table-cell/>
          <table:table-cell office:value-type="string" calcext:value-type="string">
            <text:p>2017-04-18 08:49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45572" calcext:value-type="float">
            <text:p>1167145572</text:p>
          </table:table-cell>
          <table:table-cell office:value-type="float" office:value="3366510022088" calcext:value-type="float">
            <text:p>336651002208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49</text:p>
          </table:table-cell>
          <table:table-cell office:value-type="string" calcext:value-type="string">
            <text:p>201864490293-1512234988010</text:p>
          </table:table-cell>
          <table:table-cell office:value-type="string" calcext:value-type="string">
            <text:p>2017-04-18 08:49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5073" calcext:value-type="float">
            <text:p>1167165073</text:p>
          </table:table-cell>
          <table:table-cell office:value-type="float" office:value="3366510021696" calcext:value-type="float">
            <text:p>336651002169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51</text:p>
          </table:table-cell>
          <table:table-cell office:value-type="string" calcext:value-type="string">
            <text:p>382039185101-799609394025</text:p>
          </table:table-cell>
          <table:table-cell office:value-type="string" calcext:value-type="string">
            <text:p>2017-04-18 08:49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36869" calcext:value-type="float">
            <text:p>1167136869</text:p>
          </table:table-cell>
          <table:table-cell office:value-type="float" office:value="3366510021923" calcext:value-type="float">
            <text:p>336651002192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46</text:p>
          </table:table-cell>
          <table:table-cell office:value-type="string" calcext:value-type="string">
            <text:p>381772811805-799484451025</text:p>
          </table:table-cell>
          <table:table-cell office:value-type="string" calcext:value-type="string">
            <text:p>2017-04-18 08:48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17276" calcext:value-type="float">
            <text:p>1167117276</text:p>
          </table:table-cell>
          <table:table-cell office:value-type="float" office:value="3366510022087" calcext:value-type="float">
            <text:p>336651002208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43</text:p>
          </table:table-cell>
          <table:table-cell office:value-type="string" calcext:value-type="string">
            <text:p>201864490293-1512158744010</text:p>
          </table:table-cell>
          <table:table-cell office:value-type="string" calcext:value-type="string">
            <text:p>2017-04-18 08:48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14541" calcext:value-type="float">
            <text:p>1167114541</text:p>
          </table:table-cell>
          <table:table-cell office:value-type="float" office:value="3366510022051" calcext:value-type="float">
            <text:p>336651002205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42</text:p>
          </table:table-cell>
          <table:table-cell office:value-type="string" calcext:value-type="string">
            <text:p>201634788940-1512147805010</text:p>
          </table:table-cell>
          <table:table-cell office:value-type="string" calcext:value-type="string">
            <text:p>2017-04-18 08:48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19817" calcext:value-type="float">
            <text:p>1167119817</text:p>
          </table:table-cell>
          <table:table-cell office:value-type="float" office:value="3366510021906" calcext:value-type="float">
            <text:p>336651002190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44</text:p>
          </table:table-cell>
          <table:table-cell office:value-type="string" calcext:value-type="string">
            <text:p>381764852248-799470290025</text:p>
          </table:table-cell>
          <table:table-cell office:value-type="string" calcext:value-type="string">
            <text:p>2017-04-18 08:48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34" calcext:value-type="float">
            <text:p>611020534</text:p>
          </table:table-cell>
          <table:table-cell office:value-type="float" office:value="3366510022059" calcext:value-type="float">
            <text:p>3366510022059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41</text:p>
          </table:table-cell>
          <table:table-cell/>
          <table:table-cell office:value-type="string" calcext:value-type="string">
            <text:p>2017-04-18 08:48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09783" calcext:value-type="float">
            <text:p>1167109783</text:p>
          </table:table-cell>
          <table:table-cell office:value-type="float" office:value="3366510022004" calcext:value-type="float">
            <text:p>336651002200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36</text:p>
          </table:table-cell>
          <table:table-cell office:value-type="string" calcext:value-type="string">
            <text:p>172589670600-1683861705007</text:p>
          </table:table-cell>
          <table:table-cell office:value-type="string" calcext:value-type="string">
            <text:p>2017-04-18 08:48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20" calcext:value-type="float">
            <text:p>611020520</text:p>
          </table:table-cell>
          <table:table-cell office:value-type="float" office:value="3366510022003" calcext:value-type="float">
            <text:p>3366510022003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29</text:p>
          </table:table-cell>
          <table:table-cell/>
          <table:table-cell office:value-type="string" calcext:value-type="string">
            <text:p>2017-04-18 08:48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84283" calcext:value-type="float">
            <text:p>1167084283</text:p>
          </table:table-cell>
          <table:table-cell office:value-type="float" office:value="3366510022007" calcext:value-type="float">
            <text:p>336651002200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30</text:p>
          </table:table-cell>
          <table:table-cell office:value-type="string" calcext:value-type="string">
            <text:p>381890247601-799279275025</text:p>
          </table:table-cell>
          <table:table-cell office:value-type="string" calcext:value-type="string">
            <text:p>2017-04-18 08:48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08955" calcext:value-type="float">
            <text:p>1167108955</text:p>
          </table:table-cell>
          <table:table-cell office:value-type="float" office:value="3366510022030" calcext:value-type="float">
            <text:p>33665100220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35</text:p>
          </table:table-cell>
          <table:table-cell office:value-type="string" calcext:value-type="string">
            <text:p>232280494475-1434161727013</text:p>
          </table:table-cell>
          <table:table-cell office:value-type="string" calcext:value-type="string">
            <text:p>2017-04-18 08:48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08061" calcext:value-type="float">
            <text:p>1167108061</text:p>
          </table:table-cell>
          <table:table-cell office:value-type="float" office:value="3366510022037" calcext:value-type="float">
            <text:p>336651002203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34</text:p>
          </table:table-cell>
          <table:table-cell office:value-type="string" calcext:value-type="string">
            <text:p>201634788940-1512031929010</text:p>
          </table:table-cell>
          <table:table-cell office:value-type="string" calcext:value-type="string">
            <text:p>2017-04-18 08:48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09105" calcext:value-type="float">
            <text:p>1167109105</text:p>
          </table:table-cell>
          <table:table-cell office:value-type="float" office:value="3366510022008" calcext:value-type="float">
            <text:p>336651002200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35</text:p>
          </table:table-cell>
          <table:table-cell office:value-type="string" calcext:value-type="string">
            <text:p>382039108001-0</text:p>
          </table:table-cell>
          <table:table-cell office:value-type="string" calcext:value-type="string">
            <text:p>2017-04-18 08:48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71897" calcext:value-type="float">
            <text:p>1167071897</text:p>
          </table:table-cell>
          <table:table-cell office:value-type="float" office:value="3366510022027" calcext:value-type="float">
            <text:p>336651002202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25</text:p>
          </table:table-cell>
          <table:table-cell office:value-type="string" calcext:value-type="string">
            <text:p>382038565687-0</text:p>
          </table:table-cell>
          <table:table-cell office:value-type="string" calcext:value-type="string">
            <text:p>2017-04-18 08:48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62998" calcext:value-type="float">
            <text:p>1167062998</text:p>
          </table:table-cell>
          <table:table-cell office:value-type="float" office:value="3366510022090" calcext:value-type="float">
            <text:p>336651002209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23</text:p>
          </table:table-cell>
          <table:table-cell office:value-type="string" calcext:value-type="string">
            <text:p>232196293785-1433938449013</text:p>
          </table:table-cell>
          <table:table-cell office:value-type="string" calcext:value-type="string">
            <text:p>2017-04-18 08:48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64070" calcext:value-type="float">
            <text:p>1167064070</text:p>
          </table:table-cell>
          <table:table-cell office:value-type="float" office:value="3366510022000" calcext:value-type="float">
            <text:p>33665100220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24</text:p>
          </table:table-cell>
          <table:table-cell office:value-type="string" calcext:value-type="string">
            <text:p>232179323199-1433940018013</text:p>
          </table:table-cell>
          <table:table-cell office:value-type="string" calcext:value-type="string">
            <text:p>2017-04-18 08:48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51144" calcext:value-type="float">
            <text:p>1167051144</text:p>
          </table:table-cell>
          <table:table-cell office:value-type="float" office:value="3366510021965" calcext:value-type="float">
            <text:p>336651002196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22</text:p>
          </table:table-cell>
          <table:table-cell office:value-type="string" calcext:value-type="string">
            <text:p>232124249464-1433926080013</text:p>
          </table:table-cell>
          <table:table-cell office:value-type="string" calcext:value-type="string">
            <text:p>2017-04-18 08:48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40289" calcext:value-type="float">
            <text:p>1167040289</text:p>
          </table:table-cell>
          <table:table-cell office:value-type="float" office:value="3366510021887" calcext:value-type="float">
            <text:p>336651002188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48:20</text:p>
          </table:table-cell>
          <table:table-cell office:value-type="string" calcext:value-type="string">
            <text:p>201831078317-1511686869010</text:p>
          </table:table-cell>
          <table:table-cell office:value-type="string" calcext:value-type="string">
            <text:p>2017-04-18 08:48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9781" calcext:value-type="float">
            <text:p>1167269781</text:p>
          </table:table-cell>
          <table:table-cell office:value-type="float" office:value="2350610021886" calcext:value-type="float">
            <text:p>235061002188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30:07</text:p>
          </table:table-cell>
          <table:table-cell office:value-type="string" calcext:value-type="string">
            <text:p>381771493917-800149149025</text:p>
          </table:table-cell>
          <table:table-cell office:value-type="string" calcext:value-type="string">
            <text:p>2017-04-18 08:30: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09271" calcext:value-type="float">
            <text:p>1167309271</text:p>
          </table:table-cell>
          <table:table-cell office:value-type="float" office:value="2350610021926" calcext:value-type="float">
            <text:p>235061002192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30:08</text:p>
          </table:table-cell>
          <table:table-cell office:value-type="string" calcext:value-type="string">
            <text:p>381761096102-800302522025</text:p>
          </table:table-cell>
          <table:table-cell office:value-type="string" calcext:value-type="string">
            <text:p>2017-04-18 08:30: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0573" calcext:value-type="float">
            <text:p>1167220573</text:p>
          </table:table-cell>
          <table:table-cell office:value-type="float" office:value="2350610021936" calcext:value-type="float">
            <text:p>235061002193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30:04</text:p>
          </table:table-cell>
          <table:table-cell office:value-type="string" calcext:value-type="string">
            <text:p>172325842905-1684634734007</text:p>
          </table:table-cell>
          <table:table-cell office:value-type="string" calcext:value-type="string">
            <text:p>2017-04-18 08:30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06857" calcext:value-type="float">
            <text:p>1167306857</text:p>
          </table:table-cell>
          <table:table-cell office:value-type="float" office:value="2350610021880" calcext:value-type="float">
            <text:p>235061002188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30:08</text:p>
          </table:table-cell>
          <table:table-cell office:value-type="string" calcext:value-type="string">
            <text:p>201527988135-1513479362010</text:p>
          </table:table-cell>
          <table:table-cell office:value-type="string" calcext:value-type="string">
            <text:p>2017-04-18 08:30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33" calcext:value-type="float">
            <text:p>611020633</text:p>
          </table:table-cell>
          <table:table-cell office:value-type="float" office:value="2350610021897" calcext:value-type="float">
            <text:p>2350610021897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30:07</text:p>
          </table:table-cell>
          <table:table-cell/>
          <table:table-cell office:value-type="string" calcext:value-type="string">
            <text:p>2017-04-18 08:30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78582" calcext:value-type="float">
            <text:p>1167278582</text:p>
          </table:table-cell>
          <table:table-cell office:value-type="float" office:value="2350610021914" calcext:value-type="float">
            <text:p>235061002191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30:07</text:p>
          </table:table-cell>
          <table:table-cell office:value-type="string" calcext:value-type="string">
            <text:p>172303074385-1685143333007</text:p>
          </table:table-cell>
          <table:table-cell office:value-type="string" calcext:value-type="string">
            <text:p>2017-04-18 08:30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7951" calcext:value-type="float">
            <text:p>1167267951</text:p>
          </table:table-cell>
          <table:table-cell office:value-type="float" office:value="2350610021921" calcext:value-type="float">
            <text:p>235061002192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30:06</text:p>
          </table:table-cell>
          <table:table-cell office:value-type="string" calcext:value-type="string">
            <text:p>172424273309-1685102843007</text:p>
          </table:table-cell>
          <table:table-cell office:value-type="string" calcext:value-type="string">
            <text:p>2017-04-18 08:30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73413" calcext:value-type="float">
            <text:p>1167173413</text:p>
          </table:table-cell>
          <table:table-cell office:value-type="float" office:value="2350610021867" calcext:value-type="float">
            <text:p>235061002186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30:00</text:p>
          </table:table-cell>
          <table:table-cell office:value-type="string" calcext:value-type="string">
            <text:p>172303077447-1684345313007</text:p>
          </table:table-cell>
          <table:table-cell office:value-type="string" calcext:value-type="string">
            <text:p>2017-04-18 08:3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06402" calcext:value-type="float">
            <text:p>1167206402</text:p>
          </table:table-cell>
          <table:table-cell office:value-type="float" office:value="2350610021919" calcext:value-type="float">
            <text:p>235061002191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30:03</text:p>
          </table:table-cell>
          <table:table-cell office:value-type="string" calcext:value-type="string">
            <text:p>232124249464-1434694341013</text:p>
          </table:table-cell>
          <table:table-cell office:value-type="string" calcext:value-type="string">
            <text:p>2017-04-18 08:3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81628" calcext:value-type="float">
            <text:p>1167181628</text:p>
          </table:table-cell>
          <table:table-cell office:value-type="float" office:value="2350610021876" calcext:value-type="float">
            <text:p>235061002187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30:01</text:p>
          </table:table-cell>
          <table:table-cell office:value-type="string" calcext:value-type="string">
            <text:p>172403079804-1684361993007</text:p>
          </table:table-cell>
          <table:table-cell office:value-type="string" calcext:value-type="string">
            <text:p>2017-04-18 08:3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97115" calcext:value-type="float">
            <text:p>1167197115</text:p>
          </table:table-cell>
          <table:table-cell office:value-type="float" office:value="2350610021878" calcext:value-type="float">
            <text:p>235061002187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30:02</text:p>
          </table:table-cell>
          <table:table-cell office:value-type="string" calcext:value-type="string">
            <text:p>201713436255-1512607800010</text:p>
          </table:table-cell>
          <table:table-cell office:value-type="string" calcext:value-type="string">
            <text:p>2017-04-18 08:3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70" calcext:value-type="float">
            <text:p>611020570</text:p>
          </table:table-cell>
          <table:table-cell office:value-type="float" office:value="2350610021904" calcext:value-type="float">
            <text:p>235061002190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30:01</text:p>
          </table:table-cell>
          <table:table-cell/>
          <table:table-cell office:value-type="string" calcext:value-type="string">
            <text:p>2017-04-18 08:3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7535" calcext:value-type="float">
            <text:p>1167227535</text:p>
          </table:table-cell>
          <table:table-cell office:value-type="float" office:value="2350610021898" calcext:value-type="float">
            <text:p>235061002189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30:06</text:p>
          </table:table-cell>
          <table:table-cell office:value-type="string" calcext:value-type="string">
            <text:p>381761096078-799932676025</text:p>
          </table:table-cell>
          <table:table-cell office:value-type="string" calcext:value-type="string">
            <text:p>2017-04-18 08:3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0774" calcext:value-type="float">
            <text:p>1167220774</text:p>
          </table:table-cell>
          <table:table-cell office:value-type="float" office:value="2350610021892" calcext:value-type="float">
            <text:p>235061002189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30:05</text:p>
          </table:table-cell>
          <table:table-cell office:value-type="string" calcext:value-type="string">
            <text:p>381585149708-799874652025</text:p>
          </table:table-cell>
          <table:table-cell office:value-type="string" calcext:value-type="string">
            <text:p>2017-04-18 08:3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19152" calcext:value-type="float">
            <text:p>1167219152</text:p>
          </table:table-cell>
          <table:table-cell office:value-type="float" office:value="2350610021930" calcext:value-type="float">
            <text:p>23506100219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30:04</text:p>
          </table:table-cell>
          <table:table-cell office:value-type="string" calcext:value-type="string">
            <text:p>382037167400-799850005025</text:p>
          </table:table-cell>
          <table:table-cell office:value-type="string" calcext:value-type="string">
            <text:p>2017-04-18 08:3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6062" calcext:value-type="float">
            <text:p>1167266062</text:p>
          </table:table-cell>
          <table:table-cell office:value-type="float" office:value="2350610021944" calcext:value-type="float">
            <text:p>235061002194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30:06</text:p>
          </table:table-cell>
          <table:table-cell office:value-type="string" calcext:value-type="string">
            <text:p>201779479065-1513214138010</text:p>
          </table:table-cell>
          <table:table-cell office:value-type="string" calcext:value-type="string">
            <text:p>2017-04-18 08:3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6771" calcext:value-type="float">
            <text:p>1167226771</text:p>
          </table:table-cell>
          <table:table-cell office:value-type="float" office:value="2350610021877" calcext:value-type="float">
            <text:p>235061002187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30:06</text:p>
          </table:table-cell>
          <table:table-cell office:value-type="string" calcext:value-type="string">
            <text:p>382012612728-799930434025</text:p>
          </table:table-cell>
          <table:table-cell office:value-type="string" calcext:value-type="string">
            <text:p>2017-04-18 08:3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4342" calcext:value-type="float">
            <text:p>1167224342</text:p>
          </table:table-cell>
          <table:table-cell office:value-type="float" office:value="2350610021865" calcext:value-type="float">
            <text:p>235061002186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30:05</text:p>
          </table:table-cell>
          <table:table-cell office:value-type="string" calcext:value-type="string">
            <text:p>381843180836-799922378025</text:p>
          </table:table-cell>
          <table:table-cell office:value-type="string" calcext:value-type="string">
            <text:p>2017-04-18 08:3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03269" calcext:value-type="float">
            <text:p>1167003269</text:p>
          </table:table-cell>
          <table:table-cell office:value-type="float" office:value="2350610021870" calcext:value-type="float">
            <text:p>235061002187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30:04</text:p>
          </table:table-cell>
          <table:table-cell office:value-type="string" calcext:value-type="string">
            <text:p>201887028047-0</text:p>
          </table:table-cell>
          <table:table-cell office:value-type="string" calcext:value-type="string">
            <text:p>2017-04-18 08:3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1411" calcext:value-type="float">
            <text:p>1167221411</text:p>
          </table:table-cell>
          <table:table-cell office:value-type="float" office:value="2350610021879" calcext:value-type="float">
            <text:p>235061002187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30:05</text:p>
          </table:table-cell>
          <table:table-cell office:value-type="string" calcext:value-type="string">
            <text:p>232072811700-1434839103013</text:p>
          </table:table-cell>
          <table:table-cell office:value-type="string" calcext:value-type="string">
            <text:p>2017-04-18 08:3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74658" calcext:value-type="float">
            <text:p>1167174658</text:p>
          </table:table-cell>
          <table:table-cell office:value-type="float" office:value="2350610021874" calcext:value-type="float">
            <text:p>235061002187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30:01</text:p>
          </table:table-cell>
          <table:table-cell office:value-type="string" calcext:value-type="string">
            <text:p>381746563805-799704161025</text:p>
          </table:table-cell>
          <table:table-cell office:value-type="string" calcext:value-type="string">
            <text:p>2017-04-18 08:30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71393" calcext:value-type="float">
            <text:p>1167171393</text:p>
          </table:table-cell>
          <table:table-cell office:value-type="float" office:value="2350610021900" calcext:value-type="float">
            <text:p>23506100219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30:00</text:p>
          </table:table-cell>
          <table:table-cell office:value-type="string" calcext:value-type="string">
            <text:p>381819482388-799694001025</text:p>
          </table:table-cell>
          <table:table-cell office:value-type="string" calcext:value-type="string">
            <text:p>2017-04-18 08:30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39" calcext:value-type="float">
            <text:p>611020539</text:p>
          </table:table-cell>
          <table:table-cell office:value-type="float" office:value="2350610021940" calcext:value-type="float">
            <text:p>2350610021940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57</text:p>
          </table:table-cell>
          <table:table-cell/>
          <table:table-cell office:value-type="string" calcext:value-type="string">
            <text:p>2017-04-18 08:30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7549" calcext:value-type="float">
            <text:p>1167167549</text:p>
          </table:table-cell>
          <table:table-cell office:value-type="float" office:value="2350610021896" calcext:value-type="float">
            <text:p>235061002189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59</text:p>
          </table:table-cell>
          <table:table-cell office:value-type="string" calcext:value-type="string">
            <text:p>381963696936-799657561025</text:p>
          </table:table-cell>
          <table:table-cell office:value-type="string" calcext:value-type="string">
            <text:p>2017-04-18 08:30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9867" calcext:value-type="float">
            <text:p>1167169867</text:p>
          </table:table-cell>
          <table:table-cell office:value-type="float" office:value="2350610021872" calcext:value-type="float">
            <text:p>235061002187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30:00</text:p>
          </table:table-cell>
          <table:table-cell office:value-type="string" calcext:value-type="string">
            <text:p>381890244922-799687580025</text:p>
          </table:table-cell>
          <table:table-cell office:value-type="string" calcext:value-type="string">
            <text:p>2017-04-18 08:30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48" calcext:value-type="float">
            <text:p>611020548</text:p>
          </table:table-cell>
          <table:table-cell office:value-type="float" office:value="2350610021950" calcext:value-type="float">
            <text:p>2350610021950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58</text:p>
          </table:table-cell>
          <table:table-cell/>
          <table:table-cell office:value-type="string" calcext:value-type="string">
            <text:p>2017-04-18 08:30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49463" calcext:value-type="float">
            <text:p>1167149463</text:p>
          </table:table-cell>
          <table:table-cell office:value-type="float" office:value="2350610021885" calcext:value-type="float">
            <text:p>235061002188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58</text:p>
          </table:table-cell>
          <table:table-cell office:value-type="string" calcext:value-type="string">
            <text:p>381771493917-799528334025</text:p>
          </table:table-cell>
          <table:table-cell office:value-type="string" calcext:value-type="string">
            <text:p>2017-04-18 08:30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43688" calcext:value-type="float">
            <text:p>1167143688</text:p>
          </table:table-cell>
          <table:table-cell office:value-type="float" office:value="2350610021869" calcext:value-type="float">
            <text:p>235061002186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58</text:p>
          </table:table-cell>
          <table:table-cell office:value-type="string" calcext:value-type="string">
            <text:p>381827227458-799503809025</text:p>
          </table:table-cell>
          <table:table-cell office:value-type="string" calcext:value-type="string">
            <text:p>2017-04-18 08:30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15986" calcext:value-type="float">
            <text:p>1167115986</text:p>
          </table:table-cell>
          <table:table-cell office:value-type="float" office:value="2350610021884" calcext:value-type="float">
            <text:p>235061002188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57</text:p>
          </table:table-cell>
          <table:table-cell office:value-type="string" calcext:value-type="string">
            <text:p>381771493917-799461425025</text:p>
          </table:table-cell>
          <table:table-cell office:value-type="string" calcext:value-type="string">
            <text:p>2017-04-18 08:30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7999" calcext:value-type="float">
            <text:p>1167167999</text:p>
          </table:table-cell>
          <table:table-cell office:value-type="float" office:value="2350610021903" calcext:value-type="float">
            <text:p>235061002190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59</text:p>
          </table:table-cell>
          <table:table-cell office:value-type="string" calcext:value-type="string">
            <text:p>201648461629-1512462591010</text:p>
          </table:table-cell>
          <table:table-cell office:value-type="string" calcext:value-type="string">
            <text:p>2017-04-18 08:30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7500" calcext:value-type="float">
            <text:p>1167167500</text:p>
          </table:table-cell>
          <table:table-cell office:value-type="float" office:value="2350610021862" calcext:value-type="float">
            <text:p>235061002186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59</text:p>
          </table:table-cell>
          <table:table-cell office:value-type="string" calcext:value-type="string">
            <text:p>381827227481-799656181025</text:p>
          </table:table-cell>
          <table:table-cell office:value-type="string" calcext:value-type="string">
            <text:p>2017-04-18 08:30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11727" calcext:value-type="float">
            <text:p>1167111727</text:p>
          </table:table-cell>
          <table:table-cell office:value-type="float" office:value="2350610021868" calcext:value-type="float">
            <text:p>235061002186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56</text:p>
          </table:table-cell>
          <table:table-cell office:value-type="string" calcext:value-type="string">
            <text:p>232153462049-1434224026013</text:p>
          </table:table-cell>
          <table:table-cell office:value-type="string" calcext:value-type="string">
            <text:p>2017-04-18 08:29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08925" calcext:value-type="float">
            <text:p>1167108925</text:p>
          </table:table-cell>
          <table:table-cell office:value-type="float" office:value="2350610021889" calcext:value-type="float">
            <text:p>235061002188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54</text:p>
          </table:table-cell>
          <table:table-cell office:value-type="string" calcext:value-type="string">
            <text:p>381866359148-799393779025</text:p>
          </table:table-cell>
          <table:table-cell office:value-type="string" calcext:value-type="string">
            <text:p>2017-04-18 08:29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14576" calcext:value-type="float">
            <text:p>1167114576</text:p>
          </table:table-cell>
          <table:table-cell office:value-type="float" office:value="2350610021863" calcext:value-type="float">
            <text:p>235061002186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57</text:p>
          </table:table-cell>
          <table:table-cell office:value-type="string" calcext:value-type="string">
            <text:p>172325841723-1683921588007</text:p>
          </table:table-cell>
          <table:table-cell office:value-type="string" calcext:value-type="string">
            <text:p>2017-04-18 08:29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09695" calcext:value-type="float">
            <text:p>1167109695</text:p>
          </table:table-cell>
          <table:table-cell office:value-type="float" office:value="2350610021864" calcext:value-type="float">
            <text:p>235061002186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54</text:p>
          </table:table-cell>
          <table:table-cell office:value-type="string" calcext:value-type="string">
            <text:p>381826007000-799413015025</text:p>
          </table:table-cell>
          <table:table-cell office:value-type="string" calcext:value-type="string">
            <text:p>2017-04-18 08:29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10135" calcext:value-type="float">
            <text:p>1167110135</text:p>
          </table:table-cell>
          <table:table-cell office:value-type="float" office:value="2350610021861" calcext:value-type="float">
            <text:p>235061002186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56</text:p>
          </table:table-cell>
          <table:table-cell office:value-type="string" calcext:value-type="string">
            <text:p>381714454873-799428300025</text:p>
          </table:table-cell>
          <table:table-cell office:value-type="string" calcext:value-type="string">
            <text:p>2017-04-18 08:29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94" calcext:value-type="float">
            <text:p>611020494</text:p>
          </table:table-cell>
          <table:table-cell office:value-type="float" office:value="2350610021871" calcext:value-type="float">
            <text:p>2350610021871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51</text:p>
          </table:table-cell>
          <table:table-cell/>
          <table:table-cell office:value-type="string" calcext:value-type="string">
            <text:p>2017-04-18 08:29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40961" calcext:value-type="float">
            <text:p>1167040961</text:p>
          </table:table-cell>
          <table:table-cell office:value-type="float" office:value="2350610021943" calcext:value-type="float">
            <text:p>235061002194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52</text:p>
          </table:table-cell>
          <table:table-cell office:value-type="string" calcext:value-type="string">
            <text:p>381761096377-799192469025</text:p>
          </table:table-cell>
          <table:table-cell office:value-type="string" calcext:value-type="string">
            <text:p>2017-04-18 08:29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70678" calcext:value-type="float">
            <text:p>1167070678</text:p>
          </table:table-cell>
          <table:table-cell office:value-type="float" office:value="2350610021866" calcext:value-type="float">
            <text:p>235061002186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52</text:p>
          </table:table-cell>
          <table:table-cell office:value-type="string" calcext:value-type="string">
            <text:p>381761095819-799243828025</text:p>
          </table:table-cell>
          <table:table-cell office:value-type="string" calcext:value-type="string">
            <text:p>2017-04-18 08:29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77256" calcext:value-type="float">
            <text:p>1167077256</text:p>
          </table:table-cell>
          <table:table-cell office:value-type="float" office:value="2350610021893" calcext:value-type="float">
            <text:p>235061002189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53</text:p>
          </table:table-cell>
          <table:table-cell office:value-type="string" calcext:value-type="string">
            <text:p>381890248528-799260952025</text:p>
          </table:table-cell>
          <table:table-cell office:value-type="string" calcext:value-type="string">
            <text:p>2017-04-18 08:29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08" calcext:value-type="float">
            <text:p>611020508</text:p>
          </table:table-cell>
          <table:table-cell office:value-type="float" office:value="2350610021899" calcext:value-type="float">
            <text:p>2350610021899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53</text:p>
          </table:table-cell>
          <table:table-cell/>
          <table:table-cell office:value-type="string" calcext:value-type="string">
            <text:p>2017-04-18 08:29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40967" calcext:value-type="float">
            <text:p>1167040967</text:p>
          </table:table-cell>
          <table:table-cell office:value-type="float" office:value="2350610021891" calcext:value-type="float">
            <text:p>235061002189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52</text:p>
          </table:table-cell>
          <table:table-cell office:value-type="string" calcext:value-type="string">
            <text:p>232030942718-1433876228013</text:p>
          </table:table-cell>
          <table:table-cell office:value-type="string" calcext:value-type="string">
            <text:p>2017-04-18 08:29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81513" calcext:value-type="float">
            <text:p>1167081513</text:p>
          </table:table-cell>
          <table:table-cell office:value-type="float" office:value="2350610021883" calcext:value-type="float">
            <text:p>235061002188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53</text:p>
          </table:table-cell>
          <table:table-cell office:value-type="string" calcext:value-type="string">
            <text:p>381771493917-799271682025</text:p>
          </table:table-cell>
          <table:table-cell office:value-type="string" calcext:value-type="string">
            <text:p>2017-04-18 08:29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57" calcext:value-type="float">
            <text:p>611020657</text:p>
          </table:table-cell>
          <table:table-cell office:value-type="float" office:value="2350610021786" calcext:value-type="float">
            <text:p>2350610021786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50</text:p>
          </table:table-cell>
          <table:table-cell/>
          <table:table-cell office:value-type="string" calcext:value-type="string">
            <text:p>2017-04-18 08:29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4663" calcext:value-type="float">
            <text:p>1167314663</text:p>
          </table:table-cell>
          <table:table-cell office:value-type="float" office:value="2350610021668" calcext:value-type="float">
            <text:p>235061002166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46</text:p>
          </table:table-cell>
          <table:table-cell office:value-type="string" calcext:value-type="string">
            <text:p>232039008025-1435542264013</text:p>
          </table:table-cell>
          <table:table-cell office:value-type="string" calcext:value-type="string">
            <text:p>2017-04-18 08:29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4625" calcext:value-type="float">
            <text:p>1167314625</text:p>
          </table:table-cell>
          <table:table-cell office:value-type="float" office:value="2350610021711" calcext:value-type="float">
            <text:p>235061002171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45</text:p>
          </table:table-cell>
          <table:table-cell office:value-type="string" calcext:value-type="string">
            <text:p>381886668277-800389499025</text:p>
          </table:table-cell>
          <table:table-cell office:value-type="string" calcext:value-type="string">
            <text:p>2017-04-18 08:29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4913" calcext:value-type="float">
            <text:p>1167314913</text:p>
          </table:table-cell>
          <table:table-cell office:value-type="float" office:value="2350610021802" calcext:value-type="float">
            <text:p>235061002180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47</text:p>
          </table:table-cell>
          <table:table-cell office:value-type="string" calcext:value-type="string">
            <text:p>201893353014-0</text:p>
          </table:table-cell>
          <table:table-cell office:value-type="string" calcext:value-type="string">
            <text:p>2017-04-18 08:29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4245" calcext:value-type="float">
            <text:p>1167314245</text:p>
          </table:table-cell>
          <table:table-cell office:value-type="float" office:value="2350610021675" calcext:value-type="float">
            <text:p>235061002167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41</text:p>
          </table:table-cell>
          <table:table-cell office:value-type="string" calcext:value-type="string">
            <text:p>381826007000-800375993025</text:p>
          </table:table-cell>
          <table:table-cell office:value-type="string" calcext:value-type="string">
            <text:p>2017-04-18 08:29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3083" calcext:value-type="float">
            <text:p>1167313083</text:p>
          </table:table-cell>
          <table:table-cell office:value-type="float" office:value="2350610021760" calcext:value-type="float">
            <text:p>235061002176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39</text:p>
          </table:table-cell>
          <table:table-cell office:value-type="string" calcext:value-type="string">
            <text:p>232303556007-0</text:p>
          </table:table-cell>
          <table:table-cell office:value-type="string" calcext:value-type="string">
            <text:p>2017-04-18 08:29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3884" calcext:value-type="float">
            <text:p>1167313884</text:p>
          </table:table-cell>
          <table:table-cell office:value-type="float" office:value="2350610021667" calcext:value-type="float">
            <text:p>235061002166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33</text:p>
          </table:table-cell>
          <table:table-cell office:value-type="string" calcext:value-type="string">
            <text:p>172325839802-1685479986007</text:p>
          </table:table-cell>
          <table:table-cell office:value-type="string" calcext:value-type="string">
            <text:p>2017-04-18 08:29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3437" calcext:value-type="float">
            <text:p>1167313437</text:p>
          </table:table-cell>
          <table:table-cell office:value-type="float" office:value="2350610021829" calcext:value-type="float">
            <text:p>235061002182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30</text:p>
          </table:table-cell>
          <table:table-cell office:value-type="string" calcext:value-type="string">
            <text:p>172303074638-1685454976007</text:p>
          </table:table-cell>
          <table:table-cell office:value-type="string" calcext:value-type="string">
            <text:p>2017-04-18 08:29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0222" calcext:value-type="float">
            <text:p>1167310222</text:p>
          </table:table-cell>
          <table:table-cell office:value-type="float" office:value="2350610021702" calcext:value-type="float">
            <text:p>235061002170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22</text:p>
          </table:table-cell>
          <table:table-cell office:value-type="string" calcext:value-type="string">
            <text:p>201393864188-1513509030010</text:p>
          </table:table-cell>
          <table:table-cell office:value-type="string" calcext:value-type="string">
            <text:p>2017-04-18 08:29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2300" calcext:value-type="float">
            <text:p>1167312300</text:p>
          </table:table-cell>
          <table:table-cell office:value-type="float" office:value="2350610021764" calcext:value-type="float">
            <text:p>235061002176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24</text:p>
          </table:table-cell>
          <table:table-cell office:value-type="string" calcext:value-type="string">
            <text:p>201634789993-1513529316010</text:p>
          </table:table-cell>
          <table:table-cell office:value-type="string" calcext:value-type="string">
            <text:p>2017-04-18 08:29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92599" calcext:value-type="float">
            <text:p>1167292599</text:p>
          </table:table-cell>
          <table:table-cell office:value-type="float" office:value="2350610021701" calcext:value-type="float">
            <text:p>235061002170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20</text:p>
          </table:table-cell>
          <table:table-cell office:value-type="string" calcext:value-type="string">
            <text:p>382013780583-800209231025</text:p>
          </table:table-cell>
          <table:table-cell office:value-type="string" calcext:value-type="string">
            <text:p>2017-04-18 08:29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85512" calcext:value-type="float">
            <text:p>1167285512</text:p>
          </table:table-cell>
          <table:table-cell office:value-type="float" office:value="2350610021841" calcext:value-type="float">
            <text:p>235061002184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16</text:p>
          </table:table-cell>
          <table:table-cell office:value-type="string" calcext:value-type="string">
            <text:p>232030940434-1435243547013</text:p>
          </table:table-cell>
          <table:table-cell office:value-type="string" calcext:value-type="string">
            <text:p>2017-04-18 08:29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93840" calcext:value-type="float">
            <text:p>1167293840</text:p>
          </table:table-cell>
          <table:table-cell office:value-type="float" office:value="2350610021856" calcext:value-type="float">
            <text:p>235061002185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20</text:p>
          </table:table-cell>
          <table:table-cell office:value-type="string" calcext:value-type="string">
            <text:p>172396790467-1685245432007</text:p>
          </table:table-cell>
          <table:table-cell office:value-type="string" calcext:value-type="string">
            <text:p>2017-04-18 08:29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83939" calcext:value-type="float">
            <text:p>1167283939</text:p>
          </table:table-cell>
          <table:table-cell office:value-type="float" office:value="2350610021739" calcext:value-type="float">
            <text:p>235061002173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16</text:p>
          </table:table-cell>
          <table:table-cell office:value-type="string" calcext:value-type="string">
            <text:p>201806161507-1513291948010</text:p>
          </table:table-cell>
          <table:table-cell office:value-type="string" calcext:value-type="string">
            <text:p>2017-04-18 08:29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6710" calcext:value-type="float">
            <text:p>1167266710</text:p>
          </table:table-cell>
          <table:table-cell office:value-type="float" office:value="2350610021693" calcext:value-type="float">
            <text:p>235061002169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07</text:p>
          </table:table-cell>
          <table:table-cell office:value-type="string" calcext:value-type="string">
            <text:p>232164339176-1435181477013</text:p>
          </table:table-cell>
          <table:table-cell office:value-type="string" calcext:value-type="string">
            <text:p>2017-04-18 08:29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79257" calcext:value-type="float">
            <text:p>1167279257</text:p>
          </table:table-cell>
          <table:table-cell office:value-type="float" office:value="2350610021688" calcext:value-type="float">
            <text:p>235061002168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12</text:p>
          </table:table-cell>
          <table:table-cell office:value-type="string" calcext:value-type="string">
            <text:p>382013780583-800159672025</text:p>
          </table:table-cell>
          <table:table-cell office:value-type="string" calcext:value-type="string">
            <text:p>2017-04-18 08:29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4853" calcext:value-type="float">
            <text:p>1167264853</text:p>
          </table:table-cell>
          <table:table-cell office:value-type="float" office:value="2350610021752" calcext:value-type="float">
            <text:p>235061002175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02</text:p>
          </table:table-cell>
          <table:table-cell office:value-type="string" calcext:value-type="string">
            <text:p>232072823978-1435155877013</text:p>
          </table:table-cell>
          <table:table-cell office:value-type="string" calcext:value-type="string">
            <text:p>2017-04-18 08:29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8063" calcext:value-type="float">
            <text:p>1167268063</text:p>
          </table:table-cell>
          <table:table-cell office:value-type="float" office:value="2350610021669" calcext:value-type="float">
            <text:p>235061002166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10</text:p>
          </table:table-cell>
          <table:table-cell office:value-type="string" calcext:value-type="string">
            <text:p>382043081373-0</text:p>
          </table:table-cell>
          <table:table-cell office:value-type="string" calcext:value-type="string">
            <text:p>2017-04-18 08:29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4938" calcext:value-type="float">
            <text:p>1167264938</text:p>
          </table:table-cell>
          <table:table-cell office:value-type="float" office:value="2350610021744" calcext:value-type="float">
            <text:p>235061002174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03</text:p>
          </table:table-cell>
          <table:table-cell office:value-type="string" calcext:value-type="string">
            <text:p>172303075510-1685070251007</text:p>
          </table:table-cell>
          <table:table-cell office:value-type="string" calcext:value-type="string">
            <text:p>2017-04-18 08:29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6513" calcext:value-type="float">
            <text:p>1167266513</text:p>
          </table:table-cell>
          <table:table-cell office:value-type="float" office:value="2350610021737" calcext:value-type="float">
            <text:p>235061002173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06</text:p>
          </table:table-cell>
          <table:table-cell office:value-type="string" calcext:value-type="string">
            <text:p>172325840094-1685090668007</text:p>
          </table:table-cell>
          <table:table-cell office:value-type="string" calcext:value-type="string">
            <text:p>2017-04-18 08:29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1527" calcext:value-type="float">
            <text:p>1167221527</text:p>
          </table:table-cell>
          <table:table-cell office:value-type="float" office:value="2350610021845" calcext:value-type="float">
            <text:p>235061002184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00</text:p>
          </table:table-cell>
          <table:table-cell office:value-type="string" calcext:value-type="string">
            <text:p>232301954974-0</text:p>
          </table:table-cell>
          <table:table-cell office:value-type="string" calcext:value-type="string">
            <text:p>2017-04-18 08:29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3405" calcext:value-type="float">
            <text:p>1167263405</text:p>
          </table:table-cell>
          <table:table-cell office:value-type="float" office:value="2350610021690" calcext:value-type="float">
            <text:p>235061002169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01</text:p>
          </table:table-cell>
          <table:table-cell office:value-type="string" calcext:value-type="string">
            <text:p>232302735318-0</text:p>
          </table:table-cell>
          <table:table-cell office:value-type="string" calcext:value-type="string">
            <text:p>2017-04-18 08:29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64704" calcext:value-type="float">
            <text:p>1167264704</text:p>
          </table:table-cell>
          <table:table-cell office:value-type="float" office:value="2350610021724" calcext:value-type="float">
            <text:p>235061002172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9:01</text:p>
          </table:table-cell>
          <table:table-cell office:value-type="string" calcext:value-type="string">
            <text:p>172325841771-1685055903007</text:p>
          </table:table-cell>
          <table:table-cell office:value-type="string" calcext:value-type="string">
            <text:p>2017-04-18 08:29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39237" calcext:value-type="float">
            <text:p>1167239237</text:p>
          </table:table-cell>
          <table:table-cell office:value-type="float" office:value="2350610021717" calcext:value-type="float">
            <text:p>235061002171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52</text:p>
          </table:table-cell>
          <table:table-cell office:value-type="string" calcext:value-type="string">
            <text:p>172396778170-1684793231007</text:p>
          </table:table-cell>
          <table:table-cell office:value-type="string" calcext:value-type="string">
            <text:p>2017-04-18 08:28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39109" calcext:value-type="float">
            <text:p>1167239109</text:p>
          </table:table-cell>
          <table:table-cell office:value-type="float" office:value="2350610021717" calcext:value-type="float">
            <text:p>235061002171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51</text:p>
          </table:table-cell>
          <table:table-cell office:value-type="string" calcext:value-type="string">
            <text:p>172396778170-1684792555007</text:p>
          </table:table-cell>
          <table:table-cell office:value-type="string" calcext:value-type="string">
            <text:p>2017-04-18 08:28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35281" calcext:value-type="float">
            <text:p>1167235281</text:p>
          </table:table-cell>
          <table:table-cell office:value-type="float" office:value="2350610021782" calcext:value-type="float">
            <text:p>235061002178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48</text:p>
          </table:table-cell>
          <table:table-cell office:value-type="string" calcext:value-type="string">
            <text:p>201610227035-1512918236010</text:p>
          </table:table-cell>
          <table:table-cell office:value-type="string" calcext:value-type="string">
            <text:p>2017-04-18 08:28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604" calcext:value-type="float">
            <text:p>611020604</text:p>
          </table:table-cell>
          <table:table-cell office:value-type="float" office:value="2350610021797" calcext:value-type="float">
            <text:p>2350610021797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45</text:p>
          </table:table-cell>
          <table:table-cell/>
          <table:table-cell office:value-type="string" calcext:value-type="string">
            <text:p>2017-04-18 08:28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99" calcext:value-type="float">
            <text:p>611020599</text:p>
          </table:table-cell>
          <table:table-cell office:value-type="float" office:value="2350610021719" calcext:value-type="float">
            <text:p>2350610021719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41</text:p>
          </table:table-cell>
          <table:table-cell/>
          <table:table-cell office:value-type="string" calcext:value-type="string">
            <text:p>2017-04-18 08:28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95" calcext:value-type="float">
            <text:p>611020595</text:p>
          </table:table-cell>
          <table:table-cell office:value-type="float" office:value="2350610021804" calcext:value-type="float">
            <text:p>235061002180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35</text:p>
          </table:table-cell>
          <table:table-cell/>
          <table:table-cell office:value-type="string" calcext:value-type="string">
            <text:p>2017-04-18 08:28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1354" calcext:value-type="float">
            <text:p>1167221354</text:p>
          </table:table-cell>
          <table:table-cell office:value-type="float" office:value="2350610021710" calcext:value-type="float">
            <text:p>235061002171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35</text:p>
          </table:table-cell>
          <table:table-cell office:value-type="string" calcext:value-type="string">
            <text:p>381886668277-799894473025</text:p>
          </table:table-cell>
          <table:table-cell office:value-type="string" calcext:value-type="string">
            <text:p>2017-04-18 08:28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1250" calcext:value-type="float">
            <text:p>1167221250</text:p>
          </table:table-cell>
          <table:table-cell office:value-type="float" office:value="2350610021801" calcext:value-type="float">
            <text:p>235061002180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33</text:p>
          </table:table-cell>
          <table:table-cell office:value-type="string" calcext:value-type="string">
            <text:p>201517722071-1512815124010</text:p>
          </table:table-cell>
          <table:table-cell office:value-type="string" calcext:value-type="string">
            <text:p>2017-04-18 08:28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1791" calcext:value-type="float">
            <text:p>1167221791</text:p>
          </table:table-cell>
          <table:table-cell office:value-type="float" office:value="2350610021815" calcext:value-type="float">
            <text:p>235061002181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40</text:p>
          </table:table-cell>
          <table:table-cell office:value-type="string" calcext:value-type="string">
            <text:p>172438582171-1684692681007</text:p>
          </table:table-cell>
          <table:table-cell office:value-type="string" calcext:value-type="string">
            <text:p>2017-04-18 08:28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1669" calcext:value-type="float">
            <text:p>1167221669</text:p>
          </table:table-cell>
          <table:table-cell office:value-type="float" office:value="2350610021741" calcext:value-type="float">
            <text:p>235061002174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38</text:p>
          </table:table-cell>
          <table:table-cell office:value-type="string" calcext:value-type="string">
            <text:p>381761095510-799905776025</text:p>
          </table:table-cell>
          <table:table-cell office:value-type="string" calcext:value-type="string">
            <text:p>2017-04-18 08:28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1780" calcext:value-type="float">
            <text:p>1167221780</text:p>
          </table:table-cell>
          <table:table-cell office:value-type="float" office:value="2350610021813" calcext:value-type="float">
            <text:p>235061002181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39</text:p>
          </table:table-cell>
          <table:table-cell office:value-type="string" calcext:value-type="string">
            <text:p>232135905487-1434855889013</text:p>
          </table:table-cell>
          <table:table-cell office:value-type="string" calcext:value-type="string">
            <text:p>2017-04-18 08:28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313324" calcext:value-type="float">
            <text:p>1167313324</text:p>
          </table:table-cell>
          <table:table-cell office:value-type="float" office:value="2350610021777" calcext:value-type="float">
            <text:p>235061002177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33</text:p>
          </table:table-cell>
          <table:table-cell office:value-type="string" calcext:value-type="string">
            <text:p>232303571333-0</text:p>
          </table:table-cell>
          <table:table-cell office:value-type="string" calcext:value-type="string">
            <text:p>2017-04-18 08:28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0760" calcext:value-type="float">
            <text:p>1167220760</text:p>
          </table:table-cell>
          <table:table-cell office:value-type="float" office:value="2350610021712" calcext:value-type="float">
            <text:p>235061002171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31</text:p>
          </table:table-cell>
          <table:table-cell office:value-type="string" calcext:value-type="string">
            <text:p>201778720034-1512790835010</text:p>
          </table:table-cell>
          <table:table-cell office:value-type="string" calcext:value-type="string">
            <text:p>2017-04-18 08:28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220829" calcext:value-type="float">
            <text:p>1167220829</text:p>
          </table:table-cell>
          <table:table-cell office:value-type="float" office:value="2350610021843" calcext:value-type="float">
            <text:p>235061002184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31</text:p>
          </table:table-cell>
          <table:table-cell office:value-type="string" calcext:value-type="string">
            <text:p>201662658794-1512793702010</text:p>
          </table:table-cell>
          <table:table-cell office:value-type="string" calcext:value-type="string">
            <text:p>2017-04-18 08:28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87725" calcext:value-type="float">
            <text:p>1167187725</text:p>
          </table:table-cell>
          <table:table-cell office:value-type="float" office:value="2350610021778" calcext:value-type="float">
            <text:p>235061002177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22</text:p>
          </table:table-cell>
          <table:table-cell office:value-type="string" calcext:value-type="string">
            <text:p>381761091638-799719720025</text:p>
          </table:table-cell>
          <table:table-cell office:value-type="string" calcext:value-type="string">
            <text:p>2017-04-18 08:28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53" calcext:value-type="float">
            <text:p>611020553</text:p>
          </table:table-cell>
          <table:table-cell office:value-type="float" office:value="2350610021854" calcext:value-type="float">
            <text:p>235061002185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23</text:p>
          </table:table-cell>
          <table:table-cell/>
          <table:table-cell office:value-type="string" calcext:value-type="string">
            <text:p>2017-04-18 08:28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72" calcext:value-type="float">
            <text:p>611020572</text:p>
          </table:table-cell>
          <table:table-cell office:value-type="float" office:value="2350610021703" calcext:value-type="float">
            <text:p>2350610021703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20</text:p>
          </table:table-cell>
          <table:table-cell/>
          <table:table-cell office:value-type="string" calcext:value-type="string">
            <text:p>2017-04-18 08:28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74518" calcext:value-type="float">
            <text:p>1167174518</text:p>
          </table:table-cell>
          <table:table-cell office:value-type="float" office:value="2350610021844" calcext:value-type="float">
            <text:p>235061002184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16</text:p>
          </table:table-cell>
          <table:table-cell office:value-type="string" calcext:value-type="string">
            <text:p>382013771490-799703904025</text:p>
          </table:table-cell>
          <table:table-cell office:value-type="string" calcext:value-type="string">
            <text:p>2017-04-18 08:28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71009" calcext:value-type="float">
            <text:p>1167171009</text:p>
          </table:table-cell>
          <table:table-cell office:value-type="float" office:value="2350610021766" calcext:value-type="float">
            <text:p>235061002176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14</text:p>
          </table:table-cell>
          <table:table-cell office:value-type="string" calcext:value-type="string">
            <text:p>232183502353-1434554464013</text:p>
          </table:table-cell>
          <table:table-cell office:value-type="string" calcext:value-type="string">
            <text:p>2017-04-18 08:28: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70385" calcext:value-type="float">
            <text:p>1167170385</text:p>
          </table:table-cell>
          <table:table-cell office:value-type="float" office:value="2350610021734" calcext:value-type="float">
            <text:p>235061002173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12</text:p>
          </table:table-cell>
          <table:table-cell office:value-type="string" calcext:value-type="string">
            <text:p>381771493917-799689532025</text:p>
          </table:table-cell>
          <table:table-cell office:value-type="string" calcext:value-type="string">
            <text:p>2017-04-18 08:28: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70993" calcext:value-type="float">
            <text:p>1167170993</text:p>
          </table:table-cell>
          <table:table-cell office:value-type="float" office:value="2350610021679" calcext:value-type="float">
            <text:p>235061002167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14</text:p>
          </table:table-cell>
          <table:table-cell office:value-type="string" calcext:value-type="string">
            <text:p>232180270909-1434554409013</text:p>
          </table:table-cell>
          <table:table-cell office:value-type="string" calcext:value-type="string">
            <text:p>2017-04-18 08:28: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9268" calcext:value-type="float">
            <text:p>1167169268</text:p>
          </table:table-cell>
          <table:table-cell office:value-type="float" office:value="2350610021826" calcext:value-type="float">
            <text:p>235061002182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11</text:p>
          </table:table-cell>
          <table:table-cell office:value-type="string" calcext:value-type="string">
            <text:p>232176067343-1434542330013</text:p>
          </table:table-cell>
          <table:table-cell office:value-type="string" calcext:value-type="string">
            <text:p>2017-04-18 08:28: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8108" calcext:value-type="float">
            <text:p>1167168108</text:p>
          </table:table-cell>
          <table:table-cell office:value-type="float" office:value="2350610021810" calcext:value-type="float">
            <text:p>235061002181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08</text:p>
          </table:table-cell>
          <table:table-cell office:value-type="string" calcext:value-type="string">
            <text:p>381772817622-799674436025</text:p>
          </table:table-cell>
          <table:table-cell office:value-type="string" calcext:value-type="string">
            <text:p>2017-04-18 08:28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8724" calcext:value-type="float">
            <text:p>1167168724</text:p>
          </table:table-cell>
          <table:table-cell office:value-type="float" office:value="2350610021761" calcext:value-type="float">
            <text:p>235061002176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10</text:p>
          </table:table-cell>
          <table:table-cell office:value-type="string" calcext:value-type="string">
            <text:p>201664809040-1512490261010</text:p>
          </table:table-cell>
          <table:table-cell office:value-type="string" calcext:value-type="string">
            <text:p>2017-04-18 08:28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9014" calcext:value-type="float">
            <text:p>1167169014</text:p>
          </table:table-cell>
          <table:table-cell office:value-type="float" office:value="2350610021743" calcext:value-type="float">
            <text:p>235061002174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10</text:p>
          </table:table-cell>
          <table:table-cell office:value-type="string" calcext:value-type="string">
            <text:p>381668926063-799682260025</text:p>
          </table:table-cell>
          <table:table-cell office:value-type="string" calcext:value-type="string">
            <text:p>2017-04-18 08:28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8068" calcext:value-type="float">
            <text:p>1167168068</text:p>
          </table:table-cell>
          <table:table-cell office:value-type="float" office:value="2350610021792" calcext:value-type="float">
            <text:p>235061002179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08</text:p>
          </table:table-cell>
          <table:table-cell office:value-type="string" calcext:value-type="string">
            <text:p>201652752010-1512478827010</text:p>
          </table:table-cell>
          <table:table-cell office:value-type="string" calcext:value-type="string">
            <text:p>2017-04-18 08:28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8025" calcext:value-type="float">
            <text:p>1167168025</text:p>
          </table:table-cell>
          <table:table-cell office:value-type="float" office:value="2350610021738" calcext:value-type="float">
            <text:p>235061002173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07</text:p>
          </table:table-cell>
          <table:table-cell office:value-type="string" calcext:value-type="string">
            <text:p>381963448276-799672312025</text:p>
          </table:table-cell>
          <table:table-cell office:value-type="string" calcext:value-type="string">
            <text:p>2017-04-18 08:28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7662" calcext:value-type="float">
            <text:p>1167167662</text:p>
          </table:table-cell>
          <table:table-cell office:value-type="float" office:value="2350610021781" calcext:value-type="float">
            <text:p>235061002178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03</text:p>
          </table:table-cell>
          <table:table-cell office:value-type="string" calcext:value-type="string">
            <text:p>381851579409-799662250025</text:p>
          </table:table-cell>
          <table:table-cell office:value-type="string" calcext:value-type="string">
            <text:p>2017-04-18 08:28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7977" calcext:value-type="float">
            <text:p>1167167977</text:p>
          </table:table-cell>
          <table:table-cell office:value-type="float" office:value="2350610021803" calcext:value-type="float">
            <text:p>235061002180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05</text:p>
          </table:table-cell>
          <table:table-cell office:value-type="string" calcext:value-type="string">
            <text:p>382040260997-0</text:p>
          </table:table-cell>
          <table:table-cell office:value-type="string" calcext:value-type="string">
            <text:p>2017-04-18 08:28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7786" calcext:value-type="float">
            <text:p>1167167786</text:p>
          </table:table-cell>
          <table:table-cell office:value-type="float" office:value="2350610021803" calcext:value-type="float">
            <text:p>235061002180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8:04</text:p>
          </table:table-cell>
          <table:table-cell office:value-type="string" calcext:value-type="string">
            <text:p>201889707438-0</text:p>
          </table:table-cell>
          <table:table-cell office:value-type="string" calcext:value-type="string">
            <text:p>2017-04-18 08:28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52" calcext:value-type="float">
            <text:p>611020552</text:p>
          </table:table-cell>
          <table:table-cell office:value-type="float" office:value="2350610021735" calcext:value-type="float">
            <text:p>235061002173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56</text:p>
          </table:table-cell>
          <table:table-cell/>
          <table:table-cell office:value-type="string" calcext:value-type="string">
            <text:p>2017-04-18 08:28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64576" calcext:value-type="float">
            <text:p>1166964576</text:p>
          </table:table-cell>
          <table:table-cell office:value-type="float" office:value="2350610021793" calcext:value-type="float">
            <text:p>235061002179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57</text:p>
          </table:table-cell>
          <table:table-cell office:value-type="string" calcext:value-type="string">
            <text:p>382037429027-0</text:p>
          </table:table-cell>
          <table:table-cell office:value-type="string" calcext:value-type="string">
            <text:p>2017-04-18 08:28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6428" calcext:value-type="float">
            <text:p>1167166428</text:p>
          </table:table-cell>
          <table:table-cell office:value-type="float" office:value="2350610021825" calcext:value-type="float">
            <text:p>235061002182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53</text:p>
          </table:table-cell>
          <table:table-cell office:value-type="string" calcext:value-type="string">
            <text:p>232176067343-1434473004013</text:p>
          </table:table-cell>
          <table:table-cell office:value-type="string" calcext:value-type="string">
            <text:p>2017-04-18 08:27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6936" calcext:value-type="float">
            <text:p>1167166936</text:p>
          </table:table-cell>
          <table:table-cell office:value-type="float" office:value="2350610021733" calcext:value-type="float">
            <text:p>235061002173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55</text:p>
          </table:table-cell>
          <table:table-cell office:value-type="string" calcext:value-type="string">
            <text:p>381771493917-799635302025</text:p>
          </table:table-cell>
          <table:table-cell office:value-type="string" calcext:value-type="string">
            <text:p>2017-04-18 08:27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5073" calcext:value-type="float">
            <text:p>1167165073</text:p>
          </table:table-cell>
          <table:table-cell office:value-type="float" office:value="2350610021696" calcext:value-type="float">
            <text:p>235061002169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49</text:p>
          </table:table-cell>
          <table:table-cell office:value-type="string" calcext:value-type="string">
            <text:p>382039185101-799609394025</text:p>
          </table:table-cell>
          <table:table-cell office:value-type="string" calcext:value-type="string">
            <text:p>2017-04-18 08:27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5847" calcext:value-type="float">
            <text:p>1167165847</text:p>
          </table:table-cell>
          <table:table-cell office:value-type="float" office:value="2350610021783" calcext:value-type="float">
            <text:p>235061002178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51</text:p>
          </table:table-cell>
          <table:table-cell office:value-type="string" calcext:value-type="string">
            <text:p>232076161190-1434462285013</text:p>
          </table:table-cell>
          <table:table-cell office:value-type="string" calcext:value-type="string">
            <text:p>2017-04-18 08:27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65048" calcext:value-type="float">
            <text:p>1167165048</text:p>
          </table:table-cell>
          <table:table-cell office:value-type="float" office:value="2350610021696" calcext:value-type="float">
            <text:p>235061002169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49</text:p>
          </table:table-cell>
          <table:table-cell office:value-type="string" calcext:value-type="string">
            <text:p>172589678402-1684192741007</text:p>
          </table:table-cell>
          <table:table-cell office:value-type="string" calcext:value-type="string">
            <text:p>2017-04-18 08:27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37279" calcext:value-type="float">
            <text:p>1167137279</text:p>
          </table:table-cell>
          <table:table-cell office:value-type="float" office:value="2350610021727" calcext:value-type="float">
            <text:p>235061002172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43</text:p>
          </table:table-cell>
          <table:table-cell office:value-type="string" calcext:value-type="string">
            <text:p>172303075912-1683984438007</text:p>
          </table:table-cell>
          <table:table-cell office:value-type="string" calcext:value-type="string">
            <text:p>2017-04-18 08:27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44390" calcext:value-type="float">
            <text:p>1167144390</text:p>
          </table:table-cell>
          <table:table-cell office:value-type="float" office:value="2350610021678" calcext:value-type="float">
            <text:p>235061002167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46</text:p>
          </table:table-cell>
          <table:table-cell office:value-type="string" calcext:value-type="string">
            <text:p>381761095819-799506674025</text:p>
          </table:table-cell>
          <table:table-cell office:value-type="string" calcext:value-type="string">
            <text:p>2017-04-18 08:27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40334" calcext:value-type="float">
            <text:p>1167140334</text:p>
          </table:table-cell>
          <table:table-cell office:value-type="float" office:value="2350610021808" calcext:value-type="float">
            <text:p>235061002180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45</text:p>
          </table:table-cell>
          <table:table-cell office:value-type="string" calcext:value-type="string">
            <text:p>381772817622-799493480025</text:p>
          </table:table-cell>
          <table:table-cell office:value-type="string" calcext:value-type="string">
            <text:p>2017-04-18 08:27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43" calcext:value-type="float">
            <text:p>611020543</text:p>
          </table:table-cell>
          <table:table-cell office:value-type="float" office:value="2350610021699" calcext:value-type="float">
            <text:p>2350610021699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43</text:p>
          </table:table-cell>
          <table:table-cell/>
          <table:table-cell office:value-type="string" calcext:value-type="string">
            <text:p>2017-04-18 08:27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33454" calcext:value-type="float">
            <text:p>1167133454</text:p>
          </table:table-cell>
          <table:table-cell office:value-type="float" office:value="2350610021748" calcext:value-type="float">
            <text:p>235061002174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43</text:p>
          </table:table-cell>
          <table:table-cell office:value-type="string" calcext:value-type="string">
            <text:p>172303076529-1683972951007</text:p>
          </table:table-cell>
          <table:table-cell office:value-type="string" calcext:value-type="string">
            <text:p>2017-04-18 08:27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32464" calcext:value-type="float">
            <text:p>1167132464</text:p>
          </table:table-cell>
          <table:table-cell office:value-type="float" office:value="2350610021676" calcext:value-type="float">
            <text:p>235061002167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42</text:p>
          </table:table-cell>
          <table:table-cell office:value-type="string" calcext:value-type="string">
            <text:p>381761101447-799478916025</text:p>
          </table:table-cell>
          <table:table-cell office:value-type="string" calcext:value-type="string">
            <text:p>2017-04-18 08:27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16825" calcext:value-type="float">
            <text:p>1167116825</text:p>
          </table:table-cell>
          <table:table-cell office:value-type="float" office:value="2350610021757" calcext:value-type="float">
            <text:p>235061002175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40</text:p>
          </table:table-cell>
          <table:table-cell office:value-type="string" calcext:value-type="string">
            <text:p>381963697058-799463620025</text:p>
          </table:table-cell>
          <table:table-cell office:value-type="string" calcext:value-type="string">
            <text:p>2017-04-18 08:27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18806" calcext:value-type="float">
            <text:p>1167118806</text:p>
          </table:table-cell>
          <table:table-cell office:value-type="float" office:value="2350610021732" calcext:value-type="float">
            <text:p>235061002173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41</text:p>
          </table:table-cell>
          <table:table-cell office:value-type="string" calcext:value-type="string">
            <text:p>172306601467-1683950173007</text:p>
          </table:table-cell>
          <table:table-cell office:value-type="string" calcext:value-type="string">
            <text:p>2017-04-18 08:27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13357" calcext:value-type="float">
            <text:p>1167113357</text:p>
          </table:table-cell>
          <table:table-cell office:value-type="float" office:value="2350610021742" calcext:value-type="float">
            <text:p>235061002174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38</text:p>
          </table:table-cell>
          <table:table-cell office:value-type="string" calcext:value-type="string">
            <text:p>201888722417-0</text:p>
          </table:table-cell>
          <table:table-cell office:value-type="string" calcext:value-type="string">
            <text:p>2017-04-18 08:27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13803" calcext:value-type="float">
            <text:p>1167113803</text:p>
          </table:table-cell>
          <table:table-cell office:value-type="float" office:value="2350610021746" calcext:value-type="float">
            <text:p>235061002174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38</text:p>
          </table:table-cell>
          <table:table-cell office:value-type="string" calcext:value-type="string">
            <text:p>381668925650-799454635025</text:p>
          </table:table-cell>
          <table:table-cell office:value-type="string" calcext:value-type="string">
            <text:p>2017-04-18 08:27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10383" calcext:value-type="float">
            <text:p>1167110383</text:p>
          </table:table-cell>
          <table:table-cell office:value-type="float" office:value="2350610021847" calcext:value-type="float">
            <text:p>235061002184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35</text:p>
          </table:table-cell>
          <table:table-cell office:value-type="string" calcext:value-type="string">
            <text:p>172618876915-1683884649007</text:p>
          </table:table-cell>
          <table:table-cell office:value-type="string" calcext:value-type="string">
            <text:p>2017-04-18 08:27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10113" calcext:value-type="float">
            <text:p>1167110113</text:p>
          </table:table-cell>
          <table:table-cell office:value-type="float" office:value="2350610021849" calcext:value-type="float">
            <text:p>235061002184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34</text:p>
          </table:table-cell>
          <table:table-cell office:value-type="string" calcext:value-type="string">
            <text:p>172285637445-1683875027007</text:p>
          </table:table-cell>
          <table:table-cell office:value-type="string" calcext:value-type="string">
            <text:p>2017-04-18 08:27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28" calcext:value-type="float">
            <text:p>611020528</text:p>
          </table:table-cell>
          <table:table-cell office:value-type="float" office:value="2350610021695" calcext:value-type="float">
            <text:p>235061002169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29</text:p>
          </table:table-cell>
          <table:table-cell/>
          <table:table-cell office:value-type="string" calcext:value-type="string">
            <text:p>2017-04-18 08:27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106946" calcext:value-type="float">
            <text:p>1167106946</text:p>
          </table:table-cell>
          <table:table-cell office:value-type="float" office:value="2350610021707" calcext:value-type="float">
            <text:p>235061002170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25</text:p>
          </table:table-cell>
          <table:table-cell office:value-type="string" calcext:value-type="string">
            <text:p>201853530974-1512016756010</text:p>
          </table:table-cell>
          <table:table-cell office:value-type="string" calcext:value-type="string">
            <text:p>2017-04-18 08:27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17" calcext:value-type="float">
            <text:p>611020517</text:p>
          </table:table-cell>
          <table:table-cell office:value-type="float" office:value="2350610021709" calcext:value-type="float">
            <text:p>2350610021709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22</text:p>
          </table:table-cell>
          <table:table-cell/>
          <table:table-cell office:value-type="string" calcext:value-type="string">
            <text:p>2017-04-18 08:27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19" calcext:value-type="float">
            <text:p>611020519</text:p>
          </table:table-cell>
          <table:table-cell office:value-type="float" office:value="2350610021780" calcext:value-type="float">
            <text:p>2350610021780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23</text:p>
          </table:table-cell>
          <table:table-cell/>
          <table:table-cell office:value-type="string" calcext:value-type="string">
            <text:p>2017-04-18 08:27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82853" calcext:value-type="float">
            <text:p>1167082853</text:p>
          </table:table-cell>
          <table:table-cell office:value-type="float" office:value="2350610021714" calcext:value-type="float">
            <text:p>235061002171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24</text:p>
          </table:table-cell>
          <table:table-cell office:value-type="string" calcext:value-type="string">
            <text:p>381963697058-799275529025</text:p>
          </table:table-cell>
          <table:table-cell office:value-type="string" calcext:value-type="string">
            <text:p>2017-04-18 08:27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78799" calcext:value-type="float">
            <text:p>1167078799</text:p>
          </table:table-cell>
          <table:table-cell office:value-type="float" office:value="2350610021756" calcext:value-type="float">
            <text:p>235061002175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27</text:p>
          </table:table-cell>
          <table:table-cell office:value-type="string" calcext:value-type="string">
            <text:p>201888019527-0</text:p>
          </table:table-cell>
          <table:table-cell office:value-type="string" calcext:value-type="string">
            <text:p>2017-04-18 08:27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12" calcext:value-type="float">
            <text:p>611020512</text:p>
          </table:table-cell>
          <table:table-cell office:value-type="float" office:value="2350610021685" calcext:value-type="float">
            <text:p>235061002168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20</text:p>
          </table:table-cell>
          <table:table-cell/>
          <table:table-cell office:value-type="string" calcext:value-type="string">
            <text:p>2017-04-18 08:27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77856" calcext:value-type="float">
            <text:p>1167077856</text:p>
          </table:table-cell>
          <table:table-cell office:value-type="float" office:value="2350610021848" calcext:value-type="float">
            <text:p>235061002184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22</text:p>
          </table:table-cell>
          <table:table-cell office:value-type="string" calcext:value-type="string">
            <text:p>381761095697-799262792025</text:p>
          </table:table-cell>
          <table:table-cell office:value-type="string" calcext:value-type="string">
            <text:p>2017-04-18 08:27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57490" calcext:value-type="float">
            <text:p>1167057490</text:p>
          </table:table-cell>
          <table:table-cell office:value-type="float" office:value="2350610021770" calcext:value-type="float">
            <text:p>235061002177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15</text:p>
          </table:table-cell>
          <table:table-cell office:value-type="string" calcext:value-type="string">
            <text:p>201764001325-1511805591010</text:p>
          </table:table-cell>
          <table:table-cell office:value-type="string" calcext:value-type="string">
            <text:p>2017-04-18 08:27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74100" calcext:value-type="float">
            <text:p>1167074100</text:p>
          </table:table-cell>
          <table:table-cell office:value-type="float" office:value="2350610021806" calcext:value-type="float">
            <text:p>235061002180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19</text:p>
          </table:table-cell>
          <table:table-cell office:value-type="string" calcext:value-type="string">
            <text:p>232133244497-1433959783013</text:p>
          </table:table-cell>
          <table:table-cell office:value-type="string" calcext:value-type="string">
            <text:p>2017-04-18 08:27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5909163" calcext:value-type="float">
            <text:p>1165909163</text:p>
          </table:table-cell>
          <table:table-cell office:value-type="float" office:value="2350610021795" calcext:value-type="float">
            <text:p>235061002179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10</text:p>
          </table:table-cell>
          <table:table-cell office:value-type="string" calcext:value-type="string">
            <text:p>201727658013-1505734777010</text:p>
          </table:table-cell>
          <table:table-cell office:value-type="string" calcext:value-type="string">
            <text:p>2017-04-18 08:27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55004" calcext:value-type="float">
            <text:p>1166155004</text:p>
          </table:table-cell>
          <table:table-cell office:value-type="float" office:value="2350610021859" calcext:value-type="float">
            <text:p>235061002185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09</text:p>
          </table:table-cell>
          <table:table-cell office:value-type="string" calcext:value-type="string">
            <text:p>201872977159-0</text:p>
          </table:table-cell>
          <table:table-cell office:value-type="string" calcext:value-type="string">
            <text:p>2017-04-18 08:27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4704415" calcext:value-type="float">
            <text:p>1164704415</text:p>
          </table:table-cell>
          <table:table-cell office:value-type="float" office:value="2350610021725" calcext:value-type="float">
            <text:p>235061002172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8</text:p>
          </table:table-cell>
          <table:table-cell office:value-type="string" calcext:value-type="string">
            <text:p>08:27:10</text:p>
          </table:table-cell>
          <table:table-cell office:value-type="string" calcext:value-type="string">
            <text:p>381761091812-791020199025</text:p>
          </table:table-cell>
          <table:table-cell office:value-type="string" calcext:value-type="string">
            <text:p>2017-04-18 08:27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37281" calcext:value-type="float">
            <text:p>1167037281</text:p>
          </table:table-cell>
          <table:table-cell office:value-type="float" office:value="3366510021664" calcext:value-type="float">
            <text:p>336651002166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8:00:33</text:p>
          </table:table-cell>
          <table:table-cell office:value-type="string" calcext:value-type="string">
            <text:p>201864490293-1511642308010</text:p>
          </table:table-cell>
          <table:table-cell office:value-type="string" calcext:value-type="string">
            <text:p>2017-04-13 08:01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40995" calcext:value-type="float">
            <text:p>1167040995</text:p>
          </table:table-cell>
          <table:table-cell office:value-type="float" office:value="3366510021634" calcext:value-type="float">
            <text:p>336651002163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8:00:36</text:p>
          </table:table-cell>
          <table:table-cell office:value-type="string" calcext:value-type="string">
            <text:p>201887644007-0</text:p>
          </table:table-cell>
          <table:table-cell office:value-type="string" calcext:value-type="string">
            <text:p>2017-04-13 08:01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40889" calcext:value-type="float">
            <text:p>1167040889</text:p>
          </table:table-cell>
          <table:table-cell office:value-type="float" office:value="3366510021639" calcext:value-type="float">
            <text:p>336651002163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8:00:36</text:p>
          </table:table-cell>
          <table:table-cell office:value-type="string" calcext:value-type="string">
            <text:p>232072824715-1433874400013</text:p>
          </table:table-cell>
          <table:table-cell office:value-type="string" calcext:value-type="string">
            <text:p>2017-04-13 08:01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39784" calcext:value-type="float">
            <text:p>1167039784</text:p>
          </table:table-cell>
          <table:table-cell office:value-type="float" office:value="3366510021640" calcext:value-type="float">
            <text:p>336651002164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8:00:34</text:p>
          </table:table-cell>
          <table:table-cell office:value-type="string" calcext:value-type="string">
            <text:p>381886668277-799158897025</text:p>
          </table:table-cell>
          <table:table-cell office:value-type="string" calcext:value-type="string">
            <text:p>2017-04-13 08:01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43269" calcext:value-type="float">
            <text:p>1167043269</text:p>
          </table:table-cell>
          <table:table-cell office:value-type="float" office:value="3366510021663" calcext:value-type="float">
            <text:p>336651002166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8:00:36</text:p>
          </table:table-cell>
          <table:table-cell office:value-type="string" calcext:value-type="string">
            <text:p>201634789359-1511753383010</text:p>
          </table:table-cell>
          <table:table-cell office:value-type="string" calcext:value-type="string">
            <text:p>2017-04-13 08:01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43757" calcext:value-type="float">
            <text:p>1166643757</text:p>
          </table:table-cell>
          <table:table-cell office:value-type="float" office:value="3366510021631" calcext:value-type="float">
            <text:p>336651002163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8:00:35</text:p>
          </table:table-cell>
          <table:table-cell office:value-type="string" calcext:value-type="string">
            <text:p>232293521712-0</text:p>
          </table:table-cell>
          <table:table-cell office:value-type="string" calcext:value-type="string">
            <text:p>2017-04-13 08:01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40396" calcext:value-type="float">
            <text:p>1167040396</text:p>
          </table:table-cell>
          <table:table-cell office:value-type="float" office:value="3366510021662" calcext:value-type="float">
            <text:p>336651002166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8:00:35</text:p>
          </table:table-cell>
          <table:table-cell office:value-type="string" calcext:value-type="string">
            <text:p>201662637663-1511692457010</text:p>
          </table:table-cell>
          <table:table-cell office:value-type="string" calcext:value-type="string">
            <text:p>2017-04-13 08:01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40336" calcext:value-type="float">
            <text:p>1167040336</text:p>
          </table:table-cell>
          <table:table-cell office:value-type="float" office:value="3366510021658" calcext:value-type="float">
            <text:p>336651002165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8:00:34</text:p>
          </table:table-cell>
          <table:table-cell office:value-type="string" calcext:value-type="string">
            <text:p>382013779964-799171010025</text:p>
          </table:table-cell>
          <table:table-cell office:value-type="string" calcext:value-type="string">
            <text:p>2017-04-13 08:01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96" calcext:value-type="float">
            <text:p>611020496</text:p>
          </table:table-cell>
          <table:table-cell office:value-type="float" office:value="3366510021610" calcext:value-type="float">
            <text:p>3366510021610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8:00:35</text:p>
          </table:table-cell>
          <table:table-cell/>
          <table:table-cell office:value-type="string" calcext:value-type="string">
            <text:p>2017-04-13 08:01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5164651" calcext:value-type="float">
            <text:p>1165164651</text:p>
          </table:table-cell>
          <table:table-cell office:value-type="float" office:value="3366510021629" calcext:value-type="float">
            <text:p>336651002162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8:00:37</text:p>
          </table:table-cell>
          <table:table-cell office:value-type="string" calcext:value-type="string">
            <text:p>172514386168-1672490593007</text:p>
          </table:table-cell>
          <table:table-cell office:value-type="string" calcext:value-type="string">
            <text:p>2017-04-13 08:01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43411" calcext:value-type="float">
            <text:p>1167043411</text:p>
          </table:table-cell>
          <table:table-cell office:value-type="float" office:value="3366510021644" calcext:value-type="float">
            <text:p>336651002164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8:00:36</text:p>
          </table:table-cell>
          <table:table-cell office:value-type="string" calcext:value-type="string">
            <text:p>381890247601-799211651025</text:p>
          </table:table-cell>
          <table:table-cell office:value-type="string" calcext:value-type="string">
            <text:p>2017-04-13 08:01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4963060" calcext:value-type="float">
            <text:p>1164963060</text:p>
          </table:table-cell>
          <table:table-cell office:value-type="float" office:value="3366510021630" calcext:value-type="float">
            <text:p>33665100216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8:00:37</text:p>
          </table:table-cell>
          <table:table-cell office:value-type="string" calcext:value-type="string">
            <text:p>381890247601-791909005025</text:p>
          </table:table-cell>
          <table:table-cell office:value-type="string" calcext:value-type="string">
            <text:p>2017-04-13 08:01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32941" calcext:value-type="float">
            <text:p>1167032941</text:p>
          </table:table-cell>
          <table:table-cell office:value-type="float" office:value="3366510021649" calcext:value-type="float">
            <text:p>336651002164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8:00:33</text:p>
          </table:table-cell>
          <table:table-cell office:value-type="string" calcext:value-type="string">
            <text:p>172541706719-1683362722007</text:p>
          </table:table-cell>
          <table:table-cell office:value-type="string" calcext:value-type="string">
            <text:p>2017-04-13 08:01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95439" calcext:value-type="float">
            <text:p>1166995439</text:p>
          </table:table-cell>
          <table:table-cell office:value-type="float" office:value="3366510021635" calcext:value-type="float">
            <text:p>336651002163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8:00:31</text:p>
          </table:table-cell>
          <table:table-cell office:value-type="string" calcext:value-type="string">
            <text:p>381746554391-799001471025</text:p>
          </table:table-cell>
          <table:table-cell office:value-type="string" calcext:value-type="string">
            <text:p>2017-04-13 08:01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29852" calcext:value-type="float">
            <text:p>1167029852</text:p>
          </table:table-cell>
          <table:table-cell office:value-type="float" office:value="3366510021632" calcext:value-type="float">
            <text:p>336651002163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8:00:33</text:p>
          </table:table-cell>
          <table:table-cell office:value-type="string" calcext:value-type="string">
            <text:p>381818077374-799108860025</text:p>
          </table:table-cell>
          <table:table-cell office:value-type="string" calcext:value-type="string">
            <text:p>2017-04-13 08:01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13364" calcext:value-type="float">
            <text:p>1167013364</text:p>
          </table:table-cell>
          <table:table-cell office:value-type="float" office:value="3366510021647" calcext:value-type="float">
            <text:p>336651002164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8:00:32</text:p>
          </table:table-cell>
          <table:table-cell office:value-type="string" calcext:value-type="string">
            <text:p>381922380633-799050743025</text:p>
          </table:table-cell>
          <table:table-cell office:value-type="string" calcext:value-type="string">
            <text:p>2017-04-13 08:01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97391" calcext:value-type="float">
            <text:p>1166997391</text:p>
          </table:table-cell>
          <table:table-cell office:value-type="float" office:value="3366510021665" calcext:value-type="float">
            <text:p>336651002166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8:00:31</text:p>
          </table:table-cell>
          <table:table-cell office:value-type="string" calcext:value-type="string">
            <text:p>201735457044-1511445557010</text:p>
          </table:table-cell>
          <table:table-cell office:value-type="string" calcext:value-type="string">
            <text:p>2017-04-13 08:01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13709" calcext:value-type="float">
            <text:p>1167013709</text:p>
          </table:table-cell>
          <table:table-cell office:value-type="float" office:value="3366510021652" calcext:value-type="float">
            <text:p>336651002165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8:00:33</text:p>
          </table:table-cell>
          <table:table-cell office:value-type="string" calcext:value-type="string">
            <text:p>201634788940-1511517091010</text:p>
          </table:table-cell>
          <table:table-cell office:value-type="string" calcext:value-type="string">
            <text:p>2017-04-13 08:01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00634" calcext:value-type="float">
            <text:p>1167000634</text:p>
          </table:table-cell>
          <table:table-cell office:value-type="float" office:value="3366510021642" calcext:value-type="float">
            <text:p>336651002164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8:00:32</text:p>
          </table:table-cell>
          <table:table-cell office:value-type="string" calcext:value-type="string">
            <text:p>232179323199-1433631525013</text:p>
          </table:table-cell>
          <table:table-cell office:value-type="string" calcext:value-type="string">
            <text:p>2017-04-13 08:00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83852" calcext:value-type="float">
            <text:p>1166283852</text:p>
          </table:table-cell>
          <table:table-cell office:value-type="float" office:value="3366510021643" calcext:value-type="float">
            <text:p>336651002164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8:00:31</text:p>
          </table:table-cell>
          <table:table-cell office:value-type="string" calcext:value-type="string">
            <text:p>232257817683-1430384688013</text:p>
          </table:table-cell>
          <table:table-cell office:value-type="string" calcext:value-type="string">
            <text:p>2017-04-13 08:00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05867" calcext:value-type="float">
            <text:p>1167005867</text:p>
          </table:table-cell>
          <table:table-cell office:value-type="float" office:value="3366510021648" calcext:value-type="float">
            <text:p>336651002164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8:00:32</text:p>
          </table:table-cell>
          <table:table-cell office:value-type="string" calcext:value-type="string">
            <text:p>172303074573-1683210737007</text:p>
          </table:table-cell>
          <table:table-cell office:value-type="string" calcext:value-type="string">
            <text:p>2017-04-13 08:00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03" calcext:value-type="float">
            <text:p>611020503</text:p>
          </table:table-cell>
          <table:table-cell office:value-type="float" office:value="2350610021611" calcext:value-type="float">
            <text:p>2350610021611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50:06</text:p>
          </table:table-cell>
          <table:table-cell/>
          <table:table-cell office:value-type="string" calcext:value-type="string">
            <text:p>2017-04-13 06:5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504" calcext:value-type="float">
            <text:p>611020504</text:p>
          </table:table-cell>
          <table:table-cell office:value-type="float" office:value="2350610021615" calcext:value-type="float">
            <text:p>235061002161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50:07</text:p>
          </table:table-cell>
          <table:table-cell/>
          <table:table-cell office:value-type="string" calcext:value-type="string">
            <text:p>2017-04-13 06:5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42044" calcext:value-type="float">
            <text:p>1167042044</text:p>
          </table:table-cell>
          <table:table-cell office:value-type="float" office:value="2350610021617" calcext:value-type="float">
            <text:p>235061002161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50:03</text:p>
          </table:table-cell>
          <table:table-cell office:value-type="string" calcext:value-type="string">
            <text:p>232072813402-1433892282013</text:p>
          </table:table-cell>
          <table:table-cell office:value-type="string" calcext:value-type="string">
            <text:p>2017-04-13 06:50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96" calcext:value-type="float">
            <text:p>611020496</text:p>
          </table:table-cell>
          <table:table-cell office:value-type="float" office:value="2350610021610" calcext:value-type="float">
            <text:p>2350610021610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58</text:p>
          </table:table-cell>
          <table:table-cell/>
          <table:table-cell office:value-type="string" calcext:value-type="string">
            <text:p>2017-04-13 06:50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07323" calcext:value-type="float">
            <text:p>1167007323</text:p>
          </table:table-cell>
          <table:table-cell office:value-type="float" office:value="2350610021623" calcext:value-type="float">
            <text:p>235061002162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58</text:p>
          </table:table-cell>
          <table:table-cell office:value-type="string" calcext:value-type="string">
            <text:p>232298466330-0</text:p>
          </table:table-cell>
          <table:table-cell office:value-type="string" calcext:value-type="string">
            <text:p>2017-04-13 06:50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40407" calcext:value-type="float">
            <text:p>1167040407</text:p>
          </table:table-cell>
          <table:table-cell office:value-type="float" office:value="2350610021618" calcext:value-type="float">
            <text:p>235061002161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57</text:p>
          </table:table-cell>
          <table:table-cell office:value-type="string" calcext:value-type="string">
            <text:p>232299022123-0</text:p>
          </table:table-cell>
          <table:table-cell office:value-type="string" calcext:value-type="string">
            <text:p>2017-04-13 06:49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40126" calcext:value-type="float">
            <text:p>1167040126</text:p>
          </table:table-cell>
          <table:table-cell office:value-type="float" office:value="2350610021624" calcext:value-type="float">
            <text:p>235061002162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52</text:p>
          </table:table-cell>
          <table:table-cell office:value-type="string" calcext:value-type="string">
            <text:p>381851579409-799164521025</text:p>
          </table:table-cell>
          <table:table-cell office:value-type="string" calcext:value-type="string">
            <text:p>2017-04-13 06:49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7001399" calcext:value-type="float">
            <text:p>1167001399</text:p>
          </table:table-cell>
          <table:table-cell office:value-type="float" office:value="2350610021605" calcext:value-type="float">
            <text:p>235061002160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45</text:p>
          </table:table-cell>
          <table:table-cell office:value-type="string" calcext:value-type="string">
            <text:p>201634788584-1511462724010</text:p>
          </table:table-cell>
          <table:table-cell office:value-type="string" calcext:value-type="string">
            <text:p>2017-04-13 06:49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95988" calcext:value-type="float">
            <text:p>1166995988</text:p>
          </table:table-cell>
          <table:table-cell office:value-type="float" office:value="2350610021622" calcext:value-type="float">
            <text:p>235061002162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42</text:p>
          </table:table-cell>
          <table:table-cell office:value-type="string" calcext:value-type="string">
            <text:p>232298343053-0</text:p>
          </table:table-cell>
          <table:table-cell office:value-type="string" calcext:value-type="string">
            <text:p>2017-04-13 06:49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58734" calcext:value-type="float">
            <text:p>1166958734</text:p>
          </table:table-cell>
          <table:table-cell office:value-type="float" office:value="2350610021601" calcext:value-type="float">
            <text:p>235061002160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44</text:p>
          </table:table-cell>
          <table:table-cell office:value-type="string" calcext:value-type="string">
            <text:p>201886993269-0</text:p>
          </table:table-cell>
          <table:table-cell office:value-type="string" calcext:value-type="string">
            <text:p>2017-04-13 06:49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69313" calcext:value-type="float">
            <text:p>1166969313</text:p>
          </table:table-cell>
          <table:table-cell office:value-type="float" office:value="2350610021603" calcext:value-type="float">
            <text:p>235061002160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35</text:p>
          </table:table-cell>
          <table:table-cell office:value-type="string" calcext:value-type="string">
            <text:p>201853530974-1511408911010</text:p>
          </table:table-cell>
          <table:table-cell office:value-type="string" calcext:value-type="string">
            <text:p>2017-04-13 06:49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72588" calcext:value-type="float">
            <text:p>1166972588</text:p>
          </table:table-cell>
          <table:table-cell office:value-type="float" office:value="2350610021604" calcext:value-type="float">
            <text:p>235061002160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36</text:p>
          </table:table-cell>
          <table:table-cell office:value-type="string" calcext:value-type="string">
            <text:p>172396789853-1683138904007</text:p>
          </table:table-cell>
          <table:table-cell office:value-type="string" calcext:value-type="string">
            <text:p>2017-04-13 06:49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84857" calcext:value-type="float">
            <text:p>1166984857</text:p>
          </table:table-cell>
          <table:table-cell office:value-type="float" office:value="2350610021600" calcext:value-type="float">
            <text:p>23506100216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3</text:p>
          </table:table-cell>
          <table:table-cell office:value-type="string" calcext:value-type="string">
            <text:p>06:49:38</text:p>
          </table:table-cell>
          <table:table-cell office:value-type="string" calcext:value-type="string">
            <text:p>381668926099-798994041025</text:p>
          </table:table-cell>
          <table:table-cell office:value-type="string" calcext:value-type="string">
            <text:p>2017-04-13 06:49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17146" calcext:value-type="float">
            <text:p>1166917146</text:p>
          </table:table-cell>
          <table:table-cell office:value-type="float" office:value="3366510021592" calcext:value-type="float">
            <text:p>336651002159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50</text:p>
          </table:table-cell>
          <table:table-cell office:value-type="string" calcext:value-type="string">
            <text:p>381723955488-798770828025</text:p>
          </table:table-cell>
          <table:table-cell office:value-type="string" calcext:value-type="string">
            <text:p>2017-04-12 06:51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11947" calcext:value-type="float">
            <text:p>1166911947</text:p>
          </table:table-cell>
          <table:table-cell office:value-type="float" office:value="3366510021577" calcext:value-type="float">
            <text:p>336651002157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50</text:p>
          </table:table-cell>
          <table:table-cell office:value-type="string" calcext:value-type="string">
            <text:p>381771493917-798759038025</text:p>
          </table:table-cell>
          <table:table-cell office:value-type="string" calcext:value-type="string">
            <text:p>2017-04-12 06:51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2620" calcext:value-type="float">
            <text:p>1166882620</text:p>
          </table:table-cell>
          <table:table-cell office:value-type="float" office:value="3366510021574" calcext:value-type="float">
            <text:p>336651002157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47</text:p>
          </table:table-cell>
          <table:table-cell office:value-type="string" calcext:value-type="string">
            <text:p>232239582958-1433197474013</text:p>
          </table:table-cell>
          <table:table-cell office:value-type="string" calcext:value-type="string">
            <text:p>2017-04-12 06:51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91560" calcext:value-type="float">
            <text:p>1166891560</text:p>
          </table:table-cell>
          <table:table-cell office:value-type="float" office:value="3366510021581" calcext:value-type="float">
            <text:p>336651002158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49</text:p>
          </table:table-cell>
          <table:table-cell office:value-type="string" calcext:value-type="string">
            <text:p>232211477255-1433237799013</text:p>
          </table:table-cell>
          <table:table-cell office:value-type="string" calcext:value-type="string">
            <text:p>2017-04-12 06:51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1394" calcext:value-type="float">
            <text:p>1166881394</text:p>
          </table:table-cell>
          <table:table-cell office:value-type="float" office:value="3366510021589" calcext:value-type="float">
            <text:p>336651002158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47</text:p>
          </table:table-cell>
          <table:table-cell office:value-type="string" calcext:value-type="string">
            <text:p>381843180836-798687960025</text:p>
          </table:table-cell>
          <table:table-cell office:value-type="string" calcext:value-type="string">
            <text:p>2017-04-12 06:51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9333" calcext:value-type="float">
            <text:p>1166889333</text:p>
          </table:table-cell>
          <table:table-cell office:value-type="float" office:value="3366510021596" calcext:value-type="float">
            <text:p>336651002159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49</text:p>
          </table:table-cell>
          <table:table-cell office:value-type="string" calcext:value-type="string">
            <text:p>381890247601-798726633025</text:p>
          </table:table-cell>
          <table:table-cell office:value-type="string" calcext:value-type="string">
            <text:p>2017-04-12 06:51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93125" calcext:value-type="float">
            <text:p>1166893125</text:p>
          </table:table-cell>
          <table:table-cell office:value-type="float" office:value="3366510021583" calcext:value-type="float">
            <text:p>336651002158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49</text:p>
          </table:table-cell>
          <table:table-cell office:value-type="string" calcext:value-type="string">
            <text:p>232297356112-0</text:p>
          </table:table-cell>
          <table:table-cell office:value-type="string" calcext:value-type="string">
            <text:p>2017-04-12 06:51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4783" calcext:value-type="float">
            <text:p>1166884783</text:p>
          </table:table-cell>
          <table:table-cell office:value-type="float" office:value="3366510021572" calcext:value-type="float">
            <text:p>336651002157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48</text:p>
          </table:table-cell>
          <table:table-cell office:value-type="string" calcext:value-type="string">
            <text:p>381761095819-798714490025</text:p>
          </table:table-cell>
          <table:table-cell office:value-type="string" calcext:value-type="string">
            <text:p>2017-04-12 06:51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94975" calcext:value-type="float">
            <text:p>1166894975</text:p>
          </table:table-cell>
          <table:table-cell office:value-type="float" office:value="3366510021569" calcext:value-type="float">
            <text:p>336651002156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49</text:p>
          </table:table-cell>
          <table:table-cell office:value-type="string" calcext:value-type="string">
            <text:p>201829705180-1511018478010</text:p>
          </table:table-cell>
          <table:table-cell office:value-type="string" calcext:value-type="string">
            <text:p>2017-04-12 06:51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6473" calcext:value-type="float">
            <text:p>1166886473</text:p>
          </table:table-cell>
          <table:table-cell office:value-type="float" office:value="3366510021580" calcext:value-type="float">
            <text:p>336651002158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48</text:p>
          </table:table-cell>
          <table:table-cell office:value-type="string" calcext:value-type="string">
            <text:p>381876216399-798719733025</text:p>
          </table:table-cell>
          <table:table-cell office:value-type="string" calcext:value-type="string">
            <text:p>2017-04-12 06:51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5731" calcext:value-type="float">
            <text:p>1166885731</text:p>
          </table:table-cell>
          <table:table-cell office:value-type="float" office:value="3366510021591" calcext:value-type="float">
            <text:p>336651002159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48</text:p>
          </table:table-cell>
          <table:table-cell office:value-type="string" calcext:value-type="string">
            <text:p>381718177189-798718153025</text:p>
          </table:table-cell>
          <table:table-cell office:value-type="string" calcext:value-type="string">
            <text:p>2017-04-12 06:51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3738" calcext:value-type="float">
            <text:p>1166883738</text:p>
          </table:table-cell>
          <table:table-cell office:value-type="float" office:value="3366510021598" calcext:value-type="float">
            <text:p>336651002159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48</text:p>
          </table:table-cell>
          <table:table-cell office:value-type="string" calcext:value-type="string">
            <text:p>172303076092-1682650796007</text:p>
          </table:table-cell>
          <table:table-cell office:value-type="string" calcext:value-type="string">
            <text:p>2017-04-12 06:51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2936" calcext:value-type="float">
            <text:p>1166882936</text:p>
          </table:table-cell>
          <table:table-cell office:value-type="float" office:value="3366510021578" calcext:value-type="float">
            <text:p>336651002157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47</text:p>
          </table:table-cell>
          <table:table-cell office:value-type="string" calcext:value-type="string">
            <text:p>382013770472-798705399025</text:p>
          </table:table-cell>
          <table:table-cell office:value-type="string" calcext:value-type="string">
            <text:p>2017-04-12 06:51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2899" calcext:value-type="float">
            <text:p>1166882899</text:p>
          </table:table-cell>
          <table:table-cell office:value-type="float" office:value="3366510021571" calcext:value-type="float">
            <text:p>336651002157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47</text:p>
          </table:table-cell>
          <table:table-cell office:value-type="string" calcext:value-type="string">
            <text:p>172303077506-1682643765007</text:p>
          </table:table-cell>
          <table:table-cell office:value-type="string" calcext:value-type="string">
            <text:p>2017-04-12 06:51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63407" calcext:value-type="float">
            <text:p>1166963407</text:p>
          </table:table-cell>
          <table:table-cell office:value-type="float" office:value="3366510021566" calcext:value-type="float">
            <text:p>336651002156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44</text:p>
          </table:table-cell>
          <table:table-cell office:value-type="string" calcext:value-type="string">
            <text:p>232298203113-0</text:p>
          </table:table-cell>
          <table:table-cell office:value-type="string" calcext:value-type="string">
            <text:p>2017-04-12 06:51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0068" calcext:value-type="float">
            <text:p>1166880068</text:p>
          </table:table-cell>
          <table:table-cell office:value-type="float" office:value="3366510021587" calcext:value-type="float">
            <text:p>336651002158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45</text:p>
          </table:table-cell>
          <table:table-cell office:value-type="string" calcext:value-type="string">
            <text:p>232179323199-1433136953013</text:p>
          </table:table-cell>
          <table:table-cell office:value-type="string" calcext:value-type="string">
            <text:p>2017-04-12 06:51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66556" calcext:value-type="float">
            <text:p>1166966556</text:p>
          </table:table-cell>
          <table:table-cell office:value-type="float" office:value="3366510021531" calcext:value-type="float">
            <text:p>336651002153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44</text:p>
          </table:table-cell>
          <table:table-cell office:value-type="string" calcext:value-type="string">
            <text:p>381761091638-798977010025</text:p>
          </table:table-cell>
          <table:table-cell office:value-type="string" calcext:value-type="string">
            <text:p>2017-04-12 06:51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48" calcext:value-type="float">
            <text:p>611020348</text:p>
          </table:table-cell>
          <table:table-cell office:value-type="float" office:value="3366510021584" calcext:value-type="float">
            <text:p>336651002158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45</text:p>
          </table:table-cell>
          <table:table-cell/>
          <table:table-cell office:value-type="string" calcext:value-type="string">
            <text:p>2017-04-12 06:51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21509" calcext:value-type="float">
            <text:p>1166821509</text:p>
          </table:table-cell>
          <table:table-cell office:value-type="float" office:value="3366510021579" calcext:value-type="float">
            <text:p>336651002157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45</text:p>
          </table:table-cell>
          <table:table-cell office:value-type="string" calcext:value-type="string">
            <text:p>381761096318-798456730025</text:p>
          </table:table-cell>
          <table:table-cell office:value-type="string" calcext:value-type="string">
            <text:p>2017-04-12 06:51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0651" calcext:value-type="float">
            <text:p>1166880651</text:p>
          </table:table-cell>
          <table:table-cell office:value-type="float" office:value="3366510021567" calcext:value-type="float">
            <text:p>336651002156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46</text:p>
          </table:table-cell>
          <table:table-cell office:value-type="string" calcext:value-type="string">
            <text:p>382013779955-798666681025</text:p>
          </table:table-cell>
          <table:table-cell office:value-type="string" calcext:value-type="string">
            <text:p>2017-04-12 06:51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64666" calcext:value-type="float">
            <text:p>1166964666</text:p>
          </table:table-cell>
          <table:table-cell office:value-type="float" office:value="3366510021529" calcext:value-type="float">
            <text:p>336651002152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43</text:p>
          </table:table-cell>
          <table:table-cell office:value-type="string" calcext:value-type="string">
            <text:p>232030950605-1433573336013</text:p>
          </table:table-cell>
          <table:table-cell office:value-type="string" calcext:value-type="string">
            <text:p>2017-04-12 06:51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12" calcext:value-type="float">
            <text:p>611020412</text:p>
          </table:table-cell>
          <table:table-cell office:value-type="float" office:value="3366510021586" calcext:value-type="float">
            <text:p>3366510021586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46</text:p>
          </table:table-cell>
          <table:table-cell/>
          <table:table-cell office:value-type="string" calcext:value-type="string">
            <text:p>2017-04-12 06:51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62867" calcext:value-type="float">
            <text:p>1166962867</text:p>
          </table:table-cell>
          <table:table-cell office:value-type="float" office:value="3366510021529" calcext:value-type="float">
            <text:p>336651002152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43</text:p>
          </table:table-cell>
          <table:table-cell office:value-type="string" calcext:value-type="string">
            <text:p>381983136722-798968394025</text:p>
          </table:table-cell>
          <table:table-cell office:value-type="string" calcext:value-type="string">
            <text:p>2017-04-12 06:51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62024" calcext:value-type="float">
            <text:p>1166962024</text:p>
          </table:table-cell>
          <table:table-cell office:value-type="float" office:value="3366510021560" calcext:value-type="float">
            <text:p>336651002156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42</text:p>
          </table:table-cell>
          <table:table-cell office:value-type="string" calcext:value-type="string">
            <text:p>172303075489-1683090709007</text:p>
          </table:table-cell>
          <table:table-cell office:value-type="string" calcext:value-type="string">
            <text:p>2017-04-12 06:51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62" calcext:value-type="float">
            <text:p>611020462</text:p>
          </table:table-cell>
          <table:table-cell office:value-type="float" office:value="3366510021535" calcext:value-type="float">
            <text:p>336651002153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42</text:p>
          </table:table-cell>
          <table:table-cell/>
          <table:table-cell office:value-type="string" calcext:value-type="string">
            <text:p>2017-04-12 06:51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58290" calcext:value-type="float">
            <text:p>1166958290</text:p>
          </table:table-cell>
          <table:table-cell office:value-type="float" office:value="3366510021533" calcext:value-type="float">
            <text:p>336651002153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38</text:p>
          </table:table-cell>
          <table:table-cell office:value-type="string" calcext:value-type="string">
            <text:p>382037251285-0</text:p>
          </table:table-cell>
          <table:table-cell office:value-type="string" calcext:value-type="string">
            <text:p>2017-04-12 06:51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40994" calcext:value-type="float">
            <text:p>1166940994</text:p>
          </table:table-cell>
          <table:table-cell office:value-type="float" office:value="3366510021542" calcext:value-type="float">
            <text:p>336651002154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31</text:p>
          </table:table-cell>
          <table:table-cell office:value-type="string" calcext:value-type="string">
            <text:p>201662635366-1511188708010</text:p>
          </table:table-cell>
          <table:table-cell office:value-type="string" calcext:value-type="string">
            <text:p>2017-04-12 06:51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40082" calcext:value-type="float">
            <text:p>1166940082</text:p>
          </table:table-cell>
          <table:table-cell office:value-type="float" office:value="3366510021556" calcext:value-type="float">
            <text:p>336651002155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31</text:p>
          </table:table-cell>
          <table:table-cell office:value-type="string" calcext:value-type="string">
            <text:p>201664830832-1511182958010</text:p>
          </table:table-cell>
          <table:table-cell office:value-type="string" calcext:value-type="string">
            <text:p>2017-04-12 06:51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16036" calcext:value-type="float">
            <text:p>1166916036</text:p>
          </table:table-cell>
          <table:table-cell office:value-type="float" office:value="3366510021563" calcext:value-type="float">
            <text:p>336651002156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30</text:p>
          </table:table-cell>
          <table:table-cell office:value-type="string" calcext:value-type="string">
            <text:p>232238562816-1433292748013</text:p>
          </table:table-cell>
          <table:table-cell office:value-type="string" calcext:value-type="string">
            <text:p>2017-04-12 06:51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20802" calcext:value-type="float">
            <text:p>1166920802</text:p>
          </table:table-cell>
          <table:table-cell office:value-type="float" office:value="3366510021549" calcext:value-type="float">
            <text:p>336651002154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30</text:p>
          </table:table-cell>
          <table:table-cell office:value-type="string" calcext:value-type="string">
            <text:p>201830985992-1511087950010</text:p>
          </table:table-cell>
          <table:table-cell office:value-type="string" calcext:value-type="string">
            <text:p>2017-04-12 06:51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00325" calcext:value-type="float">
            <text:p>1166900325</text:p>
          </table:table-cell>
          <table:table-cell office:value-type="float" office:value="3366510021565" calcext:value-type="float">
            <text:p>336651002156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27</text:p>
          </table:table-cell>
          <table:table-cell office:value-type="string" calcext:value-type="string">
            <text:p>381965025887-798742060025</text:p>
          </table:table-cell>
          <table:table-cell office:value-type="string" calcext:value-type="string">
            <text:p>2017-04-12 06:51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99079" calcext:value-type="float">
            <text:p>1166899079</text:p>
          </table:table-cell>
          <table:table-cell office:value-type="float" office:value="3366510021530" calcext:value-type="float">
            <text:p>33665100215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27</text:p>
          </table:table-cell>
          <table:table-cell office:value-type="string" calcext:value-type="string">
            <text:p>232297382473-0</text:p>
          </table:table-cell>
          <table:table-cell office:value-type="string" calcext:value-type="string">
            <text:p>2017-04-12 06:51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98182" calcext:value-type="float">
            <text:p>1166898182</text:p>
          </table:table-cell>
          <table:table-cell office:value-type="float" office:value="3366510021545" calcext:value-type="float">
            <text:p>336651002154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26</text:p>
          </table:table-cell>
          <table:table-cell office:value-type="string" calcext:value-type="string">
            <text:p>381843180836-798740334025</text:p>
          </table:table-cell>
          <table:table-cell office:value-type="string" calcext:value-type="string">
            <text:p>2017-04-12 06:51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28" calcext:value-type="float">
            <text:p>611020428</text:p>
          </table:table-cell>
          <table:table-cell office:value-type="float" office:value="3366510021544" calcext:value-type="float">
            <text:p>336651002154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27</text:p>
          </table:table-cell>
          <table:table-cell/>
          <table:table-cell office:value-type="string" calcext:value-type="string">
            <text:p>2017-04-12 06:51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92896" calcext:value-type="float">
            <text:p>1166892896</text:p>
          </table:table-cell>
          <table:table-cell office:value-type="float" office:value="3366510021527" calcext:value-type="float">
            <text:p>336651002152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6:51:24</text:p>
          </table:table-cell>
          <table:table-cell office:value-type="string" calcext:value-type="string">
            <text:p>381761096652-798733571025</text:p>
          </table:table-cell>
          <table:table-cell office:value-type="string" calcext:value-type="string">
            <text:p>2017-04-12 06:51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15366" calcext:value-type="float">
            <text:p>1166915366</text:p>
          </table:table-cell>
          <table:table-cell office:value-type="float" office:value="2350610021521" calcext:value-type="float">
            <text:p>235061002152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22</text:p>
          </table:table-cell>
          <table:table-cell office:value-type="string" calcext:value-type="string">
            <text:p>232297474386-0</text:p>
          </table:table-cell>
          <table:table-cell office:value-type="string" calcext:value-type="string">
            <text:p>2017-04-12 05:48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65234" calcext:value-type="float">
            <text:p>1166965234</text:p>
          </table:table-cell>
          <table:table-cell office:value-type="float" office:value="2350610021488" calcext:value-type="float">
            <text:p>235061002148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21</text:p>
          </table:table-cell>
          <table:table-cell office:value-type="string" calcext:value-type="string">
            <text:p>381988683767-798974143025</text:p>
          </table:table-cell>
          <table:table-cell office:value-type="string" calcext:value-type="string">
            <text:p>2017-04-12 05:48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60237" calcext:value-type="float">
            <text:p>1166960237</text:p>
          </table:table-cell>
          <table:table-cell office:value-type="float" office:value="2350610021495" calcext:value-type="float">
            <text:p>235061002149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18</text:p>
          </table:table-cell>
          <table:table-cell office:value-type="string" calcext:value-type="string">
            <text:p>172303076756-1683079907007</text:p>
          </table:table-cell>
          <table:table-cell office:value-type="string" calcext:value-type="string">
            <text:p>2017-04-12 05:48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58688" calcext:value-type="float">
            <text:p>1166958688</text:p>
          </table:table-cell>
          <table:table-cell office:value-type="float" office:value="2350610021501" calcext:value-type="float">
            <text:p>235061002150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14</text:p>
          </table:table-cell>
          <table:table-cell office:value-type="string" calcext:value-type="string">
            <text:p>201719658940-1511332477010</text:p>
          </table:table-cell>
          <table:table-cell office:value-type="string" calcext:value-type="string">
            <text:p>2017-04-12 05:48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58460" calcext:value-type="float">
            <text:p>1166958460</text:p>
          </table:table-cell>
          <table:table-cell office:value-type="float" office:value="2350610021499" calcext:value-type="float">
            <text:p>235061002149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14</text:p>
          </table:table-cell>
          <table:table-cell office:value-type="string" calcext:value-type="string">
            <text:p>172418352568-1683046169007</text:p>
          </table:table-cell>
          <table:table-cell office:value-type="string" calcext:value-type="string">
            <text:p>2017-04-12 05:48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58732" calcext:value-type="float">
            <text:p>1166958732</text:p>
          </table:table-cell>
          <table:table-cell office:value-type="float" office:value="2350610021494" calcext:value-type="float">
            <text:p>235061002149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15</text:p>
          </table:table-cell>
          <table:table-cell office:value-type="string" calcext:value-type="string">
            <text:p>381640295439-798945098025</text:p>
          </table:table-cell>
          <table:table-cell office:value-type="string" calcext:value-type="string">
            <text:p>2017-04-12 05:48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58770" calcext:value-type="float">
            <text:p>1166958770</text:p>
          </table:table-cell>
          <table:table-cell office:value-type="float" office:value="2350610021487" calcext:value-type="float">
            <text:p>235061002148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15</text:p>
          </table:table-cell>
          <table:table-cell office:value-type="string" calcext:value-type="string">
            <text:p>232154727836-1433537807013</text:p>
          </table:table-cell>
          <table:table-cell office:value-type="string" calcext:value-type="string">
            <text:p>2017-04-12 05:48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45" calcext:value-type="float">
            <text:p>611020445</text:p>
          </table:table-cell>
          <table:table-cell office:value-type="float" office:value="2350610021518" calcext:value-type="float">
            <text:p>2350610021518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09</text:p>
          </table:table-cell>
          <table:table-cell/>
          <table:table-cell office:value-type="string" calcext:value-type="string">
            <text:p>2017-04-12 05:48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57362" calcext:value-type="float">
            <text:p>1166957362</text:p>
          </table:table-cell>
          <table:table-cell office:value-type="float" office:value="2350610021507" calcext:value-type="float">
            <text:p>235061002150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08</text:p>
          </table:table-cell>
          <table:table-cell office:value-type="string" calcext:value-type="string">
            <text:p>172456258346-1683010827007</text:p>
          </table:table-cell>
          <table:table-cell office:value-type="string" calcext:value-type="string">
            <text:p>2017-04-12 05:48: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58230" calcext:value-type="float">
            <text:p>1166958230</text:p>
          </table:table-cell>
          <table:table-cell office:value-type="float" office:value="2350610021519" calcext:value-type="float">
            <text:p>235061002151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09</text:p>
          </table:table-cell>
          <table:table-cell office:value-type="string" calcext:value-type="string">
            <text:p>381761102375-798929072025</text:p>
          </table:table-cell>
          <table:table-cell office:value-type="string" calcext:value-type="string">
            <text:p>2017-04-12 05:48: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47175" calcext:value-type="float">
            <text:p>1166947175</text:p>
          </table:table-cell>
          <table:table-cell office:value-type="float" office:value="2350610021515" calcext:value-type="float">
            <text:p>235061002151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04</text:p>
          </table:table-cell>
          <table:table-cell office:value-type="string" calcext:value-type="string">
            <text:p>201634789993-1511219434010</text:p>
          </table:table-cell>
          <table:table-cell office:value-type="string" calcext:value-type="string">
            <text:p>2017-04-12 05:48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56437" calcext:value-type="float">
            <text:p>1166956437</text:p>
          </table:table-cell>
          <table:table-cell office:value-type="float" office:value="2350610021498" calcext:value-type="float">
            <text:p>235061002149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06</text:p>
          </table:table-cell>
          <table:table-cell office:value-type="string" calcext:value-type="string">
            <text:p>382011080382-798904501025</text:p>
          </table:table-cell>
          <table:table-cell office:value-type="string" calcext:value-type="string">
            <text:p>2017-04-12 05:48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57757" calcext:value-type="float">
            <text:p>1166957757</text:p>
          </table:table-cell>
          <table:table-cell office:value-type="float" office:value="2350610021498" calcext:value-type="float">
            <text:p>235061002149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06</text:p>
          </table:table-cell>
          <table:table-cell office:value-type="string" calcext:value-type="string">
            <text:p>201662637663-1511291975010</text:p>
          </table:table-cell>
          <table:table-cell office:value-type="string" calcext:value-type="string">
            <text:p>2017-04-12 05:48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56385" calcext:value-type="float">
            <text:p>1166956385</text:p>
          </table:table-cell>
          <table:table-cell office:value-type="float" office:value="2350610021491" calcext:value-type="float">
            <text:p>235061002149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05</text:p>
          </table:table-cell>
          <table:table-cell office:value-type="string" calcext:value-type="string">
            <text:p>201818634539-1511274192010</text:p>
          </table:table-cell>
          <table:table-cell office:value-type="string" calcext:value-type="string">
            <text:p>2017-04-12 05:48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915773" calcext:value-type="float">
            <text:p>1166915773</text:p>
          </table:table-cell>
          <table:table-cell office:value-type="float" office:value="2350610021505" calcext:value-type="float">
            <text:p>235061002150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8:00</text:p>
          </table:table-cell>
          <table:table-cell office:value-type="string" calcext:value-type="string">
            <text:p>201662636601-1511067663010</text:p>
          </table:table-cell>
          <table:table-cell office:value-type="string" calcext:value-type="string">
            <text:p>2017-04-12 05:48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93990" calcext:value-type="float">
            <text:p>1166893990</text:p>
          </table:table-cell>
          <table:table-cell office:value-type="float" office:value="2350610021504" calcext:value-type="float">
            <text:p>235061002150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7:52</text:p>
          </table:table-cell>
          <table:table-cell office:value-type="string" calcext:value-type="string">
            <text:p>201880678742-1511016005010</text:p>
          </table:table-cell>
          <table:table-cell office:value-type="string" calcext:value-type="string">
            <text:p>2017-04-12 05:47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7778" calcext:value-type="float">
            <text:p>1166747778</text:p>
          </table:table-cell>
          <table:table-cell office:value-type="float" office:value="2350610021512" calcext:value-type="float">
            <text:p>235061002151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7:50</text:p>
          </table:table-cell>
          <table:table-cell office:value-type="string" calcext:value-type="string">
            <text:p>232295093639-0</text:p>
          </table:table-cell>
          <table:table-cell office:value-type="string" calcext:value-type="string">
            <text:p>2017-04-12 05:47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79881" calcext:value-type="float">
            <text:p>1166879881</text:p>
          </table:table-cell>
          <table:table-cell office:value-type="float" office:value="2350610021500" calcext:value-type="float">
            <text:p>23506100215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2</text:p>
          </table:table-cell>
          <table:table-cell office:value-type="string" calcext:value-type="string">
            <text:p>05:47:51</text:p>
          </table:table-cell>
          <table:table-cell office:value-type="string" calcext:value-type="string">
            <text:p>382012612728-798652857025</text:p>
          </table:table-cell>
          <table:table-cell office:value-type="string" calcext:value-type="string">
            <text:p>2017-04-12 05:47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8385" calcext:value-type="float">
            <text:p>1166808385</text:p>
          </table:table-cell>
          <table:table-cell office:value-type="float" office:value="3366510021473" calcext:value-type="float">
            <text:p>336651002147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32</text:p>
          </table:table-cell>
          <table:table-cell office:value-type="string" calcext:value-type="string">
            <text:p>232166569902-1432814480013</text:p>
          </table:table-cell>
          <table:table-cell office:value-type="string" calcext:value-type="string">
            <text:p>2017-04-11 08:26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6333" calcext:value-type="float">
            <text:p>1166806333</text:p>
          </table:table-cell>
          <table:table-cell office:value-type="float" office:value="3366510021486" calcext:value-type="float">
            <text:p>336651002148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32</text:p>
          </table:table-cell>
          <table:table-cell office:value-type="string" calcext:value-type="string">
            <text:p>201517722071-1510502386010</text:p>
          </table:table-cell>
          <table:table-cell office:value-type="string" calcext:value-type="string">
            <text:p>2017-04-11 08:26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21171" calcext:value-type="float">
            <text:p>1166821171</text:p>
          </table:table-cell>
          <table:table-cell office:value-type="float" office:value="3366510021457" calcext:value-type="float">
            <text:p>336651002145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32</text:p>
          </table:table-cell>
          <table:table-cell office:value-type="string" calcext:value-type="string">
            <text:p>201610227035-1510570386010</text:p>
          </table:table-cell>
          <table:table-cell office:value-type="string" calcext:value-type="string">
            <text:p>2017-04-11 08:26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5963" calcext:value-type="float">
            <text:p>1166805963</text:p>
          </table:table-cell>
          <table:table-cell office:value-type="float" office:value="3366510021476" calcext:value-type="float">
            <text:p>336651002147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31</text:p>
          </table:table-cell>
          <table:table-cell office:value-type="string" calcext:value-type="string">
            <text:p>381761096042-798416553025</text:p>
          </table:table-cell>
          <table:table-cell office:value-type="string" calcext:value-type="string">
            <text:p>2017-04-11 08:26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25466" calcext:value-type="float">
            <text:p>1166825466</text:p>
          </table:table-cell>
          <table:table-cell office:value-type="float" office:value="3366510021456" calcext:value-type="float">
            <text:p>336651002145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33</text:p>
          </table:table-cell>
          <table:table-cell office:value-type="string" calcext:value-type="string">
            <text:p>232072824715-1432858411013</text:p>
          </table:table-cell>
          <table:table-cell office:value-type="string" calcext:value-type="string">
            <text:p>2017-04-11 08:26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5894" calcext:value-type="float">
            <text:p>1166805894</text:p>
          </table:table-cell>
          <table:table-cell office:value-type="float" office:value="3366510021485" calcext:value-type="float">
            <text:p>336651002148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31</text:p>
          </table:table-cell>
          <table:table-cell office:value-type="string" calcext:value-type="string">
            <text:p>381843180836-798414207025</text:p>
          </table:table-cell>
          <table:table-cell office:value-type="string" calcext:value-type="string">
            <text:p>2017-04-11 08:26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15444" calcext:value-type="float">
            <text:p>1166815444</text:p>
          </table:table-cell>
          <table:table-cell office:value-type="float" office:value="3366510021451" calcext:value-type="float">
            <text:p>336651002145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32</text:p>
          </table:table-cell>
          <table:table-cell office:value-type="string" calcext:value-type="string">
            <text:p>381768691170-798449516025</text:p>
          </table:table-cell>
          <table:table-cell office:value-type="string" calcext:value-type="string">
            <text:p>2017-04-11 08:26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54" calcext:value-type="float">
            <text:p>611020354</text:p>
          </table:table-cell>
          <table:table-cell office:value-type="float" office:value="3366510021441" calcext:value-type="float">
            <text:p>3366510021441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29</text:p>
          </table:table-cell>
          <table:table-cell/>
          <table:table-cell office:value-type="string" calcext:value-type="string">
            <text:p>2017-04-11 08:26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4265" calcext:value-type="float">
            <text:p>1166804265</text:p>
          </table:table-cell>
          <table:table-cell office:value-type="float" office:value="3366510021452" calcext:value-type="float">
            <text:p>336651002145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29</text:p>
          </table:table-cell>
          <table:table-cell office:value-type="string" calcext:value-type="string">
            <text:p>232166613457-1432736835013</text:p>
          </table:table-cell>
          <table:table-cell office:value-type="string" calcext:value-type="string">
            <text:p>2017-04-11 08:26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5562" calcext:value-type="float">
            <text:p>1166805562</text:p>
          </table:table-cell>
          <table:table-cell office:value-type="float" office:value="3366510021467" calcext:value-type="float">
            <text:p>336651002146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30</text:p>
          </table:table-cell>
          <table:table-cell office:value-type="string" calcext:value-type="string">
            <text:p>172306605998-1682117558007</text:p>
          </table:table-cell>
          <table:table-cell office:value-type="string" calcext:value-type="string">
            <text:p>2017-04-11 08:26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4211" calcext:value-type="float">
            <text:p>1166804211</text:p>
          </table:table-cell>
          <table:table-cell office:value-type="float" office:value="3366510021465" calcext:value-type="float">
            <text:p>336651002146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29</text:p>
          </table:table-cell>
          <table:table-cell office:value-type="string" calcext:value-type="string">
            <text:p>201662640587-1510436611010</text:p>
          </table:table-cell>
          <table:table-cell office:value-type="string" calcext:value-type="string">
            <text:p>2017-04-11 08:26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74" calcext:value-type="float">
            <text:p>611020374</text:p>
          </table:table-cell>
          <table:table-cell office:value-type="float" office:value="3366510021460" calcext:value-type="float">
            <text:p>3366510021460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30</text:p>
          </table:table-cell>
          <table:table-cell/>
          <table:table-cell office:value-type="string" calcext:value-type="string">
            <text:p>2017-04-11 08:26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0859" calcext:value-type="float">
            <text:p>1166800859</text:p>
          </table:table-cell>
          <table:table-cell office:value-type="float" office:value="3366510021469" calcext:value-type="float">
            <text:p>336651002146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29</text:p>
          </table:table-cell>
          <table:table-cell office:value-type="string" calcext:value-type="string">
            <text:p>201864833260-1510397395010</text:p>
          </table:table-cell>
          <table:table-cell office:value-type="string" calcext:value-type="string">
            <text:p>2017-04-11 08:26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61439" calcext:value-type="float">
            <text:p>1166761439</text:p>
          </table:table-cell>
          <table:table-cell office:value-type="float" office:value="3366510021479" calcext:value-type="float">
            <text:p>336651002147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28</text:p>
          </table:table-cell>
          <table:table-cell office:value-type="string" calcext:value-type="string">
            <text:p>232076161190-1432518322013</text:p>
          </table:table-cell>
          <table:table-cell office:value-type="string" calcext:value-type="string">
            <text:p>2017-04-11 08:26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5829" calcext:value-type="float">
            <text:p>1166805829</text:p>
          </table:table-cell>
          <table:table-cell office:value-type="float" office:value="3366510021463" calcext:value-type="float">
            <text:p>336651002146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31</text:p>
          </table:table-cell>
          <table:table-cell office:value-type="string" calcext:value-type="string">
            <text:p>232034747200-1432785709013</text:p>
          </table:table-cell>
          <table:table-cell office:value-type="string" calcext:value-type="string">
            <text:p>2017-04-11 08:26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63156" calcext:value-type="float">
            <text:p>1166763156</text:p>
          </table:table-cell>
          <table:table-cell office:value-type="float" office:value="3366510021455" calcext:value-type="float">
            <text:p>336651002145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28</text:p>
          </table:table-cell>
          <table:table-cell office:value-type="string" calcext:value-type="string">
            <text:p>201561464305-1510197351010</text:p>
          </table:table-cell>
          <table:table-cell office:value-type="string" calcext:value-type="string">
            <text:p>2017-04-11 08:26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5564" calcext:value-type="float">
            <text:p>1166805564</text:p>
          </table:table-cell>
          <table:table-cell office:value-type="float" office:value="3366510021458" calcext:value-type="float">
            <text:p>336651002145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30</text:p>
          </table:table-cell>
          <table:table-cell office:value-type="string" calcext:value-type="string">
            <text:p>381890247601-798402862025</text:p>
          </table:table-cell>
          <table:table-cell office:value-type="string" calcext:value-type="string">
            <text:p>2017-04-11 08:26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5732" calcext:value-type="float">
            <text:p>1166805732</text:p>
          </table:table-cell>
          <table:table-cell office:value-type="float" office:value="3366510021464" calcext:value-type="float">
            <text:p>336651002146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30</text:p>
          </table:table-cell>
          <table:table-cell office:value-type="string" calcext:value-type="string">
            <text:p>232251168478-1432781404013</text:p>
          </table:table-cell>
          <table:table-cell office:value-type="string" calcext:value-type="string">
            <text:p>2017-04-11 08:26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16199" calcext:value-type="float">
            <text:p>1166616199</text:p>
          </table:table-cell>
          <table:table-cell office:value-type="float" office:value="3366510021468" calcext:value-type="float">
            <text:p>336651002146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27</text:p>
          </table:table-cell>
          <table:table-cell office:value-type="string" calcext:value-type="string">
            <text:p>232293366177-0</text:p>
          </table:table-cell>
          <table:table-cell office:value-type="string" calcext:value-type="string">
            <text:p>2017-04-11 08:26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8120" calcext:value-type="float">
            <text:p>1166748120</text:p>
          </table:table-cell>
          <table:table-cell office:value-type="float" office:value="3366510021453" calcext:value-type="float">
            <text:p>336651002145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26</text:p>
          </table:table-cell>
          <table:table-cell office:value-type="string" calcext:value-type="string">
            <text:p>382033713182-0</text:p>
          </table:table-cell>
          <table:table-cell office:value-type="string" calcext:value-type="string">
            <text:p>2017-04-11 08:26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90994" calcext:value-type="float">
            <text:p>1166890994</text:p>
          </table:table-cell>
          <table:table-cell office:value-type="float" office:value="3366510021409" calcext:value-type="float">
            <text:p>336651002140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25</text:p>
          </table:table-cell>
          <table:table-cell office:value-type="string" calcext:value-type="string">
            <text:p>172541706719-1682694381007</text:p>
          </table:table-cell>
          <table:table-cell office:value-type="string" calcext:value-type="string">
            <text:p>2017-04-11 08:26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32" calcext:value-type="float">
            <text:p>611020332</text:p>
          </table:table-cell>
          <table:table-cell office:value-type="float" office:value="3366510021478" calcext:value-type="float">
            <text:p>3366510021478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26</text:p>
          </table:table-cell>
          <table:table-cell/>
          <table:table-cell office:value-type="string" calcext:value-type="string">
            <text:p>2017-04-11 08:26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7719" calcext:value-type="float">
            <text:p>1166747719</text:p>
          </table:table-cell>
          <table:table-cell office:value-type="float" office:value="3366510021480" calcext:value-type="float">
            <text:p>336651002148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26</text:p>
          </table:table-cell>
          <table:table-cell office:value-type="string" calcext:value-type="string">
            <text:p>381761096102-798150644025</text:p>
          </table:table-cell>
          <table:table-cell office:value-type="string" calcext:value-type="string">
            <text:p>2017-04-11 08:26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8219" calcext:value-type="float">
            <text:p>1166748219</text:p>
          </table:table-cell>
          <table:table-cell office:value-type="float" office:value="3366510021450" calcext:value-type="float">
            <text:p>336651002145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27</text:p>
          </table:table-cell>
          <table:table-cell office:value-type="string" calcext:value-type="string">
            <text:p>381768691170-798167570025</text:p>
          </table:table-cell>
          <table:table-cell office:value-type="string" calcext:value-type="string">
            <text:p>2017-04-11 08:26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6932" calcext:value-type="float">
            <text:p>1166746932</text:p>
          </table:table-cell>
          <table:table-cell office:value-type="float" office:value="3366510021448" calcext:value-type="float">
            <text:p>336651002144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25</text:p>
          </table:table-cell>
          <table:table-cell office:value-type="string" calcext:value-type="string">
            <text:p>381965024667-798138383025</text:p>
          </table:table-cell>
          <table:table-cell office:value-type="string" calcext:value-type="string">
            <text:p>2017-04-11 08:26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7077" calcext:value-type="float">
            <text:p>1166747077</text:p>
          </table:table-cell>
          <table:table-cell office:value-type="float" office:value="3366510021447" calcext:value-type="float">
            <text:p>336651002144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26</text:p>
          </table:table-cell>
          <table:table-cell office:value-type="string" calcext:value-type="string">
            <text:p>381979292801-798140471025</text:p>
          </table:table-cell>
          <table:table-cell office:value-type="string" calcext:value-type="string">
            <text:p>2017-04-11 08:26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9349" calcext:value-type="float">
            <text:p>1166749349</text:p>
          </table:table-cell>
          <table:table-cell office:value-type="float" office:value="3366510021454" calcext:value-type="float">
            <text:p>336651002145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27</text:p>
          </table:table-cell>
          <table:table-cell office:value-type="string" calcext:value-type="string">
            <text:p>172541720956-1681742607007</text:p>
          </table:table-cell>
          <table:table-cell office:value-type="string" calcext:value-type="string">
            <text:p>2017-04-11 08:26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60421" calcext:value-type="float">
            <text:p>1166760421</text:p>
          </table:table-cell>
          <table:table-cell office:value-type="float" office:value="3366510021484" calcext:value-type="float">
            <text:p>336651002148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28</text:p>
          </table:table-cell>
          <table:table-cell office:value-type="string" calcext:value-type="string">
            <text:p>381843180836-798216412025</text:p>
          </table:table-cell>
          <table:table-cell office:value-type="string" calcext:value-type="string">
            <text:p>2017-04-11 08:26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9769" calcext:value-type="float">
            <text:p>1166749769</text:p>
          </table:table-cell>
          <table:table-cell office:value-type="float" office:value="3366510021446" calcext:value-type="float">
            <text:p>336651002144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27</text:p>
          </table:table-cell>
          <table:table-cell office:value-type="string" calcext:value-type="string">
            <text:p>201828401882-1510140732010</text:p>
          </table:table-cell>
          <table:table-cell office:value-type="string" calcext:value-type="string">
            <text:p>2017-04-11 08:26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15" calcext:value-type="float">
            <text:p>611020415</text:p>
          </table:table-cell>
          <table:table-cell office:value-type="float" office:value="3366510021368" calcext:value-type="float">
            <text:p>3366510021368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24</text:p>
          </table:table-cell>
          <table:table-cell/>
          <table:table-cell office:value-type="string" calcext:value-type="string">
            <text:p>2017-04-11 08:26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2500" calcext:value-type="float">
            <text:p>1166882500</text:p>
          </table:table-cell>
          <table:table-cell office:value-type="float" office:value="3366510021360" calcext:value-type="float">
            <text:p>336651002136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24</text:p>
          </table:table-cell>
          <table:table-cell office:value-type="string" calcext:value-type="string">
            <text:p>172303074638-1682635491007</text:p>
          </table:table-cell>
          <table:table-cell office:value-type="string" calcext:value-type="string">
            <text:p>2017-04-11 08:26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2348" calcext:value-type="float">
            <text:p>1166882348</text:p>
          </table:table-cell>
          <table:table-cell office:value-type="float" office:value="3366510021383" calcext:value-type="float">
            <text:p>336651002138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24</text:p>
          </table:table-cell>
          <table:table-cell office:value-type="string" calcext:value-type="string">
            <text:p>232179323199-1433191212013</text:p>
          </table:table-cell>
          <table:table-cell office:value-type="string" calcext:value-type="string">
            <text:p>2017-04-11 08:26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9169" calcext:value-type="float">
            <text:p>1166889169</text:p>
          </table:table-cell>
          <table:table-cell office:value-type="float" office:value="3366510021423" calcext:value-type="float">
            <text:p>336651002142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25</text:p>
          </table:table-cell>
          <table:table-cell office:value-type="string" calcext:value-type="string">
            <text:p>201634788940-1511001255010</text:p>
          </table:table-cell>
          <table:table-cell office:value-type="string" calcext:value-type="string">
            <text:p>2017-04-11 08:26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77986" calcext:value-type="float">
            <text:p>1166877986</text:p>
          </table:table-cell>
          <table:table-cell office:value-type="float" office:value="3366510021389" calcext:value-type="float">
            <text:p>336651002138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20</text:p>
          </table:table-cell>
          <table:table-cell office:value-type="string" calcext:value-type="string">
            <text:p>232281270580-1433110939013</text:p>
          </table:table-cell>
          <table:table-cell office:value-type="string" calcext:value-type="string">
            <text:p>2017-04-11 08:26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78083" calcext:value-type="float">
            <text:p>1166878083</text:p>
          </table:table-cell>
          <table:table-cell office:value-type="float" office:value="3366510021439" calcext:value-type="float">
            <text:p>336651002143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20</text:p>
          </table:table-cell>
          <table:table-cell office:value-type="string" calcext:value-type="string">
            <text:p>172303077180-1682539805007</text:p>
          </table:table-cell>
          <table:table-cell office:value-type="string" calcext:value-type="string">
            <text:p>2017-04-11 08:26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63212" calcext:value-type="float">
            <text:p>1166863212</text:p>
          </table:table-cell>
          <table:table-cell office:value-type="float" office:value="3366510021362" calcext:value-type="float">
            <text:p>336651002136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19</text:p>
          </table:table-cell>
          <table:table-cell office:value-type="string" calcext:value-type="string">
            <text:p>201662635366-1510779855010</text:p>
          </table:table-cell>
          <table:table-cell office:value-type="string" calcext:value-type="string">
            <text:p>2017-04-11 08:26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67887" calcext:value-type="float">
            <text:p>1166867887</text:p>
          </table:table-cell>
          <table:table-cell office:value-type="float" office:value="3366510021369" calcext:value-type="float">
            <text:p>336651002136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20</text:p>
          </table:table-cell>
          <table:table-cell office:value-type="string" calcext:value-type="string">
            <text:p>232239582936-1433062460013</text:p>
          </table:table-cell>
          <table:table-cell office:value-type="string" calcext:value-type="string">
            <text:p>2017-04-11 08:26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16577" calcext:value-type="float">
            <text:p>1166816577</text:p>
          </table:table-cell>
          <table:table-cell office:value-type="float" office:value="3366510021382" calcext:value-type="float">
            <text:p>336651002138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16</text:p>
          </table:table-cell>
          <table:table-cell office:value-type="string" calcext:value-type="string">
            <text:p>232179323199-1432842170013</text:p>
          </table:table-cell>
          <table:table-cell office:value-type="string" calcext:value-type="string">
            <text:p>2017-04-11 08:26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32008" calcext:value-type="float">
            <text:p>1166832008</text:p>
          </table:table-cell>
          <table:table-cell office:value-type="float" office:value="3366510021411" calcext:value-type="float">
            <text:p>336651002141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18</text:p>
          </table:table-cell>
          <table:table-cell office:value-type="string" calcext:value-type="string">
            <text:p>232130491581-1432884387013</text:p>
          </table:table-cell>
          <table:table-cell office:value-type="string" calcext:value-type="string">
            <text:p>2017-04-11 08:26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20509" calcext:value-type="float">
            <text:p>1166820509</text:p>
          </table:table-cell>
          <table:table-cell office:value-type="float" office:value="3366510021426" calcext:value-type="float">
            <text:p>336651002142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17</text:p>
          </table:table-cell>
          <table:table-cell office:value-type="string" calcext:value-type="string">
            <text:p>232072813070-1432849108013</text:p>
          </table:table-cell>
          <table:table-cell office:value-type="string" calcext:value-type="string">
            <text:p>2017-04-11 08:26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32288" calcext:value-type="float">
            <text:p>1166832288</text:p>
          </table:table-cell>
          <table:table-cell office:value-type="float" office:value="3366510021406" calcext:value-type="float">
            <text:p>336651002140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18</text:p>
          </table:table-cell>
          <table:table-cell office:value-type="string" calcext:value-type="string">
            <text:p>201884815786-0</text:p>
          </table:table-cell>
          <table:table-cell office:value-type="string" calcext:value-type="string">
            <text:p>2017-04-11 08:26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19188" calcext:value-type="float">
            <text:p>1166819188</text:p>
          </table:table-cell>
          <table:table-cell office:value-type="float" office:value="3366510021388" calcext:value-type="float">
            <text:p>336651002138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17</text:p>
          </table:table-cell>
          <table:table-cell office:value-type="string" calcext:value-type="string">
            <text:p>381890247601-798453918025</text:p>
          </table:table-cell>
          <table:table-cell office:value-type="string" calcext:value-type="string">
            <text:p>2017-04-11 08:26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13536" calcext:value-type="float">
            <text:p>1166813536</text:p>
          </table:table-cell>
          <table:table-cell office:value-type="float" office:value="3366510021355" calcext:value-type="float">
            <text:p>336651002135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16</text:p>
          </table:table-cell>
          <table:table-cell office:value-type="string" calcext:value-type="string">
            <text:p>201884633352-0</text:p>
          </table:table-cell>
          <table:table-cell office:value-type="string" calcext:value-type="string">
            <text:p>2017-04-11 08:26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6454" calcext:value-type="float">
            <text:p>1166806454</text:p>
          </table:table-cell>
          <table:table-cell office:value-type="float" office:value="3366510021359" calcext:value-type="float">
            <text:p>336651002135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17</text:p>
          </table:table-cell>
          <table:table-cell office:value-type="string" calcext:value-type="string">
            <text:p>232296452841-0</text:p>
          </table:table-cell>
          <table:table-cell office:value-type="string" calcext:value-type="string">
            <text:p>2017-04-11 08:26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01" calcext:value-type="float">
            <text:p>611020401</text:p>
          </table:table-cell>
          <table:table-cell office:value-type="float" office:value="3366510021380" calcext:value-type="float">
            <text:p>3366510021380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18</text:p>
          </table:table-cell>
          <table:table-cell/>
          <table:table-cell office:value-type="string" calcext:value-type="string">
            <text:p>2017-04-11 08:26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8093" calcext:value-type="float">
            <text:p>1166808093</text:p>
          </table:table-cell>
          <table:table-cell office:value-type="float" office:value="3366510021401" calcext:value-type="float">
            <text:p>336651002140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16</text:p>
          </table:table-cell>
          <table:table-cell office:value-type="string" calcext:value-type="string">
            <text:p>232296452220-0</text:p>
          </table:table-cell>
          <table:table-cell office:value-type="string" calcext:value-type="string">
            <text:p>2017-04-11 08:26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21098" calcext:value-type="float">
            <text:p>1166821098</text:p>
          </table:table-cell>
          <table:table-cell office:value-type="float" office:value="3366510021329" calcext:value-type="float">
            <text:p>336651002132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17</text:p>
          </table:table-cell>
          <table:table-cell office:value-type="string" calcext:value-type="string">
            <text:p>201884678442-0</text:p>
          </table:table-cell>
          <table:table-cell office:value-type="string" calcext:value-type="string">
            <text:p>2017-04-11 08:26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44784" calcext:value-type="float">
            <text:p>1166844784</text:p>
          </table:table-cell>
          <table:table-cell office:value-type="float" office:value="3366510021356" calcext:value-type="float">
            <text:p>336651002135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8:26:18</text:p>
          </table:table-cell>
          <table:table-cell office:value-type="string" calcext:value-type="string">
            <text:p>201667040693-1510672949010</text:p>
          </table:table-cell>
          <table:table-cell office:value-type="string" calcext:value-type="string">
            <text:p>2017-04-11 08:26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39147" calcext:value-type="float">
            <text:p>1166839147</text:p>
          </table:table-cell>
          <table:table-cell office:value-type="float" office:value="2350610021371" calcext:value-type="float">
            <text:p>235061002137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1:13</text:p>
          </table:table-cell>
          <table:table-cell office:value-type="string" calcext:value-type="string">
            <text:p>201662646681-1510646413010</text:p>
          </table:table-cell>
          <table:table-cell office:value-type="string" calcext:value-type="string">
            <text:p>2017-04-11 07:11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97" calcext:value-type="float">
            <text:p>611020397</text:p>
          </table:table-cell>
          <table:table-cell office:value-type="float" office:value="2350610021412" calcext:value-type="float">
            <text:p>2350610021412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1:13</text:p>
          </table:table-cell>
          <table:table-cell/>
          <table:table-cell office:value-type="string" calcext:value-type="string">
            <text:p>2017-04-11 07:11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28474" calcext:value-type="float">
            <text:p>1166828474</text:p>
          </table:table-cell>
          <table:table-cell office:value-type="float" office:value="2350610021387" calcext:value-type="float">
            <text:p>235061002138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1:12</text:p>
          </table:table-cell>
          <table:table-cell office:value-type="string" calcext:value-type="string">
            <text:p>381771493917-798470084025</text:p>
          </table:table-cell>
          <table:table-cell office:value-type="string" calcext:value-type="string">
            <text:p>2017-04-11 07:11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16694" calcext:value-type="float">
            <text:p>1166816694</text:p>
          </table:table-cell>
          <table:table-cell office:value-type="float" office:value="2350610021424" calcext:value-type="float">
            <text:p>235061002142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1:12</text:p>
          </table:table-cell>
          <table:table-cell office:value-type="string" calcext:value-type="string">
            <text:p>381723955488-798451145025</text:p>
          </table:table-cell>
          <table:table-cell office:value-type="string" calcext:value-type="string">
            <text:p>2017-04-11 07:11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55126" calcext:value-type="float">
            <text:p>1166755126</text:p>
          </table:table-cell>
          <table:table-cell office:value-type="float" office:value="2350610021384" calcext:value-type="float">
            <text:p>235061002138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1:08</text:p>
          </table:table-cell>
          <table:table-cell office:value-type="string" calcext:value-type="string">
            <text:p>381771493917-798212559025</text:p>
          </table:table-cell>
          <table:table-cell office:value-type="string" calcext:value-type="string">
            <text:p>2017-04-11 07:11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73" calcext:value-type="float">
            <text:p>611020373</text:p>
          </table:table-cell>
          <table:table-cell office:value-type="float" office:value="2350610021381" calcext:value-type="float">
            <text:p>2350610021381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1:10</text:p>
          </table:table-cell>
          <table:table-cell/>
          <table:table-cell office:value-type="string" calcext:value-type="string">
            <text:p>2017-04-11 07:11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97396" calcext:value-type="float">
            <text:p>1166797396</text:p>
          </table:table-cell>
          <table:table-cell office:value-type="float" office:value="2350610021385" calcext:value-type="float">
            <text:p>235061002138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1:09</text:p>
          </table:table-cell>
          <table:table-cell office:value-type="string" calcext:value-type="string">
            <text:p>381771493917-798333352025</text:p>
          </table:table-cell>
          <table:table-cell office:value-type="string" calcext:value-type="string">
            <text:p>2017-04-11 07:11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8204" calcext:value-type="float">
            <text:p>1166808204</text:p>
          </table:table-cell>
          <table:table-cell office:value-type="float" office:value="2350610021386" calcext:value-type="float">
            <text:p>235061002138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1:11</text:p>
          </table:table-cell>
          <table:table-cell office:value-type="string" calcext:value-type="string">
            <text:p>172325840112-1682166142007</text:p>
          </table:table-cell>
          <table:table-cell office:value-type="string" calcext:value-type="string">
            <text:p>2017-04-11 07:11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7760" calcext:value-type="float">
            <text:p>1166747760</text:p>
          </table:table-cell>
          <table:table-cell office:value-type="float" office:value="2350610021379" calcext:value-type="float">
            <text:p>235061002137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1:07</text:p>
          </table:table-cell>
          <table:table-cell office:value-type="string" calcext:value-type="string">
            <text:p>381669578624-798152733025</text:p>
          </table:table-cell>
          <table:table-cell office:value-type="string" calcext:value-type="string">
            <text:p>2017-04-11 07:11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5323" calcext:value-type="float">
            <text:p>1166805323</text:p>
          </table:table-cell>
          <table:table-cell office:value-type="float" office:value="2350610021377" calcext:value-type="float">
            <text:p>235061002137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1:10</text:p>
          </table:table-cell>
          <table:table-cell office:value-type="string" calcext:value-type="string">
            <text:p>232296147004-0</text:p>
          </table:table-cell>
          <table:table-cell office:value-type="string" calcext:value-type="string">
            <text:p>2017-04-11 07:11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4905" calcext:value-type="float">
            <text:p>1166804905</text:p>
          </table:table-cell>
          <table:table-cell office:value-type="float" office:value="2350610021397" calcext:value-type="float">
            <text:p>235061002139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1:10</text:p>
          </table:table-cell>
          <table:table-cell office:value-type="string" calcext:value-type="string">
            <text:p>232296038370-0</text:p>
          </table:table-cell>
          <table:table-cell office:value-type="string" calcext:value-type="string">
            <text:p>2017-04-11 07:11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48" calcext:value-type="float">
            <text:p>611020348</text:p>
          </table:table-cell>
          <table:table-cell office:value-type="float" office:value="2350610021390" calcext:value-type="float">
            <text:p>2350610021390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1:09</text:p>
          </table:table-cell>
          <table:table-cell/>
          <table:table-cell office:value-type="string" calcext:value-type="string">
            <text:p>2017-04-11 07:11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71584" calcext:value-type="float">
            <text:p>1166771584</text:p>
          </table:table-cell>
          <table:table-cell office:value-type="float" office:value="2350610021374" calcext:value-type="float">
            <text:p>235061002137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1:08</text:p>
          </table:table-cell>
          <table:table-cell office:value-type="string" calcext:value-type="string">
            <text:p>381746563805-798234033025</text:p>
          </table:table-cell>
          <table:table-cell office:value-type="string" calcext:value-type="string">
            <text:p>2017-04-11 07:11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12945" calcext:value-type="float">
            <text:p>1166812945</text:p>
          </table:table-cell>
          <table:table-cell office:value-type="float" office:value="2350610021367" calcext:value-type="float">
            <text:p>235061002136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1:12</text:p>
          </table:table-cell>
          <table:table-cell office:value-type="string" calcext:value-type="string">
            <text:p>232239579630-1432834488013</text:p>
          </table:table-cell>
          <table:table-cell office:value-type="string" calcext:value-type="string">
            <text:p>2017-04-11 07:11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6019" calcext:value-type="float">
            <text:p>1166746019</text:p>
          </table:table-cell>
          <table:table-cell office:value-type="float" office:value="2350610021410" calcext:value-type="float">
            <text:p>235061002141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1:06</text:p>
          </table:table-cell>
          <table:table-cell office:value-type="string" calcext:value-type="string">
            <text:p>381819482388-798129171025</text:p>
          </table:table-cell>
          <table:table-cell office:value-type="string" calcext:value-type="string">
            <text:p>2017-04-11 07:11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63" calcext:value-type="float">
            <text:p>611020363</text:p>
          </table:table-cell>
          <table:table-cell office:value-type="float" office:value="2350610021376" calcext:value-type="float">
            <text:p>2350610021376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1:09</text:p>
          </table:table-cell>
          <table:table-cell/>
          <table:table-cell office:value-type="string" calcext:value-type="string">
            <text:p>2017-04-11 07:11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5643" calcext:value-type="float">
            <text:p>1166805643</text:p>
          </table:table-cell>
          <table:table-cell office:value-type="float" office:value="2350610021433" calcext:value-type="float">
            <text:p>235061002143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1:11</text:p>
          </table:table-cell>
          <table:table-cell office:value-type="string" calcext:value-type="string">
            <text:p>381761096377-798405030025</text:p>
          </table:table-cell>
          <table:table-cell office:value-type="string" calcext:value-type="string">
            <text:p>2017-04-11 07:11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90297" calcext:value-type="float">
            <text:p>1166890297</text:p>
          </table:table-cell>
          <table:table-cell office:value-type="float" office:value="2350610021344" calcext:value-type="float">
            <text:p>235061002134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1:04</text:p>
          </table:table-cell>
          <table:table-cell office:value-type="string" calcext:value-type="string">
            <text:p>232124249464-1433233968013</text:p>
          </table:table-cell>
          <table:table-cell office:value-type="string" calcext:value-type="string">
            <text:p>2017-04-11 07:11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68428" calcext:value-type="float">
            <text:p>1166768428</text:p>
          </table:table-cell>
          <table:table-cell office:value-type="float" office:value="2350610021398" calcext:value-type="float">
            <text:p>235061002139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1:08</text:p>
          </table:table-cell>
          <table:table-cell office:value-type="string" calcext:value-type="string">
            <text:p>201664809040-1510205517010</text:p>
          </table:table-cell>
          <table:table-cell office:value-type="string" calcext:value-type="string">
            <text:p>2017-04-11 07:11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6805" calcext:value-type="float">
            <text:p>1166806805</text:p>
          </table:table-cell>
          <table:table-cell office:value-type="float" office:value="2350610021392" calcext:value-type="float">
            <text:p>235061002139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1:11</text:p>
          </table:table-cell>
          <table:table-cell office:value-type="string" calcext:value-type="string">
            <text:p>201734381575-1510512752010</text:p>
          </table:table-cell>
          <table:table-cell office:value-type="string" calcext:value-type="string">
            <text:p>2017-04-11 07:11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89" calcext:value-type="float">
            <text:p>611020389</text:p>
          </table:table-cell>
          <table:table-cell office:value-type="float" office:value="2350610021432" calcext:value-type="float">
            <text:p>2350610021432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1:12</text:p>
          </table:table-cell>
          <table:table-cell/>
          <table:table-cell office:value-type="string" calcext:value-type="string">
            <text:p>2017-04-11 07:11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4608781" calcext:value-type="float">
            <text:p>1164608781</text:p>
          </table:table-cell>
          <table:table-cell office:value-type="float" office:value="2350610021438" calcext:value-type="float">
            <text:p>235061002143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1:06</text:p>
          </table:table-cell>
          <table:table-cell office:value-type="string" calcext:value-type="string">
            <text:p>201662646719-1498125240010</text:p>
          </table:table-cell>
          <table:table-cell office:value-type="string" calcext:value-type="string">
            <text:p>2017-04-11 07:11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7110" calcext:value-type="float">
            <text:p>1166747110</text:p>
          </table:table-cell>
          <table:table-cell office:value-type="float" office:value="2350610021403" calcext:value-type="float">
            <text:p>235061002140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1:07</text:p>
          </table:table-cell>
          <table:table-cell office:value-type="string" calcext:value-type="string">
            <text:p>201728756951-1510070037010</text:p>
          </table:table-cell>
          <table:table-cell office:value-type="string" calcext:value-type="string">
            <text:p>2017-04-11 07:11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8480" calcext:value-type="float">
            <text:p>1166748480</text:p>
          </table:table-cell>
          <table:table-cell office:value-type="float" office:value="2350610021418" calcext:value-type="float">
            <text:p>235061002141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1:07</text:p>
          </table:table-cell>
          <table:table-cell office:value-type="string" calcext:value-type="string">
            <text:p>172303073577-1681717040007</text:p>
          </table:table-cell>
          <table:table-cell office:value-type="string" calcext:value-type="string">
            <text:p>2017-04-11 07:11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61" calcext:value-type="float">
            <text:p>611020361</text:p>
          </table:table-cell>
          <table:table-cell office:value-type="float" office:value="2350610021402" calcext:value-type="float">
            <text:p>2350610021402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1:09</text:p>
          </table:table-cell>
          <table:table-cell/>
          <table:table-cell office:value-type="string" calcext:value-type="string">
            <text:p>2017-04-11 07:11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78" calcext:value-type="float">
            <text:p>611020378</text:p>
          </table:table-cell>
          <table:table-cell office:value-type="float" office:value="2350610021413" calcext:value-type="float">
            <text:p>2350610021413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1:11</text:p>
          </table:table-cell>
          <table:table-cell/>
          <table:table-cell office:value-type="string" calcext:value-type="string">
            <text:p>2017-04-11 07:11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1237" calcext:value-type="float">
            <text:p>1166681237</text:p>
          </table:table-cell>
          <table:table-cell office:value-type="float" office:value="2350610021359" calcext:value-type="float">
            <text:p>235061002135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1:07</text:p>
          </table:table-cell>
          <table:table-cell office:value-type="string" calcext:value-type="string">
            <text:p>382032234191-0</text:p>
          </table:table-cell>
          <table:table-cell office:value-type="string" calcext:value-type="string">
            <text:p>2017-04-11 07:11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5101" calcext:value-type="float">
            <text:p>1166885101</text:p>
          </table:table-cell>
          <table:table-cell office:value-type="float" office:value="2350610021325" calcext:value-type="float">
            <text:p>235061002132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1:00</text:p>
          </table:table-cell>
          <table:table-cell office:value-type="string" calcext:value-type="string">
            <text:p>232079674068-1433216609013</text:p>
          </table:table-cell>
          <table:table-cell office:value-type="string" calcext:value-type="string">
            <text:p>2017-04-11 07:11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64402" calcext:value-type="float">
            <text:p>1166764402</text:p>
          </table:table-cell>
          <table:table-cell office:value-type="float" office:value="2350610021354" calcext:value-type="float">
            <text:p>235061002135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1:01</text:p>
          </table:table-cell>
          <table:table-cell office:value-type="string" calcext:value-type="string">
            <text:p>232295391628-0</text:p>
          </table:table-cell>
          <table:table-cell office:value-type="string" calcext:value-type="string">
            <text:p>2017-04-11 07:11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5957" calcext:value-type="float">
            <text:p>1166885957</text:p>
          </table:table-cell>
          <table:table-cell office:value-type="float" office:value="2350610021313" calcext:value-type="float">
            <text:p>235061002131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1:01</text:p>
          </table:table-cell>
          <table:table-cell office:value-type="string" calcext:value-type="string">
            <text:p>381865007791-798718433025</text:p>
          </table:table-cell>
          <table:table-cell office:value-type="string" calcext:value-type="string">
            <text:p>2017-04-11 07:11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5135" calcext:value-type="float">
            <text:p>1166885135</text:p>
          </table:table-cell>
          <table:table-cell office:value-type="float" office:value="2350610021329" calcext:value-type="float">
            <text:p>235061002132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1:00</text:p>
          </table:table-cell>
          <table:table-cell office:value-type="string" calcext:value-type="string">
            <text:p>232297291430-0</text:p>
          </table:table-cell>
          <table:table-cell office:value-type="string" calcext:value-type="string">
            <text:p>2017-04-11 07:11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4422" calcext:value-type="float">
            <text:p>1166884422</text:p>
          </table:table-cell>
          <table:table-cell office:value-type="float" office:value="2350610021338" calcext:value-type="float">
            <text:p>235061002133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58</text:p>
          </table:table-cell>
          <table:table-cell office:value-type="string" calcext:value-type="string">
            <text:p>232067206640-1433212123013</text:p>
          </table:table-cell>
          <table:table-cell office:value-type="string" calcext:value-type="string">
            <text:p>2017-04-11 07:11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4721" calcext:value-type="float">
            <text:p>1166884721</text:p>
          </table:table-cell>
          <table:table-cell office:value-type="float" office:value="2350610021334" calcext:value-type="float">
            <text:p>235061002133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58</text:p>
          </table:table-cell>
          <table:table-cell office:value-type="string" calcext:value-type="string">
            <text:p>232072811834-1433213990013</text:p>
          </table:table-cell>
          <table:table-cell office:value-type="string" calcext:value-type="string">
            <text:p>2017-04-11 07:11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20" calcext:value-type="float">
            <text:p>611020420</text:p>
          </table:table-cell>
          <table:table-cell office:value-type="float" office:value="2350610021305" calcext:value-type="float">
            <text:p>235061002130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59</text:p>
          </table:table-cell>
          <table:table-cell/>
          <table:table-cell office:value-type="string" calcext:value-type="string">
            <text:p>2017-04-11 07:11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2656" calcext:value-type="float">
            <text:p>1166882656</text:p>
          </table:table-cell>
          <table:table-cell office:value-type="float" office:value="2350610021323" calcext:value-type="float">
            <text:p>235061002132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51</text:p>
          </table:table-cell>
          <table:table-cell office:value-type="string" calcext:value-type="string">
            <text:p>232083106096-1433198500013</text:p>
          </table:table-cell>
          <table:table-cell office:value-type="string" calcext:value-type="string">
            <text:p>2017-04-11 07:10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2360" calcext:value-type="float">
            <text:p>1166882360</text:p>
          </table:table-cell>
          <table:table-cell office:value-type="float" office:value="2350610021321" calcext:value-type="float">
            <text:p>235061002132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49</text:p>
          </table:table-cell>
          <table:table-cell office:value-type="string" calcext:value-type="string">
            <text:p>172396790998-1682632774007</text:p>
          </table:table-cell>
          <table:table-cell office:value-type="string" calcext:value-type="string">
            <text:p>2017-04-11 07:10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1408" calcext:value-type="float">
            <text:p>1166881408</text:p>
          </table:table-cell>
          <table:table-cell office:value-type="float" office:value="2350610021311" calcext:value-type="float">
            <text:p>235061002131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48</text:p>
          </table:table-cell>
          <table:table-cell office:value-type="string" calcext:value-type="string">
            <text:p>232238562447-1433180058013</text:p>
          </table:table-cell>
          <table:table-cell office:value-type="string" calcext:value-type="string">
            <text:p>2017-04-11 07:10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2489" calcext:value-type="float">
            <text:p>1166882489</text:p>
          </table:table-cell>
          <table:table-cell office:value-type="float" office:value="2350610021342" calcext:value-type="float">
            <text:p>235061002134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50</text:p>
          </table:table-cell>
          <table:table-cell office:value-type="string" calcext:value-type="string">
            <text:p>232072813580-1433193194013</text:p>
          </table:table-cell>
          <table:table-cell office:value-type="string" calcext:value-type="string">
            <text:p>2017-04-11 07:10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14" calcext:value-type="float">
            <text:p>611020414</text:p>
          </table:table-cell>
          <table:table-cell office:value-type="float" office:value="2350610021352" calcext:value-type="float">
            <text:p>2350610021352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47</text:p>
          </table:table-cell>
          <table:table-cell/>
          <table:table-cell office:value-type="string" calcext:value-type="string">
            <text:p>2017-04-11 07:10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11" calcext:value-type="float">
            <text:p>611020411</text:p>
          </table:table-cell>
          <table:table-cell office:value-type="float" office:value="2350610021318" calcext:value-type="float">
            <text:p>2350610021318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40</text:p>
          </table:table-cell>
          <table:table-cell/>
          <table:table-cell office:value-type="string" calcext:value-type="string">
            <text:p>2017-04-11 07:10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0341" calcext:value-type="float">
            <text:p>1166880341</text:p>
          </table:table-cell>
          <table:table-cell office:value-type="float" office:value="2350610021343" calcext:value-type="float">
            <text:p>235061002134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39</text:p>
          </table:table-cell>
          <table:table-cell office:value-type="string" calcext:value-type="string">
            <text:p>201634788865-1510897074010</text:p>
          </table:table-cell>
          <table:table-cell office:value-type="string" calcext:value-type="string">
            <text:p>2017-04-11 07:10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80876" calcext:value-type="float">
            <text:p>1166880876</text:p>
          </table:table-cell>
          <table:table-cell office:value-type="float" office:value="2350610021341" calcext:value-type="float">
            <text:p>235061002134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40</text:p>
          </table:table-cell>
          <table:table-cell office:value-type="string" calcext:value-type="string">
            <text:p>201728756951-1510917039010</text:p>
          </table:table-cell>
          <table:table-cell office:value-type="string" calcext:value-type="string">
            <text:p>2017-04-11 07:10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79794" calcext:value-type="float">
            <text:p>1166879794</text:p>
          </table:table-cell>
          <table:table-cell office:value-type="float" office:value="2350610021340" calcext:value-type="float">
            <text:p>235061002134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37</text:p>
          </table:table-cell>
          <table:table-cell office:value-type="string" calcext:value-type="string">
            <text:p>172397884908-1682559094007</text:p>
          </table:table-cell>
          <table:table-cell office:value-type="string" calcext:value-type="string">
            <text:p>2017-04-11 07:10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78084" calcext:value-type="float">
            <text:p>1166878084</text:p>
          </table:table-cell>
          <table:table-cell office:value-type="float" office:value="2350610021351" calcext:value-type="float">
            <text:p>235061002135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36</text:p>
          </table:table-cell>
          <table:table-cell office:value-type="string" calcext:value-type="string">
            <text:p>201634789993-1510863039010</text:p>
          </table:table-cell>
          <table:table-cell office:value-type="string" calcext:value-type="string">
            <text:p>2017-04-11 07:10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50334" calcext:value-type="float">
            <text:p>1166850334</text:p>
          </table:table-cell>
          <table:table-cell office:value-type="float" office:value="2350610021308" calcext:value-type="float">
            <text:p>235061002130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34</text:p>
          </table:table-cell>
          <table:table-cell office:value-type="string" calcext:value-type="string">
            <text:p>232039008025-1432969108013</text:p>
          </table:table-cell>
          <table:table-cell office:value-type="string" calcext:value-type="string">
            <text:p>2017-04-11 07:10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400" calcext:value-type="float">
            <text:p>611020400</text:p>
          </table:table-cell>
          <table:table-cell office:value-type="float" office:value="2350610021316" calcext:value-type="float">
            <text:p>2350610021316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34</text:p>
          </table:table-cell>
          <table:table-cell/>
          <table:table-cell office:value-type="string" calcext:value-type="string">
            <text:p>2017-04-11 07:10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33861" calcext:value-type="float">
            <text:p>1166833861</text:p>
          </table:table-cell>
          <table:table-cell office:value-type="float" office:value="2350610021310" calcext:value-type="float">
            <text:p>235061002131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33</text:p>
          </table:table-cell>
          <table:table-cell office:value-type="string" calcext:value-type="string">
            <text:p>381640295439-798484642025</text:p>
          </table:table-cell>
          <table:table-cell office:value-type="string" calcext:value-type="string">
            <text:p>2017-04-11 07:10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12461" calcext:value-type="float">
            <text:p>1166812461</text:p>
          </table:table-cell>
          <table:table-cell office:value-type="float" office:value="2350610021327" calcext:value-type="float">
            <text:p>235061002132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23</text:p>
          </table:table-cell>
          <table:table-cell office:value-type="string" calcext:value-type="string">
            <text:p>232072823978-1432832770013</text:p>
          </table:table-cell>
          <table:table-cell office:value-type="string" calcext:value-type="string">
            <text:p>2017-04-11 07:10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13590" calcext:value-type="float">
            <text:p>1166813590</text:p>
          </table:table-cell>
          <table:table-cell office:value-type="float" office:value="2350610021312" calcext:value-type="float">
            <text:p>235061002131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24</text:p>
          </table:table-cell>
          <table:table-cell office:value-type="string" calcext:value-type="string">
            <text:p>232030950006-1432837510013</text:p>
          </table:table-cell>
          <table:table-cell office:value-type="string" calcext:value-type="string">
            <text:p>2017-04-11 07:10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14199" calcext:value-type="float">
            <text:p>1166814199</text:p>
          </table:table-cell>
          <table:table-cell office:value-type="float" office:value="2350610021320" calcext:value-type="float">
            <text:p>235061002132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25</text:p>
          </table:table-cell>
          <table:table-cell office:value-type="string" calcext:value-type="string">
            <text:p>201527988135-1510557048010</text:p>
          </table:table-cell>
          <table:table-cell office:value-type="string" calcext:value-type="string">
            <text:p>2017-04-11 07:10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15943" calcext:value-type="float">
            <text:p>1166815943</text:p>
          </table:table-cell>
          <table:table-cell office:value-type="float" office:value="2350610021332" calcext:value-type="float">
            <text:p>235061002133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25</text:p>
          </table:table-cell>
          <table:table-cell office:value-type="string" calcext:value-type="string">
            <text:p>232132530147-1432840476013</text:p>
          </table:table-cell>
          <table:table-cell office:value-type="string" calcext:value-type="string">
            <text:p>2017-04-11 07:10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11966" calcext:value-type="float">
            <text:p>1166811966</text:p>
          </table:table-cell>
          <table:table-cell office:value-type="float" office:value="2350610021307" calcext:value-type="float">
            <text:p>235061002130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22</text:p>
          </table:table-cell>
          <table:table-cell office:value-type="string" calcext:value-type="string">
            <text:p>232079672493-1432831101013</text:p>
          </table:table-cell>
          <table:table-cell office:value-type="string" calcext:value-type="string">
            <text:p>2017-04-11 07:10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8726" calcext:value-type="float">
            <text:p>1166808726</text:p>
          </table:table-cell>
          <table:table-cell office:value-type="float" office:value="2350610021339" calcext:value-type="float">
            <text:p>235061002133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1</text:p>
          </table:table-cell>
          <table:table-cell office:value-type="string" calcext:value-type="string">
            <text:p>07:10:21</text:p>
          </table:table-cell>
          <table:table-cell office:value-type="string" calcext:value-type="string">
            <text:p>201818633212-1510532817010</text:p>
          </table:table-cell>
          <table:table-cell office:value-type="string" calcext:value-type="string">
            <text:p>2017-04-11 07:10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17272" calcext:value-type="float">
            <text:p>1166717272</text:p>
          </table:table-cell>
          <table:table-cell office:value-type="float" office:value="3366510021289" calcext:value-type="float">
            <text:p>336651002128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33</text:p>
          </table:table-cell>
          <table:table-cell office:value-type="string" calcext:value-type="string">
            <text:p>381771493917-798010197025</text:p>
          </table:table-cell>
          <table:table-cell office:value-type="string" calcext:value-type="string">
            <text:p>2017-04-10 08:44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79341" calcext:value-type="float">
            <text:p>1166679341</text:p>
          </table:table-cell>
          <table:table-cell office:value-type="float" office:value="3366510021293" calcext:value-type="float">
            <text:p>336651002129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30</text:p>
          </table:table-cell>
          <table:table-cell office:value-type="string" calcext:value-type="string">
            <text:p>381843180836-797900161025</text:p>
          </table:table-cell>
          <table:table-cell office:value-type="string" calcext:value-type="string">
            <text:p>2017-04-10 08:44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7936" calcext:value-type="float">
            <text:p>1166687936</text:p>
          </table:table-cell>
          <table:table-cell office:value-type="float" office:value="3366510021290" calcext:value-type="float">
            <text:p>336651002129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32</text:p>
          </table:table-cell>
          <table:table-cell office:value-type="string" calcext:value-type="string">
            <text:p>381714454873-797970802025</text:p>
          </table:table-cell>
          <table:table-cell office:value-type="string" calcext:value-type="string">
            <text:p>2017-04-10 08:44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1833" calcext:value-type="float">
            <text:p>1166681833</text:p>
          </table:table-cell>
          <table:table-cell office:value-type="float" office:value="3366510021276" calcext:value-type="float">
            <text:p>336651002127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31</text:p>
          </table:table-cell>
          <table:table-cell office:value-type="string" calcext:value-type="string">
            <text:p>172496367641-1681338855007</text:p>
          </table:table-cell>
          <table:table-cell office:value-type="string" calcext:value-type="string">
            <text:p>2017-04-10 08:44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07019" calcext:value-type="float">
            <text:p>1166707019</text:p>
          </table:table-cell>
          <table:table-cell office:value-type="float" office:value="3366510021292" calcext:value-type="float">
            <text:p>336651002129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32</text:p>
          </table:table-cell>
          <table:table-cell office:value-type="string" calcext:value-type="string">
            <text:p>201517722071-1509844448010</text:p>
          </table:table-cell>
          <table:table-cell office:value-type="string" calcext:value-type="string">
            <text:p>2017-04-10 08:44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3662" calcext:value-type="float">
            <text:p>1166683662</text:p>
          </table:table-cell>
          <table:table-cell office:value-type="float" office:value="3366510021281" calcext:value-type="float">
            <text:p>336651002128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31</text:p>
          </table:table-cell>
          <table:table-cell office:value-type="string" calcext:value-type="string">
            <text:p>381761102276-797957989025</text:p>
          </table:table-cell>
          <table:table-cell office:value-type="string" calcext:value-type="string">
            <text:p>2017-04-10 08:44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3523" calcext:value-type="float">
            <text:p>1166683523</text:p>
          </table:table-cell>
          <table:table-cell office:value-type="float" office:value="3366510021303" calcext:value-type="float">
            <text:p>336651002130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31</text:p>
          </table:table-cell>
          <table:table-cell office:value-type="string" calcext:value-type="string">
            <text:p>381876210000-797957220025</text:p>
          </table:table-cell>
          <table:table-cell office:value-type="string" calcext:value-type="string">
            <text:p>2017-04-10 08:44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25" calcext:value-type="float">
            <text:p>611020325</text:p>
          </table:table-cell>
          <table:table-cell office:value-type="float" office:value="3366510021224" calcext:value-type="float">
            <text:p>336651002122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32</text:p>
          </table:table-cell>
          <table:table-cell/>
          <table:table-cell office:value-type="string" calcext:value-type="string">
            <text:p>2017-04-10 08:44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17519" calcext:value-type="float">
            <text:p>1166717519</text:p>
          </table:table-cell>
          <table:table-cell office:value-type="float" office:value="3366510021288" calcext:value-type="float">
            <text:p>336651002128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32</text:p>
          </table:table-cell>
          <table:table-cell office:value-type="string" calcext:value-type="string">
            <text:p>381771493917-798011079025</text:p>
          </table:table-cell>
          <table:table-cell office:value-type="string" calcext:value-type="string">
            <text:p>2017-04-10 08:44: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47024" calcext:value-type="float">
            <text:p>1166647024</text:p>
          </table:table-cell>
          <table:table-cell office:value-type="float" office:value="3366510021282" calcext:value-type="float">
            <text:p>336651002128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30</text:p>
          </table:table-cell>
          <table:table-cell office:value-type="string" calcext:value-type="string">
            <text:p>201634788940-1509485897010</text:p>
          </table:table-cell>
          <table:table-cell office:value-type="string" calcext:value-type="string">
            <text:p>2017-04-10 08:44: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78891" calcext:value-type="float">
            <text:p>1166678891</text:p>
          </table:table-cell>
          <table:table-cell office:value-type="float" office:value="3366510021270" calcext:value-type="float">
            <text:p>336651002127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30</text:p>
          </table:table-cell>
          <table:table-cell office:value-type="string" calcext:value-type="string">
            <text:p>232179323199-1432074240013</text:p>
          </table:table-cell>
          <table:table-cell office:value-type="string" calcext:value-type="string">
            <text:p>2017-04-10 08:44: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7306" calcext:value-type="float">
            <text:p>1166607306</text:p>
          </table:table-cell>
          <table:table-cell office:value-type="float" office:value="3366510021271" calcext:value-type="float">
            <text:p>336651002127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28</text:p>
          </table:table-cell>
          <table:table-cell office:value-type="string" calcext:value-type="string">
            <text:p>201829705180-1509382464010</text:p>
          </table:table-cell>
          <table:table-cell office:value-type="string" calcext:value-type="string">
            <text:p>2017-04-10 08:44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6167" calcext:value-type="float">
            <text:p>1166606167</text:p>
          </table:table-cell>
          <table:table-cell office:value-type="float" office:value="3366510021275" calcext:value-type="float">
            <text:p>336651002127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28</text:p>
          </table:table-cell>
          <table:table-cell office:value-type="string" calcext:value-type="string">
            <text:p>172543426305-1680922581007</text:p>
          </table:table-cell>
          <table:table-cell office:value-type="string" calcext:value-type="string">
            <text:p>2017-04-10 08:44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286" calcext:value-type="float">
            <text:p>611020286</text:p>
          </table:table-cell>
          <table:table-cell office:value-type="float" office:value="3366510021299" calcext:value-type="float">
            <text:p>3366510021299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28</text:p>
          </table:table-cell>
          <table:table-cell/>
          <table:table-cell office:value-type="string" calcext:value-type="string">
            <text:p>2017-04-10 08:44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9565" calcext:value-type="float">
            <text:p>1166809565</text:p>
          </table:table-cell>
          <table:table-cell office:value-type="float" office:value="3366510021247" calcext:value-type="float">
            <text:p>336651002124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27</text:p>
          </table:table-cell>
          <table:table-cell office:value-type="string" calcext:value-type="string">
            <text:p>172303072029-1682175438007</text:p>
          </table:table-cell>
          <table:table-cell office:value-type="string" calcext:value-type="string">
            <text:p>2017-04-10 08:44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8689" calcext:value-type="float">
            <text:p>1166608689</text:p>
          </table:table-cell>
          <table:table-cell office:value-type="float" office:value="3366510021301" calcext:value-type="float">
            <text:p>336651002130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29</text:p>
          </table:table-cell>
          <table:table-cell office:value-type="string" calcext:value-type="string">
            <text:p>381876210000-797705553025</text:p>
          </table:table-cell>
          <table:table-cell office:value-type="string" calcext:value-type="string">
            <text:p>2017-04-10 08:44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27718" calcext:value-type="float">
            <text:p>1166627718</text:p>
          </table:table-cell>
          <table:table-cell office:value-type="float" office:value="3366510021287" calcext:value-type="float">
            <text:p>336651002128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29</text:p>
          </table:table-cell>
          <table:table-cell office:value-type="string" calcext:value-type="string">
            <text:p>201818636282-1509436515010</text:p>
          </table:table-cell>
          <table:table-cell office:value-type="string" calcext:value-type="string">
            <text:p>2017-04-10 08:44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4704" calcext:value-type="float">
            <text:p>1166604704</text:p>
          </table:table-cell>
          <table:table-cell office:value-type="float" office:value="3366510021304" calcext:value-type="float">
            <text:p>336651002130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27</text:p>
          </table:table-cell>
          <table:table-cell office:value-type="string" calcext:value-type="string">
            <text:p>201662652072-1509332106010</text:p>
          </table:table-cell>
          <table:table-cell office:value-type="string" calcext:value-type="string">
            <text:p>2017-04-10 08:44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6119" calcext:value-type="float">
            <text:p>1166606119</text:p>
          </table:table-cell>
          <table:table-cell office:value-type="float" office:value="3366510021295" calcext:value-type="float">
            <text:p>336651002129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28</text:p>
          </table:table-cell>
          <table:table-cell office:value-type="string" calcext:value-type="string">
            <text:p>232072812777-1431804662013</text:p>
          </table:table-cell>
          <table:table-cell office:value-type="string" calcext:value-type="string">
            <text:p>2017-04-10 08:44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4143" calcext:value-type="float">
            <text:p>1166604143</text:p>
          </table:table-cell>
          <table:table-cell office:value-type="float" office:value="3366510021277" calcext:value-type="float">
            <text:p>336651002127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27</text:p>
          </table:table-cell>
          <table:table-cell office:value-type="string" calcext:value-type="string">
            <text:p>201818633171-1509313039010</text:p>
          </table:table-cell>
          <table:table-cell office:value-type="string" calcext:value-type="string">
            <text:p>2017-04-10 08:44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5874148" calcext:value-type="float">
            <text:p>1165874148</text:p>
          </table:table-cell>
          <table:table-cell office:value-type="float" office:value="3366510021285" calcext:value-type="float">
            <text:p>336651002128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29</text:p>
          </table:table-cell>
          <table:table-cell office:value-type="string" calcext:value-type="string">
            <text:p>382018330679-0</text:p>
          </table:table-cell>
          <table:table-cell office:value-type="string" calcext:value-type="string">
            <text:p>2017-04-10 08:44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10664" calcext:value-type="float">
            <text:p>1166610664</text:p>
          </table:table-cell>
          <table:table-cell office:value-type="float" office:value="3366510021269" calcext:value-type="float">
            <text:p>336651002126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29</text:p>
          </table:table-cell>
          <table:table-cell office:value-type="string" calcext:value-type="string">
            <text:p>381933866099-797711214025</text:p>
          </table:table-cell>
          <table:table-cell office:value-type="string" calcext:value-type="string">
            <text:p>2017-04-10 08:44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00" calcext:value-type="float">
            <text:p>611020300</text:p>
          </table:table-cell>
          <table:table-cell office:value-type="float" office:value="3366510021273" calcext:value-type="float">
            <text:p>3366510021273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30</text:p>
          </table:table-cell>
          <table:table-cell/>
          <table:table-cell office:value-type="string" calcext:value-type="string">
            <text:p>2017-04-10 08:44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7406" calcext:value-type="float">
            <text:p>1166807406</text:p>
          </table:table-cell>
          <table:table-cell office:value-type="float" office:value="3366510021263" calcext:value-type="float">
            <text:p>336651002126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24</text:p>
          </table:table-cell>
          <table:table-cell office:value-type="string" calcext:value-type="string">
            <text:p>172411547199-1682158223007</text:p>
          </table:table-cell>
          <table:table-cell office:value-type="string" calcext:value-type="string">
            <text:p>2017-04-10 08:44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6980" calcext:value-type="float">
            <text:p>1166806980</text:p>
          </table:table-cell>
          <table:table-cell office:value-type="float" office:value="3366510021142" calcext:value-type="float">
            <text:p>336651002114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24</text:p>
          </table:table-cell>
          <table:table-cell office:value-type="string" calcext:value-type="string">
            <text:p>232248849971-1432805793013</text:p>
          </table:table-cell>
          <table:table-cell office:value-type="string" calcext:value-type="string">
            <text:p>2017-04-10 08:44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6682" calcext:value-type="float">
            <text:p>1166806682</text:p>
          </table:table-cell>
          <table:table-cell office:value-type="float" office:value="3366510021181" calcext:value-type="float">
            <text:p>336651002118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23</text:p>
          </table:table-cell>
          <table:table-cell office:value-type="string" calcext:value-type="string">
            <text:p>231722234240-1432802180013</text:p>
          </table:table-cell>
          <table:table-cell office:value-type="string" calcext:value-type="string">
            <text:p>2017-04-10 08:44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5931" calcext:value-type="float">
            <text:p>1166805931</text:p>
          </table:table-cell>
          <table:table-cell office:value-type="float" office:value="3366510021144" calcext:value-type="float">
            <text:p>336651002114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21</text:p>
          </table:table-cell>
          <table:table-cell office:value-type="string" calcext:value-type="string">
            <text:p>381761095819-798415524025</text:p>
          </table:table-cell>
          <table:table-cell office:value-type="string" calcext:value-type="string">
            <text:p>2017-04-10 08:44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6003" calcext:value-type="float">
            <text:p>1166806003</text:p>
          </table:table-cell>
          <table:table-cell office:value-type="float" office:value="3366510021257" calcext:value-type="float">
            <text:p>336651002125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21</text:p>
          </table:table-cell>
          <table:table-cell office:value-type="string" calcext:value-type="string">
            <text:p>201662646518-1510498477010</text:p>
          </table:table-cell>
          <table:table-cell office:value-type="string" calcext:value-type="string">
            <text:p>2017-04-10 08:44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6763" calcext:value-type="float">
            <text:p>1166806763</text:p>
          </table:table-cell>
          <table:table-cell office:value-type="float" office:value="3366510021171" calcext:value-type="float">
            <text:p>336651002117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23</text:p>
          </table:table-cell>
          <table:table-cell office:value-type="string" calcext:value-type="string">
            <text:p>232072812346-1432803215013</text:p>
          </table:table-cell>
          <table:table-cell office:value-type="string" calcext:value-type="string">
            <text:p>2017-04-10 08:44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5712" calcext:value-type="float">
            <text:p>1166805712</text:p>
          </table:table-cell>
          <table:table-cell office:value-type="float" office:value="3366510021205" calcext:value-type="float">
            <text:p>336651002120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19</text:p>
          </table:table-cell>
          <table:table-cell office:value-type="string" calcext:value-type="string">
            <text:p>381974400511-798407502025</text:p>
          </table:table-cell>
          <table:table-cell office:value-type="string" calcext:value-type="string">
            <text:p>2017-04-10 08:44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5377" calcext:value-type="float">
            <text:p>1166805377</text:p>
          </table:table-cell>
          <table:table-cell office:value-type="float" office:value="3366510021157" calcext:value-type="float">
            <text:p>336651002115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17</text:p>
          </table:table-cell>
          <table:table-cell office:value-type="string" calcext:value-type="string">
            <text:p>201662642759-1510471020010</text:p>
          </table:table-cell>
          <table:table-cell office:value-type="string" calcext:value-type="string">
            <text:p>2017-04-10 08:44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5553" calcext:value-type="float">
            <text:p>1166805553</text:p>
          </table:table-cell>
          <table:table-cell office:value-type="float" office:value="3366510021206" calcext:value-type="float">
            <text:p>336651002120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18</text:p>
          </table:table-cell>
          <table:table-cell office:value-type="string" calcext:value-type="string">
            <text:p>172303076190-1682117319007</text:p>
          </table:table-cell>
          <table:table-cell office:value-type="string" calcext:value-type="string">
            <text:p>2017-04-10 08:44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70" calcext:value-type="float">
            <text:p>611020370</text:p>
          </table:table-cell>
          <table:table-cell office:value-type="float" office:value="3366510021190" calcext:value-type="float">
            <text:p>3366510021190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17</text:p>
          </table:table-cell>
          <table:table-cell/>
          <table:table-cell office:value-type="string" calcext:value-type="string">
            <text:p>2017-04-10 08:44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5196" calcext:value-type="float">
            <text:p>1166805196</text:p>
          </table:table-cell>
          <table:table-cell office:value-type="float" office:value="3366510021216" calcext:value-type="float">
            <text:p>336651002121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16</text:p>
          </table:table-cell>
          <table:table-cell office:value-type="string" calcext:value-type="string">
            <text:p>232211660251-1432759922013</text:p>
          </table:table-cell>
          <table:table-cell office:value-type="string" calcext:value-type="string">
            <text:p>2017-04-10 08:44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67" calcext:value-type="float">
            <text:p>611020367</text:p>
          </table:table-cell>
          <table:table-cell office:value-type="float" office:value="3366510021097" calcext:value-type="float">
            <text:p>3366510021097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13</text:p>
          </table:table-cell>
          <table:table-cell/>
          <table:table-cell office:value-type="string" calcext:value-type="string">
            <text:p>2017-04-10 08:44: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4739" calcext:value-type="float">
            <text:p>1166804739</text:p>
          </table:table-cell>
          <table:table-cell office:value-type="float" office:value="3366510021147" calcext:value-type="float">
            <text:p>336651002114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13</text:p>
          </table:table-cell>
          <table:table-cell office:value-type="string" calcext:value-type="string">
            <text:p>381979292801-798379697025</text:p>
          </table:table-cell>
          <table:table-cell office:value-type="string" calcext:value-type="string">
            <text:p>2017-04-10 08:44: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4788" calcext:value-type="float">
            <text:p>1166804788</text:p>
          </table:table-cell>
          <table:table-cell office:value-type="float" office:value="3366510021201" calcext:value-type="float">
            <text:p>336651002120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14</text:p>
          </table:table-cell>
          <table:table-cell office:value-type="string" calcext:value-type="string">
            <text:p>201731504338-1510446645010</text:p>
          </table:table-cell>
          <table:table-cell office:value-type="string" calcext:value-type="string">
            <text:p>2017-04-10 08:44: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2139" calcext:value-type="float">
            <text:p>1166802139</text:p>
          </table:table-cell>
          <table:table-cell office:value-type="float" office:value="3366510021143" calcext:value-type="float">
            <text:p>336651002114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10</text:p>
          </table:table-cell>
          <table:table-cell office:value-type="string" calcext:value-type="string">
            <text:p>381761095819-798355550025</text:p>
          </table:table-cell>
          <table:table-cell office:value-type="string" calcext:value-type="string">
            <text:p>2017-04-10 08:44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60" calcext:value-type="float">
            <text:p>611020360</text:p>
          </table:table-cell>
          <table:table-cell office:value-type="float" office:value="3366510021169" calcext:value-type="float">
            <text:p>3366510021169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07</text:p>
          </table:table-cell>
          <table:table-cell/>
          <table:table-cell office:value-type="string" calcext:value-type="string">
            <text:p>2017-04-10 08:44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59" calcext:value-type="float">
            <text:p>611020359</text:p>
          </table:table-cell>
          <table:table-cell office:value-type="float" office:value="3366510021078" calcext:value-type="float">
            <text:p>3366510021078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06</text:p>
          </table:table-cell>
          <table:table-cell/>
          <table:table-cell office:value-type="string" calcext:value-type="string">
            <text:p>2017-04-10 08:44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73066" calcext:value-type="float">
            <text:p>1166773066</text:p>
          </table:table-cell>
          <table:table-cell office:value-type="float" office:value="3366510021172" calcext:value-type="float">
            <text:p>336651002117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06</text:p>
          </table:table-cell>
          <table:table-cell office:value-type="string" calcext:value-type="string">
            <text:p>381965091358-798237906025</text:p>
          </table:table-cell>
          <table:table-cell office:value-type="string" calcext:value-type="string">
            <text:p>2017-04-10 08:44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70997" calcext:value-type="float">
            <text:p>1166770997</text:p>
          </table:table-cell>
          <table:table-cell office:value-type="float" office:value="3366510021234" calcext:value-type="float">
            <text:p>336651002123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05</text:p>
          </table:table-cell>
          <table:table-cell office:value-type="string" calcext:value-type="string">
            <text:p>381965025994-798231853025</text:p>
          </table:table-cell>
          <table:table-cell office:value-type="string" calcext:value-type="string">
            <text:p>2017-04-10 08:44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61031" calcext:value-type="float">
            <text:p>1166761031</text:p>
          </table:table-cell>
          <table:table-cell office:value-type="float" office:value="3366510021268" calcext:value-type="float">
            <text:p>336651002126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03</text:p>
          </table:table-cell>
          <table:table-cell office:value-type="string" calcext:value-type="string">
            <text:p>381761096007-798216908025</text:p>
          </table:table-cell>
          <table:table-cell office:value-type="string" calcext:value-type="string">
            <text:p>2017-04-10 08:44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54899" calcext:value-type="float">
            <text:p>1166754899</text:p>
          </table:table-cell>
          <table:table-cell office:value-type="float" office:value="3366510021173" calcext:value-type="float">
            <text:p>336651002117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02</text:p>
          </table:table-cell>
          <table:table-cell office:value-type="string" calcext:value-type="string">
            <text:p>381598322416-798211915025</text:p>
          </table:table-cell>
          <table:table-cell office:value-type="string" calcext:value-type="string">
            <text:p>2017-04-10 08:44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9404" calcext:value-type="float">
            <text:p>1166749404</text:p>
          </table:table-cell>
          <table:table-cell office:value-type="float" office:value="3366510021150" calcext:value-type="float">
            <text:p>336651002115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59</text:p>
          </table:table-cell>
          <table:table-cell office:value-type="string" calcext:value-type="string">
            <text:p>381844165017-798189973025</text:p>
          </table:table-cell>
          <table:table-cell office:value-type="string" calcext:value-type="string">
            <text:p>2017-04-10 08:44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9504" calcext:value-type="float">
            <text:p>1166749504</text:p>
          </table:table-cell>
          <table:table-cell office:value-type="float" office:value="3366510021231" calcext:value-type="float">
            <text:p>336651002123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59</text:p>
          </table:table-cell>
          <table:table-cell office:value-type="string" calcext:value-type="string">
            <text:p>381851579409-798191181025</text:p>
          </table:table-cell>
          <table:table-cell office:value-type="string" calcext:value-type="string">
            <text:p>2017-04-10 08:44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50841" calcext:value-type="float">
            <text:p>1166750841</text:p>
          </table:table-cell>
          <table:table-cell office:value-type="float" office:value="3366510021160" calcext:value-type="float">
            <text:p>336651002116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00</text:p>
          </table:table-cell>
          <table:table-cell office:value-type="string" calcext:value-type="string">
            <text:p>201662635478-1510153140010</text:p>
          </table:table-cell>
          <table:table-cell office:value-type="string" calcext:value-type="string">
            <text:p>2017-04-10 08:44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9618" calcext:value-type="float">
            <text:p>1166749618</text:p>
          </table:table-cell>
          <table:table-cell office:value-type="float" office:value="3366510021158" calcext:value-type="float">
            <text:p>336651002115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4:00</text:p>
          </table:table-cell>
          <table:table-cell office:value-type="string" calcext:value-type="string">
            <text:p>381933866099-798191764025</text:p>
          </table:table-cell>
          <table:table-cell office:value-type="string" calcext:value-type="string">
            <text:p>2017-04-10 08:44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8787" calcext:value-type="float">
            <text:p>1166748787</text:p>
          </table:table-cell>
          <table:table-cell office:value-type="float" office:value="3366510021188" calcext:value-type="float">
            <text:p>336651002118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57</text:p>
          </table:table-cell>
          <table:table-cell office:value-type="string" calcext:value-type="string">
            <text:p>381890247601-798183938025</text:p>
          </table:table-cell>
          <table:table-cell office:value-type="string" calcext:value-type="string">
            <text:p>2017-04-10 08:43: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8783" calcext:value-type="float">
            <text:p>1166748783</text:p>
          </table:table-cell>
          <table:table-cell office:value-type="float" office:value="3366510021165" calcext:value-type="float">
            <text:p>336651002116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57</text:p>
          </table:table-cell>
          <table:table-cell office:value-type="string" calcext:value-type="string">
            <text:p>232183175897-1432471790013</text:p>
          </table:table-cell>
          <table:table-cell office:value-type="string" calcext:value-type="string">
            <text:p>2017-04-10 08:43: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8551" calcext:value-type="float">
            <text:p>1166748551</text:p>
          </table:table-cell>
          <table:table-cell office:value-type="float" office:value="3366510021152" calcext:value-type="float">
            <text:p>336651002115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56</text:p>
          </table:table-cell>
          <table:table-cell office:value-type="string" calcext:value-type="string">
            <text:p>201664824683-1510118730010</text:p>
          </table:table-cell>
          <table:table-cell office:value-type="string" calcext:value-type="string">
            <text:p>2017-04-10 08:43: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7934" calcext:value-type="float">
            <text:p>1166747934</text:p>
          </table:table-cell>
          <table:table-cell office:value-type="float" office:value="3366510021139" calcext:value-type="float">
            <text:p>336651002113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54</text:p>
          </table:table-cell>
          <table:table-cell office:value-type="string" calcext:value-type="string">
            <text:p>381818077374-798157660025</text:p>
          </table:table-cell>
          <table:table-cell office:value-type="string" calcext:value-type="string">
            <text:p>2017-04-10 08:43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8330" calcext:value-type="float">
            <text:p>1166748330</text:p>
          </table:table-cell>
          <table:table-cell office:value-type="float" office:value="3366510021162" calcext:value-type="float">
            <text:p>336651002116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55</text:p>
          </table:table-cell>
          <table:table-cell office:value-type="string" calcext:value-type="string">
            <text:p>172303074183-1681712902007</text:p>
          </table:table-cell>
          <table:table-cell office:value-type="string" calcext:value-type="string">
            <text:p>2017-04-10 08:43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37" calcext:value-type="float">
            <text:p>611020337</text:p>
          </table:table-cell>
          <table:table-cell office:value-type="float" office:value="3366510021141" calcext:value-type="float">
            <text:p>3366510021141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53</text:p>
          </table:table-cell>
          <table:table-cell/>
          <table:table-cell office:value-type="string" calcext:value-type="string">
            <text:p>2017-04-10 08:43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07947" calcext:value-type="float">
            <text:p>1166707947</text:p>
          </table:table-cell>
          <table:table-cell office:value-type="float" office:value="3366510021177" calcext:value-type="float">
            <text:p>336651002117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47</text:p>
          </table:table-cell>
          <table:table-cell office:value-type="string" calcext:value-type="string">
            <text:p>172303074332-1681431225007</text:p>
          </table:table-cell>
          <table:table-cell office:value-type="string" calcext:value-type="string">
            <text:p>2017-04-10 08:43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90806" calcext:value-type="float">
            <text:p>1166690806</text:p>
          </table:table-cell>
          <table:table-cell office:value-type="float" office:value="3366510021213" calcext:value-type="float">
            <text:p>336651002121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45</text:p>
          </table:table-cell>
          <table:table-cell office:value-type="string" calcext:value-type="string">
            <text:p>201599233186-1509808978010</text:p>
          </table:table-cell>
          <table:table-cell office:value-type="string" calcext:value-type="string">
            <text:p>2017-04-10 08:43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79905" calcext:value-type="float">
            <text:p>1166679905</text:p>
          </table:table-cell>
          <table:table-cell office:value-type="float" office:value="3366510021149" calcext:value-type="float">
            <text:p>336651002114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44</text:p>
          </table:table-cell>
          <table:table-cell office:value-type="string" calcext:value-type="string">
            <text:p>382032066816-0</text:p>
          </table:table-cell>
          <table:table-cell office:value-type="string" calcext:value-type="string">
            <text:p>2017-04-10 08:43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6379" calcext:value-type="float">
            <text:p>1166686379</text:p>
          </table:table-cell>
          <table:table-cell office:value-type="float" office:value="3366510021183" calcext:value-type="float">
            <text:p>336651002118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44</text:p>
          </table:table-cell>
          <table:table-cell office:value-type="string" calcext:value-type="string">
            <text:p>172303077447-1681369288007</text:p>
          </table:table-cell>
          <table:table-cell office:value-type="string" calcext:value-type="string">
            <text:p>2017-04-10 08:43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2308" calcext:value-type="float">
            <text:p>1166682308</text:p>
          </table:table-cell>
          <table:table-cell office:value-type="float" office:value="3366510021262" calcext:value-type="float">
            <text:p>336651002126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41</text:p>
          </table:table-cell>
          <table:table-cell office:value-type="string" calcext:value-type="string">
            <text:p>172454761311-1681343861007</text:p>
          </table:table-cell>
          <table:table-cell office:value-type="string" calcext:value-type="string">
            <text:p>2017-04-10 08:43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45119" calcext:value-type="float">
            <text:p>1166645119</text:p>
          </table:table-cell>
          <table:table-cell office:value-type="float" office:value="3366510021238" calcext:value-type="float">
            <text:p>336651002123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40</text:p>
          </table:table-cell>
          <table:table-cell office:value-type="string" calcext:value-type="string">
            <text:p>382031236181-0</text:p>
          </table:table-cell>
          <table:table-cell office:value-type="string" calcext:value-type="string">
            <text:p>2017-04-10 08:43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3258" calcext:value-type="float">
            <text:p>1166683258</text:p>
          </table:table-cell>
          <table:table-cell office:value-type="float" office:value="3366510021151" calcext:value-type="float">
            <text:p>336651002115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42</text:p>
          </table:table-cell>
          <table:table-cell office:value-type="string" calcext:value-type="string">
            <text:p>382032330917-0</text:p>
          </table:table-cell>
          <table:table-cell office:value-type="string" calcext:value-type="string">
            <text:p>2017-04-10 08:43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2625" calcext:value-type="float">
            <text:p>1166682625</text:p>
          </table:table-cell>
          <table:table-cell office:value-type="float" office:value="3366510021252" calcext:value-type="float">
            <text:p>336651002125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41</text:p>
          </table:table-cell>
          <table:table-cell office:value-type="string" calcext:value-type="string">
            <text:p>232190390543-1432148419013</text:p>
          </table:table-cell>
          <table:table-cell office:value-type="string" calcext:value-type="string">
            <text:p>2017-04-10 08:43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0940" calcext:value-type="float">
            <text:p>1166680940</text:p>
          </table:table-cell>
          <table:table-cell office:value-type="float" office:value="3366510021265" calcext:value-type="float">
            <text:p>336651002126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39</text:p>
          </table:table-cell>
          <table:table-cell office:value-type="string" calcext:value-type="string">
            <text:p>201864490293-1509724911010</text:p>
          </table:table-cell>
          <table:table-cell office:value-type="string" calcext:value-type="string">
            <text:p>2017-04-10 08:43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0894" calcext:value-type="float">
            <text:p>1166680894</text:p>
          </table:table-cell>
          <table:table-cell office:value-type="float" office:value="3366510021182" calcext:value-type="float">
            <text:p>336651002118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39</text:p>
          </table:table-cell>
          <table:table-cell office:value-type="string" calcext:value-type="string">
            <text:p>201667041188-1509723817010</text:p>
          </table:table-cell>
          <table:table-cell office:value-type="string" calcext:value-type="string">
            <text:p>2017-04-10 08:43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06" calcext:value-type="float">
            <text:p>611020306</text:p>
          </table:table-cell>
          <table:table-cell office:value-type="float" office:value="3366510021236" calcext:value-type="float">
            <text:p>3366510021236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32</text:p>
          </table:table-cell>
          <table:table-cell/>
          <table:table-cell office:value-type="string" calcext:value-type="string">
            <text:p>2017-04-10 08:43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0513" calcext:value-type="float">
            <text:p>1166680513</text:p>
          </table:table-cell>
          <table:table-cell office:value-type="float" office:value="3366510021246" calcext:value-type="float">
            <text:p>336651002124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33</text:p>
          </table:table-cell>
          <table:table-cell office:value-type="string" calcext:value-type="string">
            <text:p>232072813761-1432106991013</text:p>
          </table:table-cell>
          <table:table-cell office:value-type="string" calcext:value-type="string">
            <text:p>2017-04-10 08:43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48971" calcext:value-type="float">
            <text:p>1166648971</text:p>
          </table:table-cell>
          <table:table-cell office:value-type="float" office:value="3366510021187" calcext:value-type="float">
            <text:p>336651002118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28</text:p>
          </table:table-cell>
          <table:table-cell office:value-type="string" calcext:value-type="string">
            <text:p>381890247601-797773124025</text:p>
          </table:table-cell>
          <table:table-cell office:value-type="string" calcext:value-type="string">
            <text:p>2017-04-10 08:43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76927" calcext:value-type="float">
            <text:p>1166676927</text:p>
          </table:table-cell>
          <table:table-cell office:value-type="float" office:value="3366510021146" calcext:value-type="float">
            <text:p>336651002114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29</text:p>
          </table:table-cell>
          <table:table-cell office:value-type="string" calcext:value-type="string">
            <text:p>201662652124-1509651989010</text:p>
          </table:table-cell>
          <table:table-cell office:value-type="string" calcext:value-type="string">
            <text:p>2017-04-10 08:43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39005" calcext:value-type="float">
            <text:p>1166639005</text:p>
          </table:table-cell>
          <table:table-cell office:value-type="float" office:value="3366510021153" calcext:value-type="float">
            <text:p>336651002115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25</text:p>
          </table:table-cell>
          <table:table-cell office:value-type="string" calcext:value-type="string">
            <text:p>172548442456-1681023402007</text:p>
          </table:table-cell>
          <table:table-cell office:value-type="string" calcext:value-type="string">
            <text:p>2017-04-10 08:43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32346" calcext:value-type="float">
            <text:p>1166632346</text:p>
          </table:table-cell>
          <table:table-cell office:value-type="float" office:value="3366510021194" calcext:value-type="float">
            <text:p>336651002119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23</text:p>
          </table:table-cell>
          <table:table-cell office:value-type="string" calcext:value-type="string">
            <text:p>201708746422-1509442589010</text:p>
          </table:table-cell>
          <table:table-cell office:value-type="string" calcext:value-type="string">
            <text:p>2017-04-10 08:43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35112" calcext:value-type="float">
            <text:p>1166635112</text:p>
          </table:table-cell>
          <table:table-cell office:value-type="float" office:value="3366510021192" calcext:value-type="float">
            <text:p>336651002119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24</text:p>
          </table:table-cell>
          <table:table-cell office:value-type="string" calcext:value-type="string">
            <text:p>232238562755-1431866404013</text:p>
          </table:table-cell>
          <table:table-cell office:value-type="string" calcext:value-type="string">
            <text:p>2017-04-10 08:43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44615" calcext:value-type="float">
            <text:p>1166644615</text:p>
          </table:table-cell>
          <table:table-cell office:value-type="float" office:value="3366510021219" calcext:value-type="float">
            <text:p>336651002121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27</text:p>
          </table:table-cell>
          <table:table-cell office:value-type="string" calcext:value-type="string">
            <text:p>381848233237-797761057025</text:p>
          </table:table-cell>
          <table:table-cell office:value-type="string" calcext:value-type="string">
            <text:p>2017-04-10 08:43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36156" calcext:value-type="float">
            <text:p>1166636156</text:p>
          </table:table-cell>
          <table:table-cell office:value-type="float" office:value="3366510021140" calcext:value-type="float">
            <text:p>336651002114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25</text:p>
          </table:table-cell>
          <table:table-cell office:value-type="string" calcext:value-type="string">
            <text:p>201756262061-1509447952010</text:p>
          </table:table-cell>
          <table:table-cell office:value-type="string" calcext:value-type="string">
            <text:p>2017-04-10 08:43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42679" calcext:value-type="float">
            <text:p>1166642679</text:p>
          </table:table-cell>
          <table:table-cell office:value-type="float" office:value="3366510021156" calcext:value-type="float">
            <text:p>336651002115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26</text:p>
          </table:table-cell>
          <table:table-cell office:value-type="string" calcext:value-type="string">
            <text:p>201662642759-1509468850010</text:p>
          </table:table-cell>
          <table:table-cell office:value-type="string" calcext:value-type="string">
            <text:p>2017-04-10 08:43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44162" calcext:value-type="float">
            <text:p>1166644162</text:p>
          </table:table-cell>
          <table:table-cell office:value-type="float" office:value="3366510021264" calcext:value-type="float">
            <text:p>336651002126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27</text:p>
          </table:table-cell>
          <table:table-cell office:value-type="string" calcext:value-type="string">
            <text:p>381761096377-797759423025</text:p>
          </table:table-cell>
          <table:table-cell office:value-type="string" calcext:value-type="string">
            <text:p>2017-04-10 08:43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39780" calcext:value-type="float">
            <text:p>1166639780</text:p>
          </table:table-cell>
          <table:table-cell office:value-type="float" office:value="3366510021267" calcext:value-type="float">
            <text:p>336651002126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26</text:p>
          </table:table-cell>
          <table:table-cell office:value-type="string" calcext:value-type="string">
            <text:p>232030946177-1431879433013</text:p>
          </table:table-cell>
          <table:table-cell office:value-type="string" calcext:value-type="string">
            <text:p>2017-04-10 08:43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79099" calcext:value-type="float">
            <text:p>1166379099</text:p>
          </table:table-cell>
          <table:table-cell office:value-type="float" office:value="3366510021161" calcext:value-type="float">
            <text:p>336651002116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20</text:p>
          </table:table-cell>
          <table:table-cell office:value-type="string" calcext:value-type="string">
            <text:p>232248627847-1430824327013</text:p>
          </table:table-cell>
          <table:table-cell office:value-type="string" calcext:value-type="string">
            <text:p>2017-04-10 08:43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7846" calcext:value-type="float">
            <text:p>1166607846</text:p>
          </table:table-cell>
          <table:table-cell office:value-type="float" office:value="3366510021266" calcext:value-type="float">
            <text:p>336651002126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22</text:p>
          </table:table-cell>
          <table:table-cell office:value-type="string" calcext:value-type="string">
            <text:p>382030839989-0</text:p>
          </table:table-cell>
          <table:table-cell office:value-type="string" calcext:value-type="string">
            <text:p>2017-04-10 08:43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4909739" calcext:value-type="float">
            <text:p>1164909739</text:p>
          </table:table-cell>
          <table:table-cell office:value-type="float" office:value="3366510021211" calcext:value-type="float">
            <text:p>336651002121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19</text:p>
          </table:table-cell>
          <table:table-cell office:value-type="string" calcext:value-type="string">
            <text:p>201662640238-1499929934010</text:p>
          </table:table-cell>
          <table:table-cell office:value-type="string" calcext:value-type="string">
            <text:p>2017-04-10 08:43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5959569" calcext:value-type="float">
            <text:p>1165959569</text:p>
          </table:table-cell>
          <table:table-cell office:value-type="float" office:value="3366510021072" calcext:value-type="float">
            <text:p>336651002107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20</text:p>
          </table:table-cell>
          <table:table-cell office:value-type="string" calcext:value-type="string">
            <text:p>382020147129-0</text:p>
          </table:table-cell>
          <table:table-cell office:value-type="string" calcext:value-type="string">
            <text:p>2017-04-10 08:43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5464574" calcext:value-type="float">
            <text:p>1165464574</text:p>
          </table:table-cell>
          <table:table-cell office:value-type="float" office:value="3366510021259" calcext:value-type="float">
            <text:p>336651002125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19</text:p>
          </table:table-cell>
          <table:table-cell office:value-type="string" calcext:value-type="string">
            <text:p>201861061753-0</text:p>
          </table:table-cell>
          <table:table-cell office:value-type="string" calcext:value-type="string">
            <text:p>2017-04-10 08:43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1026" calcext:value-type="float">
            <text:p>1166431026</text:p>
          </table:table-cell>
          <table:table-cell office:value-type="float" office:value="3366510021145" calcext:value-type="float">
            <text:p>336651002114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43:19</text:p>
          </table:table-cell>
          <table:table-cell office:value-type="string" calcext:value-type="string">
            <text:p>232139061801-1431089257013</text:p>
          </table:table-cell>
          <table:table-cell office:value-type="string" calcext:value-type="string">
            <text:p>2017-04-10 08:43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7400" calcext:value-type="float">
            <text:p>1166687400</text:p>
          </table:table-cell>
          <table:table-cell office:value-type="float" office:value="2350610021226" calcext:value-type="float">
            <text:p>235061002122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31:49</text:p>
          </table:table-cell>
          <table:table-cell office:value-type="string" calcext:value-type="string">
            <text:p>232292107010-1432170187013</text:p>
          </table:table-cell>
          <table:table-cell office:value-type="string" calcext:value-type="string">
            <text:p>2017-04-10 08:31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15836" calcext:value-type="float">
            <text:p>1166715836</text:p>
          </table:table-cell>
          <table:table-cell office:value-type="float" office:value="2350610021225" calcext:value-type="float">
            <text:p>235061002122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31:49</text:p>
          </table:table-cell>
          <table:table-cell office:value-type="string" calcext:value-type="string">
            <text:p>172303076094-1681450203007</text:p>
          </table:table-cell>
          <table:table-cell office:value-type="string" calcext:value-type="string">
            <text:p>2017-04-10 08:31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25" calcext:value-type="float">
            <text:p>611020325</text:p>
          </table:table-cell>
          <table:table-cell office:value-type="float" office:value="2350610021224" calcext:value-type="float">
            <text:p>235061002122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31:49</text:p>
          </table:table-cell>
          <table:table-cell/>
          <table:table-cell office:value-type="string" calcext:value-type="string">
            <text:p>2017-04-10 08:31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4953" calcext:value-type="float">
            <text:p>1166604953</text:p>
          </table:table-cell>
          <table:table-cell office:value-type="float" office:value="2350610021230" calcext:value-type="float">
            <text:p>23506100212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31:47</text:p>
          </table:table-cell>
          <table:table-cell office:value-type="string" calcext:value-type="string">
            <text:p>172306604046-1680894889007</text:p>
          </table:table-cell>
          <table:table-cell office:value-type="string" calcext:value-type="string">
            <text:p>2017-04-10 08:31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1123" calcext:value-type="float">
            <text:p>1166681123</text:p>
          </table:table-cell>
          <table:table-cell office:value-type="float" office:value="2350610021232" calcext:value-type="float">
            <text:p>235061002123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31:48</text:p>
          </table:table-cell>
          <table:table-cell office:value-type="string" calcext:value-type="string">
            <text:p>172396790396-1681325405007</text:p>
          </table:table-cell>
          <table:table-cell office:value-type="string" calcext:value-type="string">
            <text:p>2017-04-10 08:31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02" calcext:value-type="float">
            <text:p>611020302</text:p>
          </table:table-cell>
          <table:table-cell office:value-type="float" office:value="2350610021237" calcext:value-type="float">
            <text:p>2350610021237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31:48</text:p>
          </table:table-cell>
          <table:table-cell/>
          <table:table-cell office:value-type="string" calcext:value-type="string">
            <text:p>2017-04-10 08:31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79082" calcext:value-type="float">
            <text:p>1166679082</text:p>
          </table:table-cell>
          <table:table-cell office:value-type="float" office:value="2350610021223" calcext:value-type="float">
            <text:p>235061002122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31:48</text:p>
          </table:table-cell>
          <table:table-cell office:value-type="string" calcext:value-type="string">
            <text:p>381761095819-797896833025</text:p>
          </table:table-cell>
          <table:table-cell office:value-type="string" calcext:value-type="string">
            <text:p>2017-04-10 08:31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38328" calcext:value-type="float">
            <text:p>1166638328</text:p>
          </table:table-cell>
          <table:table-cell office:value-type="float" office:value="2350610021249" calcext:value-type="float">
            <text:p>235061002124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31:47</text:p>
          </table:table-cell>
          <table:table-cell office:value-type="string" calcext:value-type="string">
            <text:p>381761096578-797744658025</text:p>
          </table:table-cell>
          <table:table-cell office:value-type="string" calcext:value-type="string">
            <text:p>2017-04-10 08:31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274" calcext:value-type="float">
            <text:p>611020274</text:p>
          </table:table-cell>
          <table:table-cell office:value-type="float" office:value="2350610021235" calcext:value-type="float">
            <text:p>235061002123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31:47</text:p>
          </table:table-cell>
          <table:table-cell/>
          <table:table-cell office:value-type="string" calcext:value-type="string">
            <text:p>2017-04-10 08:31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4095" calcext:value-type="float">
            <text:p>1166604095</text:p>
          </table:table-cell>
          <table:table-cell office:value-type="float" office:value="2350610021227" calcext:value-type="float">
            <text:p>235061002122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31:46</text:p>
          </table:table-cell>
          <table:table-cell office:value-type="string" calcext:value-type="string">
            <text:p>381585149708-797650697025</text:p>
          </table:table-cell>
          <table:table-cell office:value-type="string" calcext:value-type="string">
            <text:p>2017-04-10 08:31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6106" calcext:value-type="float">
            <text:p>1166606106</text:p>
          </table:table-cell>
          <table:table-cell office:value-type="float" office:value="2350610021229" calcext:value-type="float">
            <text:p>235061002122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31:47</text:p>
          </table:table-cell>
          <table:table-cell office:value-type="string" calcext:value-type="string">
            <text:p>382012612728-797692622025</text:p>
          </table:table-cell>
          <table:table-cell office:value-type="string" calcext:value-type="string">
            <text:p>2017-04-10 08:31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3013" calcext:value-type="float">
            <text:p>1166603013</text:p>
          </table:table-cell>
          <table:table-cell office:value-type="float" office:value="2350610021221" calcext:value-type="float">
            <text:p>235061002122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31:45</text:p>
          </table:table-cell>
          <table:table-cell office:value-type="string" calcext:value-type="string">
            <text:p>172591063455-1680847195007</text:p>
          </table:table-cell>
          <table:table-cell office:value-type="string" calcext:value-type="string">
            <text:p>2017-04-10 08:31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5742" calcext:value-type="float">
            <text:p>1166805742</text:p>
          </table:table-cell>
          <table:table-cell office:value-type="float" office:value="2350610021067" calcext:value-type="float">
            <text:p>235061002106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31</text:p>
          </table:table-cell>
          <table:table-cell office:value-type="string" calcext:value-type="string">
            <text:p>381640295439-798408265025</text:p>
          </table:table-cell>
          <table:table-cell office:value-type="string" calcext:value-type="string">
            <text:p>2017-04-10 08:29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5380" calcext:value-type="float">
            <text:p>1166805380</text:p>
          </table:table-cell>
          <table:table-cell office:value-type="float" office:value="2350610021102" calcext:value-type="float">
            <text:p>235061002110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28</text:p>
          </table:table-cell>
          <table:table-cell office:value-type="string" calcext:value-type="string">
            <text:p>232196293785-1432767990013</text:p>
          </table:table-cell>
          <table:table-cell office:value-type="string" calcext:value-type="string">
            <text:p>2017-04-10 08:29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5495" calcext:value-type="float">
            <text:p>1166805495</text:p>
          </table:table-cell>
          <table:table-cell office:value-type="float" office:value="2350610021131" calcext:value-type="float">
            <text:p>235061002113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29</text:p>
          </table:table-cell>
          <table:table-cell office:value-type="string" calcext:value-type="string">
            <text:p>232030942718-1432770910013</text:p>
          </table:table-cell>
          <table:table-cell office:value-type="string" calcext:value-type="string">
            <text:p>2017-04-10 08:29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5722" calcext:value-type="float">
            <text:p>1166805722</text:p>
          </table:table-cell>
          <table:table-cell office:value-type="float" office:value="2350610021108" calcext:value-type="float">
            <text:p>235061002110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30</text:p>
          </table:table-cell>
          <table:table-cell office:value-type="string" calcext:value-type="string">
            <text:p>232133283591-1432781029013</text:p>
          </table:table-cell>
          <table:table-cell office:value-type="string" calcext:value-type="string">
            <text:p>2017-04-10 08:29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69" calcext:value-type="float">
            <text:p>611020369</text:p>
          </table:table-cell>
          <table:table-cell office:value-type="float" office:value="2350610021134" calcext:value-type="float">
            <text:p>235061002113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26</text:p>
          </table:table-cell>
          <table:table-cell/>
          <table:table-cell office:value-type="string" calcext:value-type="string">
            <text:p>2017-04-10 08:29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5103" calcext:value-type="float">
            <text:p>1166805103</text:p>
          </table:table-cell>
          <table:table-cell office:value-type="float" office:value="2350610021089" calcext:value-type="float">
            <text:p>235061002108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25</text:p>
          </table:table-cell>
          <table:table-cell office:value-type="string" calcext:value-type="string">
            <text:p>201662650338-1510458106010</text:p>
          </table:table-cell>
          <table:table-cell office:value-type="string" calcext:value-type="string">
            <text:p>2017-04-10 08:29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67" calcext:value-type="float">
            <text:p>611020367</text:p>
          </table:table-cell>
          <table:table-cell office:value-type="float" office:value="2350610021097" calcext:value-type="float">
            <text:p>2350610021097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23</text:p>
          </table:table-cell>
          <table:table-cell/>
          <table:table-cell office:value-type="string" calcext:value-type="string">
            <text:p>2017-04-10 08:29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4225" calcext:value-type="float">
            <text:p>1166804225</text:p>
          </table:table-cell>
          <table:table-cell office:value-type="float" office:value="2350610021059" calcext:value-type="float">
            <text:p>235061002105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22</text:p>
          </table:table-cell>
          <table:table-cell office:value-type="string" calcext:value-type="string">
            <text:p>381965025994-798373752025</text:p>
          </table:table-cell>
          <table:table-cell office:value-type="string" calcext:value-type="string">
            <text:p>2017-04-10 08:29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5021" calcext:value-type="float">
            <text:p>1166805021</text:p>
          </table:table-cell>
          <table:table-cell office:value-type="float" office:value="2350610021105" calcext:value-type="float">
            <text:p>235061002110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27</text:p>
          </table:table-cell>
          <table:table-cell office:value-type="string" calcext:value-type="string">
            <text:p>382035090592-0</text:p>
          </table:table-cell>
          <table:table-cell office:value-type="string" calcext:value-type="string">
            <text:p>2017-04-10 08:29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4909" calcext:value-type="float">
            <text:p>1166804909</text:p>
          </table:table-cell>
          <table:table-cell office:value-type="float" office:value="2350610021060" calcext:value-type="float">
            <text:p>235061002106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24</text:p>
          </table:table-cell>
          <table:table-cell office:value-type="string" calcext:value-type="string">
            <text:p>172444415894-1682082311007</text:p>
          </table:table-cell>
          <table:table-cell office:value-type="string" calcext:value-type="string">
            <text:p>2017-04-10 08:29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5209" calcext:value-type="float">
            <text:p>1166805209</text:p>
          </table:table-cell>
          <table:table-cell office:value-type="float" office:value="2350610021116" calcext:value-type="float">
            <text:p>235061002111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27</text:p>
          </table:table-cell>
          <table:table-cell office:value-type="string" calcext:value-type="string">
            <text:p>232076161190-1432761455013</text:p>
          </table:table-cell>
          <table:table-cell office:value-type="string" calcext:value-type="string">
            <text:p>2017-04-10 08:29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4129" calcext:value-type="float">
            <text:p>1166804129</text:p>
          </table:table-cell>
          <table:table-cell office:value-type="float" office:value="2350610021135" calcext:value-type="float">
            <text:p>235061002113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22</text:p>
          </table:table-cell>
          <table:table-cell office:value-type="string" calcext:value-type="string">
            <text:p>201880678742-1510435386010</text:p>
          </table:table-cell>
          <table:table-cell office:value-type="string" calcext:value-type="string">
            <text:p>2017-04-10 08:29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59" calcext:value-type="float">
            <text:p>611020359</text:p>
          </table:table-cell>
          <table:table-cell office:value-type="float" office:value="2350610021078" calcext:value-type="float">
            <text:p>2350610021078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16</text:p>
          </table:table-cell>
          <table:table-cell/>
          <table:table-cell office:value-type="string" calcext:value-type="string">
            <text:p>2017-04-10 08:29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801865" calcext:value-type="float">
            <text:p>1166801865</text:p>
          </table:table-cell>
          <table:table-cell office:value-type="float" office:value="2350610021115" calcext:value-type="float">
            <text:p>235061002111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20</text:p>
          </table:table-cell>
          <table:table-cell office:value-type="string" calcext:value-type="string">
            <text:p>201766197677-1510406672010</text:p>
          </table:table-cell>
          <table:table-cell office:value-type="string" calcext:value-type="string">
            <text:p>2017-04-10 08:29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55" calcext:value-type="float">
            <text:p>611020355</text:p>
          </table:table-cell>
          <table:table-cell office:value-type="float" office:value="2350610021129" calcext:value-type="float">
            <text:p>2350610021129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19</text:p>
          </table:table-cell>
          <table:table-cell/>
          <table:table-cell office:value-type="string" calcext:value-type="string">
            <text:p>2017-04-10 08:29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83998" calcext:value-type="float">
            <text:p>1166783998</text:p>
          </table:table-cell>
          <table:table-cell office:value-type="float" office:value="2350610021100" calcext:value-type="float">
            <text:p>23506100211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19</text:p>
          </table:table-cell>
          <table:table-cell office:value-type="string" calcext:value-type="string">
            <text:p>232249637182-1432602562013</text:p>
          </table:table-cell>
          <table:table-cell office:value-type="string" calcext:value-type="string">
            <text:p>2017-04-10 08:29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74365" calcext:value-type="float">
            <text:p>1166774365</text:p>
          </table:table-cell>
          <table:table-cell office:value-type="float" office:value="2350610021085" calcext:value-type="float">
            <text:p>235061002108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17</text:p>
          </table:table-cell>
          <table:table-cell office:value-type="string" calcext:value-type="string">
            <text:p>172419566887-1681840348007</text:p>
          </table:table-cell>
          <table:table-cell office:value-type="string" calcext:value-type="string">
            <text:p>2017-04-10 08:29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83291" calcext:value-type="float">
            <text:p>1166783291</text:p>
          </table:table-cell>
          <table:table-cell office:value-type="float" office:value="2350610021062" calcext:value-type="float">
            <text:p>235061002106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19</text:p>
          </table:table-cell>
          <table:table-cell office:value-type="string" calcext:value-type="string">
            <text:p>201667040965-1510285460010</text:p>
          </table:table-cell>
          <table:table-cell office:value-type="string" calcext:value-type="string">
            <text:p>2017-04-10 08:29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45" calcext:value-type="float">
            <text:p>611020345</text:p>
          </table:table-cell>
          <table:table-cell office:value-type="float" office:value="2350610021064" calcext:value-type="float">
            <text:p>235061002106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03</text:p>
          </table:table-cell>
          <table:table-cell/>
          <table:table-cell office:value-type="string" calcext:value-type="string">
            <text:p>2017-04-10 08:29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8845" calcext:value-type="float">
            <text:p>1166748845</text:p>
          </table:table-cell>
          <table:table-cell office:value-type="float" office:value="2350610021109" calcext:value-type="float">
            <text:p>235061002110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05</text:p>
          </table:table-cell>
          <table:table-cell office:value-type="string" calcext:value-type="string">
            <text:p>381718122318-798184777025</text:p>
          </table:table-cell>
          <table:table-cell office:value-type="string" calcext:value-type="string">
            <text:p>2017-04-10 08:29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50155" calcext:value-type="float">
            <text:p>1166750155</text:p>
          </table:table-cell>
          <table:table-cell office:value-type="float" office:value="2350610021096" calcext:value-type="float">
            <text:p>235061002109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08</text:p>
          </table:table-cell>
          <table:table-cell office:value-type="string" calcext:value-type="string">
            <text:p>381761091638-798195099025</text:p>
          </table:table-cell>
          <table:table-cell office:value-type="string" calcext:value-type="string">
            <text:p>2017-04-10 08:29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7732" calcext:value-type="float">
            <text:p>1166747732</text:p>
          </table:table-cell>
          <table:table-cell office:value-type="float" office:value="2350610021076" calcext:value-type="float">
            <text:p>235061002107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58</text:p>
          </table:table-cell>
          <table:table-cell office:value-type="string" calcext:value-type="string">
            <text:p>382032174751-798151294025</text:p>
          </table:table-cell>
          <table:table-cell office:value-type="string" calcext:value-type="string">
            <text:p>2017-04-10 08:29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7076" calcext:value-type="float">
            <text:p>1166747076</text:p>
          </table:table-cell>
          <table:table-cell office:value-type="float" office:value="2350610021104" calcext:value-type="float">
            <text:p>235061002110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57</text:p>
          </table:table-cell>
          <table:table-cell office:value-type="string" calcext:value-type="string">
            <text:p>381771493917-798140447025</text:p>
          </table:table-cell>
          <table:table-cell office:value-type="string" calcext:value-type="string">
            <text:p>2017-04-10 08:29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38" calcext:value-type="float">
            <text:p>611020338</text:p>
          </table:table-cell>
          <table:table-cell office:value-type="float" office:value="2350610021081" calcext:value-type="float">
            <text:p>2350610021081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58</text:p>
          </table:table-cell>
          <table:table-cell/>
          <table:table-cell office:value-type="string" calcext:value-type="string">
            <text:p>2017-04-10 08:29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7689" calcext:value-type="float">
            <text:p>1166747689</text:p>
          </table:table-cell>
          <table:table-cell office:value-type="float" office:value="2350610021099" calcext:value-type="float">
            <text:p>235061002109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9:02</text:p>
          </table:table-cell>
          <table:table-cell office:value-type="string" calcext:value-type="string">
            <text:p>382033660111-0</text:p>
          </table:table-cell>
          <table:table-cell office:value-type="string" calcext:value-type="string">
            <text:p>2017-04-10 08:29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5428" calcext:value-type="float">
            <text:p>1166745428</text:p>
          </table:table-cell>
          <table:table-cell office:value-type="float" office:value="2350610021137" calcext:value-type="float">
            <text:p>235061002113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56</text:p>
          </table:table-cell>
          <table:table-cell office:value-type="string" calcext:value-type="string">
            <text:p>381772817622-798124957025</text:p>
          </table:table-cell>
          <table:table-cell office:value-type="string" calcext:value-type="string">
            <text:p>2017-04-10 08:28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743600" calcext:value-type="float">
            <text:p>1166743600</text:p>
          </table:table-cell>
          <table:table-cell office:value-type="float" office:value="2350610021101" calcext:value-type="float">
            <text:p>235061002110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54</text:p>
          </table:table-cell>
          <table:table-cell office:value-type="string" calcext:value-type="string">
            <text:p>381859655795-798114936025</text:p>
          </table:table-cell>
          <table:table-cell office:value-type="string" calcext:value-type="string">
            <text:p>2017-04-10 08:28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90844" calcext:value-type="float">
            <text:p>1166690844</text:p>
          </table:table-cell>
          <table:table-cell office:value-type="float" office:value="2350610021084" calcext:value-type="float">
            <text:p>235061002108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45</text:p>
          </table:table-cell>
          <table:table-cell office:value-type="string" calcext:value-type="string">
            <text:p>172419566887-1681394074007</text:p>
          </table:table-cell>
          <table:table-cell office:value-type="string" calcext:value-type="string">
            <text:p>2017-04-10 08:28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90159" calcext:value-type="float">
            <text:p>1166690159</text:p>
          </table:table-cell>
          <table:table-cell office:value-type="float" office:value="2350610021077" calcext:value-type="float">
            <text:p>235061002107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45</text:p>
          </table:table-cell>
          <table:table-cell office:value-type="string" calcext:value-type="string">
            <text:p>232072813070-1432177308013</text:p>
          </table:table-cell>
          <table:table-cell office:value-type="string" calcext:value-type="string">
            <text:p>2017-04-10 08:28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72058" calcext:value-type="float">
            <text:p>1166472058</text:p>
          </table:table-cell>
          <table:table-cell office:value-type="float" office:value="2350610021111" calcext:value-type="float">
            <text:p>235061002111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43</text:p>
          </table:table-cell>
          <table:table-cell office:value-type="string" calcext:value-type="string">
            <text:p>201878465846-0</text:p>
          </table:table-cell>
          <table:table-cell office:value-type="string" calcext:value-type="string">
            <text:p>2017-04-10 08:28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7318" calcext:value-type="float">
            <text:p>1166687318</text:p>
          </table:table-cell>
          <table:table-cell office:value-type="float" office:value="2350610021123" calcext:value-type="float">
            <text:p>235061002112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43</text:p>
          </table:table-cell>
          <table:table-cell office:value-type="string" calcext:value-type="string">
            <text:p>381819482388-797968876025</text:p>
          </table:table-cell>
          <table:table-cell office:value-type="string" calcext:value-type="string">
            <text:p>2017-04-10 08:28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321" calcext:value-type="float">
            <text:p>611020321</text:p>
          </table:table-cell>
          <table:table-cell office:value-type="float" office:value="2350610021075" calcext:value-type="float">
            <text:p>235061002107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44</text:p>
          </table:table-cell>
          <table:table-cell/>
          <table:table-cell office:value-type="string" calcext:value-type="string">
            <text:p>2017-04-10 08:28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4774" calcext:value-type="float">
            <text:p>1166684774</text:p>
          </table:table-cell>
          <table:table-cell office:value-type="float" office:value="2350610021103" calcext:value-type="float">
            <text:p>235061002110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40</text:p>
          </table:table-cell>
          <table:table-cell office:value-type="string" calcext:value-type="string">
            <text:p>381771493917-797962020025</text:p>
          </table:table-cell>
          <table:table-cell office:value-type="string" calcext:value-type="string">
            <text:p>2017-04-10 08:28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81090" calcext:value-type="float">
            <text:p>1166681090</text:p>
          </table:table-cell>
          <table:table-cell office:value-type="float" office:value="2350610021098" calcext:value-type="float">
            <text:p>235061002109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35</text:p>
          </table:table-cell>
          <table:table-cell office:value-type="string" calcext:value-type="string">
            <text:p>201881832785-0</text:p>
          </table:table-cell>
          <table:table-cell office:value-type="string" calcext:value-type="string">
            <text:p>2017-04-10 08:28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71738" calcext:value-type="float">
            <text:p>1166671738</text:p>
          </table:table-cell>
          <table:table-cell office:value-type="float" office:value="2350610021122" calcext:value-type="float">
            <text:p>235061002112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22</text:p>
          </table:table-cell>
          <table:table-cell office:value-type="string" calcext:value-type="string">
            <text:p>201662650338-1509621418010</text:p>
          </table:table-cell>
          <table:table-cell office:value-type="string" calcext:value-type="string">
            <text:p>2017-04-10 08:28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46272" calcext:value-type="float">
            <text:p>1166646272</text:p>
          </table:table-cell>
          <table:table-cell office:value-type="float" office:value="2350610021113" calcext:value-type="float">
            <text:p>235061002111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20</text:p>
          </table:table-cell>
          <table:table-cell office:value-type="string" calcext:value-type="string">
            <text:p>381782442561-797765301025</text:p>
          </table:table-cell>
          <table:table-cell office:value-type="string" calcext:value-type="string">
            <text:p>2017-04-10 08:28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18224" calcext:value-type="float">
            <text:p>1166618224</text:p>
          </table:table-cell>
          <table:table-cell office:value-type="float" office:value="2350610021073" calcext:value-type="float">
            <text:p>235061002107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14</text:p>
          </table:table-cell>
          <table:table-cell office:value-type="string" calcext:value-type="string">
            <text:p>201880853462-0</text:p>
          </table:table-cell>
          <table:table-cell office:value-type="string" calcext:value-type="string">
            <text:p>2017-04-10 08:28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5872468" calcext:value-type="float">
            <text:p>1165872468</text:p>
          </table:table-cell>
          <table:table-cell office:value-type="float" office:value="2350610021112" calcext:value-type="float">
            <text:p>235061002111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08</text:p>
          </table:table-cell>
          <table:table-cell office:value-type="string" calcext:value-type="string">
            <text:p>201868370524-0</text:p>
          </table:table-cell>
          <table:table-cell office:value-type="string" calcext:value-type="string">
            <text:p>2017-04-10 08:28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50461" calcext:value-type="float">
            <text:p>1166350461</text:p>
          </table:table-cell>
          <table:table-cell office:value-type="float" office:value="2350610021110" calcext:value-type="float">
            <text:p>235061002111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07</text:p>
          </table:table-cell>
          <table:table-cell/>
          <table:table-cell office:value-type="string" calcext:value-type="string">
            <text:p>2017-04-10 08:28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5301908" calcext:value-type="float">
            <text:p>1165301908</text:p>
          </table:table-cell>
          <table:table-cell office:value-type="float" office:value="2350610021090" calcext:value-type="float">
            <text:p>235061002109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08</text:p>
          </table:table-cell>
          <table:table-cell office:value-type="string" calcext:value-type="string">
            <text:p>382008069097-0</text:p>
          </table:table-cell>
          <table:table-cell office:value-type="string" calcext:value-type="string">
            <text:p>2017-04-10 08:28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5959569" calcext:value-type="float">
            <text:p>1165959569</text:p>
          </table:table-cell>
          <table:table-cell office:value-type="float" office:value="2350610021072" calcext:value-type="float">
            <text:p>235061002107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08:28:08</text:p>
          </table:table-cell>
          <table:table-cell office:value-type="string" calcext:value-type="string">
            <text:p>382020147129-0</text:p>
          </table:table-cell>
          <table:table-cell office:value-type="string" calcext:value-type="string">
            <text:p>2017-04-10 08:28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33486" calcext:value-type="float">
            <text:p>1166533486</text:p>
          </table:table-cell>
          <table:table-cell office:value-type="float" office:value="3366510020987" calcext:value-type="float">
            <text:p>336651002098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28:56</text:p>
          </table:table-cell>
          <table:table-cell office:value-type="string" calcext:value-type="string">
            <text:p>232292387567-0</text:p>
          </table:table-cell>
          <table:table-cell office:value-type="string" calcext:value-type="string">
            <text:p>2017-04-07 09:28: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31138" calcext:value-type="float">
            <text:p>1166531138</text:p>
          </table:table-cell>
          <table:table-cell office:value-type="float" office:value="3366510021055" calcext:value-type="float">
            <text:p>336651002105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28:55</text:p>
          </table:table-cell>
          <table:table-cell office:value-type="string" calcext:value-type="string">
            <text:p>381876210000-797466769025</text:p>
          </table:table-cell>
          <table:table-cell office:value-type="string" calcext:value-type="string">
            <text:p>2017-04-07 09:28: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59417" calcext:value-type="float">
            <text:p>1166559417</text:p>
          </table:table-cell>
          <table:table-cell office:value-type="float" office:value="3366510021057" calcext:value-type="float">
            <text:p>336651002105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28:56</text:p>
          </table:table-cell>
          <table:table-cell office:value-type="string" calcext:value-type="string">
            <text:p>172410446290-1680606119007</text:p>
          </table:table-cell>
          <table:table-cell office:value-type="string" calcext:value-type="string">
            <text:p>2017-04-07 09:28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51560" calcext:value-type="float">
            <text:p>1166551560</text:p>
          </table:table-cell>
          <table:table-cell office:value-type="float" office:value="3366510021050" calcext:value-type="float">
            <text:p>336651002105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28:55</text:p>
          </table:table-cell>
          <table:table-cell office:value-type="string" calcext:value-type="string">
            <text:p>381718177189-797485238025</text:p>
          </table:table-cell>
          <table:table-cell office:value-type="string" calcext:value-type="string">
            <text:p>2017-04-07 09:28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7675" calcext:value-type="float">
            <text:p>1166527675</text:p>
          </table:table-cell>
          <table:table-cell office:value-type="float" office:value="3366510021049" calcext:value-type="float">
            <text:p>336651002104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28:56</text:p>
          </table:table-cell>
          <table:table-cell office:value-type="string" calcext:value-type="string">
            <text:p>232292341250-0</text:p>
          </table:table-cell>
          <table:table-cell office:value-type="string" calcext:value-type="string">
            <text:p>2017-04-07 09:28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42921" calcext:value-type="float">
            <text:p>1166542921</text:p>
          </table:table-cell>
          <table:table-cell office:value-type="float" office:value="3366510021048" calcext:value-type="float">
            <text:p>336651002104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28:55</text:p>
          </table:table-cell>
          <table:table-cell office:value-type="string" calcext:value-type="string">
            <text:p>232146947346-1431513827013</text:p>
          </table:table-cell>
          <table:table-cell office:value-type="string" calcext:value-type="string">
            <text:p>2017-04-07 09:28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261" calcext:value-type="float">
            <text:p>611020261</text:p>
          </table:table-cell>
          <table:table-cell office:value-type="float" office:value="3366510021056" calcext:value-type="float">
            <text:p>3366510021056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28:56</text:p>
          </table:table-cell>
          <table:table-cell/>
          <table:table-cell office:value-type="string" calcext:value-type="string">
            <text:p>2017-04-07 09:28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1776" calcext:value-type="float">
            <text:p>1166521776</text:p>
          </table:table-cell>
          <table:table-cell office:value-type="float" office:value="3366510021051" calcext:value-type="float">
            <text:p>336651002105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28:54</text:p>
          </table:table-cell>
          <table:table-cell office:value-type="string" calcext:value-type="string">
            <text:p>201863573155-1508955219010</text:p>
          </table:table-cell>
          <table:table-cell office:value-type="string" calcext:value-type="string">
            <text:p>2017-04-07 09:28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2353" calcext:value-type="float">
            <text:p>1166522353</text:p>
          </table:table-cell>
          <table:table-cell office:value-type="float" office:value="3366510020992" calcext:value-type="float">
            <text:p>336651002099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28:54</text:p>
          </table:table-cell>
          <table:table-cell office:value-type="string" calcext:value-type="string">
            <text:p>381965091358-797437783025</text:p>
          </table:table-cell>
          <table:table-cell office:value-type="string" calcext:value-type="string">
            <text:p>2017-04-07 09:28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1086" calcext:value-type="float">
            <text:p>1166521086</text:p>
          </table:table-cell>
          <table:table-cell office:value-type="float" office:value="3366510021042" calcext:value-type="float">
            <text:p>336651002104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28:52</text:p>
          </table:table-cell>
          <table:table-cell office:value-type="string" calcext:value-type="string">
            <text:p>232072812907-1431413712013</text:p>
          </table:table-cell>
          <table:table-cell office:value-type="string" calcext:value-type="string">
            <text:p>2017-04-07 09:28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1572" calcext:value-type="float">
            <text:p>1166521572</text:p>
          </table:table-cell>
          <table:table-cell office:value-type="float" office:value="3366510020999" calcext:value-type="float">
            <text:p>336651002099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28:54</text:p>
          </table:table-cell>
          <table:table-cell office:value-type="string" calcext:value-type="string">
            <text:p>201561464305-1508946396010</text:p>
          </table:table-cell>
          <table:table-cell office:value-type="string" calcext:value-type="string">
            <text:p>2017-04-07 09:28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231" calcext:value-type="float">
            <text:p>611020231</text:p>
          </table:table-cell>
          <table:table-cell office:value-type="float" office:value="3366510020990" calcext:value-type="float">
            <text:p>3366510020990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28:52</text:p>
          </table:table-cell>
          <table:table-cell/>
          <table:table-cell office:value-type="string" calcext:value-type="string">
            <text:p>2017-04-07 09:28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1445" calcext:value-type="float">
            <text:p>1166521445</text:p>
          </table:table-cell>
          <table:table-cell office:value-type="float" office:value="3366510021000" calcext:value-type="float">
            <text:p>33665100210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28:53</text:p>
          </table:table-cell>
          <table:table-cell office:value-type="string" calcext:value-type="string">
            <text:p>381771493917-797416459025</text:p>
          </table:table-cell>
          <table:table-cell office:value-type="string" calcext:value-type="string">
            <text:p>2017-04-07 09:28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3066" calcext:value-type="float">
            <text:p>1166523066</text:p>
          </table:table-cell>
          <table:table-cell office:value-type="float" office:value="3366510020998" calcext:value-type="float">
            <text:p>336651002099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28:54</text:p>
          </table:table-cell>
          <table:table-cell office:value-type="string" calcext:value-type="string">
            <text:p>172541720956-1680509418007</text:p>
          </table:table-cell>
          <table:table-cell office:value-type="string" calcext:value-type="string">
            <text:p>2017-04-07 09:28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5912" calcext:value-type="float">
            <text:p>1166525912</text:p>
          </table:table-cell>
          <table:table-cell office:value-type="float" office:value="3366510020989" calcext:value-type="float">
            <text:p>336651002098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28:55</text:p>
          </table:table-cell>
          <table:table-cell office:value-type="string" calcext:value-type="string">
            <text:p>201828401882-1509000230010</text:p>
          </table:table-cell>
          <table:table-cell office:value-type="string" calcext:value-type="string">
            <text:p>2017-04-07 09:28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0797" calcext:value-type="float">
            <text:p>1166520797</text:p>
          </table:table-cell>
          <table:table-cell office:value-type="float" office:value="3366510021054" calcext:value-type="float">
            <text:p>336651002105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28:51</text:p>
          </table:table-cell>
          <table:table-cell office:value-type="string" calcext:value-type="string">
            <text:p>381876210000-797397597025</text:p>
          </table:table-cell>
          <table:table-cell office:value-type="string" calcext:value-type="string">
            <text:p>2017-04-07 09:28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4119" calcext:value-type="float">
            <text:p>1166254119</text:p>
          </table:table-cell>
          <table:table-cell office:value-type="float" office:value="3366510020988" calcext:value-type="float">
            <text:p>336651002098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28:49</text:p>
          </table:table-cell>
          <table:table-cell office:value-type="string" calcext:value-type="string">
            <text:p>381761096578-796539763025</text:p>
          </table:table-cell>
          <table:table-cell office:value-type="string" calcext:value-type="string">
            <text:p>2017-04-07 09:28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19250" calcext:value-type="float">
            <text:p>1166519250</text:p>
          </table:table-cell>
          <table:table-cell office:value-type="float" office:value="3366510021047" calcext:value-type="float">
            <text:p>336651002104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28:50</text:p>
          </table:table-cell>
          <table:table-cell office:value-type="string" calcext:value-type="string">
            <text:p>172325840002-1680421832007</text:p>
          </table:table-cell>
          <table:table-cell office:value-type="string" calcext:value-type="string">
            <text:p>2017-04-07 09:28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228" calcext:value-type="float">
            <text:p>611020228</text:p>
          </table:table-cell>
          <table:table-cell office:value-type="float" office:value="3366510021045" calcext:value-type="float">
            <text:p>336651002104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28:52</text:p>
          </table:table-cell>
          <table:table-cell/>
          <table:table-cell office:value-type="string" calcext:value-type="string">
            <text:p>2017-04-07 09:28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71602" calcext:value-type="float">
            <text:p>1166371602</text:p>
          </table:table-cell>
          <table:table-cell office:value-type="float" office:value="3366510020991" calcext:value-type="float">
            <text:p>336651002099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28:49</text:p>
          </table:table-cell>
          <table:table-cell office:value-type="string" calcext:value-type="string">
            <text:p>232214670874-1430808932013</text:p>
          </table:table-cell>
          <table:table-cell office:value-type="string" calcext:value-type="string">
            <text:p>2017-04-07 09:28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0779" calcext:value-type="float">
            <text:p>1166120779</text:p>
          </table:table-cell>
          <table:table-cell office:value-type="float" office:value="3366510021009" calcext:value-type="float">
            <text:p>336651002100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54</text:p>
          </table:table-cell>
          <table:table-cell office:value-type="string" calcext:value-type="string">
            <text:p>232287190469-0</text:p>
          </table:table-cell>
          <table:table-cell office:value-type="string" calcext:value-type="string">
            <text:p>2017-04-07 09:19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8902" calcext:value-type="float">
            <text:p>1166608902</text:p>
          </table:table-cell>
          <table:table-cell office:value-type="float" office:value="3366510021035" calcext:value-type="float">
            <text:p>336651002103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51</text:p>
          </table:table-cell>
          <table:table-cell office:value-type="string" calcext:value-type="string">
            <text:p>201863573155-1509393848010</text:p>
          </table:table-cell>
          <table:table-cell office:value-type="string" calcext:value-type="string">
            <text:p>2017-04-07 09:19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8365" calcext:value-type="float">
            <text:p>1166608365</text:p>
          </table:table-cell>
          <table:table-cell office:value-type="float" office:value="3366510021003" calcext:value-type="float">
            <text:p>336651002100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51</text:p>
          </table:table-cell>
          <table:table-cell office:value-type="string" calcext:value-type="string">
            <text:p>381761091638-797704984025</text:p>
          </table:table-cell>
          <table:table-cell office:value-type="string" calcext:value-type="string">
            <text:p>2017-04-07 09:19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5128" calcext:value-type="float">
            <text:p>1166605128</text:p>
          </table:table-cell>
          <table:table-cell office:value-type="float" office:value="3366510021021" calcext:value-type="float">
            <text:p>336651002102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47</text:p>
          </table:table-cell>
          <table:table-cell office:value-type="string" calcext:value-type="string">
            <text:p>201757305600-1509351237010</text:p>
          </table:table-cell>
          <table:table-cell office:value-type="string" calcext:value-type="string">
            <text:p>2017-04-07 09:19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5285" calcext:value-type="float">
            <text:p>1166605285</text:p>
          </table:table-cell>
          <table:table-cell office:value-type="float" office:value="3366510021004" calcext:value-type="float">
            <text:p>336651002100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48</text:p>
          </table:table-cell>
          <table:table-cell office:value-type="string" calcext:value-type="string">
            <text:p>232146757202-1431792577013</text:p>
          </table:table-cell>
          <table:table-cell office:value-type="string" calcext:value-type="string">
            <text:p>2017-04-07 09:19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5012" calcext:value-type="float">
            <text:p>1166605012</text:p>
          </table:table-cell>
          <table:table-cell office:value-type="float" office:value="3366510021020" calcext:value-type="float">
            <text:p>336651002102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45</text:p>
          </table:table-cell>
          <table:table-cell office:value-type="string" calcext:value-type="string">
            <text:p>232072813916-1431783339013</text:p>
          </table:table-cell>
          <table:table-cell office:value-type="string" calcext:value-type="string">
            <text:p>2017-04-07 09:19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4190" calcext:value-type="float">
            <text:p>1166604190</text:p>
          </table:table-cell>
          <table:table-cell office:value-type="float" office:value="3366510021028" calcext:value-type="float">
            <text:p>336651002102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42</text:p>
          </table:table-cell>
          <table:table-cell office:value-type="string" calcext:value-type="string">
            <text:p>382030633028-0</text:p>
          </table:table-cell>
          <table:table-cell office:value-type="string" calcext:value-type="string">
            <text:p>2017-04-07 09:19: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58690" calcext:value-type="float">
            <text:p>1166558690</text:p>
          </table:table-cell>
          <table:table-cell office:value-type="float" office:value="3366510021031" calcext:value-type="float">
            <text:p>336651002103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37</text:p>
          </table:table-cell>
          <table:table-cell office:value-type="string" calcext:value-type="string">
            <text:p>232292515459-0</text:p>
          </table:table-cell>
          <table:table-cell office:value-type="string" calcext:value-type="string">
            <text:p>2017-04-07 09:19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7000" calcext:value-type="float">
            <text:p>1166607000</text:p>
          </table:table-cell>
          <table:table-cell office:value-type="float" office:value="3366510021031" calcext:value-type="float">
            <text:p>336651002103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37</text:p>
          </table:table-cell>
          <table:table-cell office:value-type="string" calcext:value-type="string">
            <text:p>382030824662-0</text:p>
          </table:table-cell>
          <table:table-cell office:value-type="string" calcext:value-type="string">
            <text:p>2017-04-07 09:19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0893" calcext:value-type="float">
            <text:p>1166600893</text:p>
          </table:table-cell>
          <table:table-cell office:value-type="float" office:value="3366510021019" calcext:value-type="float">
            <text:p>336651002101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37</text:p>
          </table:table-cell>
          <table:table-cell office:value-type="string" calcext:value-type="string">
            <text:p>381768690755-797626740025</text:p>
          </table:table-cell>
          <table:table-cell office:value-type="string" calcext:value-type="string">
            <text:p>2017-04-07 09:19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62042" calcext:value-type="float">
            <text:p>1166562042</text:p>
          </table:table-cell>
          <table:table-cell office:value-type="float" office:value="3366510021014" calcext:value-type="float">
            <text:p>336651002101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34</text:p>
          </table:table-cell>
          <table:table-cell office:value-type="string" calcext:value-type="string">
            <text:p>381771493917-797502652025</text:p>
          </table:table-cell>
          <table:table-cell office:value-type="string" calcext:value-type="string">
            <text:p>2017-04-07 09:19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262" calcext:value-type="float">
            <text:p>611020262</text:p>
          </table:table-cell>
          <table:table-cell office:value-type="float" office:value="3366510021018" calcext:value-type="float">
            <text:p>3366510021018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33</text:p>
          </table:table-cell>
          <table:table-cell/>
          <table:table-cell office:value-type="string" calcext:value-type="string">
            <text:p>2017-04-07 09:19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259" calcext:value-type="float">
            <text:p>611020259</text:p>
          </table:table-cell>
          <table:table-cell office:value-type="float" office:value="3366510021024" calcext:value-type="float">
            <text:p>336651002102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31</text:p>
          </table:table-cell>
          <table:table-cell/>
          <table:table-cell office:value-type="string" calcext:value-type="string">
            <text:p>2017-04-07 09:19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59858" calcext:value-type="float">
            <text:p>1166559858</text:p>
          </table:table-cell>
          <table:table-cell office:value-type="float" office:value="3366510021006" calcext:value-type="float">
            <text:p>336651002100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32</text:p>
          </table:table-cell>
          <table:table-cell office:value-type="string" calcext:value-type="string">
            <text:p>381723955540-797496668025</text:p>
          </table:table-cell>
          <table:table-cell office:value-type="string" calcext:value-type="string">
            <text:p>2017-04-07 09:19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56549" calcext:value-type="float">
            <text:p>1166556549</text:p>
          </table:table-cell>
          <table:table-cell office:value-type="float" office:value="3366510021025" calcext:value-type="float">
            <text:p>336651002102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31</text:p>
          </table:table-cell>
          <table:table-cell office:value-type="string" calcext:value-type="string">
            <text:p>382029791500-0</text:p>
          </table:table-cell>
          <table:table-cell office:value-type="string" calcext:value-type="string">
            <text:p>2017-04-07 09:19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44238" calcext:value-type="float">
            <text:p>1166544238</text:p>
          </table:table-cell>
          <table:table-cell office:value-type="float" office:value="3366510021029" calcext:value-type="float">
            <text:p>336651002102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29</text:p>
          </table:table-cell>
          <table:table-cell office:value-type="string" calcext:value-type="string">
            <text:p>201751074979-1509056248010</text:p>
          </table:table-cell>
          <table:table-cell office:value-type="string" calcext:value-type="string">
            <text:p>2017-04-07 09:19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7625" calcext:value-type="float">
            <text:p>1166257625</text:p>
          </table:table-cell>
          <table:table-cell office:value-type="float" office:value="3366510021001" calcext:value-type="float">
            <text:p>336651002100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27</text:p>
          </table:table-cell>
          <table:table-cell office:value-type="string" calcext:value-type="string">
            <text:p>201875312711-0</text:p>
          </table:table-cell>
          <table:table-cell office:value-type="string" calcext:value-type="string">
            <text:p>2017-04-07 09:19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19769" calcext:value-type="float">
            <text:p>611019769</text:p>
          </table:table-cell>
          <table:table-cell office:value-type="float" office:value="3366510021034" calcext:value-type="float">
            <text:p>336651002103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24</text:p>
          </table:table-cell>
          <table:table-cell/>
          <table:table-cell office:value-type="string" calcext:value-type="string">
            <text:p>2017-04-07 09:19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4744645" calcext:value-type="float">
            <text:p>1164744645</text:p>
          </table:table-cell>
          <table:table-cell office:value-type="float" office:value="3366510021005" calcext:value-type="float">
            <text:p>336651002100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26</text:p>
          </table:table-cell>
          <table:table-cell office:value-type="string" calcext:value-type="string">
            <text:p>381761095697-791122440025</text:p>
          </table:table-cell>
          <table:table-cell office:value-type="string" calcext:value-type="string">
            <text:p>2017-04-07 09:19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4608781" calcext:value-type="float">
            <text:p>1164608781</text:p>
          </table:table-cell>
          <table:table-cell office:value-type="float" office:value="3366510021033" calcext:value-type="float">
            <text:p>336651002103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9:19:26</text:p>
          </table:table-cell>
          <table:table-cell office:value-type="string" calcext:value-type="string">
            <text:p>201662646719-1498125240010</text:p>
          </table:table-cell>
          <table:table-cell office:value-type="string" calcext:value-type="string">
            <text:p>2017-04-07 09:19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51560" calcext:value-type="float">
            <text:p>1166551560</text:p>
          </table:table-cell>
          <table:table-cell office:value-type="float" office:value="2350610020959" calcext:value-type="float">
            <text:p>235061002095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34:56</text:p>
          </table:table-cell>
          <table:table-cell office:value-type="string" calcext:value-type="string">
            <text:p>381718177189-797485238025</text:p>
          </table:table-cell>
          <table:table-cell office:value-type="string" calcext:value-type="string">
            <text:p>2017-04-07 05:34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0599" calcext:value-type="float">
            <text:p>1166600599</text:p>
          </table:table-cell>
          <table:table-cell office:value-type="float" office:value="2350610020981" calcext:value-type="float">
            <text:p>235061002098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34:57</text:p>
          </table:table-cell>
          <table:table-cell office:value-type="string" calcext:value-type="string">
            <text:p>172306602397-1680821591007</text:p>
          </table:table-cell>
          <table:table-cell office:value-type="string" calcext:value-type="string">
            <text:p>2017-04-07 05:34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2171" calcext:value-type="float">
            <text:p>1166522171</text:p>
          </table:table-cell>
          <table:table-cell office:value-type="float" office:value="2350610020970" calcext:value-type="float">
            <text:p>235061002097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34:54</text:p>
          </table:table-cell>
          <table:table-cell office:value-type="string" calcext:value-type="string">
            <text:p>201662647060-1508968378010</text:p>
          </table:table-cell>
          <table:table-cell office:value-type="string" calcext:value-type="string">
            <text:p>2017-04-07 05:34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60678" calcext:value-type="float">
            <text:p>1166560678</text:p>
          </table:table-cell>
          <table:table-cell office:value-type="float" office:value="2350610020963" calcext:value-type="float">
            <text:p>235061002096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34:56</text:p>
          </table:table-cell>
          <table:table-cell office:value-type="string" calcext:value-type="string">
            <text:p>232166613457-1431543056013</text:p>
          </table:table-cell>
          <table:table-cell office:value-type="string" calcext:value-type="string">
            <text:p>2017-04-07 05:34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3029" calcext:value-type="float">
            <text:p>1166523029</text:p>
          </table:table-cell>
          <table:table-cell office:value-type="float" office:value="2350610020965" calcext:value-type="float">
            <text:p>235061002096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34:55</text:p>
          </table:table-cell>
          <table:table-cell office:value-type="string" calcext:value-type="string">
            <text:p>232152175216-1431466075013</text:p>
          </table:table-cell>
          <table:table-cell office:value-type="string" calcext:value-type="string">
            <text:p>2017-04-07 05:34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65595" calcext:value-type="float">
            <text:p>1166565595</text:p>
          </table:table-cell>
          <table:table-cell office:value-type="float" office:value="2350610020973" calcext:value-type="float">
            <text:p>235061002097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34:56</text:p>
          </table:table-cell>
          <table:table-cell office:value-type="string" calcext:value-type="string">
            <text:p>381714454873-797511498025</text:p>
          </table:table-cell>
          <table:table-cell office:value-type="string" calcext:value-type="string">
            <text:p>2017-04-07 05:34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58633" calcext:value-type="float">
            <text:p>1166558633</text:p>
          </table:table-cell>
          <table:table-cell office:value-type="float" office:value="2350610020983" calcext:value-type="float">
            <text:p>235061002098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34:56</text:p>
          </table:table-cell>
          <table:table-cell office:value-type="string" calcext:value-type="string">
            <text:p>382029833072-0</text:p>
          </table:table-cell>
          <table:table-cell office:value-type="string" calcext:value-type="string">
            <text:p>2017-04-07 05:34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5203" calcext:value-type="float">
            <text:p>1166525203</text:p>
          </table:table-cell>
          <table:table-cell office:value-type="float" office:value="2350610020985" calcext:value-type="float">
            <text:p>235061002098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34:55</text:p>
          </table:table-cell>
          <table:table-cell office:value-type="string" calcext:value-type="string">
            <text:p>381746554391-797451832025</text:p>
          </table:table-cell>
          <table:table-cell office:value-type="string" calcext:value-type="string">
            <text:p>2017-04-07 05:34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7870" calcext:value-type="float">
            <text:p>1166527870</text:p>
          </table:table-cell>
          <table:table-cell office:value-type="float" office:value="2350610020971" calcext:value-type="float">
            <text:p>235061002097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34:55</text:p>
          </table:table-cell>
          <table:table-cell office:value-type="string" calcext:value-type="string">
            <text:p>201667040025-1509024766010</text:p>
          </table:table-cell>
          <table:table-cell office:value-type="string" calcext:value-type="string">
            <text:p>2017-04-07 05:34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2563" calcext:value-type="float">
            <text:p>1166522563</text:p>
          </table:table-cell>
          <table:table-cell office:value-type="float" office:value="2350610020960" calcext:value-type="float">
            <text:p>235061002096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34:55</text:p>
          </table:table-cell>
          <table:table-cell office:value-type="string" calcext:value-type="string">
            <text:p>201810156107-1508973841010</text:p>
          </table:table-cell>
          <table:table-cell office:value-type="string" calcext:value-type="string">
            <text:p>2017-04-07 05:34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18180" calcext:value-type="float">
            <text:p>1166518180</text:p>
          </table:table-cell>
          <table:table-cell office:value-type="float" office:value="2350610020966" calcext:value-type="float">
            <text:p>235061002096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34:52</text:p>
          </table:table-cell>
          <table:table-cell office:value-type="string" calcext:value-type="string">
            <text:p>201662655994-1508890126010</text:p>
          </table:table-cell>
          <table:table-cell office:value-type="string" calcext:value-type="string">
            <text:p>2017-04-07 05:34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67527" calcext:value-type="float">
            <text:p>1166067527</text:p>
          </table:table-cell>
          <table:table-cell office:value-type="float" office:value="2350610020968" calcext:value-type="float">
            <text:p>235061002096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34:52</text:p>
          </table:table-cell>
          <table:table-cell office:value-type="string" calcext:value-type="string">
            <text:p>201871473184-0</text:p>
          </table:table-cell>
          <table:table-cell office:value-type="string" calcext:value-type="string">
            <text:p>2017-04-07 05:34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18122" calcext:value-type="float">
            <text:p>611018122</text:p>
          </table:table-cell>
          <table:table-cell office:value-type="float" office:value="2350610020984" calcext:value-type="float">
            <text:p>235061002098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34:51</text:p>
          </table:table-cell>
          <table:table-cell/>
          <table:table-cell office:value-type="string" calcext:value-type="string">
            <text:p>2017-04-07 05:34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44379" calcext:value-type="float">
            <text:p>1166044379</text:p>
          </table:table-cell>
          <table:table-cell office:value-type="float" office:value="2350610020967" calcext:value-type="float">
            <text:p>235061002096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34:52</text:p>
          </table:table-cell>
          <table:table-cell office:value-type="string" calcext:value-type="string">
            <text:p>382012612728-795844241025</text:p>
          </table:table-cell>
          <table:table-cell office:value-type="string" calcext:value-type="string">
            <text:p>2017-04-07 05:34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1385" calcext:value-type="float">
            <text:p>1166521385</text:p>
          </table:table-cell>
          <table:table-cell office:value-type="float" office:value="2350610020979" calcext:value-type="float">
            <text:p>235061002097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34:53</text:p>
          </table:table-cell>
          <table:table-cell office:value-type="string" calcext:value-type="string">
            <text:p>232124249464-1431426381013</text:p>
          </table:table-cell>
          <table:table-cell office:value-type="string" calcext:value-type="string">
            <text:p>2017-04-07 05:34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19252" calcext:value-type="float">
            <text:p>1166519252</text:p>
          </table:table-cell>
          <table:table-cell office:value-type="float" office:value="2350610020975" calcext:value-type="float">
            <text:p>235061002097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34:53</text:p>
          </table:table-cell>
          <table:table-cell office:value-type="string" calcext:value-type="string">
            <text:p>381768690621-797386067025</text:p>
          </table:table-cell>
          <table:table-cell office:value-type="string" calcext:value-type="string">
            <text:p>2017-04-07 05:34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24974" calcext:value-type="float">
            <text:p>1166224974</text:p>
          </table:table-cell>
          <table:table-cell office:value-type="float" office:value="2350610020972" calcext:value-type="float">
            <text:p>235061002097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34:52</text:p>
          </table:table-cell>
          <table:table-cell office:value-type="string" calcext:value-type="string">
            <text:p>232072811834-1430059719013</text:p>
          </table:table-cell>
          <table:table-cell office:value-type="string" calcext:value-type="string">
            <text:p>2017-04-07 05:34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1035" calcext:value-type="float">
            <text:p>1166521035</text:p>
          </table:table-cell>
          <table:table-cell office:value-type="float" office:value="2350610020969" calcext:value-type="float">
            <text:p>235061002096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34:53</text:p>
          </table:table-cell>
          <table:table-cell office:value-type="string" calcext:value-type="string">
            <text:p>232072811961-1431411650013</text:p>
          </table:table-cell>
          <table:table-cell office:value-type="string" calcext:value-type="string">
            <text:p>2017-04-07 05:34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10818" calcext:value-type="float">
            <text:p>1166610818</text:p>
          </table:table-cell>
          <table:table-cell office:value-type="float" office:value="2350610020956" calcext:value-type="float">
            <text:p>235061002095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39</text:p>
          </table:table-cell>
          <table:table-cell office:value-type="string" calcext:value-type="string">
            <text:p>201634789780-1509402110010</text:p>
          </table:table-cell>
          <table:table-cell office:value-type="string" calcext:value-type="string">
            <text:p>2017-04-07 05:27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6339" calcext:value-type="float">
            <text:p>1166606339</text:p>
          </table:table-cell>
          <table:table-cell office:value-type="float" office:value="2350610020930" calcext:value-type="float">
            <text:p>23506100209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39</text:p>
          </table:table-cell>
          <table:table-cell office:value-type="string" calcext:value-type="string">
            <text:p>382030818062-0</text:p>
          </table:table-cell>
          <table:table-cell office:value-type="string" calcext:value-type="string">
            <text:p>2017-04-07 05:27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9040" calcext:value-type="float">
            <text:p>1166609040</text:p>
          </table:table-cell>
          <table:table-cell office:value-type="float" office:value="2350610020931" calcext:value-type="float">
            <text:p>235061002093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38</text:p>
          </table:table-cell>
          <table:table-cell office:value-type="string" calcext:value-type="string">
            <text:p>381826028268-797706951025</text:p>
          </table:table-cell>
          <table:table-cell office:value-type="string" calcext:value-type="string">
            <text:p>2017-04-07 05:27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8384" calcext:value-type="float">
            <text:p>1166608384</text:p>
          </table:table-cell>
          <table:table-cell office:value-type="float" office:value="2350610020927" calcext:value-type="float">
            <text:p>235061002092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37</text:p>
          </table:table-cell>
          <table:table-cell office:value-type="string" calcext:value-type="string">
            <text:p>382011080382-797705144025</text:p>
          </table:table-cell>
          <table:table-cell office:value-type="string" calcext:value-type="string">
            <text:p>2017-04-07 05:27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7382" calcext:value-type="float">
            <text:p>1166607382</text:p>
          </table:table-cell>
          <table:table-cell office:value-type="float" office:value="2350610020954" calcext:value-type="float">
            <text:p>235061002095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36</text:p>
          </table:table-cell>
          <table:table-cell office:value-type="string" calcext:value-type="string">
            <text:p>172303074638-1680934627007</text:p>
          </table:table-cell>
          <table:table-cell office:value-type="string" calcext:value-type="string">
            <text:p>2017-04-07 05:27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6997" calcext:value-type="float">
            <text:p>1166606997</text:p>
          </table:table-cell>
          <table:table-cell office:value-type="float" office:value="2350610020920" calcext:value-type="float">
            <text:p>235061002092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35</text:p>
          </table:table-cell>
          <table:table-cell office:value-type="string" calcext:value-type="string">
            <text:p>382013780583-797699773025</text:p>
          </table:table-cell>
          <table:table-cell office:value-type="string" calcext:value-type="string">
            <text:p>2017-04-07 05:27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5477" calcext:value-type="float">
            <text:p>1166605477</text:p>
          </table:table-cell>
          <table:table-cell office:value-type="float" office:value="2350610020950" calcext:value-type="float">
            <text:p>235061002095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34</text:p>
          </table:table-cell>
          <table:table-cell office:value-type="string" calcext:value-type="string">
            <text:p>381988686365-797686535025</text:p>
          </table:table-cell>
          <table:table-cell office:value-type="string" calcext:value-type="string">
            <text:p>2017-04-07 05:27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4647" calcext:value-type="float">
            <text:p>1166604647</text:p>
          </table:table-cell>
          <table:table-cell office:value-type="float" office:value="2350610020924" calcext:value-type="float">
            <text:p>235061002092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26</text:p>
          </table:table-cell>
          <table:table-cell office:value-type="string" calcext:value-type="string">
            <text:p>381761095819-797662229025</text:p>
          </table:table-cell>
          <table:table-cell office:value-type="string" calcext:value-type="string">
            <text:p>2017-04-07 05:27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77381" calcext:value-type="float">
            <text:p>1166577381</text:p>
          </table:table-cell>
          <table:table-cell office:value-type="float" office:value="2350610020921" calcext:value-type="float">
            <text:p>235061002092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21</text:p>
          </table:table-cell>
          <table:table-cell office:value-type="string" calcext:value-type="string">
            <text:p>201664914658-1509153868010</text:p>
          </table:table-cell>
          <table:table-cell office:value-type="string" calcext:value-type="string">
            <text:p>2017-04-07 05:27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2549" calcext:value-type="float">
            <text:p>1166602549</text:p>
          </table:table-cell>
          <table:table-cell office:value-type="float" office:value="2350610020932" calcext:value-type="float">
            <text:p>235061002093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24</text:p>
          </table:table-cell>
          <table:table-cell office:value-type="string" calcext:value-type="string">
            <text:p>232072813459-1431734407013</text:p>
          </table:table-cell>
          <table:table-cell office:value-type="string" calcext:value-type="string">
            <text:p>2017-04-07 05:27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83590" calcext:value-type="float">
            <text:p>1166583590</text:p>
          </table:table-cell>
          <table:table-cell office:value-type="float" office:value="2350610020945" calcext:value-type="float">
            <text:p>235061002094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22</text:p>
          </table:table-cell>
          <table:table-cell office:value-type="string" calcext:value-type="string">
            <text:p>172303076942-1680725926007</text:p>
          </table:table-cell>
          <table:table-cell office:value-type="string" calcext:value-type="string">
            <text:p>2017-04-07 05:27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603635" calcext:value-type="float">
            <text:p>1166603635</text:p>
          </table:table-cell>
          <table:table-cell office:value-type="float" office:value="2350610020923" calcext:value-type="float">
            <text:p>235061002092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24</text:p>
          </table:table-cell>
          <table:table-cell office:value-type="string" calcext:value-type="string">
            <text:p>381761095037-797646068025</text:p>
          </table:table-cell>
          <table:table-cell office:value-type="string" calcext:value-type="string">
            <text:p>2017-04-07 05:27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67962" calcext:value-type="float">
            <text:p>1166567962</text:p>
          </table:table-cell>
          <table:table-cell office:value-type="float" office:value="2350610020958" calcext:value-type="float">
            <text:p>235061002095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19</text:p>
          </table:table-cell>
          <table:table-cell office:value-type="string" calcext:value-type="string">
            <text:p>381965026004-797516497025</text:p>
          </table:table-cell>
          <table:table-cell office:value-type="string" calcext:value-type="string">
            <text:p>2017-04-07 05:27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73625" calcext:value-type="float">
            <text:p>1166573625</text:p>
          </table:table-cell>
          <table:table-cell office:value-type="float" office:value="2350610020929" calcext:value-type="float">
            <text:p>235061002092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20</text:p>
          </table:table-cell>
          <table:table-cell office:value-type="string" calcext:value-type="string">
            <text:p>172419566887-1680669943007</text:p>
          </table:table-cell>
          <table:table-cell office:value-type="string" calcext:value-type="string">
            <text:p>2017-04-07 05:27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76533" calcext:value-type="float">
            <text:p>1166576533</text:p>
          </table:table-cell>
          <table:table-cell office:value-type="float" office:value="2350610020919" calcext:value-type="float">
            <text:p>235061002091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21</text:p>
          </table:table-cell>
          <table:table-cell office:value-type="string" calcext:value-type="string">
            <text:p>172325841723-1680684179007</text:p>
          </table:table-cell>
          <table:table-cell office:value-type="string" calcext:value-type="string">
            <text:p>2017-04-07 05:27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74332" calcext:value-type="float">
            <text:p>1166574332</text:p>
          </table:table-cell>
          <table:table-cell office:value-type="float" office:value="2350610020946" calcext:value-type="float">
            <text:p>235061002094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20</text:p>
          </table:table-cell>
          <table:table-cell office:value-type="string" calcext:value-type="string">
            <text:p>381922380654-797533732025</text:p>
          </table:table-cell>
          <table:table-cell office:value-type="string" calcext:value-type="string">
            <text:p>2017-04-07 05:27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58634" calcext:value-type="float">
            <text:p>1166558634</text:p>
          </table:table-cell>
          <table:table-cell office:value-type="float" office:value="2350610020935" calcext:value-type="float">
            <text:p>235061002093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15</text:p>
          </table:table-cell>
          <table:table-cell office:value-type="string" calcext:value-type="string">
            <text:p>172396777904-1680603070007</text:p>
          </table:table-cell>
          <table:table-cell office:value-type="string" calcext:value-type="string">
            <text:p>2017-04-07 05:27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56166" calcext:value-type="float">
            <text:p>1166556166</text:p>
          </table:table-cell>
          <table:table-cell office:value-type="float" office:value="2350610020952" calcext:value-type="float">
            <text:p>235061002095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13</text:p>
          </table:table-cell>
          <table:table-cell office:value-type="string" calcext:value-type="string">
            <text:p>172303073558-1680593596007</text:p>
          </table:table-cell>
          <table:table-cell office:value-type="string" calcext:value-type="string">
            <text:p>2017-04-07 05:27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57342" calcext:value-type="float">
            <text:p>1166557342</text:p>
          </table:table-cell>
          <table:table-cell office:value-type="float" office:value="2350610020926" calcext:value-type="float">
            <text:p>235061002092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14</text:p>
          </table:table-cell>
          <table:table-cell office:value-type="string" calcext:value-type="string">
            <text:p>381866359148-797490992025</text:p>
          </table:table-cell>
          <table:table-cell office:value-type="string" calcext:value-type="string">
            <text:p>2017-04-07 05:27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48778" calcext:value-type="float">
            <text:p>1166548778</text:p>
          </table:table-cell>
          <table:table-cell office:value-type="float" office:value="2350610020948" calcext:value-type="float">
            <text:p>235061002094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11</text:p>
          </table:table-cell>
          <table:table-cell office:value-type="string" calcext:value-type="string">
            <text:p>201662629927-1509060818010</text:p>
          </table:table-cell>
          <table:table-cell office:value-type="string" calcext:value-type="string">
            <text:p>2017-04-07 05:27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38085" calcext:value-type="float">
            <text:p>1166538085</text:p>
          </table:table-cell>
          <table:table-cell office:value-type="float" office:value="2350610020942" calcext:value-type="float">
            <text:p>235061002094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09</text:p>
          </table:table-cell>
          <table:table-cell office:value-type="string" calcext:value-type="string">
            <text:p>232248849971-1431510080013</text:p>
          </table:table-cell>
          <table:table-cell office:value-type="string" calcext:value-type="string">
            <text:p>2017-04-07 05:27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75884" calcext:value-type="float">
            <text:p>1166375884</text:p>
          </table:table-cell>
          <table:table-cell office:value-type="float" office:value="2350610020955" calcext:value-type="float">
            <text:p>235061002095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7</text:p>
          </table:table-cell>
          <table:table-cell office:value-type="string" calcext:value-type="string">
            <text:p>05:27:06</text:p>
          </table:table-cell>
          <table:table-cell office:value-type="string" calcext:value-type="string">
            <text:p>232133283591-1430816199013</text:p>
          </table:table-cell>
          <table:table-cell office:value-type="string" calcext:value-type="string">
            <text:p>2017-04-07 05:27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41073" calcext:value-type="float">
            <text:p>1166441073</text:p>
          </table:table-cell>
          <table:table-cell office:value-type="float" office:value="3366510020904" calcext:value-type="float">
            <text:p>336651002090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30:14</text:p>
          </table:table-cell>
          <table:table-cell office:value-type="string" calcext:value-type="string">
            <text:p>201863575434-1508630314010</text:p>
          </table:table-cell>
          <table:table-cell office:value-type="string" calcext:value-type="string">
            <text:p>2017-04-06 08:3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72055" calcext:value-type="float">
            <text:p>1166472055</text:p>
          </table:table-cell>
          <table:table-cell office:value-type="float" office:value="3366510020910" calcext:value-type="float">
            <text:p>336651002091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30:14</text:p>
          </table:table-cell>
          <table:table-cell office:value-type="string" calcext:value-type="string">
            <text:p>201552223345-1508674953010</text:p>
          </table:table-cell>
          <table:table-cell office:value-type="string" calcext:value-type="string">
            <text:p>2017-04-06 08:3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59016" calcext:value-type="float">
            <text:p>1166459016</text:p>
          </table:table-cell>
          <table:table-cell office:value-type="float" office:value="3366510020908" calcext:value-type="float">
            <text:p>336651002090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30:14</text:p>
          </table:table-cell>
          <table:table-cell office:value-type="string" calcext:value-type="string">
            <text:p>232167638628-1431168868013</text:p>
          </table:table-cell>
          <table:table-cell office:value-type="string" calcext:value-type="string">
            <text:p>2017-04-06 08:3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1546" calcext:value-type="float">
            <text:p>1166431546</text:p>
          </table:table-cell>
          <table:table-cell office:value-type="float" office:value="3366510020906" calcext:value-type="float">
            <text:p>336651002090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30:13</text:p>
          </table:table-cell>
          <table:table-cell office:value-type="string" calcext:value-type="string">
            <text:p>201667040163-1508558393010</text:p>
          </table:table-cell>
          <table:table-cell office:value-type="string" calcext:value-type="string">
            <text:p>2017-04-06 08:3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74368" calcext:value-type="float">
            <text:p>1166474368</text:p>
          </table:table-cell>
          <table:table-cell office:value-type="float" office:value="3366510020907" calcext:value-type="float">
            <text:p>336651002090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30:15</text:p>
          </table:table-cell>
          <table:table-cell office:value-type="string" calcext:value-type="string">
            <text:p>382028441777-0</text:p>
          </table:table-cell>
          <table:table-cell office:value-type="string" calcext:value-type="string">
            <text:p>2017-04-06 08:3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17263" calcext:value-type="float">
            <text:p>1166517263</text:p>
          </table:table-cell>
          <table:table-cell office:value-type="float" office:value="3366510020911" calcext:value-type="float">
            <text:p>336651002091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30:15</text:p>
          </table:table-cell>
          <table:table-cell office:value-type="string" calcext:value-type="string">
            <text:p>201552223345-1508882047010</text:p>
          </table:table-cell>
          <table:table-cell office:value-type="string" calcext:value-type="string">
            <text:p>2017-04-06 08:3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58568" calcext:value-type="float">
            <text:p>1166458568</text:p>
          </table:table-cell>
          <table:table-cell office:value-type="float" office:value="3366510020905" calcext:value-type="float">
            <text:p>336651002090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30:14</text:p>
          </table:table-cell>
          <table:table-cell office:value-type="string" calcext:value-type="string">
            <text:p>381768691170-797229071025</text:p>
          </table:table-cell>
          <table:table-cell office:value-type="string" calcext:value-type="string">
            <text:p>2017-04-06 08:3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2783" calcext:value-type="float">
            <text:p>1166432783</text:p>
          </table:table-cell>
          <table:table-cell office:value-type="float" office:value="3366510020909" calcext:value-type="float">
            <text:p>336651002090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30:13</text:p>
          </table:table-cell>
          <table:table-cell office:value-type="string" calcext:value-type="string">
            <text:p>232072813916-1431116574013</text:p>
          </table:table-cell>
          <table:table-cell office:value-type="string" calcext:value-type="string">
            <text:p>2017-04-06 08:3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202" calcext:value-type="float">
            <text:p>611020202</text:p>
          </table:table-cell>
          <table:table-cell office:value-type="float" office:value="3366510020903" calcext:value-type="float">
            <text:p>3366510020903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30:14</text:p>
          </table:table-cell>
          <table:table-cell/>
          <table:table-cell office:value-type="string" calcext:value-type="string">
            <text:p>2017-04-06 08:30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7053" calcext:value-type="float">
            <text:p>1166347053</text:p>
          </table:table-cell>
          <table:table-cell office:value-type="float" office:value="3366510020916" calcext:value-type="float">
            <text:p>336651002091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30:12</text:p>
          </table:table-cell>
          <table:table-cell office:value-type="string" calcext:value-type="string">
            <text:p>201652823660-1508124053010</text:p>
          </table:table-cell>
          <table:table-cell office:value-type="string" calcext:value-type="string">
            <text:p>2017-04-06 08:30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239" calcext:value-type="float">
            <text:p>611020239</text:p>
          </table:table-cell>
          <table:table-cell office:value-type="float" office:value="3366510020865" calcext:value-type="float">
            <text:p>336651002086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30:11</text:p>
          </table:table-cell>
          <table:table-cell/>
          <table:table-cell office:value-type="string" calcext:value-type="string">
            <text:p>2017-04-06 08:30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236" calcext:value-type="float">
            <text:p>611020236</text:p>
          </table:table-cell>
          <table:table-cell office:value-type="float" office:value="3366510020882" calcext:value-type="float">
            <text:p>3366510020882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30:11</text:p>
          </table:table-cell>
          <table:table-cell/>
          <table:table-cell office:value-type="string" calcext:value-type="string">
            <text:p>2017-04-06 08:30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7409" calcext:value-type="float">
            <text:p>1166347409</text:p>
          </table:table-cell>
          <table:table-cell office:value-type="float" office:value="3366510020914" calcext:value-type="float">
            <text:p>336651002091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30:13</text:p>
          </table:table-cell>
          <table:table-cell office:value-type="string" calcext:value-type="string">
            <text:p>381761096007-796905829025</text:p>
          </table:table-cell>
          <table:table-cell office:value-type="string" calcext:value-type="string">
            <text:p>2017-04-06 08:30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6542" calcext:value-type="float">
            <text:p>1166526542</text:p>
          </table:table-cell>
          <table:table-cell office:value-type="float" office:value="3366510020867" calcext:value-type="float">
            <text:p>336651002086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30:12</text:p>
          </table:table-cell>
          <table:table-cell office:value-type="string" calcext:value-type="string">
            <text:p>232292323641-0</text:p>
          </table:table-cell>
          <table:table-cell office:value-type="string" calcext:value-type="string">
            <text:p>2017-04-06 08:30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1907" calcext:value-type="float">
            <text:p>1166521907</text:p>
          </table:table-cell>
          <table:table-cell office:value-type="float" office:value="3366510020898" calcext:value-type="float">
            <text:p>336651002089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30:11</text:p>
          </table:table-cell>
          <table:table-cell office:value-type="string" calcext:value-type="string">
            <text:p>232251168478-1431445330013</text:p>
          </table:table-cell>
          <table:table-cell office:value-type="string" calcext:value-type="string">
            <text:p>2017-04-06 08:30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9854" calcext:value-type="float">
            <text:p>1166349854</text:p>
          </table:table-cell>
          <table:table-cell office:value-type="float" office:value="3366510020915" calcext:value-type="float">
            <text:p>336651002091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30:13</text:p>
          </table:table-cell>
          <table:table-cell office:value-type="string" calcext:value-type="string">
            <text:p>381819482388-796926251025</text:p>
          </table:table-cell>
          <table:table-cell office:value-type="string" calcext:value-type="string">
            <text:p>2017-04-06 08:30: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3516" calcext:value-type="float">
            <text:p>1166523516</text:p>
          </table:table-cell>
          <table:table-cell office:value-type="float" office:value="3366510020855" calcext:value-type="float">
            <text:p>336651002085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30:12</text:p>
          </table:table-cell>
          <table:table-cell office:value-type="string" calcext:value-type="string">
            <text:p>232072812699-1431470122013</text:p>
          </table:table-cell>
          <table:table-cell office:value-type="string" calcext:value-type="string">
            <text:p>2017-04-06 08:30: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235" calcext:value-type="float">
            <text:p>611020235</text:p>
          </table:table-cell>
          <table:table-cell office:value-type="float" office:value="3366510020881" calcext:value-type="float">
            <text:p>3366510020881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30:11</text:p>
          </table:table-cell>
          <table:table-cell/>
          <table:table-cell office:value-type="string" calcext:value-type="string">
            <text:p>2017-04-06 08:30: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1034" calcext:value-type="float">
            <text:p>1166521034</text:p>
          </table:table-cell>
          <table:table-cell office:value-type="float" office:value="3366510020884" calcext:value-type="float">
            <text:p>336651002088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30:08</text:p>
          </table:table-cell>
          <table:table-cell office:value-type="string" calcext:value-type="string">
            <text:p>381886684368-797401925025</text:p>
          </table:table-cell>
          <table:table-cell office:value-type="string" calcext:value-type="string">
            <text:p>2017-04-06 08:30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0311" calcext:value-type="float">
            <text:p>1166520311</text:p>
          </table:table-cell>
          <table:table-cell office:value-type="float" office:value="3366510020856" calcext:value-type="float">
            <text:p>336651002085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30:07</text:p>
          </table:table-cell>
          <table:table-cell office:value-type="string" calcext:value-type="string">
            <text:p>381761096032-797394011025</text:p>
          </table:table-cell>
          <table:table-cell office:value-type="string" calcext:value-type="string">
            <text:p>2017-04-06 08:30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18136" calcext:value-type="float">
            <text:p>1166518136</text:p>
          </table:table-cell>
          <table:table-cell office:value-type="float" office:value="3366510020885" calcext:value-type="float">
            <text:p>336651002088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30:07</text:p>
          </table:table-cell>
          <table:table-cell office:value-type="string" calcext:value-type="string">
            <text:p>201748055571-1508889625010</text:p>
          </table:table-cell>
          <table:table-cell office:value-type="string" calcext:value-type="string">
            <text:p>2017-04-06 08:30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43655" calcext:value-type="float">
            <text:p>1166443655</text:p>
          </table:table-cell>
          <table:table-cell office:value-type="float" office:value="3366510020875" calcext:value-type="float">
            <text:p>336651002087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30:07</text:p>
          </table:table-cell>
          <table:table-cell office:value-type="string" calcext:value-type="string">
            <text:p>201878333261-0</text:p>
          </table:table-cell>
          <table:table-cell office:value-type="string" calcext:value-type="string">
            <text:p>2017-04-06 08:30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225" calcext:value-type="float">
            <text:p>611020225</text:p>
          </table:table-cell>
          <table:table-cell office:value-type="float" office:value="3366510020873" calcext:value-type="float">
            <text:p>3366510020873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30:08</text:p>
          </table:table-cell>
          <table:table-cell/>
          <table:table-cell office:value-type="string" calcext:value-type="string">
            <text:p>2017-04-06 08:30: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17682" calcext:value-type="float">
            <text:p>1166517682</text:p>
          </table:table-cell>
          <table:table-cell office:value-type="float" office:value="3366510020888" calcext:value-type="float">
            <text:p>336651002088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30:07</text:p>
          </table:table-cell>
          <table:table-cell office:value-type="string" calcext:value-type="string">
            <text:p>201748984916-1508884591010</text:p>
          </table:table-cell>
          <table:table-cell office:value-type="string" calcext:value-type="string">
            <text:p>2017-04-06 08:30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82492" calcext:value-type="float">
            <text:p>1166482492</text:p>
          </table:table-cell>
          <table:table-cell office:value-type="float" office:value="3366510020902" calcext:value-type="float">
            <text:p>336651002090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30:05</text:p>
          </table:table-cell>
          <table:table-cell office:value-type="string" calcext:value-type="string">
            <text:p>382013775599-797265817025</text:p>
          </table:table-cell>
          <table:table-cell office:value-type="string" calcext:value-type="string">
            <text:p>2017-04-06 08:30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75684" calcext:value-type="float">
            <text:p>1166475684</text:p>
          </table:table-cell>
          <table:table-cell office:value-type="float" office:value="3366510020872" calcext:value-type="float">
            <text:p>336651002087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30:05</text:p>
          </table:table-cell>
          <table:table-cell office:value-type="string" calcext:value-type="string">
            <text:p>232179323199-1431199145013</text:p>
          </table:table-cell>
          <table:table-cell office:value-type="string" calcext:value-type="string">
            <text:p>2017-04-06 08:30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16390" calcext:value-type="float">
            <text:p>1166516390</text:p>
          </table:table-cell>
          <table:table-cell office:value-type="float" office:value="3366510020853" calcext:value-type="float">
            <text:p>336651002085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30:06</text:p>
          </table:table-cell>
          <table:table-cell office:value-type="string" calcext:value-type="string">
            <text:p>232166613457-1431368648013</text:p>
          </table:table-cell>
          <table:table-cell office:value-type="string" calcext:value-type="string">
            <text:p>2017-04-06 08:30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11448" calcext:value-type="float">
            <text:p>1166511448</text:p>
          </table:table-cell>
          <table:table-cell office:value-type="float" office:value="3366510020851" calcext:value-type="float">
            <text:p>336651002085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30:06</text:p>
          </table:table-cell>
          <table:table-cell office:value-type="string" calcext:value-type="string">
            <text:p>201733232529-1508852263010</text:p>
          </table:table-cell>
          <table:table-cell office:value-type="string" calcext:value-type="string">
            <text:p>2017-04-06 08:30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64175" calcext:value-type="float">
            <text:p>1166464175</text:p>
          </table:table-cell>
          <table:table-cell office:value-type="float" office:value="3366510020843" calcext:value-type="float">
            <text:p>336651002084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30:04</text:p>
          </table:table-cell>
          <table:table-cell office:value-type="string" calcext:value-type="string">
            <text:p>381977921284-797233231025</text:p>
          </table:table-cell>
          <table:table-cell office:value-type="string" calcext:value-type="string">
            <text:p>2017-04-06 08:30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60652" calcext:value-type="float">
            <text:p>1166460652</text:p>
          </table:table-cell>
          <table:table-cell office:value-type="float" office:value="3366510020848" calcext:value-type="float">
            <text:p>336651002084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30:04</text:p>
          </table:table-cell>
          <table:table-cell office:value-type="string" calcext:value-type="string">
            <text:p>201662635366-1508657083010</text:p>
          </table:table-cell>
          <table:table-cell office:value-type="string" calcext:value-type="string">
            <text:p>2017-04-06 08:30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65146" calcext:value-type="float">
            <text:p>1166465146</text:p>
          </table:table-cell>
          <table:table-cell office:value-type="float" office:value="3366510020871" calcext:value-type="float">
            <text:p>336651002087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30:04</text:p>
          </table:table-cell>
          <table:table-cell office:value-type="string" calcext:value-type="string">
            <text:p>381974400511-797234218025</text:p>
          </table:table-cell>
          <table:table-cell office:value-type="string" calcext:value-type="string">
            <text:p>2017-04-06 08:30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86478" calcext:value-type="float">
            <text:p>1166486478</text:p>
          </table:table-cell>
          <table:table-cell office:value-type="float" office:value="3366510020778" calcext:value-type="float">
            <text:p>336651002077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30:06</text:p>
          </table:table-cell>
          <table:table-cell office:value-type="string" calcext:value-type="string">
            <text:p>232030942718-1431238666013</text:p>
          </table:table-cell>
          <table:table-cell office:value-type="string" calcext:value-type="string">
            <text:p>2017-04-06 08:30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79459" calcext:value-type="float">
            <text:p>1166479459</text:p>
          </table:table-cell>
          <table:table-cell office:value-type="float" office:value="3366510020897" calcext:value-type="float">
            <text:p>336651002089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30:05</text:p>
          </table:table-cell>
          <table:table-cell office:value-type="string" calcext:value-type="string">
            <text:p>201667040072-1508703408010</text:p>
          </table:table-cell>
          <table:table-cell office:value-type="string" calcext:value-type="string">
            <text:p>2017-04-06 08:30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14458" calcext:value-type="float">
            <text:p>1166514458</text:p>
          </table:table-cell>
          <table:table-cell office:value-type="float" office:value="3366510020895" calcext:value-type="float">
            <text:p>336651002089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30:06</text:p>
          </table:table-cell>
          <table:table-cell office:value-type="string" calcext:value-type="string">
            <text:p>172445816063-1680385123007</text:p>
          </table:table-cell>
          <table:table-cell office:value-type="string" calcext:value-type="string">
            <text:p>2017-04-06 08:30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42477" calcext:value-type="float">
            <text:p>1166442477</text:p>
          </table:table-cell>
          <table:table-cell office:value-type="float" office:value="3366510020900" calcext:value-type="float">
            <text:p>33665100209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30:01</text:p>
          </table:table-cell>
          <table:table-cell office:value-type="string" calcext:value-type="string">
            <text:p>232196293785-1431150268013</text:p>
          </table:table-cell>
          <table:table-cell office:value-type="string" calcext:value-type="string">
            <text:p>2017-04-06 08:30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46232" calcext:value-type="float">
            <text:p>1166446232</text:p>
          </table:table-cell>
          <table:table-cell office:value-type="float" office:value="3366510020861" calcext:value-type="float">
            <text:p>336651002086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30:03</text:p>
          </table:table-cell>
          <table:table-cell office:value-type="string" calcext:value-type="string">
            <text:p>381771493917-797223184025</text:p>
          </table:table-cell>
          <table:table-cell office:value-type="string" calcext:value-type="string">
            <text:p>2017-04-06 08:30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46870" calcext:value-type="float">
            <text:p>1166446870</text:p>
          </table:table-cell>
          <table:table-cell office:value-type="float" office:value="3366510020863" calcext:value-type="float">
            <text:p>336651002086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30:01</text:p>
          </table:table-cell>
          <table:table-cell office:value-type="string" calcext:value-type="string">
            <text:p>201713543334-1508645851010</text:p>
          </table:table-cell>
          <table:table-cell office:value-type="string" calcext:value-type="string">
            <text:p>2017-04-06 08:30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54315" calcext:value-type="float">
            <text:p>1166454315</text:p>
          </table:table-cell>
          <table:table-cell office:value-type="float" office:value="3366510020767" calcext:value-type="float">
            <text:p>336651002076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30:03</text:p>
          </table:table-cell>
          <table:table-cell office:value-type="string" calcext:value-type="string">
            <text:p>382013776527-797227275025</text:p>
          </table:table-cell>
          <table:table-cell office:value-type="string" calcext:value-type="string">
            <text:p>2017-04-06 08:30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77897" calcext:value-type="float">
            <text:p>1166277897</text:p>
          </table:table-cell>
          <table:table-cell office:value-type="float" office:value="3366510020876" calcext:value-type="float">
            <text:p>336651002087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8:30:01</text:p>
          </table:table-cell>
          <table:table-cell office:value-type="string" calcext:value-type="string">
            <text:p>201634788940-1507730251010</text:p>
          </table:table-cell>
          <table:table-cell office:value-type="string" calcext:value-type="string">
            <text:p>2017-04-06 08:30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4874170" calcext:value-type="float">
            <text:p>1164874170</text:p>
          </table:table-cell>
          <table:table-cell office:value-type="float" office:value="2350610020809" calcext:value-type="float">
            <text:p>235061002080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35:09</text:p>
          </table:table-cell>
          <table:table-cell office:value-type="string" calcext:value-type="string">
            <text:p>201599233186-1499852678010</text:p>
          </table:table-cell>
          <table:table-cell office:value-type="string" calcext:value-type="string">
            <text:p>2017-04-06 07:35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77603" calcext:value-type="float">
            <text:p>1166477603</text:p>
          </table:table-cell>
          <table:table-cell office:value-type="float" office:value="2350610020838" calcext:value-type="float">
            <text:p>235061002083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9:26</text:p>
          </table:table-cell>
          <table:table-cell office:value-type="string" calcext:value-type="string">
            <text:p>232076141542-1431205775013</text:p>
          </table:table-cell>
          <table:table-cell office:value-type="string" calcext:value-type="string">
            <text:p>2017-04-06 07:29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70251" calcext:value-type="float">
            <text:p>1166470251</text:p>
          </table:table-cell>
          <table:table-cell office:value-type="float" office:value="2350610020841" calcext:value-type="float">
            <text:p>235061002084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9:25</text:p>
          </table:table-cell>
          <table:table-cell office:value-type="string" calcext:value-type="string">
            <text:p>201713436255-1508668050010</text:p>
          </table:table-cell>
          <table:table-cell office:value-type="string" calcext:value-type="string">
            <text:p>2017-04-06 07:29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71417" calcext:value-type="float">
            <text:p>1166471417</text:p>
          </table:table-cell>
          <table:table-cell office:value-type="float" office:value="2350610020822" calcext:value-type="float">
            <text:p>235061002082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9:25</text:p>
          </table:table-cell>
          <table:table-cell office:value-type="string" calcext:value-type="string">
            <text:p>381843186149-797240808025</text:p>
          </table:table-cell>
          <table:table-cell office:value-type="string" calcext:value-type="string">
            <text:p>2017-04-06 07:29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62528" calcext:value-type="float">
            <text:p>1166462528</text:p>
          </table:table-cell>
          <table:table-cell office:value-type="float" office:value="2350610020826" calcext:value-type="float">
            <text:p>235061002082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9:25</text:p>
          </table:table-cell>
          <table:table-cell office:value-type="string" calcext:value-type="string">
            <text:p>382013778416-797232448025</text:p>
          </table:table-cell>
          <table:table-cell office:value-type="string" calcext:value-type="string">
            <text:p>2017-04-06 07:29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46564" calcext:value-type="float">
            <text:p>1166446564</text:p>
          </table:table-cell>
          <table:table-cell office:value-type="float" office:value="2350610020814" calcext:value-type="float">
            <text:p>235061002081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9:24</text:p>
          </table:table-cell>
          <table:table-cell office:value-type="string" calcext:value-type="string">
            <text:p>172541720804-1680133631007</text:p>
          </table:table-cell>
          <table:table-cell office:value-type="string" calcext:value-type="string">
            <text:p>2017-04-06 07:29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5522" calcext:value-type="float">
            <text:p>1166435522</text:p>
          </table:table-cell>
          <table:table-cell office:value-type="float" office:value="2350610020830" calcext:value-type="float">
            <text:p>23506100208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9:23</text:p>
          </table:table-cell>
          <table:table-cell office:value-type="string" calcext:value-type="string">
            <text:p>381859655795-797203238025</text:p>
          </table:table-cell>
          <table:table-cell office:value-type="string" calcext:value-type="string">
            <text:p>2017-04-06 07:29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202" calcext:value-type="float">
            <text:p>611020202</text:p>
          </table:table-cell>
          <table:table-cell office:value-type="float" office:value="2350610020816" calcext:value-type="float">
            <text:p>2350610020816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9:22</text:p>
          </table:table-cell>
          <table:table-cell/>
          <table:table-cell office:value-type="string" calcext:value-type="string">
            <text:p>2017-04-06 07:29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205" calcext:value-type="float">
            <text:p>611020205</text:p>
          </table:table-cell>
          <table:table-cell office:value-type="float" office:value="2350610020818" calcext:value-type="float">
            <text:p>2350610020818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9:23</text:p>
          </table:table-cell>
          <table:table-cell/>
          <table:table-cell office:value-type="string" calcext:value-type="string">
            <text:p>2017-04-06 07:29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6011" calcext:value-type="float">
            <text:p>1166436011</text:p>
          </table:table-cell>
          <table:table-cell office:value-type="float" office:value="2350610020842" calcext:value-type="float">
            <text:p>235061002084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9:23</text:p>
          </table:table-cell>
          <table:table-cell office:value-type="string" calcext:value-type="string">
            <text:p>232291375934-0</text:p>
          </table:table-cell>
          <table:table-cell office:value-type="string" calcext:value-type="string">
            <text:p>2017-04-06 07:29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209" calcext:value-type="float">
            <text:p>611020209</text:p>
          </table:table-cell>
          <table:table-cell office:value-type="float" office:value="2350610020811" calcext:value-type="float">
            <text:p>2350610020811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9:25</text:p>
          </table:table-cell>
          <table:table-cell/>
          <table:table-cell office:value-type="string" calcext:value-type="string">
            <text:p>2017-04-06 07:29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4241" calcext:value-type="float">
            <text:p>1166434241</text:p>
          </table:table-cell>
          <table:table-cell office:value-type="float" office:value="2350610020824" calcext:value-type="float">
            <text:p>235061002082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9:22</text:p>
          </table:table-cell>
          <table:table-cell office:value-type="string" calcext:value-type="string">
            <text:p>381859655795-797199031025</text:p>
          </table:table-cell>
          <table:table-cell office:value-type="string" calcext:value-type="string">
            <text:p>2017-04-06 07:29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46834" calcext:value-type="float">
            <text:p>1166446834</text:p>
          </table:table-cell>
          <table:table-cell office:value-type="float" office:value="2350610020812" calcext:value-type="float">
            <text:p>235061002081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9:24</text:p>
          </table:table-cell>
          <table:table-cell office:value-type="string" calcext:value-type="string">
            <text:p>381770043645-797223854025</text:p>
          </table:table-cell>
          <table:table-cell office:value-type="string" calcext:value-type="string">
            <text:p>2017-04-06 07:29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51704" calcext:value-type="float">
            <text:p>1166351704</text:p>
          </table:table-cell>
          <table:table-cell office:value-type="float" office:value="2350610020810" calcext:value-type="float">
            <text:p>235061002081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9:22</text:p>
          </table:table-cell>
          <table:table-cell office:value-type="string" calcext:value-type="string">
            <text:p>232290417100-0</text:p>
          </table:table-cell>
          <table:table-cell office:value-type="string" calcext:value-type="string">
            <text:p>2017-04-06 07:29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0935" calcext:value-type="float">
            <text:p>1166430935</text:p>
          </table:table-cell>
          <table:table-cell office:value-type="float" office:value="2350610020821" calcext:value-type="float">
            <text:p>235061002082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9:21</text:p>
          </table:table-cell>
          <table:table-cell office:value-type="string" calcext:value-type="string">
            <text:p>381843186149-797165657025</text:p>
          </table:table-cell>
          <table:table-cell office:value-type="string" calcext:value-type="string">
            <text:p>2017-04-06 07:29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32594" calcext:value-type="float">
            <text:p>1166532594</text:p>
          </table:table-cell>
          <table:table-cell office:value-type="float" office:value="2350610020755" calcext:value-type="float">
            <text:p>235061002075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7:43</text:p>
          </table:table-cell>
          <table:table-cell office:value-type="string" calcext:value-type="string">
            <text:p>232039008025-1431498988013</text:p>
          </table:table-cell>
          <table:table-cell office:value-type="string" calcext:value-type="string">
            <text:p>2017-04-06 07:27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9551" calcext:value-type="float">
            <text:p>1166529551</text:p>
          </table:table-cell>
          <table:table-cell office:value-type="float" office:value="2350610020770" calcext:value-type="float">
            <text:p>235061002077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7:42</text:p>
          </table:table-cell>
          <table:table-cell office:value-type="string" calcext:value-type="string">
            <text:p>172306601919-1680539500007</text:p>
          </table:table-cell>
          <table:table-cell office:value-type="string" calcext:value-type="string">
            <text:p>2017-04-06 07:27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248" calcext:value-type="float">
            <text:p>611020248</text:p>
          </table:table-cell>
          <table:table-cell office:value-type="float" office:value="2350610020773" calcext:value-type="float">
            <text:p>2350610020773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7:40</text:p>
          </table:table-cell>
          <table:table-cell/>
          <table:table-cell office:value-type="string" calcext:value-type="string">
            <text:p>2017-04-06 07:27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2102" calcext:value-type="float">
            <text:p>1166522102</text:p>
          </table:table-cell>
          <table:table-cell office:value-type="float" office:value="2350610020784" calcext:value-type="float">
            <text:p>235061002078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7:38</text:p>
          </table:table-cell>
          <table:table-cell office:value-type="string" calcext:value-type="string">
            <text:p>232142841430-1431450754013</text:p>
          </table:table-cell>
          <table:table-cell office:value-type="string" calcext:value-type="string">
            <text:p>2017-04-06 07:27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2163" calcext:value-type="float">
            <text:p>1166522163</text:p>
          </table:table-cell>
          <table:table-cell office:value-type="float" office:value="2350610020796" calcext:value-type="float">
            <text:p>235061002079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7:39</text:p>
          </table:table-cell>
          <table:table-cell office:value-type="string" calcext:value-type="string">
            <text:p>201727658013-1508967861010</text:p>
          </table:table-cell>
          <table:table-cell office:value-type="string" calcext:value-type="string">
            <text:p>2017-04-06 07:27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2004" calcext:value-type="float">
            <text:p>1166522004</text:p>
          </table:table-cell>
          <table:table-cell office:value-type="float" office:value="2350610020756" calcext:value-type="float">
            <text:p>235061002075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7:37</text:p>
          </table:table-cell>
          <table:table-cell office:value-type="string" calcext:value-type="string">
            <text:p>381894979829-797430848025</text:p>
          </table:table-cell>
          <table:table-cell office:value-type="string" calcext:value-type="string">
            <text:p>2017-04-06 07:27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2057" calcext:value-type="float">
            <text:p>1166522057</text:p>
          </table:table-cell>
          <table:table-cell office:value-type="float" office:value="2350610020797" calcext:value-type="float">
            <text:p>235061002079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7:37</text:p>
          </table:table-cell>
          <table:table-cell office:value-type="string" calcext:value-type="string">
            <text:p>381764795504-797432003025</text:p>
          </table:table-cell>
          <table:table-cell office:value-type="string" calcext:value-type="string">
            <text:p>2017-04-06 07:27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2105" calcext:value-type="float">
            <text:p>1166522105</text:p>
          </table:table-cell>
          <table:table-cell office:value-type="float" office:value="2350610020763" calcext:value-type="float">
            <text:p>235061002076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7:38</text:p>
          </table:table-cell>
          <table:table-cell office:value-type="string" calcext:value-type="string">
            <text:p>381761095391-797432952025</text:p>
          </table:table-cell>
          <table:table-cell office:value-type="string" calcext:value-type="string">
            <text:p>2017-04-06 07:27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1353" calcext:value-type="float">
            <text:p>1166521353</text:p>
          </table:table-cell>
          <table:table-cell office:value-type="float" office:value="2350610020781" calcext:value-type="float">
            <text:p>235061002078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7:34</text:p>
          </table:table-cell>
          <table:table-cell office:value-type="string" calcext:value-type="string">
            <text:p>201634789993-1508936445010</text:p>
          </table:table-cell>
          <table:table-cell office:value-type="string" calcext:value-type="string">
            <text:p>2017-04-06 07:27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21560" calcext:value-type="float">
            <text:p>1166521560</text:p>
          </table:table-cell>
          <table:table-cell office:value-type="float" office:value="2350610020769" calcext:value-type="float">
            <text:p>235061002076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7:37</text:p>
          </table:table-cell>
          <table:table-cell office:value-type="string" calcext:value-type="string">
            <text:p>232079674068-1431433252013</text:p>
          </table:table-cell>
          <table:table-cell office:value-type="string" calcext:value-type="string">
            <text:p>2017-04-06 07:27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226" calcext:value-type="float">
            <text:p>611020226</text:p>
          </table:table-cell>
          <table:table-cell office:value-type="float" office:value="2350610020779" calcext:value-type="float">
            <text:p>2350610020779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7:33</text:p>
          </table:table-cell>
          <table:table-cell/>
          <table:table-cell office:value-type="string" calcext:value-type="string">
            <text:p>2017-04-06 07:27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19656" calcext:value-type="float">
            <text:p>1166519656</text:p>
          </table:table-cell>
          <table:table-cell office:value-type="float" office:value="2350610020792" calcext:value-type="float">
            <text:p>235061002079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7:31</text:p>
          </table:table-cell>
          <table:table-cell office:value-type="string" calcext:value-type="string">
            <text:p>172482171033-1680427007007</text:p>
          </table:table-cell>
          <table:table-cell office:value-type="string" calcext:value-type="string">
            <text:p>2017-04-06 07:27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19236" calcext:value-type="float">
            <text:p>1166519236</text:p>
          </table:table-cell>
          <table:table-cell office:value-type="float" office:value="2350610020760" calcext:value-type="float">
            <text:p>235061002076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7:30</text:p>
          </table:table-cell>
          <table:table-cell office:value-type="string" calcext:value-type="string">
            <text:p>381761095819-797385650025</text:p>
          </table:table-cell>
          <table:table-cell office:value-type="string" calcext:value-type="string">
            <text:p>2017-04-06 07:27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518340" calcext:value-type="float">
            <text:p>1166518340</text:p>
          </table:table-cell>
          <table:table-cell office:value-type="float" office:value="2350610020762" calcext:value-type="float">
            <text:p>235061002076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7:30</text:p>
          </table:table-cell>
          <table:table-cell office:value-type="string" calcext:value-type="string">
            <text:p>172303076756-1680413638007</text:p>
          </table:table-cell>
          <table:table-cell office:value-type="string" calcext:value-type="string">
            <text:p>2017-04-06 07:27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78613" calcext:value-type="float">
            <text:p>1166478613</text:p>
          </table:table-cell>
          <table:table-cell office:value-type="float" office:value="2350610020788" calcext:value-type="float">
            <text:p>235061002078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7:26</text:p>
          </table:table-cell>
          <table:table-cell office:value-type="string" calcext:value-type="string">
            <text:p>201667040965-1508699893010</text:p>
          </table:table-cell>
          <table:table-cell office:value-type="string" calcext:value-type="string">
            <text:p>2017-04-06 07:27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86478" calcext:value-type="float">
            <text:p>1166486478</text:p>
          </table:table-cell>
          <table:table-cell office:value-type="float" office:value="2350610020778" calcext:value-type="float">
            <text:p>235061002077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7:27</text:p>
          </table:table-cell>
          <table:table-cell office:value-type="string" calcext:value-type="string">
            <text:p>232030942718-1431238666013</text:p>
          </table:table-cell>
          <table:table-cell office:value-type="string" calcext:value-type="string">
            <text:p>2017-04-06 07:27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71078" calcext:value-type="float">
            <text:p>1166471078</text:p>
          </table:table-cell>
          <table:table-cell office:value-type="float" office:value="2350610020791" calcext:value-type="float">
            <text:p>235061002079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7:24</text:p>
          </table:table-cell>
          <table:table-cell office:value-type="string" calcext:value-type="string">
            <text:p>232133262394-1431183664013</text:p>
          </table:table-cell>
          <table:table-cell office:value-type="string" calcext:value-type="string">
            <text:p>2017-04-06 07:27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54315" calcext:value-type="float">
            <text:p>1166454315</text:p>
          </table:table-cell>
          <table:table-cell office:value-type="float" office:value="2350610020767" calcext:value-type="float">
            <text:p>235061002076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7:22</text:p>
          </table:table-cell>
          <table:table-cell office:value-type="string" calcext:value-type="string">
            <text:p>382013776527-797227275025</text:p>
          </table:table-cell>
          <table:table-cell office:value-type="string" calcext:value-type="string">
            <text:p>2017-04-06 07:27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46001" calcext:value-type="float">
            <text:p>1166446001</text:p>
          </table:table-cell>
          <table:table-cell office:value-type="float" office:value="2350610020761" calcext:value-type="float">
            <text:p>235061002076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7:21</text:p>
          </table:table-cell>
          <table:table-cell office:value-type="string" calcext:value-type="string">
            <text:p>232291461081-0</text:p>
          </table:table-cell>
          <table:table-cell office:value-type="string" calcext:value-type="string">
            <text:p>2017-04-06 07:27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99796" calcext:value-type="float">
            <text:p>1166399796</text:p>
          </table:table-cell>
          <table:table-cell office:value-type="float" office:value="2350610020790" calcext:value-type="float">
            <text:p>235061002079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6</text:p>
          </table:table-cell>
          <table:table-cell office:value-type="string" calcext:value-type="string">
            <text:p>07:27:18</text:p>
          </table:table-cell>
          <table:table-cell office:value-type="string" calcext:value-type="string">
            <text:p>172303076529-1679809342007</text:p>
          </table:table-cell>
          <table:table-cell office:value-type="string" calcext:value-type="string">
            <text:p>2017-04-06 07:27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1547" calcext:value-type="float">
            <text:p>1166431547</text:p>
          </table:table-cell>
          <table:table-cell office:value-type="float" office:value="3366510020731" calcext:value-type="float">
            <text:p>336651002073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9:26</text:p>
          </table:table-cell>
          <table:table-cell office:value-type="string" calcext:value-type="string">
            <text:p>381763307087-797180386025</text:p>
          </table:table-cell>
          <table:table-cell office:value-type="string" calcext:value-type="string">
            <text:p>2017-04-05 08:09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2094" calcext:value-type="float">
            <text:p>1166432094</text:p>
          </table:table-cell>
          <table:table-cell office:value-type="float" office:value="3366510020752" calcext:value-type="float">
            <text:p>336651002075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9:26</text:p>
          </table:table-cell>
          <table:table-cell office:value-type="string" calcext:value-type="string">
            <text:p>381876210000-797184753025</text:p>
          </table:table-cell>
          <table:table-cell office:value-type="string" calcext:value-type="string">
            <text:p>2017-04-05 08:09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2864" calcext:value-type="float">
            <text:p>1166432864</text:p>
          </table:table-cell>
          <table:table-cell office:value-type="float" office:value="3366510020725" calcext:value-type="float">
            <text:p>336651002072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9:27</text:p>
          </table:table-cell>
          <table:table-cell office:value-type="string" calcext:value-type="string">
            <text:p>201662652838-1508574689010</text:p>
          </table:table-cell>
          <table:table-cell office:value-type="string" calcext:value-type="string">
            <text:p>2017-04-05 08:09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9028" calcext:value-type="float">
            <text:p>1166439028</text:p>
          </table:table-cell>
          <table:table-cell office:value-type="float" office:value="3366510020733" calcext:value-type="float">
            <text:p>336651002073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9:28</text:p>
          </table:table-cell>
          <table:table-cell office:value-type="string" calcext:value-type="string">
            <text:p>201662640238-1508624864010</text:p>
          </table:table-cell>
          <table:table-cell office:value-type="string" calcext:value-type="string">
            <text:p>2017-04-05 08:09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1283" calcext:value-type="float">
            <text:p>1166431283</text:p>
          </table:table-cell>
          <table:table-cell office:value-type="float" office:value="3366510020741" calcext:value-type="float">
            <text:p>336651002074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9:25</text:p>
          </table:table-cell>
          <table:table-cell office:value-type="string" calcext:value-type="string">
            <text:p>172303072029-1680043448007</text:p>
          </table:table-cell>
          <table:table-cell office:value-type="string" calcext:value-type="string">
            <text:p>2017-04-05 08:09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3317" calcext:value-type="float">
            <text:p>1166433317</text:p>
          </table:table-cell>
          <table:table-cell office:value-type="float" office:value="3366510020754" calcext:value-type="float">
            <text:p>336651002075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9:27</text:p>
          </table:table-cell>
          <table:table-cell office:value-type="string" calcext:value-type="string">
            <text:p>232251168478-1431120966013</text:p>
          </table:table-cell>
          <table:table-cell office:value-type="string" calcext:value-type="string">
            <text:p>2017-04-05 08:09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1354" calcext:value-type="float">
            <text:p>1166431354</text:p>
          </table:table-cell>
          <table:table-cell office:value-type="float" office:value="3366510020732" calcext:value-type="float">
            <text:p>336651002073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9:26</text:p>
          </table:table-cell>
          <table:table-cell office:value-type="string" calcext:value-type="string">
            <text:p>381761095939-797176142025</text:p>
          </table:table-cell>
          <table:table-cell office:value-type="string" calcext:value-type="string">
            <text:p>2017-04-05 08:09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7653" calcext:value-type="float">
            <text:p>1166437653</text:p>
          </table:table-cell>
          <table:table-cell office:value-type="float" office:value="3366510020742" calcext:value-type="float">
            <text:p>336651002074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9:27</text:p>
          </table:table-cell>
          <table:table-cell office:value-type="string" calcext:value-type="string">
            <text:p>381843180836-797208746025</text:p>
          </table:table-cell>
          <table:table-cell office:value-type="string" calcext:value-type="string">
            <text:p>2017-04-05 08:09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81691" calcext:value-type="float">
            <text:p>1166381691</text:p>
          </table:table-cell>
          <table:table-cell office:value-type="float" office:value="3366510020751" calcext:value-type="float">
            <text:p>336651002075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9:22</text:p>
          </table:table-cell>
          <table:table-cell office:value-type="string" calcext:value-type="string">
            <text:p>232190301683-1430832789013</text:p>
          </table:table-cell>
          <table:table-cell office:value-type="string" calcext:value-type="string">
            <text:p>2017-04-05 08:09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87" calcext:value-type="float">
            <text:p>611020187</text:p>
          </table:table-cell>
          <table:table-cell office:value-type="float" office:value="3366510020684" calcext:value-type="float">
            <text:p>336651002068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9:23</text:p>
          </table:table-cell>
          <table:table-cell/>
          <table:table-cell office:value-type="string" calcext:value-type="string">
            <text:p>2017-04-05 08:09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88" calcext:value-type="float">
            <text:p>611020188</text:p>
          </table:table-cell>
          <table:table-cell office:value-type="float" office:value="3366510020675" calcext:value-type="float">
            <text:p>336651002067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9:24</text:p>
          </table:table-cell>
          <table:table-cell/>
          <table:table-cell office:value-type="string" calcext:value-type="string">
            <text:p>2017-04-05 08:09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29275" calcext:value-type="float">
            <text:p>1166429275</text:p>
          </table:table-cell>
          <table:table-cell office:value-type="float" office:value="3366510020723" calcext:value-type="float">
            <text:p>336651002072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9:24</text:p>
          </table:table-cell>
          <table:table-cell office:value-type="string" calcext:value-type="string">
            <text:p>201757289224-1508500605010</text:p>
          </table:table-cell>
          <table:table-cell office:value-type="string" calcext:value-type="string">
            <text:p>2017-04-05 08:09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29158" calcext:value-type="float">
            <text:p>1166429158</text:p>
          </table:table-cell>
          <table:table-cell office:value-type="float" office:value="3366510020738" calcext:value-type="float">
            <text:p>336651002073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9:24</text:p>
          </table:table-cell>
          <table:table-cell office:value-type="string" calcext:value-type="string">
            <text:p>232247441443-1431045779013</text:p>
          </table:table-cell>
          <table:table-cell office:value-type="string" calcext:value-type="string">
            <text:p>2017-04-05 08:09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90661" calcext:value-type="float">
            <text:p>1166390661</text:p>
          </table:table-cell>
          <table:table-cell office:value-type="float" office:value="3366510020720" calcext:value-type="float">
            <text:p>336651002072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9:23</text:p>
          </table:table-cell>
          <table:table-cell office:value-type="string" calcext:value-type="string">
            <text:p>381761096080-796999829025</text:p>
          </table:table-cell>
          <table:table-cell office:value-type="string" calcext:value-type="string">
            <text:p>2017-04-05 08:09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90" calcext:value-type="float">
            <text:p>611020190</text:p>
          </table:table-cell>
          <table:table-cell office:value-type="float" office:value="3366510020673" calcext:value-type="float">
            <text:p>3366510020673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9:25</text:p>
          </table:table-cell>
          <table:table-cell/>
          <table:table-cell office:value-type="string" calcext:value-type="string">
            <text:p>2017-04-05 08:09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81692" calcext:value-type="float">
            <text:p>1166381692</text:p>
          </table:table-cell>
          <table:table-cell office:value-type="float" office:value="3366510020734" calcext:value-type="float">
            <text:p>336651002073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9:22</text:p>
          </table:table-cell>
          <table:table-cell office:value-type="string" calcext:value-type="string">
            <text:p>232179323199-1430832755013</text:p>
          </table:table-cell>
          <table:table-cell office:value-type="string" calcext:value-type="string">
            <text:p>2017-04-05 08:09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81380" calcext:value-type="float">
            <text:p>1166381380</text:p>
          </table:table-cell>
          <table:table-cell office:value-type="float" office:value="3366510020743" calcext:value-type="float">
            <text:p>336651002074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9:25</text:p>
          </table:table-cell>
          <table:table-cell office:value-type="string" calcext:value-type="string">
            <text:p>201878006821-0</text:p>
          </table:table-cell>
          <table:table-cell office:value-type="string" calcext:value-type="string">
            <text:p>2017-04-05 08:09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86674" calcext:value-type="float">
            <text:p>1166386674</text:p>
          </table:table-cell>
          <table:table-cell office:value-type="float" office:value="3366510020704" calcext:value-type="float">
            <text:p>336651002070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9:23</text:p>
          </table:table-cell>
          <table:table-cell office:value-type="string" calcext:value-type="string">
            <text:p>381979292801-796989346025</text:p>
          </table:table-cell>
          <table:table-cell office:value-type="string" calcext:value-type="string">
            <text:p>2017-04-05 08:09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79" calcext:value-type="float">
            <text:p>611020179</text:p>
          </table:table-cell>
          <table:table-cell office:value-type="float" office:value="3366510020730" calcext:value-type="float">
            <text:p>3366510020730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9:22</text:p>
          </table:table-cell>
          <table:table-cell/>
          <table:table-cell office:value-type="string" calcext:value-type="string">
            <text:p>2017-04-05 08:09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7295" calcext:value-type="float">
            <text:p>1166437295</text:p>
          </table:table-cell>
          <table:table-cell office:value-type="float" office:value="2350610020699" calcext:value-type="float">
            <text:p>235061002069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27</text:p>
          </table:table-cell>
          <table:table-cell office:value-type="string" calcext:value-type="string">
            <text:p>232291393768-0</text:p>
          </table:table-cell>
          <table:table-cell office:value-type="string" calcext:value-type="string">
            <text:p>2017-04-05 08:06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99" calcext:value-type="float">
            <text:p>611020199</text:p>
          </table:table-cell>
          <table:table-cell office:value-type="float" office:value="2350610020708" calcext:value-type="float">
            <text:p>2350610020708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24</text:p>
          </table:table-cell>
          <table:table-cell/>
          <table:table-cell office:value-type="string" calcext:value-type="string">
            <text:p>2017-04-05 08:06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3902" calcext:value-type="float">
            <text:p>1166433902</text:p>
          </table:table-cell>
          <table:table-cell office:value-type="float" office:value="2350610020688" calcext:value-type="float">
            <text:p>235061002068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25</text:p>
          </table:table-cell>
          <table:table-cell office:value-type="string" calcext:value-type="string">
            <text:p>382011080382-797198144025</text:p>
          </table:table-cell>
          <table:table-cell office:value-type="string" calcext:value-type="string">
            <text:p>2017-04-05 08:06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2564" calcext:value-type="float">
            <text:p>1166432564</text:p>
          </table:table-cell>
          <table:table-cell office:value-type="float" office:value="2350610020710" calcext:value-type="float">
            <text:p>235061002071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24</text:p>
          </table:table-cell>
          <table:table-cell office:value-type="string" calcext:value-type="string">
            <text:p>381768692284-797190110025</text:p>
          </table:table-cell>
          <table:table-cell office:value-type="string" calcext:value-type="string">
            <text:p>2017-04-05 08:06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431072" calcext:value-type="float">
            <text:p>1166431072</text:p>
          </table:table-cell>
          <table:table-cell office:value-type="float" office:value="2350610020668" calcext:value-type="float">
            <text:p>235061002066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20</text:p>
          </table:table-cell>
          <table:table-cell office:value-type="string" calcext:value-type="string">
            <text:p>382027993907-0</text:p>
          </table:table-cell>
          <table:table-cell office:value-type="string" calcext:value-type="string">
            <text:p>2017-04-05 08:06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90" calcext:value-type="float">
            <text:p>611020190</text:p>
          </table:table-cell>
          <table:table-cell office:value-type="float" office:value="2350610020673" calcext:value-type="float">
            <text:p>2350610020673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16</text:p>
          </table:table-cell>
          <table:table-cell/>
          <table:table-cell office:value-type="string" calcext:value-type="string">
            <text:p>2017-04-05 08:06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88" calcext:value-type="float">
            <text:p>611020188</text:p>
          </table:table-cell>
          <table:table-cell office:value-type="float" office:value="2350610020675" calcext:value-type="float">
            <text:p>235061002067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14</text:p>
          </table:table-cell>
          <table:table-cell/>
          <table:table-cell office:value-type="string" calcext:value-type="string">
            <text:p>2017-04-05 08:06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55627" calcext:value-type="float">
            <text:p>1166355627</text:p>
          </table:table-cell>
          <table:table-cell office:value-type="float" office:value="2350610020698" calcext:value-type="float">
            <text:p>235061002069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11</text:p>
          </table:table-cell>
          <table:table-cell office:value-type="string" calcext:value-type="string">
            <text:p>201876949269-0</text:p>
          </table:table-cell>
          <table:table-cell office:value-type="string" calcext:value-type="string">
            <text:p>2017-04-05 08:06: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87" calcext:value-type="float">
            <text:p>611020187</text:p>
          </table:table-cell>
          <table:table-cell office:value-type="float" office:value="2350610020684" calcext:value-type="float">
            <text:p>235061002068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13</text:p>
          </table:table-cell>
          <table:table-cell/>
          <table:table-cell office:value-type="string" calcext:value-type="string">
            <text:p>2017-04-05 08:06: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86674" calcext:value-type="float">
            <text:p>1166386674</text:p>
          </table:table-cell>
          <table:table-cell office:value-type="float" office:value="2350610020704" calcext:value-type="float">
            <text:p>235061002070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08</text:p>
          </table:table-cell>
          <table:table-cell office:value-type="string" calcext:value-type="string">
            <text:p>381979292801-796989346025</text:p>
          </table:table-cell>
          <table:table-cell office:value-type="string" calcext:value-type="string">
            <text:p>2017-04-05 08:06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90305" calcext:value-type="float">
            <text:p>1166390305</text:p>
          </table:table-cell>
          <table:table-cell office:value-type="float" office:value="2350610020676" calcext:value-type="float">
            <text:p>235061002067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08</text:p>
          </table:table-cell>
          <table:table-cell office:value-type="string" calcext:value-type="string">
            <text:p>381859655795-796998651025</text:p>
          </table:table-cell>
          <table:table-cell office:value-type="string" calcext:value-type="string">
            <text:p>2017-04-05 08:06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96108" calcext:value-type="float">
            <text:p>1166396108</text:p>
          </table:table-cell>
          <table:table-cell office:value-type="float" office:value="2350610020674" calcext:value-type="float">
            <text:p>235061002067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08:06:09</text:p>
          </table:table-cell>
          <table:table-cell office:value-type="string" calcext:value-type="string">
            <text:p>172419566887-1679789961007</text:p>
          </table:table-cell>
          <table:table-cell office:value-type="string" calcext:value-type="string">
            <text:p>2017-04-05 08:06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74491" calcext:value-type="float">
            <text:p>1166374491</text:p>
          </table:table-cell>
          <table:table-cell office:value-type="float" office:value="3366510020566" calcext:value-type="float">
            <text:p>336651002056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51</text:p>
          </table:table-cell>
          <table:table-cell office:value-type="string" calcext:value-type="string">
            <text:p>201708746422-1508245476010</text:p>
          </table:table-cell>
          <table:table-cell office:value-type="string" calcext:value-type="string">
            <text:p>2017-04-04 08:30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74278" calcext:value-type="float">
            <text:p>1166374278</text:p>
          </table:table-cell>
          <table:table-cell office:value-type="float" office:value="3366510020549" calcext:value-type="float">
            <text:p>336651002054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51</text:p>
          </table:table-cell>
          <table:table-cell office:value-type="string" calcext:value-type="string">
            <text:p>382013780093-796964344025</text:p>
          </table:table-cell>
          <table:table-cell office:value-type="string" calcext:value-type="string">
            <text:p>2017-04-04 08:30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75976" calcext:value-type="float">
            <text:p>1166375976</text:p>
          </table:table-cell>
          <table:table-cell office:value-type="float" office:value="3366510020575" calcext:value-type="float">
            <text:p>336651002057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51</text:p>
          </table:table-cell>
          <table:table-cell office:value-type="string" calcext:value-type="string">
            <text:p>201662648332-1508248881010</text:p>
          </table:table-cell>
          <table:table-cell office:value-type="string" calcext:value-type="string">
            <text:p>2017-04-04 08:30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75315" calcext:value-type="float">
            <text:p>1166375315</text:p>
          </table:table-cell>
          <table:table-cell office:value-type="float" office:value="3366510020555" calcext:value-type="float">
            <text:p>336651002055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51</text:p>
          </table:table-cell>
          <table:table-cell office:value-type="string" calcext:value-type="string">
            <text:p>232179323199-1430814378013</text:p>
          </table:table-cell>
          <table:table-cell office:value-type="string" calcext:value-type="string">
            <text:p>2017-04-04 08:30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68685" calcext:value-type="float">
            <text:p>1166368685</text:p>
          </table:table-cell>
          <table:table-cell office:value-type="float" office:value="3366510020579" calcext:value-type="float">
            <text:p>336651002057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48</text:p>
          </table:table-cell>
          <table:table-cell office:value-type="string" calcext:value-type="string">
            <text:p>381876210000-796958850025</text:p>
          </table:table-cell>
          <table:table-cell office:value-type="string" calcext:value-type="string">
            <text:p>2017-04-04 08:30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65099" calcext:value-type="float">
            <text:p>1166365099</text:p>
          </table:table-cell>
          <table:table-cell office:value-type="float" office:value="3366510020593" calcext:value-type="float">
            <text:p>336651002059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47</text:p>
          </table:table-cell>
          <table:table-cell office:value-type="string" calcext:value-type="string">
            <text:p>201804723842-1508231039010</text:p>
          </table:table-cell>
          <table:table-cell office:value-type="string" calcext:value-type="string">
            <text:p>2017-04-04 08:30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71478" calcext:value-type="float">
            <text:p>1166371478</text:p>
          </table:table-cell>
          <table:table-cell office:value-type="float" office:value="3366510020548" calcext:value-type="float">
            <text:p>336651002054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48</text:p>
          </table:table-cell>
          <table:table-cell office:value-type="string" calcext:value-type="string">
            <text:p>381979292801-796960973025</text:p>
          </table:table-cell>
          <table:table-cell office:value-type="string" calcext:value-type="string">
            <text:p>2017-04-04 08:30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67409" calcext:value-type="float">
            <text:p>1166367409</text:p>
          </table:table-cell>
          <table:table-cell office:value-type="float" office:value="3366510020563" calcext:value-type="float">
            <text:p>336651002056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48</text:p>
          </table:table-cell>
          <table:table-cell office:value-type="string" calcext:value-type="string">
            <text:p>381890247601-796958193025</text:p>
          </table:table-cell>
          <table:table-cell office:value-type="string" calcext:value-type="string">
            <text:p>2017-04-04 08:30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73" calcext:value-type="float">
            <text:p>611020173</text:p>
          </table:table-cell>
          <table:table-cell office:value-type="float" office:value="3366510020580" calcext:value-type="float">
            <text:p>3366510020580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50</text:p>
          </table:table-cell>
          <table:table-cell/>
          <table:table-cell office:value-type="string" calcext:value-type="string">
            <text:p>2017-04-04 08:30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73550" calcext:value-type="float">
            <text:p>1166373550</text:p>
          </table:table-cell>
          <table:table-cell office:value-type="float" office:value="3366510020595" calcext:value-type="float">
            <text:p>336651002059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49</text:p>
          </table:table-cell>
          <table:table-cell office:value-type="string" calcext:value-type="string">
            <text:p>232290545850-0</text:p>
          </table:table-cell>
          <table:table-cell office:value-type="string" calcext:value-type="string">
            <text:p>2017-04-04 08:30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73824" calcext:value-type="float">
            <text:p>1166373824</text:p>
          </table:table-cell>
          <table:table-cell office:value-type="float" office:value="3366510020587" calcext:value-type="float">
            <text:p>336651002058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50</text:p>
          </table:table-cell>
          <table:table-cell office:value-type="string" calcext:value-type="string">
            <text:p>381843180836-796964075025</text:p>
          </table:table-cell>
          <table:table-cell office:value-type="string" calcext:value-type="string">
            <text:p>2017-04-04 08:30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71602" calcext:value-type="float">
            <text:p>1166371602</text:p>
          </table:table-cell>
          <table:table-cell office:value-type="float" office:value="3366510020565" calcext:value-type="float">
            <text:p>336651002056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49</text:p>
          </table:table-cell>
          <table:table-cell office:value-type="string" calcext:value-type="string">
            <text:p>232214670874-1430808932013</text:p>
          </table:table-cell>
          <table:table-cell office:value-type="string" calcext:value-type="string">
            <text:p>2017-04-04 08:30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5752372" calcext:value-type="float">
            <text:p>1165752372</text:p>
          </table:table-cell>
          <table:table-cell office:value-type="float" office:value="3366510020551" calcext:value-type="float">
            <text:p>336651002055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49</text:p>
          </table:table-cell>
          <table:table-cell office:value-type="string" calcext:value-type="string">
            <text:p>201866496838-0</text:p>
          </table:table-cell>
          <table:table-cell office:value-type="string" calcext:value-type="string">
            <text:p>2017-04-04 08:30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73835" calcext:value-type="float">
            <text:p>1166373835</text:p>
          </table:table-cell>
          <table:table-cell office:value-type="float" office:value="3366510020571" calcext:value-type="float">
            <text:p>336651002057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50</text:p>
          </table:table-cell>
          <table:table-cell office:value-type="string" calcext:value-type="string">
            <text:p>381746563805-796964105025</text:p>
          </table:table-cell>
          <table:table-cell office:value-type="string" calcext:value-type="string">
            <text:p>2017-04-04 08:30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71512" calcext:value-type="float">
            <text:p>1166371512</text:p>
          </table:table-cell>
          <table:table-cell office:value-type="float" office:value="3366510020592" calcext:value-type="float">
            <text:p>336651002059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49</text:p>
          </table:table-cell>
          <table:table-cell office:value-type="string" calcext:value-type="string">
            <text:p>381714454873-796960994025</text:p>
          </table:table-cell>
          <table:table-cell office:value-type="string" calcext:value-type="string">
            <text:p>2017-04-04 08:30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62783" calcext:value-type="float">
            <text:p>1166362783</text:p>
          </table:table-cell>
          <table:table-cell office:value-type="float" office:value="3366510020586" calcext:value-type="float">
            <text:p>336651002058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46</text:p>
          </table:table-cell>
          <table:table-cell office:value-type="string" calcext:value-type="string">
            <text:p>232072811392-1430796914013</text:p>
          </table:table-cell>
          <table:table-cell office:value-type="string" calcext:value-type="string">
            <text:p>2017-04-04 08:30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6124" calcext:value-type="float">
            <text:p>1166196124</text:p>
          </table:table-cell>
          <table:table-cell office:value-type="float" office:value="3366510020578" calcext:value-type="float">
            <text:p>336651002057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45</text:p>
          </table:table-cell>
          <table:table-cell office:value-type="string" calcext:value-type="string">
            <text:p>382024207870-0</text:p>
          </table:table-cell>
          <table:table-cell office:value-type="string" calcext:value-type="string">
            <text:p>2017-04-04 08:30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62460" calcext:value-type="float">
            <text:p>1166362460</text:p>
          </table:table-cell>
          <table:table-cell office:value-type="float" office:value="3366510020573" calcext:value-type="float">
            <text:p>336651002057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47</text:p>
          </table:table-cell>
          <table:table-cell office:value-type="string" calcext:value-type="string">
            <text:p>232072813329-1430795799013</text:p>
          </table:table-cell>
          <table:table-cell office:value-type="string" calcext:value-type="string">
            <text:p>2017-04-04 08:30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60536" calcext:value-type="float">
            <text:p>1166360536</text:p>
          </table:table-cell>
          <table:table-cell office:value-type="float" office:value="3366510020581" calcext:value-type="float">
            <text:p>336651002058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45</text:p>
          </table:table-cell>
          <table:table-cell office:value-type="string" calcext:value-type="string">
            <text:p>172490003809-1679673297007</text:p>
          </table:table-cell>
          <table:table-cell office:value-type="string" calcext:value-type="string">
            <text:p>2017-04-04 08:30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62287" calcext:value-type="float">
            <text:p>1166362287</text:p>
          </table:table-cell>
          <table:table-cell office:value-type="float" office:value="3366510020574" calcext:value-type="float">
            <text:p>336651002057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46</text:p>
          </table:table-cell>
          <table:table-cell office:value-type="string" calcext:value-type="string">
            <text:p>381668926063-796951779025</text:p>
          </table:table-cell>
          <table:table-cell office:value-type="string" calcext:value-type="string">
            <text:p>2017-04-04 08:30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60260" calcext:value-type="float">
            <text:p>1166360260</text:p>
          </table:table-cell>
          <table:table-cell office:value-type="float" office:value="3366510020584" calcext:value-type="float">
            <text:p>336651002058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46</text:p>
          </table:table-cell>
          <table:table-cell office:value-type="string" calcext:value-type="string">
            <text:p>381963697094-796948510025</text:p>
          </table:table-cell>
          <table:table-cell office:value-type="string" calcext:value-type="string">
            <text:p>2017-04-04 08:30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60436" calcext:value-type="float">
            <text:p>1166360436</text:p>
          </table:table-cell>
          <table:table-cell office:value-type="float" office:value="3366510020585" calcext:value-type="float">
            <text:p>336651002058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46</text:p>
          </table:table-cell>
          <table:table-cell office:value-type="string" calcext:value-type="string">
            <text:p>381764795504-796948889025</text:p>
          </table:table-cell>
          <table:table-cell office:value-type="string" calcext:value-type="string">
            <text:p>2017-04-04 08:30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57382" calcext:value-type="float">
            <text:p>1166357382</text:p>
          </table:table-cell>
          <table:table-cell office:value-type="float" office:value="3366510020583" calcext:value-type="float">
            <text:p>336651002058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44</text:p>
          </table:table-cell>
          <table:table-cell office:value-type="string" calcext:value-type="string">
            <text:p>382027002250-0</text:p>
          </table:table-cell>
          <table:table-cell office:value-type="string" calcext:value-type="string">
            <text:p>2017-04-04 08:30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58344" calcext:value-type="float">
            <text:p>1166358344</text:p>
          </table:table-cell>
          <table:table-cell office:value-type="float" office:value="3366510020561" calcext:value-type="float">
            <text:p>336651002056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45</text:p>
          </table:table-cell>
          <table:table-cell office:value-type="string" calcext:value-type="string">
            <text:p>172306603273-1679666450007</text:p>
          </table:table-cell>
          <table:table-cell office:value-type="string" calcext:value-type="string">
            <text:p>2017-04-04 08:30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55488" calcext:value-type="float">
            <text:p>1166355488</text:p>
          </table:table-cell>
          <table:table-cell office:value-type="float" office:value="3366510020591" calcext:value-type="float">
            <text:p>336651002059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45</text:p>
          </table:table-cell>
          <table:table-cell office:value-type="string" calcext:value-type="string">
            <text:p>382026990243-0</text:p>
          </table:table-cell>
          <table:table-cell office:value-type="string" calcext:value-type="string">
            <text:p>2017-04-04 08:30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67123" calcext:value-type="float">
            <text:p>1166067123</text:p>
          </table:table-cell>
          <table:table-cell office:value-type="float" office:value="3366510020560" calcext:value-type="float">
            <text:p>336651002056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47</text:p>
          </table:table-cell>
          <table:table-cell office:value-type="string" calcext:value-type="string">
            <text:p>232286519976-0</text:p>
          </table:table-cell>
          <table:table-cell office:value-type="string" calcext:value-type="string">
            <text:p>2017-04-04 08:30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5766" calcext:value-type="float">
            <text:p>1166345766</text:p>
          </table:table-cell>
          <table:table-cell office:value-type="float" office:value="3366510020556" calcext:value-type="float">
            <text:p>336651002055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41</text:p>
          </table:table-cell>
          <table:table-cell office:value-type="string" calcext:value-type="string">
            <text:p>232079672085-1430676243013</text:p>
          </table:table-cell>
          <table:table-cell office:value-type="string" calcext:value-type="string">
            <text:p>2017-04-04 08:30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50831" calcext:value-type="float">
            <text:p>1166350831</text:p>
          </table:table-cell>
          <table:table-cell office:value-type="float" office:value="3366510020554" calcext:value-type="float">
            <text:p>336651002055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43</text:p>
          </table:table-cell>
          <table:table-cell office:value-type="string" calcext:value-type="string">
            <text:p>232179323199-1430765059013</text:p>
          </table:table-cell>
          <table:table-cell office:value-type="string" calcext:value-type="string">
            <text:p>2017-04-04 08:30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7442" calcext:value-type="float">
            <text:p>1166347442</text:p>
          </table:table-cell>
          <table:table-cell office:value-type="float" office:value="3366510020550" calcext:value-type="float">
            <text:p>336651002055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42</text:p>
          </table:table-cell>
          <table:table-cell office:value-type="string" calcext:value-type="string">
            <text:p>381983136722-796907216025</text:p>
          </table:table-cell>
          <table:table-cell office:value-type="string" calcext:value-type="string">
            <text:p>2017-04-04 08:30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8784" calcext:value-type="float">
            <text:p>1166348784</text:p>
          </table:table-cell>
          <table:table-cell office:value-type="float" office:value="3366510020567" calcext:value-type="float">
            <text:p>336651002056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43</text:p>
          </table:table-cell>
          <table:table-cell office:value-type="string" calcext:value-type="string">
            <text:p>172303075566-1679610756007</text:p>
          </table:table-cell>
          <table:table-cell office:value-type="string" calcext:value-type="string">
            <text:p>2017-04-04 08:30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5194" calcext:value-type="float">
            <text:p>1166345194</text:p>
          </table:table-cell>
          <table:table-cell office:value-type="float" office:value="3366510020570" calcext:value-type="float">
            <text:p>336651002057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41</text:p>
          </table:table-cell>
          <table:table-cell office:value-type="string" calcext:value-type="string">
            <text:p>201561464305-1508065148010</text:p>
          </table:table-cell>
          <table:table-cell office:value-type="string" calcext:value-type="string">
            <text:p>2017-04-04 08:30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8475" calcext:value-type="float">
            <text:p>1166348475</text:p>
          </table:table-cell>
          <table:table-cell office:value-type="float" office:value="3366510020569" calcext:value-type="float">
            <text:p>336651002056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42</text:p>
          </table:table-cell>
          <table:table-cell office:value-type="string" calcext:value-type="string">
            <text:p>232202380721-1430740895013</text:p>
          </table:table-cell>
          <table:table-cell office:value-type="string" calcext:value-type="string">
            <text:p>2017-04-04 08:30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6590" calcext:value-type="float">
            <text:p>1166346590</text:p>
          </table:table-cell>
          <table:table-cell office:value-type="float" office:value="3366510020572" calcext:value-type="float">
            <text:p>336651002057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42</text:p>
          </table:table-cell>
          <table:table-cell office:value-type="string" calcext:value-type="string">
            <text:p>381772817622-796881420025</text:p>
          </table:table-cell>
          <table:table-cell office:value-type="string" calcext:value-type="string">
            <text:p>2017-04-04 08:30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56849" calcext:value-type="float">
            <text:p>1166356849</text:p>
          </table:table-cell>
          <table:table-cell office:value-type="float" office:value="3366510020547" calcext:value-type="float">
            <text:p>336651002054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43</text:p>
          </table:table-cell>
          <table:table-cell office:value-type="string" calcext:value-type="string">
            <text:p>232072811967-1430782473013</text:p>
          </table:table-cell>
          <table:table-cell office:value-type="string" calcext:value-type="string">
            <text:p>2017-04-04 08:30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9087" calcext:value-type="float">
            <text:p>1166349087</text:p>
          </table:table-cell>
          <table:table-cell office:value-type="float" office:value="3366510020553" calcext:value-type="float">
            <text:p>336651002055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43</text:p>
          </table:table-cell>
          <table:table-cell office:value-type="string" calcext:value-type="string">
            <text:p>381886668277-796921223025</text:p>
          </table:table-cell>
          <table:table-cell office:value-type="string" calcext:value-type="string">
            <text:p>2017-04-04 08:30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6686" calcext:value-type="float">
            <text:p>1166346686</text:p>
          </table:table-cell>
          <table:table-cell office:value-type="float" office:value="3366510020568" calcext:value-type="float">
            <text:p>336651002056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42</text:p>
          </table:table-cell>
          <table:table-cell office:value-type="string" calcext:value-type="string">
            <text:p>201667040279-1508103788010</text:p>
          </table:table-cell>
          <table:table-cell office:value-type="string" calcext:value-type="string">
            <text:p>2017-04-04 08:30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57261" calcext:value-type="float">
            <text:p>1166357261</text:p>
          </table:table-cell>
          <table:table-cell office:value-type="float" office:value="3366510020582" calcext:value-type="float">
            <text:p>336651002058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44</text:p>
          </table:table-cell>
          <table:table-cell office:value-type="string" calcext:value-type="string">
            <text:p>201599233186-1508212726010</text:p>
          </table:table-cell>
          <table:table-cell office:value-type="string" calcext:value-type="string">
            <text:p>2017-04-04 08:30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57352" calcext:value-type="float">
            <text:p>1166357352</text:p>
          </table:table-cell>
          <table:table-cell office:value-type="float" office:value="3366510020577" calcext:value-type="float">
            <text:p>336651002057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44</text:p>
          </table:table-cell>
          <table:table-cell office:value-type="string" calcext:value-type="string">
            <text:p>381668926099-796943953025</text:p>
          </table:table-cell>
          <table:table-cell office:value-type="string" calcext:value-type="string">
            <text:p>2017-04-04 08:30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4943" calcext:value-type="float">
            <text:p>1166344943</text:p>
          </table:table-cell>
          <table:table-cell office:value-type="float" office:value="3366510020558" calcext:value-type="float">
            <text:p>336651002055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41</text:p>
          </table:table-cell>
          <table:table-cell office:value-type="string" calcext:value-type="string">
            <text:p>381768690755-796856927025</text:p>
          </table:table-cell>
          <table:table-cell office:value-type="string" calcext:value-type="string">
            <text:p>2017-04-04 08:30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8435" calcext:value-type="float">
            <text:p>1166348435</text:p>
          </table:table-cell>
          <table:table-cell office:value-type="float" office:value="3366510020534" calcext:value-type="float">
            <text:p>336651002053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35</text:p>
          </table:table-cell>
          <table:table-cell office:value-type="string" calcext:value-type="string">
            <text:p>172445816063-1679604180007</text:p>
          </table:table-cell>
          <table:table-cell office:value-type="string" calcext:value-type="string">
            <text:p>2017-04-04 08:30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50655" calcext:value-type="float">
            <text:p>1166350655</text:p>
          </table:table-cell>
          <table:table-cell office:value-type="float" office:value="3366510020542" calcext:value-type="float">
            <text:p>336651002054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36</text:p>
          </table:table-cell>
          <table:table-cell office:value-type="string" calcext:value-type="string">
            <text:p>232251168478-1430763978013</text:p>
          </table:table-cell>
          <table:table-cell office:value-type="string" calcext:value-type="string">
            <text:p>2017-04-04 08:30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50807" calcext:value-type="float">
            <text:p>1166350807</text:p>
          </table:table-cell>
          <table:table-cell office:value-type="float" office:value="3366510020519" calcext:value-type="float">
            <text:p>336651002051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37</text:p>
          </table:table-cell>
          <table:table-cell office:value-type="string" calcext:value-type="string">
            <text:p>381718122318-796930533025</text:p>
          </table:table-cell>
          <table:table-cell office:value-type="string" calcext:value-type="string">
            <text:p>2017-04-04 08:30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66" calcext:value-type="float">
            <text:p>611020166</text:p>
          </table:table-cell>
          <table:table-cell office:value-type="float" office:value="3366510020494" calcext:value-type="float">
            <text:p>336651002049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36</text:p>
          </table:table-cell>
          <table:table-cell/>
          <table:table-cell office:value-type="string" calcext:value-type="string">
            <text:p>2017-04-04 08:30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52445" calcext:value-type="float">
            <text:p>1166352445</text:p>
          </table:table-cell>
          <table:table-cell office:value-type="float" office:value="3366510020498" calcext:value-type="float">
            <text:p>336651002049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37</text:p>
          </table:table-cell>
          <table:table-cell office:value-type="string" calcext:value-type="string">
            <text:p>201827184627-1508191519010</text:p>
          </table:table-cell>
          <table:table-cell office:value-type="string" calcext:value-type="string">
            <text:p>2017-04-04 08:30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57434" calcext:value-type="float">
            <text:p>1166157434</text:p>
          </table:table-cell>
          <table:table-cell office:value-type="float" office:value="3366510020538" calcext:value-type="float">
            <text:p>336651002053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37</text:p>
          </table:table-cell>
          <table:table-cell office:value-type="string" calcext:value-type="string">
            <text:p>232030942718-1429707949013</text:p>
          </table:table-cell>
          <table:table-cell office:value-type="string" calcext:value-type="string">
            <text:p>2017-04-04 08:30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50473" calcext:value-type="float">
            <text:p>1166350473</text:p>
          </table:table-cell>
          <table:table-cell office:value-type="float" office:value="3366510020525" calcext:value-type="float">
            <text:p>336651002052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35</text:p>
          </table:table-cell>
          <table:table-cell office:value-type="string" calcext:value-type="string">
            <text:p>172589681360-1679629992007</text:p>
          </table:table-cell>
          <table:table-cell office:value-type="string" calcext:value-type="string">
            <text:p>2017-04-04 08:30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50739" calcext:value-type="float">
            <text:p>1166350739</text:p>
          </table:table-cell>
          <table:table-cell office:value-type="float" office:value="3366510020529" calcext:value-type="float">
            <text:p>336651002052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36</text:p>
          </table:table-cell>
          <table:table-cell office:value-type="string" calcext:value-type="string">
            <text:p>232026961656-1430764326013</text:p>
          </table:table-cell>
          <table:table-cell office:value-type="string" calcext:value-type="string">
            <text:p>2017-04-04 08:30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9341" calcext:value-type="float">
            <text:p>1166349341</text:p>
          </table:table-cell>
          <table:table-cell office:value-type="float" office:value="3366510020518" calcext:value-type="float">
            <text:p>336651002051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35</text:p>
          </table:table-cell>
          <table:table-cell office:value-type="string" calcext:value-type="string">
            <text:p>201708746422-1508156202010</text:p>
          </table:table-cell>
          <table:table-cell office:value-type="string" calcext:value-type="string">
            <text:p>2017-04-04 08:30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64" calcext:value-type="float">
            <text:p>611020164</text:p>
          </table:table-cell>
          <table:table-cell office:value-type="float" office:value="3366510020453" calcext:value-type="float">
            <text:p>3366510020453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35</text:p>
          </table:table-cell>
          <table:table-cell/>
          <table:table-cell office:value-type="string" calcext:value-type="string">
            <text:p>2017-04-04 08:30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7054" calcext:value-type="float">
            <text:p>1166347054</text:p>
          </table:table-cell>
          <table:table-cell office:value-type="float" office:value="3366510020546" calcext:value-type="float">
            <text:p>336651002054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34</text:p>
          </table:table-cell>
          <table:table-cell office:value-type="string" calcext:value-type="string">
            <text:p>232290308410-0</text:p>
          </table:table-cell>
          <table:table-cell office:value-type="string" calcext:value-type="string">
            <text:p>2017-04-04 08:30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6500" calcext:value-type="float">
            <text:p>1166346500</text:p>
          </table:table-cell>
          <table:table-cell office:value-type="float" office:value="3366510020521" calcext:value-type="float">
            <text:p>336651002052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33</text:p>
          </table:table-cell>
          <table:table-cell office:value-type="string" calcext:value-type="string">
            <text:p>201662635366-1508091416010</text:p>
          </table:table-cell>
          <table:table-cell office:value-type="string" calcext:value-type="string">
            <text:p>2017-04-04 08:30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1357" calcext:value-type="float">
            <text:p>1166121357</text:p>
          </table:table-cell>
          <table:table-cell office:value-type="float" office:value="3366510020506" calcext:value-type="float">
            <text:p>336651002050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32</text:p>
          </table:table-cell>
          <table:table-cell office:value-type="string" calcext:value-type="string">
            <text:p>201742763835-1506824764010</text:p>
          </table:table-cell>
          <table:table-cell office:value-type="string" calcext:value-type="string">
            <text:p>2017-04-04 08:30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40577" calcext:value-type="float">
            <text:p>1166040577</text:p>
          </table:table-cell>
          <table:table-cell office:value-type="float" office:value="3366510020537" calcext:value-type="float">
            <text:p>336651002053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33</text:p>
          </table:table-cell>
          <table:table-cell office:value-type="string" calcext:value-type="string">
            <text:p>382020761152-0</text:p>
          </table:table-cell>
          <table:table-cell office:value-type="string" calcext:value-type="string">
            <text:p>2017-04-04 08:30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6865" calcext:value-type="float">
            <text:p>1166346865</text:p>
          </table:table-cell>
          <table:table-cell office:value-type="float" office:value="3366510020516" calcext:value-type="float">
            <text:p>336651002051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33</text:p>
          </table:table-cell>
          <table:table-cell office:value-type="string" calcext:value-type="string">
            <text:p>232179323199-1430714446013</text:p>
          </table:table-cell>
          <table:table-cell office:value-type="string" calcext:value-type="string">
            <text:p>2017-04-04 08:30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6001" calcext:value-type="float">
            <text:p>1166346001</text:p>
          </table:table-cell>
          <table:table-cell office:value-type="float" office:value="3366510020493" calcext:value-type="float">
            <text:p>336651002049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32</text:p>
          </table:table-cell>
          <table:table-cell office:value-type="string" calcext:value-type="string">
            <text:p>381933866099-796866656025</text:p>
          </table:table-cell>
          <table:table-cell office:value-type="string" calcext:value-type="string">
            <text:p>2017-04-04 08:30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56" calcext:value-type="float">
            <text:p>611020156</text:p>
          </table:table-cell>
          <table:table-cell office:value-type="float" office:value="3366510020450" calcext:value-type="float">
            <text:p>3366510020450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30:34</text:p>
          </table:table-cell>
          <table:table-cell/>
          <table:table-cell office:value-type="string" calcext:value-type="string">
            <text:p>2017-04-04 08:30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81143" calcext:value-type="float">
            <text:p>1166381143</text:p>
          </table:table-cell>
          <table:table-cell office:value-type="float" office:value="2350610020645" calcext:value-type="float">
            <text:p>235061002064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11</text:p>
          </table:table-cell>
          <table:table-cell office:value-type="string" calcext:value-type="string">
            <text:p>382027197859-0</text:p>
          </table:table-cell>
          <table:table-cell office:value-type="string" calcext:value-type="string">
            <text:p>2017-04-04 08:19: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81" calcext:value-type="float">
            <text:p>611020181</text:p>
          </table:table-cell>
          <table:table-cell office:value-type="float" office:value="2350610020663" calcext:value-type="float">
            <text:p>2350610020663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12</text:p>
          </table:table-cell>
          <table:table-cell/>
          <table:table-cell office:value-type="string" calcext:value-type="string">
            <text:p>2017-04-04 08:19: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83959" calcext:value-type="float">
            <text:p>1166383959</text:p>
          </table:table-cell>
          <table:table-cell office:value-type="float" office:value="2350610020646" calcext:value-type="float">
            <text:p>235061002064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11</text:p>
          </table:table-cell>
          <table:table-cell office:value-type="string" calcext:value-type="string">
            <text:p>232290626576-0</text:p>
          </table:table-cell>
          <table:table-cell office:value-type="string" calcext:value-type="string">
            <text:p>2017-04-04 08:19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84069" calcext:value-type="float">
            <text:p>1166384069</text:p>
          </table:table-cell>
          <table:table-cell office:value-type="float" office:value="2350610020648" calcext:value-type="float">
            <text:p>235061002064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11</text:p>
          </table:table-cell>
          <table:table-cell office:value-type="string" calcext:value-type="string">
            <text:p>382013778494-796982651025</text:p>
          </table:table-cell>
          <table:table-cell office:value-type="string" calcext:value-type="string">
            <text:p>2017-04-04 08:19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79619" calcext:value-type="float">
            <text:p>1166379619</text:p>
          </table:table-cell>
          <table:table-cell office:value-type="float" office:value="2350610020610" calcext:value-type="float">
            <text:p>235061002061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09</text:p>
          </table:table-cell>
          <table:table-cell office:value-type="string" calcext:value-type="string">
            <text:p>201877168989-0</text:p>
          </table:table-cell>
          <table:table-cell office:value-type="string" calcext:value-type="string">
            <text:p>2017-04-04 08:19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80" calcext:value-type="float">
            <text:p>611020180</text:p>
          </table:table-cell>
          <table:table-cell office:value-type="float" office:value="2350610020606" calcext:value-type="float">
            <text:p>2350610020606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11</text:p>
          </table:table-cell>
          <table:table-cell/>
          <table:table-cell office:value-type="string" calcext:value-type="string">
            <text:p>2017-04-04 08:19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81790" calcext:value-type="float">
            <text:p>1166381790</text:p>
          </table:table-cell>
          <table:table-cell office:value-type="float" office:value="2350610020619" calcext:value-type="float">
            <text:p>235061002061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09</text:p>
          </table:table-cell>
          <table:table-cell office:value-type="string" calcext:value-type="string">
            <text:p>381772811805-796978375025</text:p>
          </table:table-cell>
          <table:table-cell office:value-type="string" calcext:value-type="string">
            <text:p>2017-04-04 08:19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83978" calcext:value-type="float">
            <text:p>1166383978</text:p>
          </table:table-cell>
          <table:table-cell office:value-type="float" office:value="2350610020651" calcext:value-type="float">
            <text:p>235061002065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10</text:p>
          </table:table-cell>
          <table:table-cell office:value-type="string" calcext:value-type="string">
            <text:p>201664169645-1508273711010</text:p>
          </table:table-cell>
          <table:table-cell office:value-type="string" calcext:value-type="string">
            <text:p>2017-04-04 08:19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81428" calcext:value-type="float">
            <text:p>1166381428</text:p>
          </table:table-cell>
          <table:table-cell office:value-type="float" office:value="2350610020647" calcext:value-type="float">
            <text:p>235061002064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09</text:p>
          </table:table-cell>
          <table:table-cell office:value-type="string" calcext:value-type="string">
            <text:p>201877187094-0</text:p>
          </table:table-cell>
          <table:table-cell office:value-type="string" calcext:value-type="string">
            <text:p>2017-04-04 08:19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79952" calcext:value-type="float">
            <text:p>1166379952</text:p>
          </table:table-cell>
          <table:table-cell office:value-type="float" office:value="2350610020657" calcext:value-type="float">
            <text:p>235061002065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08</text:p>
          </table:table-cell>
          <table:table-cell office:value-type="string" calcext:value-type="string">
            <text:p>172303077180-1679719636007</text:p>
          </table:table-cell>
          <table:table-cell office:value-type="string" calcext:value-type="string">
            <text:p>2017-04-04 08:19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83016" calcext:value-type="float">
            <text:p>1166383016</text:p>
          </table:table-cell>
          <table:table-cell office:value-type="float" office:value="2350610020658" calcext:value-type="float">
            <text:p>235061002065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09</text:p>
          </table:table-cell>
          <table:table-cell office:value-type="string" calcext:value-type="string">
            <text:p>172325840104-1679733048007</text:p>
          </table:table-cell>
          <table:table-cell office:value-type="string" calcext:value-type="string">
            <text:p>2017-04-04 08:19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83960" calcext:value-type="float">
            <text:p>1166383960</text:p>
          </table:table-cell>
          <table:table-cell office:value-type="float" office:value="2350610020615" calcext:value-type="float">
            <text:p>235061002061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10</text:p>
          </table:table-cell>
          <table:table-cell office:value-type="string" calcext:value-type="string">
            <text:p>201662646829-1508273643010</text:p>
          </table:table-cell>
          <table:table-cell office:value-type="string" calcext:value-type="string">
            <text:p>2017-04-04 08:19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79965" calcext:value-type="float">
            <text:p>1166379965</text:p>
          </table:table-cell>
          <table:table-cell office:value-type="float" office:value="2350610020627" calcext:value-type="float">
            <text:p>235061002062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08</text:p>
          </table:table-cell>
          <table:table-cell office:value-type="string" calcext:value-type="string">
            <text:p>232076149561-1430827013013</text:p>
          </table:table-cell>
          <table:table-cell office:value-type="string" calcext:value-type="string">
            <text:p>2017-04-04 08:19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76700" calcext:value-type="float">
            <text:p>1166376700</text:p>
          </table:table-cell>
          <table:table-cell office:value-type="float" office:value="2350610020600" calcext:value-type="float">
            <text:p>23506100206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07</text:p>
          </table:table-cell>
          <table:table-cell office:value-type="string" calcext:value-type="string">
            <text:p>382027139227-0</text:p>
          </table:table-cell>
          <table:table-cell office:value-type="string" calcext:value-type="string">
            <text:p>2017-04-04 08:19: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76811" calcext:value-type="float">
            <text:p>1166376811</text:p>
          </table:table-cell>
          <table:table-cell office:value-type="float" office:value="2350610020660" calcext:value-type="float">
            <text:p>235061002066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07</text:p>
          </table:table-cell>
          <table:table-cell office:value-type="string" calcext:value-type="string">
            <text:p>232290566480-0</text:p>
          </table:table-cell>
          <table:table-cell office:value-type="string" calcext:value-type="string">
            <text:p>2017-04-04 08:19: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73394" calcext:value-type="float">
            <text:p>1166373394</text:p>
          </table:table-cell>
          <table:table-cell office:value-type="float" office:value="2350610020666" calcext:value-type="float">
            <text:p>235061002066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05</text:p>
          </table:table-cell>
          <table:table-cell office:value-type="string" calcext:value-type="string">
            <text:p>172490003809-1679700308007</text:p>
          </table:table-cell>
          <table:table-cell office:value-type="string" calcext:value-type="string">
            <text:p>2017-04-04 08:19: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78932" calcext:value-type="float">
            <text:p>1166378932</text:p>
          </table:table-cell>
          <table:table-cell office:value-type="float" office:value="2350610020664" calcext:value-type="float">
            <text:p>235061002066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07</text:p>
          </table:table-cell>
          <table:table-cell office:value-type="string" calcext:value-type="string">
            <text:p>232072811308-1430824024013</text:p>
          </table:table-cell>
          <table:table-cell office:value-type="string" calcext:value-type="string">
            <text:p>2017-04-04 08:19: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76266" calcext:value-type="float">
            <text:p>1166376266</text:p>
          </table:table-cell>
          <table:table-cell office:value-type="float" office:value="2350610020605" calcext:value-type="float">
            <text:p>235061002060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06</text:p>
          </table:table-cell>
          <table:table-cell office:value-type="string" calcext:value-type="string">
            <text:p>201623747091-1508249814010</text:p>
          </table:table-cell>
          <table:table-cell office:value-type="string" calcext:value-type="string">
            <text:p>2017-04-04 08:19: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79210" calcext:value-type="float">
            <text:p>1166379210</text:p>
          </table:table-cell>
          <table:table-cell office:value-type="float" office:value="2350610020652" calcext:value-type="float">
            <text:p>235061002065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08</text:p>
          </table:table-cell>
          <table:table-cell office:value-type="string" calcext:value-type="string">
            <text:p>201877166197-0</text:p>
          </table:table-cell>
          <table:table-cell office:value-type="string" calcext:value-type="string">
            <text:p>2017-04-04 08:19: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76544" calcext:value-type="float">
            <text:p>1166376544</text:p>
          </table:table-cell>
          <table:table-cell office:value-type="float" office:value="2350610020607" calcext:value-type="float">
            <text:p>235061002060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07</text:p>
          </table:table-cell>
          <table:table-cell office:value-type="string" calcext:value-type="string">
            <text:p>381768691580-796967747025</text:p>
          </table:table-cell>
          <table:table-cell office:value-type="string" calcext:value-type="string">
            <text:p>2017-04-04 08:19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74" calcext:value-type="float">
            <text:p>611020174</text:p>
          </table:table-cell>
          <table:table-cell office:value-type="float" office:value="2350610020640" calcext:value-type="float">
            <text:p>2350610020640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06</text:p>
          </table:table-cell>
          <table:table-cell/>
          <table:table-cell office:value-type="string" calcext:value-type="string">
            <text:p>2017-04-04 08:19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80193" calcext:value-type="float">
            <text:p>1166380193</text:p>
          </table:table-cell>
          <table:table-cell office:value-type="float" office:value="2350610020653" calcext:value-type="float">
            <text:p>235061002065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08</text:p>
          </table:table-cell>
          <table:table-cell office:value-type="string" calcext:value-type="string">
            <text:p>232072811392-1430827796013</text:p>
          </table:table-cell>
          <table:table-cell office:value-type="string" calcext:value-type="string">
            <text:p>2017-04-04 08:19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75603" calcext:value-type="float">
            <text:p>1166375603</text:p>
          </table:table-cell>
          <table:table-cell office:value-type="float" office:value="2350610020639" calcext:value-type="float">
            <text:p>235061002063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05</text:p>
          </table:table-cell>
          <table:table-cell office:value-type="string" calcext:value-type="string">
            <text:p>381843186149-796965699025</text:p>
          </table:table-cell>
          <table:table-cell office:value-type="string" calcext:value-type="string">
            <text:p>2017-04-04 08:19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75" calcext:value-type="float">
            <text:p>611020175</text:p>
          </table:table-cell>
          <table:table-cell office:value-type="float" office:value="2350610020644" calcext:value-type="float">
            <text:p>235061002064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06</text:p>
          </table:table-cell>
          <table:table-cell/>
          <table:table-cell office:value-type="string" calcext:value-type="string">
            <text:p>2017-04-04 08:19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80109" calcext:value-type="float">
            <text:p>1166380109</text:p>
          </table:table-cell>
          <table:table-cell office:value-type="float" office:value="2350610020634" calcext:value-type="float">
            <text:p>235061002063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08</text:p>
          </table:table-cell>
          <table:table-cell office:value-type="string" calcext:value-type="string">
            <text:p>232152210743-1430827405013</text:p>
          </table:table-cell>
          <table:table-cell office:value-type="string" calcext:value-type="string">
            <text:p>2017-04-04 08:19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76241" calcext:value-type="float">
            <text:p>1166376241</text:p>
          </table:table-cell>
          <table:table-cell office:value-type="float" office:value="2350610020601" calcext:value-type="float">
            <text:p>235061002060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06</text:p>
          </table:table-cell>
          <table:table-cell office:value-type="string" calcext:value-type="string">
            <text:p>231978499910-1430817282013</text:p>
          </table:table-cell>
          <table:table-cell office:value-type="string" calcext:value-type="string">
            <text:p>2017-04-04 08:19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61966" calcext:value-type="float">
            <text:p>1166361966</text:p>
          </table:table-cell>
          <table:table-cell office:value-type="float" office:value="2350610020617" calcext:value-type="float">
            <text:p>235061002061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02</text:p>
          </table:table-cell>
          <table:table-cell office:value-type="string" calcext:value-type="string">
            <text:p>381761091812-796951383025</text:p>
          </table:table-cell>
          <table:table-cell office:value-type="string" calcext:value-type="string">
            <text:p>2017-04-04 08:19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67351" calcext:value-type="float">
            <text:p>1166367351</text:p>
          </table:table-cell>
          <table:table-cell office:value-type="float" office:value="2350610020604" calcext:value-type="float">
            <text:p>235061002060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03</text:p>
          </table:table-cell>
          <table:table-cell office:value-type="string" calcext:value-type="string">
            <text:p>381826007000-796958060025</text:p>
          </table:table-cell>
          <table:table-cell office:value-type="string" calcext:value-type="string">
            <text:p>2017-04-04 08:19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71830" calcext:value-type="float">
            <text:p>1166371830</text:p>
          </table:table-cell>
          <table:table-cell office:value-type="float" office:value="2350610020642" calcext:value-type="float">
            <text:p>235061002064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04</text:p>
          </table:table-cell>
          <table:table-cell office:value-type="string" calcext:value-type="string">
            <text:p>201662649792-1508240775010</text:p>
          </table:table-cell>
          <table:table-cell office:value-type="string" calcext:value-type="string">
            <text:p>2017-04-04 08:19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71637" calcext:value-type="float">
            <text:p>1166371637</text:p>
          </table:table-cell>
          <table:table-cell office:value-type="float" office:value="2350610020608" calcext:value-type="float">
            <text:p>235061002060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04</text:p>
          </table:table-cell>
          <table:table-cell office:value-type="string" calcext:value-type="string">
            <text:p>381764849049-796961344025</text:p>
          </table:table-cell>
          <table:table-cell office:value-type="string" calcext:value-type="string">
            <text:p>2017-04-04 08:19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63395" calcext:value-type="float">
            <text:p>1166363395</text:p>
          </table:table-cell>
          <table:table-cell office:value-type="float" office:value="2350610020629" calcext:value-type="float">
            <text:p>235061002062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03</text:p>
          </table:table-cell>
          <table:table-cell office:value-type="string" calcext:value-type="string">
            <text:p>381723741165-796953621025</text:p>
          </table:table-cell>
          <table:table-cell office:value-type="string" calcext:value-type="string">
            <text:p>2017-04-04 08:19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72243" calcext:value-type="float">
            <text:p>1166372243</text:p>
          </table:table-cell>
          <table:table-cell office:value-type="float" office:value="2350610020618" calcext:value-type="float">
            <text:p>235061002061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04</text:p>
          </table:table-cell>
          <table:table-cell office:value-type="string" calcext:value-type="string">
            <text:p>232072810907-1430809787013</text:p>
          </table:table-cell>
          <table:table-cell office:value-type="string" calcext:value-type="string">
            <text:p>2017-04-04 08:19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73075" calcext:value-type="float">
            <text:p>1166373075</text:p>
          </table:table-cell>
          <table:table-cell office:value-type="float" office:value="2350610020599" calcext:value-type="float">
            <text:p>235061002059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05</text:p>
          </table:table-cell>
          <table:table-cell office:value-type="string" calcext:value-type="string">
            <text:p>381768691170-796962954025</text:p>
          </table:table-cell>
          <table:table-cell office:value-type="string" calcext:value-type="string">
            <text:p>2017-04-04 08:19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62015" calcext:value-type="float">
            <text:p>1166362015</text:p>
          </table:table-cell>
          <table:table-cell office:value-type="float" office:value="2350610020662" calcext:value-type="float">
            <text:p>235061002066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02</text:p>
          </table:table-cell>
          <table:table-cell office:value-type="string" calcext:value-type="string">
            <text:p>232076141542-1430794808013</text:p>
          </table:table-cell>
          <table:table-cell office:value-type="string" calcext:value-type="string">
            <text:p>2017-04-04 08:19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72994" calcext:value-type="float">
            <text:p>1166372994</text:p>
          </table:table-cell>
          <table:table-cell office:value-type="float" office:value="2350610020609" calcext:value-type="float">
            <text:p>235061002060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05</text:p>
          </table:table-cell>
          <table:table-cell office:value-type="string" calcext:value-type="string">
            <text:p>172303076094-1679699598007</text:p>
          </table:table-cell>
          <table:table-cell office:value-type="string" calcext:value-type="string">
            <text:p>2017-04-04 08:19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71401" calcext:value-type="float">
            <text:p>1166371401</text:p>
          </table:table-cell>
          <table:table-cell office:value-type="float" office:value="2350610020655" calcext:value-type="float">
            <text:p>235061002065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03</text:p>
          </table:table-cell>
          <table:table-cell office:value-type="string" calcext:value-type="string">
            <text:p>172445816063-1679696027007</text:p>
          </table:table-cell>
          <table:table-cell office:value-type="string" calcext:value-type="string">
            <text:p>2017-04-04 08:19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63671" calcext:value-type="float">
            <text:p>1166363671</text:p>
          </table:table-cell>
          <table:table-cell office:value-type="float" office:value="2350610020614" calcext:value-type="float">
            <text:p>235061002061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03</text:p>
          </table:table-cell>
          <table:table-cell office:value-type="string" calcext:value-type="string">
            <text:p>232072812718-1430798631013</text:p>
          </table:table-cell>
          <table:table-cell office:value-type="string" calcext:value-type="string">
            <text:p>2017-04-04 08:19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72" calcext:value-type="float">
            <text:p>611020172</text:p>
          </table:table-cell>
          <table:table-cell office:value-type="float" office:value="2350610020621" calcext:value-type="float">
            <text:p>2350610020621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04</text:p>
          </table:table-cell>
          <table:table-cell/>
          <table:table-cell office:value-type="string" calcext:value-type="string">
            <text:p>2017-04-04 08:19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58340" calcext:value-type="float">
            <text:p>1166358340</text:p>
          </table:table-cell>
          <table:table-cell office:value-type="float" office:value="2350610020641" calcext:value-type="float">
            <text:p>235061002064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01</text:p>
          </table:table-cell>
          <table:table-cell office:value-type="string" calcext:value-type="string">
            <text:p>382013778416-796945266025</text:p>
          </table:table-cell>
          <table:table-cell office:value-type="string" calcext:value-type="string">
            <text:p>2017-04-04 08:19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70" calcext:value-type="float">
            <text:p>611020170</text:p>
          </table:table-cell>
          <table:table-cell office:value-type="float" office:value="2350610020654" calcext:value-type="float">
            <text:p>235061002065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01</text:p>
          </table:table-cell>
          <table:table-cell/>
          <table:table-cell office:value-type="string" calcext:value-type="string">
            <text:p>2017-04-04 08:19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56800" calcext:value-type="float">
            <text:p>1166356800</text:p>
          </table:table-cell>
          <table:table-cell office:value-type="float" office:value="2350610020603" calcext:value-type="float">
            <text:p>235061002060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00</text:p>
          </table:table-cell>
          <table:table-cell office:value-type="string" calcext:value-type="string">
            <text:p>381826007000-796942960025</text:p>
          </table:table-cell>
          <table:table-cell office:value-type="string" calcext:value-type="string">
            <text:p>2017-04-04 08:19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56545" calcext:value-type="float">
            <text:p>1166356545</text:p>
          </table:table-cell>
          <table:table-cell office:value-type="float" office:value="2350610020628" calcext:value-type="float">
            <text:p>235061002062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00</text:p>
          </table:table-cell>
          <table:table-cell office:value-type="string" calcext:value-type="string">
            <text:p>381761095391-796942494025</text:p>
          </table:table-cell>
          <table:table-cell office:value-type="string" calcext:value-type="string">
            <text:p>2017-04-04 08:19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57521" calcext:value-type="float">
            <text:p>1166357521</text:p>
          </table:table-cell>
          <table:table-cell office:value-type="float" office:value="2350610020638" calcext:value-type="float">
            <text:p>235061002063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01</text:p>
          </table:table-cell>
          <table:table-cell office:value-type="string" calcext:value-type="string">
            <text:p>381843186149-796944168025</text:p>
          </table:table-cell>
          <table:table-cell office:value-type="string" calcext:value-type="string">
            <text:p>2017-04-04 08:19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55957" calcext:value-type="float">
            <text:p>1166355957</text:p>
          </table:table-cell>
          <table:table-cell office:value-type="float" office:value="2350610020598" calcext:value-type="float">
            <text:p>235061002059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00</text:p>
          </table:table-cell>
          <table:table-cell office:value-type="string" calcext:value-type="string">
            <text:p>232072811586-1430780055013</text:p>
          </table:table-cell>
          <table:table-cell office:value-type="string" calcext:value-type="string">
            <text:p>2017-04-04 08:19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58868" calcext:value-type="float">
            <text:p>1166358868</text:p>
          </table:table-cell>
          <table:table-cell office:value-type="float" office:value="2350610020616" calcext:value-type="float">
            <text:p>235061002061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01</text:p>
          </table:table-cell>
          <table:table-cell office:value-type="string" calcext:value-type="string">
            <text:p>232072813652-1430787154013</text:p>
          </table:table-cell>
          <table:table-cell office:value-type="string" calcext:value-type="string">
            <text:p>2017-04-04 08:19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60280" calcext:value-type="float">
            <text:p>1166360280</text:p>
          </table:table-cell>
          <table:table-cell office:value-type="float" office:value="2350610020613" calcext:value-type="float">
            <text:p>235061002061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02</text:p>
          </table:table-cell>
          <table:table-cell office:value-type="string" calcext:value-type="string">
            <text:p>381890248528-796948560025</text:p>
          </table:table-cell>
          <table:table-cell office:value-type="string" calcext:value-type="string">
            <text:p>2017-04-04 08:19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61037" calcext:value-type="float">
            <text:p>1166361037</text:p>
          </table:table-cell>
          <table:table-cell office:value-type="float" office:value="2350610020661" calcext:value-type="float">
            <text:p>235061002066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9:02</text:p>
          </table:table-cell>
          <table:table-cell office:value-type="string" calcext:value-type="string">
            <text:p>232076141542-1430792868013</text:p>
          </table:table-cell>
          <table:table-cell office:value-type="string" calcext:value-type="string">
            <text:p>2017-04-04 08:19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53933" calcext:value-type="float">
            <text:p>1166353933</text:p>
          </table:table-cell>
          <table:table-cell office:value-type="float" office:value="2350610020633" calcext:value-type="float">
            <text:p>235061002063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8:59</text:p>
          </table:table-cell>
          <table:table-cell office:value-type="string" calcext:value-type="string">
            <text:p>232124249464-1430774803013</text:p>
          </table:table-cell>
          <table:table-cell office:value-type="string" calcext:value-type="string">
            <text:p>2017-04-04 08:19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5225" calcext:value-type="float">
            <text:p>1166345225</text:p>
          </table:table-cell>
          <table:table-cell office:value-type="float" office:value="2350610020631" calcext:value-type="float">
            <text:p>235061002063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8:58</text:p>
          </table:table-cell>
          <table:table-cell office:value-type="string" calcext:value-type="string">
            <text:p>381761096652-796860602025</text:p>
          </table:table-cell>
          <table:table-cell office:value-type="string" calcext:value-type="string">
            <text:p>2017-04-04 08:19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8713" calcext:value-type="float">
            <text:p>1166348713</text:p>
          </table:table-cell>
          <table:table-cell office:value-type="float" office:value="2350610020625" calcext:value-type="float">
            <text:p>235061002062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8:58</text:p>
          </table:table-cell>
          <table:table-cell office:value-type="string" calcext:value-type="string">
            <text:p>172541830359-1679608461007</text:p>
          </table:table-cell>
          <table:table-cell office:value-type="string" calcext:value-type="string">
            <text:p>2017-04-04 08:19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6371" calcext:value-type="float">
            <text:p>1166346371</text:p>
          </table:table-cell>
          <table:table-cell office:value-type="float" office:value="2350610020632" calcext:value-type="float">
            <text:p>235061002063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8:58</text:p>
          </table:table-cell>
          <table:table-cell office:value-type="string" calcext:value-type="string">
            <text:p>381548010484-796874189025</text:p>
          </table:table-cell>
          <table:table-cell office:value-type="string" calcext:value-type="string">
            <text:p>2017-04-04 08:19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3497" calcext:value-type="float">
            <text:p>1166343497</text:p>
          </table:table-cell>
          <table:table-cell office:value-type="float" office:value="2350610020622" calcext:value-type="float">
            <text:p>235061002062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8:57</text:p>
          </table:table-cell>
          <table:table-cell office:value-type="string" calcext:value-type="string">
            <text:p>381718123059-796845506025</text:p>
          </table:table-cell>
          <table:table-cell office:value-type="string" calcext:value-type="string">
            <text:p>2017-04-04 08:19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6315" calcext:value-type="float">
            <text:p>1166346315</text:p>
          </table:table-cell>
          <table:table-cell office:value-type="float" office:value="2350610020665" calcext:value-type="float">
            <text:p>235061002066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8:58</text:p>
          </table:table-cell>
          <table:table-cell office:value-type="string" calcext:value-type="string">
            <text:p>232290228207-0</text:p>
          </table:table-cell>
          <table:table-cell office:value-type="string" calcext:value-type="string">
            <text:p>2017-04-04 08:19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67017" calcext:value-type="float">
            <text:p>1166067017</text:p>
          </table:table-cell>
          <table:table-cell office:value-type="float" office:value="2350610020463" calcext:value-type="float">
            <text:p>235061002046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8:47</text:p>
          </table:table-cell>
          <table:table-cell office:value-type="string" calcext:value-type="string">
            <text:p>382021234853-0</text:p>
          </table:table-cell>
          <table:table-cell office:value-type="string" calcext:value-type="string">
            <text:p>2017-04-04 08:18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9264" calcext:value-type="float">
            <text:p>1166349264</text:p>
          </table:table-cell>
          <table:table-cell office:value-type="float" office:value="2350610020452" calcext:value-type="float">
            <text:p>235061002045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8:44</text:p>
          </table:table-cell>
          <table:table-cell office:value-type="string" calcext:value-type="string">
            <text:p>381764937755-796923004025</text:p>
          </table:table-cell>
          <table:table-cell office:value-type="string" calcext:value-type="string">
            <text:p>2017-04-04 08:18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64" calcext:value-type="float">
            <text:p>611020164</text:p>
          </table:table-cell>
          <table:table-cell office:value-type="float" office:value="2350610020453" calcext:value-type="float">
            <text:p>2350610020453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8:43</text:p>
          </table:table-cell>
          <table:table-cell/>
          <table:table-cell office:value-type="string" calcext:value-type="string">
            <text:p>2017-04-04 08:18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65" calcext:value-type="float">
            <text:p>611020165</text:p>
          </table:table-cell>
          <table:table-cell office:value-type="float" office:value="2350610020457" calcext:value-type="float">
            <text:p>2350610020457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8:44</text:p>
          </table:table-cell>
          <table:table-cell/>
          <table:table-cell office:value-type="string" calcext:value-type="string">
            <text:p>2017-04-04 08:18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50461" calcext:value-type="float">
            <text:p>1166350461</text:p>
          </table:table-cell>
          <table:table-cell office:value-type="float" office:value="2350610020468" calcext:value-type="float">
            <text:p>235061002046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8:45</text:p>
          </table:table-cell>
          <table:table-cell office:value-type="string" calcext:value-type="string">
            <text:p>172397884908-1679629834007</text:p>
          </table:table-cell>
          <table:table-cell office:value-type="string" calcext:value-type="string">
            <text:p>2017-04-04 08:18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61" calcext:value-type="float">
            <text:p>611020161</text:p>
          </table:table-cell>
          <table:table-cell office:value-type="float" office:value="2350610020442" calcext:value-type="float">
            <text:p>2350610020442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8:41</text:p>
          </table:table-cell>
          <table:table-cell/>
          <table:table-cell office:value-type="string" calcext:value-type="string">
            <text:p>2017-04-04 08:18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56" calcext:value-type="float">
            <text:p>611020156</text:p>
          </table:table-cell>
          <table:table-cell office:value-type="float" office:value="2350610020450" calcext:value-type="float">
            <text:p>2350610020450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8:40</text:p>
          </table:table-cell>
          <table:table-cell/>
          <table:table-cell office:value-type="string" calcext:value-type="string">
            <text:p>2017-04-04 08:18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6482" calcext:value-type="float">
            <text:p>1166346482</text:p>
          </table:table-cell>
          <table:table-cell office:value-type="float" office:value="2350610020467" calcext:value-type="float">
            <text:p>235061002046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8:37</text:p>
          </table:table-cell>
          <table:table-cell office:value-type="string" calcext:value-type="string">
            <text:p>201634788581-1508090883010</text:p>
          </table:table-cell>
          <table:table-cell office:value-type="string" calcext:value-type="string">
            <text:p>2017-04-04 08:18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6104" calcext:value-type="float">
            <text:p>1166346104</text:p>
          </table:table-cell>
          <table:table-cell office:value-type="float" office:value="2350610020441" calcext:value-type="float">
            <text:p>235061002044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8:36</text:p>
          </table:table-cell>
          <table:table-cell office:value-type="string" calcext:value-type="string">
            <text:p>382011080382-796869335025</text:p>
          </table:table-cell>
          <table:table-cell office:value-type="string" calcext:value-type="string">
            <text:p>2017-04-04 08:18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5880" calcext:value-type="float">
            <text:p>1166345880</text:p>
          </table:table-cell>
          <table:table-cell office:value-type="float" office:value="2350610020451" calcext:value-type="float">
            <text:p>235061002045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8:35</text:p>
          </table:table-cell>
          <table:table-cell office:value-type="string" calcext:value-type="string">
            <text:p>232167905514-1430678507013</text:p>
          </table:table-cell>
          <table:table-cell office:value-type="string" calcext:value-type="string">
            <text:p>2017-04-04 08:18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5083" calcext:value-type="float">
            <text:p>1166345083</text:p>
          </table:table-cell>
          <table:table-cell office:value-type="float" office:value="2350610020487" calcext:value-type="float">
            <text:p>235061002048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8:35</text:p>
          </table:table-cell>
          <table:table-cell office:value-type="string" calcext:value-type="string">
            <text:p>201662651556-1508063622010</text:p>
          </table:table-cell>
          <table:table-cell office:value-type="string" calcext:value-type="string">
            <text:p>2017-04-04 08:18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3689" calcext:value-type="float">
            <text:p>1166343689</text:p>
          </table:table-cell>
          <table:table-cell office:value-type="float" office:value="2350610020440" calcext:value-type="float">
            <text:p>235061002044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8:34</text:p>
          </table:table-cell>
          <table:table-cell office:value-type="string" calcext:value-type="string">
            <text:p>232257817683-1430654699013</text:p>
          </table:table-cell>
          <table:table-cell office:value-type="string" calcext:value-type="string">
            <text:p>2017-04-04 08:18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6473" calcext:value-type="float">
            <text:p>1166346473</text:p>
          </table:table-cell>
          <table:table-cell office:value-type="float" office:value="2350610020495" calcext:value-type="float">
            <text:p>235061002049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8:37</text:p>
          </table:table-cell>
          <table:table-cell office:value-type="string" calcext:value-type="string">
            <text:p>201662650549-1508090213010</text:p>
          </table:table-cell>
          <table:table-cell office:value-type="string" calcext:value-type="string">
            <text:p>2017-04-04 08:18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1357" calcext:value-type="float">
            <text:p>1166121357</text:p>
          </table:table-cell>
          <table:table-cell office:value-type="float" office:value="2350610020506" calcext:value-type="float">
            <text:p>235061002050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8:33</text:p>
          </table:table-cell>
          <table:table-cell office:value-type="string" calcext:value-type="string">
            <text:p>201742763835-1506824764010</text:p>
          </table:table-cell>
          <table:table-cell office:value-type="string" calcext:value-type="string">
            <text:p>2017-04-04 08:18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5375966" calcext:value-type="float">
            <text:p>1165375966</text:p>
          </table:table-cell>
          <table:table-cell office:value-type="float" office:value="2350610020510" calcext:value-type="float">
            <text:p>235061002051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8:33</text:p>
          </table:table-cell>
          <table:table-cell office:value-type="string" calcext:value-type="string">
            <text:p>201715324075-1502667788010</text:p>
          </table:table-cell>
          <table:table-cell office:value-type="string" calcext:value-type="string">
            <text:p>2017-04-04 08:18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8964" calcext:value-type="float">
            <text:p>1166198964</text:p>
          </table:table-cell>
          <table:table-cell office:value-type="float" office:value="2350610020492" calcext:value-type="float">
            <text:p>235061002049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4</text:p>
          </table:table-cell>
          <table:table-cell office:value-type="string" calcext:value-type="string">
            <text:p>08:18:33</text:p>
          </table:table-cell>
          <table:table-cell/>
          <table:table-cell office:value-type="string" calcext:value-type="string">
            <text:p>2017-04-04 08:18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93296" calcext:value-type="float">
            <text:p>1166293296</text:p>
          </table:table-cell>
          <table:table-cell office:value-type="float" office:value="3366510020303" calcext:value-type="float">
            <text:p>336651002030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12</text:p>
          </table:table-cell>
          <table:table-cell office:value-type="string" calcext:value-type="string">
            <text:p>381845318211-796679312025</text:p>
          </table:table-cell>
          <table:table-cell office:value-type="string" calcext:value-type="string">
            <text:p>2017-04-03 12:57: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74614" calcext:value-type="float">
            <text:p>1166274614</text:p>
          </table:table-cell>
          <table:table-cell office:value-type="float" office:value="3366510020322" calcext:value-type="float">
            <text:p>336651002032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12</text:p>
          </table:table-cell>
          <table:table-cell office:value-type="string" calcext:value-type="string">
            <text:p>232289599521-0</text:p>
          </table:table-cell>
          <table:table-cell office:value-type="string" calcext:value-type="string">
            <text:p>2017-04-03 12:57: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87088" calcext:value-type="float">
            <text:p>1166287088</text:p>
          </table:table-cell>
          <table:table-cell office:value-type="float" office:value="3366510020342" calcext:value-type="float">
            <text:p>336651002034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11</text:p>
          </table:table-cell>
          <table:table-cell office:value-type="string" calcext:value-type="string">
            <text:p>172303074894-1679204239007</text:p>
          </table:table-cell>
          <table:table-cell office:value-type="string" calcext:value-type="string">
            <text:p>2017-04-03 12:57: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87174" calcext:value-type="float">
            <text:p>1166287174</text:p>
          </table:table-cell>
          <table:table-cell office:value-type="float" office:value="3366510020182" calcext:value-type="float">
            <text:p>336651002018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11</text:p>
          </table:table-cell>
          <table:table-cell office:value-type="string" calcext:value-type="string">
            <text:p>232072812699-1430397692013</text:p>
          </table:table-cell>
          <table:table-cell office:value-type="string" calcext:value-type="string">
            <text:p>2017-04-03 12:57: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84535" calcext:value-type="float">
            <text:p>1166284535</text:p>
          </table:table-cell>
          <table:table-cell office:value-type="float" office:value="3366510020320" calcext:value-type="float">
            <text:p>336651002032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10</text:p>
          </table:table-cell>
          <table:table-cell office:value-type="string" calcext:value-type="string">
            <text:p>172489948890-1679191527007</text:p>
          </table:table-cell>
          <table:table-cell office:value-type="string" calcext:value-type="string">
            <text:p>2017-04-03 12:57: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45966" calcext:value-type="float">
            <text:p>1166045966</text:p>
          </table:table-cell>
          <table:table-cell office:value-type="float" office:value="3366510020319" calcext:value-type="float">
            <text:p>336651002031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11</text:p>
          </table:table-cell>
          <table:table-cell office:value-type="string" calcext:value-type="string">
            <text:p>382021047497-0</text:p>
          </table:table-cell>
          <table:table-cell office:value-type="string" calcext:value-type="string">
            <text:p>2017-04-03 12:57: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84360" calcext:value-type="float">
            <text:p>1166284360</text:p>
          </table:table-cell>
          <table:table-cell office:value-type="float" office:value="3366510020299" calcext:value-type="float">
            <text:p>336651002029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10</text:p>
          </table:table-cell>
          <table:table-cell office:value-type="string" calcext:value-type="string">
            <text:p>232072814189-1430386198013</text:p>
          </table:table-cell>
          <table:table-cell office:value-type="string" calcext:value-type="string">
            <text:p>2017-04-03 12:57: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01478" calcext:value-type="float">
            <text:p>1166301478</text:p>
          </table:table-cell>
          <table:table-cell office:value-type="float" office:value="3366510020289" calcext:value-type="float">
            <text:p>336651002028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12</text:p>
          </table:table-cell>
          <table:table-cell office:value-type="string" calcext:value-type="string">
            <text:p>232082984568-1430450963013</text:p>
          </table:table-cell>
          <table:table-cell office:value-type="string" calcext:value-type="string">
            <text:p>2017-04-03 12:57: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34404" calcext:value-type="float">
            <text:p>1166334404</text:p>
          </table:table-cell>
          <table:table-cell office:value-type="float" office:value="3366510020341" calcext:value-type="float">
            <text:p>336651002034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13</text:p>
          </table:table-cell>
          <table:table-cell office:value-type="string" calcext:value-type="string">
            <text:p>201868745123-1507992632010</text:p>
          </table:table-cell>
          <table:table-cell office:value-type="string" calcext:value-type="string">
            <text:p>2017-04-03 12:57: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46" calcext:value-type="float">
            <text:p>611020146</text:p>
          </table:table-cell>
          <table:table-cell office:value-type="float" office:value="3366510020300" calcext:value-type="float">
            <text:p>3366510020300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11</text:p>
          </table:table-cell>
          <table:table-cell/>
          <table:table-cell office:value-type="string" calcext:value-type="string">
            <text:p>2017-04-03 12:57: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95607" calcext:value-type="float">
            <text:p>1166295607</text:p>
          </table:table-cell>
          <table:table-cell office:value-type="float" office:value="3366510020189" calcext:value-type="float">
            <text:p>336651002018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13</text:p>
          </table:table-cell>
          <table:table-cell office:value-type="string" calcext:value-type="string">
            <text:p>232289782503-0</text:p>
          </table:table-cell>
          <table:table-cell office:value-type="string" calcext:value-type="string">
            <text:p>2017-04-03 12:57: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72765" calcext:value-type="float">
            <text:p>1166272765</text:p>
          </table:table-cell>
          <table:table-cell office:value-type="float" office:value="3366510020321" calcext:value-type="float">
            <text:p>336651002032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08</text:p>
          </table:table-cell>
          <table:table-cell office:value-type="string" calcext:value-type="string">
            <text:p>232072813070-1430361598013</text:p>
          </table:table-cell>
          <table:table-cell office:value-type="string" calcext:value-type="string">
            <text:p>2017-04-03 12:57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83852" calcext:value-type="float">
            <text:p>1166283852</text:p>
          </table:table-cell>
          <table:table-cell office:value-type="float" office:value="3366510020206" calcext:value-type="float">
            <text:p>336651002020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10</text:p>
          </table:table-cell>
          <table:table-cell office:value-type="string" calcext:value-type="string">
            <text:p>232257817683-1430384688013</text:p>
          </table:table-cell>
          <table:table-cell office:value-type="string" calcext:value-type="string">
            <text:p>2017-04-03 12:57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66624" calcext:value-type="float">
            <text:p>1166266624</text:p>
          </table:table-cell>
          <table:table-cell office:value-type="float" office:value="3366510020226" calcext:value-type="float">
            <text:p>336651002022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08</text:p>
          </table:table-cell>
          <table:table-cell office:value-type="string" calcext:value-type="string">
            <text:p>201662659235-1507707477010</text:p>
          </table:table-cell>
          <table:table-cell office:value-type="string" calcext:value-type="string">
            <text:p>2017-04-03 12:57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67053" calcext:value-type="float">
            <text:p>1166267053</text:p>
          </table:table-cell>
          <table:table-cell office:value-type="float" office:value="3366510020222" calcext:value-type="float">
            <text:p>336651002022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08</text:p>
          </table:table-cell>
          <table:table-cell office:value-type="string" calcext:value-type="string">
            <text:p>201829705077-1507708741010</text:p>
          </table:table-cell>
          <table:table-cell office:value-type="string" calcext:value-type="string">
            <text:p>2017-04-03 12:57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44" calcext:value-type="float">
            <text:p>611020144</text:p>
          </table:table-cell>
          <table:table-cell office:value-type="float" office:value="3366510020216" calcext:value-type="float">
            <text:p>3366510020216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10</text:p>
          </table:table-cell>
          <table:table-cell/>
          <table:table-cell office:value-type="string" calcext:value-type="string">
            <text:p>2017-04-03 12:57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81760" calcext:value-type="float">
            <text:p>1166281760</text:p>
          </table:table-cell>
          <table:table-cell office:value-type="float" office:value="3366510020284" calcext:value-type="float">
            <text:p>336651002028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09</text:p>
          </table:table-cell>
          <table:table-cell office:value-type="string" calcext:value-type="string">
            <text:p>201875724953-0</text:p>
          </table:table-cell>
          <table:table-cell office:value-type="string" calcext:value-type="string">
            <text:p>2017-04-03 12:57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8142" calcext:value-type="float">
            <text:p>1166258142</text:p>
          </table:table-cell>
          <table:table-cell office:value-type="float" office:value="3366510020282" calcext:value-type="float">
            <text:p>336651002028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08</text:p>
          </table:table-cell>
          <table:table-cell office:value-type="string" calcext:value-type="string">
            <text:p>382025736354-0</text:p>
          </table:table-cell>
          <table:table-cell office:value-type="string" calcext:value-type="string">
            <text:p>2017-04-03 12:57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75095" calcext:value-type="float">
            <text:p>1166275095</text:p>
          </table:table-cell>
          <table:table-cell office:value-type="float" office:value="3366510020314" calcext:value-type="float">
            <text:p>336651002031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09</text:p>
          </table:table-cell>
          <table:table-cell office:value-type="string" calcext:value-type="string">
            <text:p>381876210000-796642752025</text:p>
          </table:table-cell>
          <table:table-cell office:value-type="string" calcext:value-type="string">
            <text:p>2017-04-03 12:57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65483" calcext:value-type="float">
            <text:p>1166265483</text:p>
          </table:table-cell>
          <table:table-cell office:value-type="float" office:value="3366510020310" calcext:value-type="float">
            <text:p>336651002031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07</text:p>
          </table:table-cell>
          <table:table-cell office:value-type="string" calcext:value-type="string">
            <text:p>381876210000-796629439025</text:p>
          </table:table-cell>
          <table:table-cell office:value-type="string" calcext:value-type="string">
            <text:p>2017-04-03 12:57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66018" calcext:value-type="float">
            <text:p>1166266018</text:p>
          </table:table-cell>
          <table:table-cell office:value-type="float" office:value="3366510020312" calcext:value-type="float">
            <text:p>336651002031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07</text:p>
          </table:table-cell>
          <table:table-cell office:value-type="string" calcext:value-type="string">
            <text:p>232166569902-1430348212013</text:p>
          </table:table-cell>
          <table:table-cell office:value-type="string" calcext:value-type="string">
            <text:p>2017-04-03 12:57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77095" calcext:value-type="float">
            <text:p>1166277095</text:p>
          </table:table-cell>
          <table:table-cell office:value-type="float" office:value="3366510020338" calcext:value-type="float">
            <text:p>336651002033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09</text:p>
          </table:table-cell>
          <table:table-cell office:value-type="string" calcext:value-type="string">
            <text:p>381948733889-796645333025</text:p>
          </table:table-cell>
          <table:table-cell office:value-type="string" calcext:value-type="string">
            <text:p>2017-04-03 12:57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15922" calcext:value-type="float">
            <text:p>1166215922</text:p>
          </table:table-cell>
          <table:table-cell office:value-type="float" office:value="3366510020175" calcext:value-type="float">
            <text:p>336651002017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05</text:p>
          </table:table-cell>
          <table:table-cell office:value-type="string" calcext:value-type="string">
            <text:p>232072813513-1430023618013</text:p>
          </table:table-cell>
          <table:table-cell office:value-type="string" calcext:value-type="string">
            <text:p>2017-04-03 12:57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6154" calcext:value-type="float">
            <text:p>1166256154</text:p>
          </table:table-cell>
          <table:table-cell office:value-type="float" office:value="3366510020260" calcext:value-type="float">
            <text:p>336651002026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06</text:p>
          </table:table-cell>
          <table:table-cell office:value-type="string" calcext:value-type="string">
            <text:p>201827184670-1507568059010</text:p>
          </table:table-cell>
          <table:table-cell office:value-type="string" calcext:value-type="string">
            <text:p>2017-04-03 12:57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8131" calcext:value-type="float">
            <text:p>1166258131</text:p>
          </table:table-cell>
          <table:table-cell office:value-type="float" office:value="3366510020190" calcext:value-type="float">
            <text:p>336651002019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06</text:p>
          </table:table-cell>
          <table:table-cell office:value-type="string" calcext:value-type="string">
            <text:p>172303073093-1679097684007</text:p>
          </table:table-cell>
          <table:table-cell office:value-type="string" calcext:value-type="string">
            <text:p>2017-04-03 12:57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31" calcext:value-type="float">
            <text:p>611020131</text:p>
          </table:table-cell>
          <table:table-cell office:value-type="float" office:value="3366510020242" calcext:value-type="float">
            <text:p>3366510020242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05</text:p>
          </table:table-cell>
          <table:table-cell/>
          <table:table-cell office:value-type="string" calcext:value-type="string">
            <text:p>2017-04-03 12:57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4111" calcext:value-type="float">
            <text:p>1166194111</text:p>
          </table:table-cell>
          <table:table-cell office:value-type="float" office:value="3366510020307" calcext:value-type="float">
            <text:p>336651002030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04</text:p>
          </table:table-cell>
          <table:table-cell office:value-type="string" calcext:value-type="string">
            <text:p>232166569902-1429968911013</text:p>
          </table:table-cell>
          <table:table-cell office:value-type="string" calcext:value-type="string">
            <text:p>2017-04-03 12:57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4233" calcext:value-type="float">
            <text:p>1166194233</text:p>
          </table:table-cell>
          <table:table-cell office:value-type="float" office:value="3366510020234" calcext:value-type="float">
            <text:p>336651002023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04</text:p>
          </table:table-cell>
          <table:table-cell office:value-type="string" calcext:value-type="string">
            <text:p>381718122318-796355010025</text:p>
          </table:table-cell>
          <table:table-cell office:value-type="string" calcext:value-type="string">
            <text:p>2017-04-03 12:57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14312" calcext:value-type="float">
            <text:p>1166214312</text:p>
          </table:table-cell>
          <table:table-cell office:value-type="float" office:value="3366510020200" calcext:value-type="float">
            <text:p>33665100202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05</text:p>
          </table:table-cell>
          <table:table-cell office:value-type="string" calcext:value-type="string">
            <text:p>232034747200-1430022875013</text:p>
          </table:table-cell>
          <table:table-cell office:value-type="string" calcext:value-type="string">
            <text:p>2017-04-03 12:57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60314" calcext:value-type="float">
            <text:p>1166260314</text:p>
          </table:table-cell>
          <table:table-cell office:value-type="float" office:value="3366510020225" calcext:value-type="float">
            <text:p>336651002022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06</text:p>
          </table:table-cell>
          <table:table-cell office:value-type="string" calcext:value-type="string">
            <text:p>201662659235-1507681778010</text:p>
          </table:table-cell>
          <table:table-cell office:value-type="string" calcext:value-type="string">
            <text:p>2017-04-03 12:57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21" calcext:value-type="float">
            <text:p>611020121</text:p>
          </table:table-cell>
          <table:table-cell office:value-type="float" office:value="3366510020277" calcext:value-type="float">
            <text:p>3366510020277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05</text:p>
          </table:table-cell>
          <table:table-cell/>
          <table:table-cell office:value-type="string" calcext:value-type="string">
            <text:p>2017-04-03 12:57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61958" calcext:value-type="float">
            <text:p>1166261958</text:p>
          </table:table-cell>
          <table:table-cell office:value-type="float" office:value="3366510020335" calcext:value-type="float">
            <text:p>336651002033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06</text:p>
          </table:table-cell>
          <table:table-cell office:value-type="string" calcext:value-type="string">
            <text:p>381965131983-796620437025</text:p>
          </table:table-cell>
          <table:table-cell office:value-type="string" calcext:value-type="string">
            <text:p>2017-04-03 12:57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64894" calcext:value-type="float">
            <text:p>1166264894</text:p>
          </table:table-cell>
          <table:table-cell office:value-type="float" office:value="3366510020174" calcext:value-type="float">
            <text:p>336651002017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07</text:p>
          </table:table-cell>
          <table:table-cell office:value-type="string" calcext:value-type="string">
            <text:p>172589681360-1679137678007</text:p>
          </table:table-cell>
          <table:table-cell office:value-type="string" calcext:value-type="string">
            <text:p>2017-04-03 12:57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65204" calcext:value-type="float">
            <text:p>1166265204</text:p>
          </table:table-cell>
          <table:table-cell office:value-type="float" office:value="3366510020204" calcext:value-type="float">
            <text:p>336651002020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07</text:p>
          </table:table-cell>
          <table:table-cell office:value-type="string" calcext:value-type="string">
            <text:p>201741572154-1507701876010</text:p>
          </table:table-cell>
          <table:table-cell office:value-type="string" calcext:value-type="string">
            <text:p>2017-04-03 12:57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3974" calcext:value-type="float">
            <text:p>1166193974</text:p>
          </table:table-cell>
          <table:table-cell office:value-type="float" office:value="3366510020306" calcext:value-type="float">
            <text:p>336651002030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04</text:p>
          </table:table-cell>
          <table:table-cell office:value-type="string" calcext:value-type="string">
            <text:p>381876210000-796351762025</text:p>
          </table:table-cell>
          <table:table-cell office:value-type="string" calcext:value-type="string">
            <text:p>2017-04-03 12:57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082" calcext:value-type="float">
            <text:p>611020082</text:p>
          </table:table-cell>
          <table:table-cell office:value-type="float" office:value="3366510020258" calcext:value-type="float">
            <text:p>3366510020258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02</text:p>
          </table:table-cell>
          <table:table-cell/>
          <table:table-cell office:value-type="string" calcext:value-type="string">
            <text:p>2017-04-03 12:57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60413" calcext:value-type="float">
            <text:p>1166160413</text:p>
          </table:table-cell>
          <table:table-cell office:value-type="float" office:value="3366510020286" calcext:value-type="float">
            <text:p>336651002028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03</text:p>
          </table:table-cell>
          <table:table-cell office:value-type="string" calcext:value-type="string">
            <text:p>172419566887-1678386856007</text:p>
          </table:table-cell>
          <table:table-cell office:value-type="string" calcext:value-type="string">
            <text:p>2017-04-03 12:57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76864" calcext:value-type="float">
            <text:p>1166076864</text:p>
          </table:table-cell>
          <table:table-cell office:value-type="float" office:value="3366510020184" calcext:value-type="float">
            <text:p>336651002018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02</text:p>
          </table:table-cell>
          <table:table-cell office:value-type="string" calcext:value-type="string">
            <text:p>232251168478-1429632560013</text:p>
          </table:table-cell>
          <table:table-cell office:value-type="string" calcext:value-type="string">
            <text:p>2017-04-03 12:57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37635" calcext:value-type="float">
            <text:p>1166137635</text:p>
          </table:table-cell>
          <table:table-cell office:value-type="float" office:value="3366510020192" calcext:value-type="float">
            <text:p>336651002019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02</text:p>
          </table:table-cell>
          <table:table-cell office:value-type="string" calcext:value-type="string">
            <text:p>172437297590-1678331231007</text:p>
          </table:table-cell>
          <table:table-cell office:value-type="string" calcext:value-type="string">
            <text:p>2017-04-03 12:57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57420" calcext:value-type="float">
            <text:p>1166157420</text:p>
          </table:table-cell>
          <table:table-cell office:value-type="float" office:value="3366510020240" calcext:value-type="float">
            <text:p>336651002024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02</text:p>
          </table:table-cell>
          <table:table-cell office:value-type="string" calcext:value-type="string">
            <text:p>381761095697-796158293025</text:p>
          </table:table-cell>
          <table:table-cell office:value-type="string" calcext:value-type="string">
            <text:p>2017-04-03 12:57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39646" calcext:value-type="float">
            <text:p>1166139646</text:p>
          </table:table-cell>
          <table:table-cell office:value-type="float" office:value="3366510020324" calcext:value-type="float">
            <text:p>336651002032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03</text:p>
          </table:table-cell>
          <table:table-cell office:value-type="string" calcext:value-type="string">
            <text:p>232287515628-0</text:p>
          </table:table-cell>
          <table:table-cell office:value-type="string" calcext:value-type="string">
            <text:p>2017-04-03 12:57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56794" calcext:value-type="float">
            <text:p>1166156794</text:p>
          </table:table-cell>
          <table:table-cell office:value-type="float" office:value="3366510020183" calcext:value-type="float">
            <text:p>336651002018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02</text:p>
          </table:table-cell>
          <table:table-cell office:value-type="string" calcext:value-type="string">
            <text:p>232287615766-0</text:p>
          </table:table-cell>
          <table:table-cell office:value-type="string" calcext:value-type="string">
            <text:p>2017-04-03 12:57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3915" calcext:value-type="float">
            <text:p>1166193915</text:p>
          </table:table-cell>
          <table:table-cell office:value-type="float" office:value="3366510020187" calcext:value-type="float">
            <text:p>336651002018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04</text:p>
          </table:table-cell>
          <table:table-cell office:value-type="string" calcext:value-type="string">
            <text:p>381771493917-796350211025</text:p>
          </table:table-cell>
          <table:table-cell office:value-type="string" calcext:value-type="string">
            <text:p>2017-04-03 12:57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1350" calcext:value-type="float">
            <text:p>1166191350</text:p>
          </table:table-cell>
          <table:table-cell office:value-type="float" office:value="3366510020247" calcext:value-type="float">
            <text:p>336651002024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03</text:p>
          </table:table-cell>
          <table:table-cell office:value-type="string" calcext:value-type="string">
            <text:p>172548442661-1678596133007</text:p>
          </table:table-cell>
          <table:table-cell office:value-type="string" calcext:value-type="string">
            <text:p>2017-04-03 12:57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52799" calcext:value-type="float">
            <text:p>1166052799</text:p>
          </table:table-cell>
          <table:table-cell office:value-type="float" office:value="3366510020332" calcext:value-type="float">
            <text:p>336651002033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6:59</text:p>
          </table:table-cell>
          <table:table-cell office:value-type="string" calcext:value-type="string">
            <text:p>381761096007-795865633025</text:p>
          </table:table-cell>
          <table:table-cell office:value-type="string" calcext:value-type="string">
            <text:p>2017-04-03 12:57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44319" calcext:value-type="float">
            <text:p>1166044319</text:p>
          </table:table-cell>
          <table:table-cell office:value-type="float" office:value="3366510020272" calcext:value-type="float">
            <text:p>336651002027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6:59</text:p>
          </table:table-cell>
          <table:table-cell office:value-type="string" calcext:value-type="string">
            <text:p>381948728695-795843603025</text:p>
          </table:table-cell>
          <table:table-cell office:value-type="string" calcext:value-type="string">
            <text:p>2017-04-03 12:57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55382" calcext:value-type="float">
            <text:p>1166055382</text:p>
          </table:table-cell>
          <table:table-cell office:value-type="float" office:value="3366510020325" calcext:value-type="float">
            <text:p>336651002032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6:59</text:p>
          </table:table-cell>
          <table:table-cell office:value-type="string" calcext:value-type="string">
            <text:p>381876210000-795870564025</text:p>
          </table:table-cell>
          <table:table-cell office:value-type="string" calcext:value-type="string">
            <text:p>2017-04-03 12:57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74621" calcext:value-type="float">
            <text:p>1166074621</text:p>
          </table:table-cell>
          <table:table-cell office:value-type="float" office:value="3366510020179" calcext:value-type="float">
            <text:p>336651002017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00</text:p>
          </table:table-cell>
          <table:table-cell office:value-type="string" calcext:value-type="string">
            <text:p>201871525978-0</text:p>
          </table:table-cell>
          <table:table-cell office:value-type="string" calcext:value-type="string">
            <text:p>2017-04-03 12:57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0677" calcext:value-type="float">
            <text:p>1166120677</text:p>
          </table:table-cell>
          <table:table-cell office:value-type="float" office:value="3366510020217" calcext:value-type="float">
            <text:p>336651002021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01</text:p>
          </table:table-cell>
          <table:table-cell office:value-type="string" calcext:value-type="string">
            <text:p>381890247601-796062286025</text:p>
          </table:table-cell>
          <table:table-cell office:value-type="string" calcext:value-type="string">
            <text:p>2017-04-03 12:57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77310" calcext:value-type="float">
            <text:p>1166077310</text:p>
          </table:table-cell>
          <table:table-cell office:value-type="float" office:value="3366510020177" calcext:value-type="float">
            <text:p>336651002017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00</text:p>
          </table:table-cell>
          <table:table-cell office:value-type="string" calcext:value-type="string">
            <text:p>381933866099-795893866025</text:p>
          </table:table-cell>
          <table:table-cell office:value-type="string" calcext:value-type="string">
            <text:p>2017-04-03 12:57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0815" calcext:value-type="float">
            <text:p>1166120815</text:p>
          </table:table-cell>
          <table:table-cell office:value-type="float" office:value="3366510020318" calcext:value-type="float">
            <text:p>336651002031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01</text:p>
          </table:table-cell>
          <table:table-cell office:value-type="string" calcext:value-type="string">
            <text:p>232079674068-1429586572013</text:p>
          </table:table-cell>
          <table:table-cell office:value-type="string" calcext:value-type="string">
            <text:p>2017-04-03 12:57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42788" calcext:value-type="float">
            <text:p>1166042788</text:p>
          </table:table-cell>
          <table:table-cell office:value-type="float" office:value="3366510020264" calcext:value-type="float">
            <text:p>336651002026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6:59</text:p>
          </table:table-cell>
          <table:table-cell office:value-type="string" calcext:value-type="string">
            <text:p>201634788940-1506434735010</text:p>
          </table:table-cell>
          <table:table-cell office:value-type="string" calcext:value-type="string">
            <text:p>2017-04-03 12:57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13828" calcext:value-type="float">
            <text:p>1166113828</text:p>
          </table:table-cell>
          <table:table-cell office:value-type="float" office:value="3366510020304" calcext:value-type="float">
            <text:p>336651002030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7:00</text:p>
          </table:table-cell>
          <table:table-cell office:value-type="string" calcext:value-type="string">
            <text:p>381876210000-796018450025</text:p>
          </table:table-cell>
          <table:table-cell office:value-type="string" calcext:value-type="string">
            <text:p>2017-04-03 12:57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40648" calcext:value-type="float">
            <text:p>1166040648</text:p>
          </table:table-cell>
          <table:table-cell office:value-type="float" office:value="3366510020212" calcext:value-type="float">
            <text:p>336651002021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6:58</text:p>
          </table:table-cell>
          <table:table-cell office:value-type="string" calcext:value-type="string">
            <text:p>201662661242-1506373753010</text:p>
          </table:table-cell>
          <table:table-cell office:value-type="string" calcext:value-type="string">
            <text:p>2017-04-03 12:57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9144" calcext:value-type="float">
            <text:p>1166259144</text:p>
          </table:table-cell>
          <table:table-cell office:value-type="float" office:value="3366510020169" calcext:value-type="float">
            <text:p>336651002016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5:31</text:p>
          </table:table-cell>
          <table:table-cell office:value-type="string" calcext:value-type="string">
            <text:p>381761095087-796611252025</text:p>
          </table:table-cell>
          <table:table-cell office:value-type="string" calcext:value-type="string">
            <text:p>2017-04-03 12:55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88284" calcext:value-type="float">
            <text:p>1166188284</text:p>
          </table:table-cell>
          <table:table-cell office:value-type="float" office:value="3366510020172" calcext:value-type="float">
            <text:p>336651002017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5:31</text:p>
          </table:table-cell>
          <table:table-cell office:value-type="string" calcext:value-type="string">
            <text:p>172325843194-1678563829007</text:p>
          </table:table-cell>
          <table:table-cell office:value-type="string" calcext:value-type="string">
            <text:p>2017-04-03 12:55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67106" calcext:value-type="float">
            <text:p>1166267106</text:p>
          </table:table-cell>
          <table:table-cell office:value-type="float" office:value="3366510020165" calcext:value-type="float">
            <text:p>336651002016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5:31</text:p>
          </table:table-cell>
          <table:table-cell office:value-type="string" calcext:value-type="string">
            <text:p>382025901217-0</text:p>
          </table:table-cell>
          <table:table-cell office:value-type="string" calcext:value-type="string">
            <text:p>2017-04-03 12:55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63068" calcext:value-type="float">
            <text:p>1166263068</text:p>
          </table:table-cell>
          <table:table-cell office:value-type="float" office:value="3366510020167" calcext:value-type="float">
            <text:p>336651002016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5:32</text:p>
          </table:table-cell>
          <table:table-cell office:value-type="string" calcext:value-type="string">
            <text:p>232289526007-0</text:p>
          </table:table-cell>
          <table:table-cell office:value-type="string" calcext:value-type="string">
            <text:p>2017-04-03 12:55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64909" calcext:value-type="float">
            <text:p>1166264909</text:p>
          </table:table-cell>
          <table:table-cell office:value-type="float" office:value="3366510020168" calcext:value-type="float">
            <text:p>336651002016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5:31</text:p>
          </table:table-cell>
          <table:table-cell office:value-type="string" calcext:value-type="string">
            <text:p>381669722795-796628148025</text:p>
          </table:table-cell>
          <table:table-cell office:value-type="string" calcext:value-type="string">
            <text:p>2017-04-03 12:55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50755" calcext:value-type="float">
            <text:p>1166050755</text:p>
          </table:table-cell>
          <table:table-cell office:value-type="float" office:value="3366510020166" calcext:value-type="float">
            <text:p>336651002016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5:30</text:p>
          </table:table-cell>
          <table:table-cell office:value-type="string" calcext:value-type="string">
            <text:p>172545204703-1677889231007</text:p>
          </table:table-cell>
          <table:table-cell office:value-type="string" calcext:value-type="string">
            <text:p>2017-04-03 12:55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39142" calcext:value-type="float">
            <text:p>1166139142</text:p>
          </table:table-cell>
          <table:table-cell office:value-type="float" office:value="3366510020170" calcext:value-type="float">
            <text:p>336651002017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55:30</text:p>
          </table:table-cell>
          <table:table-cell office:value-type="string" calcext:value-type="string">
            <text:p>232202369584-1429676257013</text:p>
          </table:table-cell>
          <table:table-cell office:value-type="string" calcext:value-type="string">
            <text:p>2017-04-03 12:55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60341" calcext:value-type="float">
            <text:p>1166260341</text:p>
          </table:table-cell>
          <table:table-cell office:value-type="float" office:value="3366510020399" calcext:value-type="float">
            <text:p>336651002039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3:11</text:p>
          </table:table-cell>
          <table:table-cell office:value-type="string" calcext:value-type="string">
            <text:p>201741572154-1507681993010</text:p>
          </table:table-cell>
          <table:table-cell office:value-type="string" calcext:value-type="string">
            <text:p>2017-04-03 12:33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62221" calcext:value-type="float">
            <text:p>1166262221</text:p>
          </table:table-cell>
          <table:table-cell office:value-type="float" office:value="3366510020390" calcext:value-type="float">
            <text:p>336651002039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3:11</text:p>
          </table:table-cell>
          <table:table-cell office:value-type="string" calcext:value-type="string">
            <text:p>381974400511-796621049025</text:p>
          </table:table-cell>
          <table:table-cell office:value-type="string" calcext:value-type="string">
            <text:p>2017-04-03 12:33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40" calcext:value-type="float">
            <text:p>611020140</text:p>
          </table:table-cell>
          <table:table-cell office:value-type="float" office:value="3366510020410" calcext:value-type="float">
            <text:p>3366510020410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3:11</text:p>
          </table:table-cell>
          <table:table-cell/>
          <table:table-cell office:value-type="string" calcext:value-type="string">
            <text:p>2017-04-03 12:33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8554" calcext:value-type="float">
            <text:p>1166258554</text:p>
          </table:table-cell>
          <table:table-cell office:value-type="float" office:value="3366510020398" calcext:value-type="float">
            <text:p>336651002039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3:10</text:p>
          </table:table-cell>
          <table:table-cell office:value-type="string" calcext:value-type="string">
            <text:p>232179323199-1430315062013</text:p>
          </table:table-cell>
          <table:table-cell office:value-type="string" calcext:value-type="string">
            <text:p>2017-04-03 12:33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8246" calcext:value-type="float">
            <text:p>1166258246</text:p>
          </table:table-cell>
          <table:table-cell office:value-type="float" office:value="3366510020361" calcext:value-type="float">
            <text:p>336651002036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3:10</text:p>
          </table:table-cell>
          <table:table-cell office:value-type="string" calcext:value-type="string">
            <text:p>381950302388-796605425025</text:p>
          </table:table-cell>
          <table:table-cell office:value-type="string" calcext:value-type="string">
            <text:p>2017-04-03 12:33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8545" calcext:value-type="float">
            <text:p>1166258545</text:p>
          </table:table-cell>
          <table:table-cell office:value-type="float" office:value="3366510020420" calcext:value-type="float">
            <text:p>336651002042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3:10</text:p>
          </table:table-cell>
          <table:table-cell office:value-type="string" calcext:value-type="string">
            <text:p>232076161190-1430314908013</text:p>
          </table:table-cell>
          <table:table-cell office:value-type="string" calcext:value-type="string">
            <text:p>2017-04-03 12:33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7743" calcext:value-type="float">
            <text:p>1166257743</text:p>
          </table:table-cell>
          <table:table-cell office:value-type="float" office:value="3366510020432" calcext:value-type="float">
            <text:p>336651002043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3:08</text:p>
          </table:table-cell>
          <table:table-cell office:value-type="string" calcext:value-type="string">
            <text:p>382025654965-0</text:p>
          </table:table-cell>
          <table:table-cell office:value-type="string" calcext:value-type="string">
            <text:p>2017-04-03 12:33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8110" calcext:value-type="float">
            <text:p>1166258110</text:p>
          </table:table-cell>
          <table:table-cell office:value-type="float" office:value="3366510020137" calcext:value-type="float">
            <text:p>336651002013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3:09</text:p>
          </table:table-cell>
          <table:table-cell office:value-type="string" calcext:value-type="string">
            <text:p>381761096339-796604384025</text:p>
          </table:table-cell>
          <table:table-cell office:value-type="string" calcext:value-type="string">
            <text:p>2017-04-03 12:33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7747" calcext:value-type="float">
            <text:p>1166257747</text:p>
          </table:table-cell>
          <table:table-cell office:value-type="float" office:value="3366510020401" calcext:value-type="float">
            <text:p>336651002040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3:09</text:p>
          </table:table-cell>
          <table:table-cell office:value-type="string" calcext:value-type="string">
            <text:p>232289367009-0</text:p>
          </table:table-cell>
          <table:table-cell office:value-type="string" calcext:value-type="string">
            <text:p>2017-04-03 12:33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17889" calcext:value-type="float">
            <text:p>1166217889</text:p>
          </table:table-cell>
          <table:table-cell office:value-type="float" office:value="3366510020120" calcext:value-type="float">
            <text:p>336651002012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3:07</text:p>
          </table:table-cell>
          <table:table-cell office:value-type="string" calcext:value-type="string">
            <text:p>381761095819-796399697025</text:p>
          </table:table-cell>
          <table:table-cell office:value-type="string" calcext:value-type="string">
            <text:p>2017-04-03 12:33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7074" calcext:value-type="float">
            <text:p>1166257074</text:p>
          </table:table-cell>
          <table:table-cell office:value-type="float" office:value="3366510020391" calcext:value-type="float">
            <text:p>336651002039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3:08</text:p>
          </table:table-cell>
          <table:table-cell office:value-type="string" calcext:value-type="string">
            <text:p>232257817683-1430273555013</text:p>
          </table:table-cell>
          <table:table-cell office:value-type="string" calcext:value-type="string">
            <text:p>2017-04-03 12:33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6751" calcext:value-type="float">
            <text:p>1166256751</text:p>
          </table:table-cell>
          <table:table-cell office:value-type="float" office:value="3366510020368" calcext:value-type="float">
            <text:p>336651002036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3:08</text:p>
          </table:table-cell>
          <table:table-cell office:value-type="string" calcext:value-type="string">
            <text:p>381532285789-796567384025</text:p>
          </table:table-cell>
          <table:table-cell office:value-type="string" calcext:value-type="string">
            <text:p>2017-04-03 12:33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1859" calcext:value-type="float">
            <text:p>1166251859</text:p>
          </table:table-cell>
          <table:table-cell office:value-type="float" office:value="3366510020411" calcext:value-type="float">
            <text:p>336651002041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3:07</text:p>
          </table:table-cell>
          <table:table-cell office:value-type="string" calcext:value-type="string">
            <text:p>201599233186-1507523218010</text:p>
          </table:table-cell>
          <table:table-cell office:value-type="string" calcext:value-type="string">
            <text:p>2017-04-03 12:33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4134" calcext:value-type="float">
            <text:p>1166254134</text:p>
          </table:table-cell>
          <table:table-cell office:value-type="float" office:value="3366510020397" calcext:value-type="float">
            <text:p>336651002039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3:07</text:p>
          </table:table-cell>
          <table:table-cell office:value-type="string" calcext:value-type="string">
            <text:p>232179323199-1430225878013</text:p>
          </table:table-cell>
          <table:table-cell office:value-type="string" calcext:value-type="string">
            <text:p>2017-04-03 12:33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8497" calcext:value-type="float">
            <text:p>1166258497</text:p>
          </table:table-cell>
          <table:table-cell office:value-type="float" office:value="3366510020408" calcext:value-type="float">
            <text:p>336651002040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3:09</text:p>
          </table:table-cell>
          <table:table-cell office:value-type="string" calcext:value-type="string">
            <text:p>201662640238-1507639549010</text:p>
          </table:table-cell>
          <table:table-cell office:value-type="string" calcext:value-type="string">
            <text:p>2017-04-03 12:33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6638" calcext:value-type="float">
            <text:p>1166256638</text:p>
          </table:table-cell>
          <table:table-cell office:value-type="float" office:value="3366510020345" calcext:value-type="float">
            <text:p>336651002034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3:08</text:p>
          </table:table-cell>
          <table:table-cell office:value-type="string" calcext:value-type="string">
            <text:p>381761091638-796564216025</text:p>
          </table:table-cell>
          <table:table-cell office:value-type="string" calcext:value-type="string">
            <text:p>2017-04-03 12:33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17" calcext:value-type="float">
            <text:p>611020117</text:p>
          </table:table-cell>
          <table:table-cell office:value-type="float" office:value="3366510020370" calcext:value-type="float">
            <text:p>3366510020370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3:04</text:p>
          </table:table-cell>
          <table:table-cell/>
          <table:table-cell office:value-type="string" calcext:value-type="string">
            <text:p>2017-04-03 12:33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01823" calcext:value-type="float">
            <text:p>1166201823</text:p>
          </table:table-cell>
          <table:table-cell office:value-type="float" office:value="3366510020346" calcext:value-type="float">
            <text:p>336651002034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3:05</text:p>
          </table:table-cell>
          <table:table-cell office:value-type="string" calcext:value-type="string">
            <text:p>381761096339-796382931025</text:p>
          </table:table-cell>
          <table:table-cell office:value-type="string" calcext:value-type="string">
            <text:p>2017-04-03 12:33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04487" calcext:value-type="float">
            <text:p>1166204487</text:p>
          </table:table-cell>
          <table:table-cell office:value-type="float" office:value="3366510020344" calcext:value-type="float">
            <text:p>336651002034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3:06</text:p>
          </table:table-cell>
          <table:table-cell office:value-type="string" calcext:value-type="string">
            <text:p>381886736586-796384004025</text:p>
          </table:table-cell>
          <table:table-cell office:value-type="string" calcext:value-type="string">
            <text:p>2017-04-03 12:33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00555" calcext:value-type="float">
            <text:p>1166200555</text:p>
          </table:table-cell>
          <table:table-cell office:value-type="float" office:value="3366510020387" calcext:value-type="float">
            <text:p>336651002038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3:05</text:p>
          </table:table-cell>
          <table:table-cell office:value-type="string" calcext:value-type="string">
            <text:p>381761095939-796379676025</text:p>
          </table:table-cell>
          <table:table-cell office:value-type="string" calcext:value-type="string">
            <text:p>2017-04-03 12:33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15" calcext:value-type="float">
            <text:p>611020115</text:p>
          </table:table-cell>
          <table:table-cell office:value-type="float" office:value="3366510020108" calcext:value-type="float">
            <text:p>3366510020108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3:04</text:p>
          </table:table-cell>
          <table:table-cell/>
          <table:table-cell office:value-type="string" calcext:value-type="string">
            <text:p>2017-04-03 12:33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6908" calcext:value-type="float">
            <text:p>1166196908</text:p>
          </table:table-cell>
          <table:table-cell office:value-type="float" office:value="3366510020424" calcext:value-type="float">
            <text:p>336651002042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3:04</text:p>
          </table:table-cell>
          <table:table-cell office:value-type="string" calcext:value-type="string">
            <text:p>201517722071-1507282531010</text:p>
          </table:table-cell>
          <table:table-cell office:value-type="string" calcext:value-type="string">
            <text:p>2017-04-03 12:33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14020" calcext:value-type="float">
            <text:p>1166214020</text:p>
          </table:table-cell>
          <table:table-cell office:value-type="float" office:value="3366510020388" calcext:value-type="float">
            <text:p>336651002038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3:06</text:p>
          </table:table-cell>
          <table:table-cell office:value-type="string" calcext:value-type="string">
            <text:p>382024525039-0</text:p>
          </table:table-cell>
          <table:table-cell office:value-type="string" calcext:value-type="string">
            <text:p>2017-04-03 12:33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16266" calcext:value-type="float">
            <text:p>1166216266</text:p>
          </table:table-cell>
          <table:table-cell office:value-type="float" office:value="3366510020348" calcext:value-type="float">
            <text:p>336651002034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3:06</text:p>
          </table:table-cell>
          <table:table-cell office:value-type="string" calcext:value-type="string">
            <text:p>172589681444-1678749153007</text:p>
          </table:table-cell>
          <table:table-cell office:value-type="string" calcext:value-type="string">
            <text:p>2017-04-03 12:33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8108" calcext:value-type="float">
            <text:p>1166198108</text:p>
          </table:table-cell>
          <table:table-cell office:value-type="float" office:value="3366510020407" calcext:value-type="float">
            <text:p>336651002040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3:05</text:p>
          </table:table-cell>
          <table:table-cell office:value-type="string" calcext:value-type="string">
            <text:p>232288484485-0</text:p>
          </table:table-cell>
          <table:table-cell office:value-type="string" calcext:value-type="string">
            <text:p>2017-04-03 12:33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8993" calcext:value-type="float">
            <text:p>1166198993</text:p>
          </table:table-cell>
          <table:table-cell office:value-type="float" office:value="3366510020371" calcext:value-type="float">
            <text:p>336651002037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3:05</text:p>
          </table:table-cell>
          <table:table-cell office:value-type="string" calcext:value-type="string">
            <text:p>172303074728-1678714883007</text:p>
          </table:table-cell>
          <table:table-cell office:value-type="string" calcext:value-type="string">
            <text:p>2017-04-03 12:33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14" calcext:value-type="float">
            <text:p>611020114</text:p>
          </table:table-cell>
          <table:table-cell office:value-type="float" office:value="3366510020422" calcext:value-type="float">
            <text:p>3366510020422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3:03</text:p>
          </table:table-cell>
          <table:table-cell/>
          <table:table-cell office:value-type="string" calcext:value-type="string">
            <text:p>2017-04-03 12:33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7585" calcext:value-type="float">
            <text:p>1166127585</text:p>
          </table:table-cell>
          <table:table-cell office:value-type="float" office:value="3366510020366" calcext:value-type="float">
            <text:p>336651002036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3:00</text:p>
          </table:table-cell>
          <table:table-cell office:value-type="string" calcext:value-type="string">
            <text:p>172541720956-1678303238007</text:p>
          </table:table-cell>
          <table:table-cell office:value-type="string" calcext:value-type="string">
            <text:p>2017-04-03 12:33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2609" calcext:value-type="float">
            <text:p>1166192609</text:p>
          </table:table-cell>
          <table:table-cell office:value-type="float" office:value="3366510020375" calcext:value-type="float">
            <text:p>336651002037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3:01</text:p>
          </table:table-cell>
          <table:table-cell office:value-type="string" calcext:value-type="string">
            <text:p>381818077374-796311891025</text:p>
          </table:table-cell>
          <table:table-cell office:value-type="string" calcext:value-type="string">
            <text:p>2017-04-03 12:33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3796" calcext:value-type="float">
            <text:p>1166193796</text:p>
          </table:table-cell>
          <table:table-cell office:value-type="float" office:value="3366510020425" calcext:value-type="float">
            <text:p>336651002042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3:03</text:p>
          </table:table-cell>
          <table:table-cell office:value-type="string" calcext:value-type="string">
            <text:p>381668926099-796348474025</text:p>
          </table:table-cell>
          <table:table-cell office:value-type="string" calcext:value-type="string">
            <text:p>2017-04-03 12:33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3776" calcext:value-type="float">
            <text:p>1166193776</text:p>
          </table:table-cell>
          <table:table-cell office:value-type="float" office:value="3366510020431" calcext:value-type="float">
            <text:p>336651002043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3:02</text:p>
          </table:table-cell>
          <table:table-cell office:value-type="string" calcext:value-type="string">
            <text:p>201713436255-1507227957010</text:p>
          </table:table-cell>
          <table:table-cell office:value-type="string" calcext:value-type="string">
            <text:p>2017-04-03 12:33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62279" calcext:value-type="float">
            <text:p>1166162279</text:p>
          </table:table-cell>
          <table:table-cell office:value-type="float" office:value="3366510020349" calcext:value-type="float">
            <text:p>336651002034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3:01</text:p>
          </table:table-cell>
          <table:table-cell office:value-type="string" calcext:value-type="string">
            <text:p>381761095819-796170842025</text:p>
          </table:table-cell>
          <table:table-cell office:value-type="string" calcext:value-type="string">
            <text:p>2017-04-03 12:33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71282" calcext:value-type="float">
            <text:p>1166071282</text:p>
          </table:table-cell>
          <table:table-cell office:value-type="float" office:value="3366510020360" calcext:value-type="float">
            <text:p>336651002036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3:03</text:p>
          </table:table-cell>
          <table:table-cell office:value-type="string" calcext:value-type="string">
            <text:p>382021275627-0</text:p>
          </table:table-cell>
          <table:table-cell office:value-type="string" calcext:value-type="string">
            <text:p>2017-04-03 12:33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80903" calcext:value-type="float">
            <text:p>1166180903</text:p>
          </table:table-cell>
          <table:table-cell office:value-type="float" office:value="3366510020373" calcext:value-type="float">
            <text:p>336651002037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3:01</text:p>
          </table:table-cell>
          <table:table-cell office:value-type="string" calcext:value-type="string">
            <text:p>381761095697-796243953025</text:p>
          </table:table-cell>
          <table:table-cell office:value-type="string" calcext:value-type="string">
            <text:p>2017-04-03 12:33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10" calcext:value-type="float">
            <text:p>611020110</text:p>
          </table:table-cell>
          <table:table-cell office:value-type="float" office:value="3366510020396" calcext:value-type="float">
            <text:p>3366510020396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3:02</text:p>
          </table:table-cell>
          <table:table-cell/>
          <table:table-cell office:value-type="string" calcext:value-type="string">
            <text:p>2017-04-03 12:33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2665" calcext:value-type="float">
            <text:p>1166192665</text:p>
          </table:table-cell>
          <table:table-cell office:value-type="float" office:value="3366510020435" calcext:value-type="float">
            <text:p>336651002043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3:02</text:p>
          </table:table-cell>
          <table:table-cell office:value-type="string" calcext:value-type="string">
            <text:p>172325841835-1678619621007</text:p>
          </table:table-cell>
          <table:table-cell office:value-type="string" calcext:value-type="string">
            <text:p>2017-04-03 12:33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8346" calcext:value-type="float">
            <text:p>1166128346</text:p>
          </table:table-cell>
          <table:table-cell office:value-type="float" office:value="3366510020400" calcext:value-type="float">
            <text:p>33665100204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3:01</text:p>
          </table:table-cell>
          <table:table-cell office:value-type="string" calcext:value-type="string">
            <text:p>172497427292-1678306180007</text:p>
          </table:table-cell>
          <table:table-cell office:value-type="string" calcext:value-type="string">
            <text:p>2017-04-03 12:33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1302" calcext:value-type="float">
            <text:p>1166121302</text:p>
          </table:table-cell>
          <table:table-cell office:value-type="float" office:value="3366510020374" calcext:value-type="float">
            <text:p>336651002037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2:59</text:p>
          </table:table-cell>
          <table:table-cell office:value-type="string" calcext:value-type="string">
            <text:p>381723955540-796081488025</text:p>
          </table:table-cell>
          <table:table-cell office:value-type="string" calcext:value-type="string">
            <text:p>2017-04-03 12:33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3781" calcext:value-type="float">
            <text:p>1166123781</text:p>
          </table:table-cell>
          <table:table-cell office:value-type="float" office:value="3366510020414" calcext:value-type="float">
            <text:p>336651002041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3:00</text:p>
          </table:table-cell>
          <table:table-cell office:value-type="string" calcext:value-type="string">
            <text:p>232030942718-1429639320013</text:p>
          </table:table-cell>
          <table:table-cell office:value-type="string" calcext:value-type="string">
            <text:p>2017-04-03 12:33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0663" calcext:value-type="float">
            <text:p>1166120663</text:p>
          </table:table-cell>
          <table:table-cell office:value-type="float" office:value="3366510020378" calcext:value-type="float">
            <text:p>336651002037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2:58</text:p>
          </table:table-cell>
          <table:table-cell office:value-type="string" calcext:value-type="string">
            <text:p>201647858066-1506792916010</text:p>
          </table:table-cell>
          <table:table-cell office:value-type="string" calcext:value-type="string">
            <text:p>2017-04-03 12:33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0948" calcext:value-type="float">
            <text:p>1166120948</text:p>
          </table:table-cell>
          <table:table-cell office:value-type="float" office:value="3366510020430" calcext:value-type="float">
            <text:p>33665100204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2:58</text:p>
          </table:table-cell>
          <table:table-cell office:value-type="string" calcext:value-type="string">
            <text:p>382022315853-0</text:p>
          </table:table-cell>
          <table:table-cell office:value-type="string" calcext:value-type="string">
            <text:p>2017-04-03 12:33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5117" calcext:value-type="float">
            <text:p>1166125117</text:p>
          </table:table-cell>
          <table:table-cell office:value-type="float" office:value="3366510020395" calcext:value-type="float">
            <text:p>336651002039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3:00</text:p>
          </table:table-cell>
          <table:table-cell office:value-type="string" calcext:value-type="string">
            <text:p>232179323199-1429642949013</text:p>
          </table:table-cell>
          <table:table-cell office:value-type="string" calcext:value-type="string">
            <text:p>2017-04-03 12:33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0463" calcext:value-type="float">
            <text:p>1166120463</text:p>
          </table:table-cell>
          <table:table-cell office:value-type="float" office:value="3366510020393" calcext:value-type="float">
            <text:p>336651002039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2:57</text:p>
          </table:table-cell>
          <table:table-cell office:value-type="string" calcext:value-type="string">
            <text:p>381890247601-796057856025</text:p>
          </table:table-cell>
          <table:table-cell office:value-type="string" calcext:value-type="string">
            <text:p>2017-04-03 12:33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075" calcext:value-type="float">
            <text:p>611020075</text:p>
          </table:table-cell>
          <table:table-cell office:value-type="float" office:value="3366510020352" calcext:value-type="float">
            <text:p>3366510020352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2:59</text:p>
          </table:table-cell>
          <table:table-cell/>
          <table:table-cell office:value-type="string" calcext:value-type="string">
            <text:p>2017-04-03 12:33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0664" calcext:value-type="float">
            <text:p>1166120664</text:p>
          </table:table-cell>
          <table:table-cell office:value-type="float" office:value="3366510020386" calcext:value-type="float">
            <text:p>336651002038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2:58</text:p>
          </table:table-cell>
          <table:table-cell office:value-type="string" calcext:value-type="string">
            <text:p>381761095939-796061721025</text:p>
          </table:table-cell>
          <table:table-cell office:value-type="string" calcext:value-type="string">
            <text:p>2017-04-03 12:33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6246" calcext:value-type="float">
            <text:p>1166126246</text:p>
          </table:table-cell>
          <table:table-cell office:value-type="float" office:value="3366510020103" calcext:value-type="float">
            <text:p>336651002010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3:00</text:p>
          </table:table-cell>
          <table:table-cell office:value-type="string" calcext:value-type="string">
            <text:p>381761096080-796114952025</text:p>
          </table:table-cell>
          <table:table-cell office:value-type="string" calcext:value-type="string">
            <text:p>2017-04-03 12:33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2333" calcext:value-type="float">
            <text:p>1166122333</text:p>
          </table:table-cell>
          <table:table-cell office:value-type="float" office:value="3366510020343" calcext:value-type="float">
            <text:p>336651002034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2:59</text:p>
          </table:table-cell>
          <table:table-cell office:value-type="string" calcext:value-type="string">
            <text:p>232117538413-1429626801013</text:p>
          </table:table-cell>
          <table:table-cell office:value-type="string" calcext:value-type="string">
            <text:p>2017-04-03 12:33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0490" calcext:value-type="float">
            <text:p>1166120490</text:p>
          </table:table-cell>
          <table:table-cell office:value-type="float" office:value="3366510020428" calcext:value-type="float">
            <text:p>336651002042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2:57</text:p>
          </table:table-cell>
          <table:table-cell office:value-type="string" calcext:value-type="string">
            <text:p>232030946177-1429573786013</text:p>
          </table:table-cell>
          <table:table-cell office:value-type="string" calcext:value-type="string">
            <text:p>2017-04-03 12:33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55986" calcext:value-type="float">
            <text:p>1166055986</text:p>
          </table:table-cell>
          <table:table-cell office:value-type="float" office:value="3366510020356" calcext:value-type="float">
            <text:p>336651002035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2:55</text:p>
          </table:table-cell>
          <table:table-cell office:value-type="string" calcext:value-type="string">
            <text:p>201871416442-0</text:p>
          </table:table-cell>
          <table:table-cell office:value-type="string" calcext:value-type="string">
            <text:p>2017-04-03 12:32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19925" calcext:value-type="float">
            <text:p>611019925</text:p>
          </table:table-cell>
          <table:table-cell office:value-type="float" office:value="3366510020406" calcext:value-type="float">
            <text:p>3366510020406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2:54</text:p>
          </table:table-cell>
          <table:table-cell/>
          <table:table-cell office:value-type="string" calcext:value-type="string">
            <text:p>2017-04-03 12:32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16379" calcext:value-type="float">
            <text:p>1166116379</text:p>
          </table:table-cell>
          <table:table-cell office:value-type="float" office:value="3366510020351" calcext:value-type="float">
            <text:p>336651002035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2:56</text:p>
          </table:table-cell>
          <table:table-cell office:value-type="string" calcext:value-type="string">
            <text:p>201662635366-1506746440010</text:p>
          </table:table-cell>
          <table:table-cell office:value-type="string" calcext:value-type="string">
            <text:p>2017-04-03 12:32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75064" calcext:value-type="float">
            <text:p>1166075064</text:p>
          </table:table-cell>
          <table:table-cell office:value-type="float" office:value="3366510020437" calcext:value-type="float">
            <text:p>336651002043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2:55</text:p>
          </table:table-cell>
          <table:table-cell office:value-type="string" calcext:value-type="string">
            <text:p>232251168478-1429350886013</text:p>
          </table:table-cell>
          <table:table-cell office:value-type="string" calcext:value-type="string">
            <text:p>2017-04-03 12:32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18619" calcext:value-type="float">
            <text:p>1166118619</text:p>
          </table:table-cell>
          <table:table-cell office:value-type="float" office:value="3366510020363" calcext:value-type="float">
            <text:p>336651002036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2:57</text:p>
          </table:table-cell>
          <table:table-cell office:value-type="string" calcext:value-type="string">
            <text:p>381718122920-796042497025</text:p>
          </table:table-cell>
          <table:table-cell office:value-type="string" calcext:value-type="string">
            <text:p>2017-04-03 12:32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79569" calcext:value-type="float">
            <text:p>1166079569</text:p>
          </table:table-cell>
          <table:table-cell office:value-type="float" office:value="3366510020412" calcext:value-type="float">
            <text:p>336651002041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2:55</text:p>
          </table:table-cell>
          <table:table-cell office:value-type="string" calcext:value-type="string">
            <text:p>172493892129-1677955519007</text:p>
          </table:table-cell>
          <table:table-cell office:value-type="string" calcext:value-type="string">
            <text:p>2017-04-03 12:32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92585" calcext:value-type="float">
            <text:p>1166092585</text:p>
          </table:table-cell>
          <table:table-cell office:value-type="float" office:value="3366510020409" calcext:value-type="float">
            <text:p>336651002040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2:56</text:p>
          </table:table-cell>
          <table:table-cell office:value-type="string" calcext:value-type="string">
            <text:p>201828283316-1506615752010</text:p>
          </table:table-cell>
          <table:table-cell office:value-type="string" calcext:value-type="string">
            <text:p>2017-04-03 12:32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057" calcext:value-type="float">
            <text:p>611020057</text:p>
          </table:table-cell>
          <table:table-cell office:value-type="float" office:value="3366510020376" calcext:value-type="float">
            <text:p>3366510020376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2:55</text:p>
          </table:table-cell>
          <table:table-cell/>
          <table:table-cell office:value-type="string" calcext:value-type="string">
            <text:p>2017-04-03 12:32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80210" calcext:value-type="float">
            <text:p>1166080210</text:p>
          </table:table-cell>
          <table:table-cell office:value-type="float" office:value="3366510020394" calcext:value-type="float">
            <text:p>336651002039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2:56</text:p>
          </table:table-cell>
          <table:table-cell office:value-type="string" calcext:value-type="string">
            <text:p>232179323199-1429366208013</text:p>
          </table:table-cell>
          <table:table-cell office:value-type="string" calcext:value-type="string">
            <text:p>2017-04-03 12:32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18593" calcext:value-type="float">
            <text:p>1166118593</text:p>
          </table:table-cell>
          <table:table-cell office:value-type="float" office:value="3366510020377" calcext:value-type="float">
            <text:p>336651002037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32:57</text:p>
          </table:table-cell>
          <table:table-cell office:value-type="string" calcext:value-type="string">
            <text:p>201647858066-1506765577010</text:p>
          </table:table-cell>
          <table:table-cell office:value-type="string" calcext:value-type="string">
            <text:p>2017-04-03 12:32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42239" calcext:value-type="float">
            <text:p>1166042239</text:p>
          </table:table-cell>
          <table:table-cell office:value-type="float" office:value="3366510020316" calcext:value-type="float">
            <text:p>336651002031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27:25</text:p>
          </table:table-cell>
          <table:table-cell office:value-type="string" calcext:value-type="string">
            <text:p>381876210000-795813501025</text:p>
          </table:table-cell>
          <table:table-cell office:value-type="string" calcext:value-type="string">
            <text:p>2017-04-03 12:27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5682950" calcext:value-type="float">
            <text:p>1165682950</text:p>
          </table:table-cell>
          <table:table-cell office:value-type="float" office:value="3366510020231" calcext:value-type="float">
            <text:p>336651002023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2:19:47</text:p>
          </table:table-cell>
          <table:table-cell office:value-type="string" calcext:value-type="string">
            <text:p>201865087880-0</text:p>
          </table:table-cell>
          <table:table-cell office:value-type="string" calcext:value-type="string">
            <text:p>2017-04-03 12:19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49" calcext:value-type="float">
            <text:p>611020149</text:p>
          </table:table-cell>
          <table:table-cell office:value-type="float" office:value="2350610020254" calcext:value-type="float">
            <text:p>2350610020254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44</text:p>
          </table:table-cell>
          <table:table-cell/>
          <table:table-cell office:value-type="string" calcext:value-type="string">
            <text:p>2017-04-03 10:37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41583" calcext:value-type="float">
            <text:p>1166341583</text:p>
          </table:table-cell>
          <table:table-cell office:value-type="float" office:value="2350610020218" calcext:value-type="float">
            <text:p>235061002021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43</text:p>
          </table:table-cell>
          <table:table-cell office:value-type="string" calcext:value-type="string">
            <text:p>381519824319-796833251025</text:p>
          </table:table-cell>
          <table:table-cell office:value-type="string" calcext:value-type="string">
            <text:p>2017-04-03 10:37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20688" calcext:value-type="float">
            <text:p>1166320688</text:p>
          </table:table-cell>
          <table:table-cell office:value-type="float" office:value="2350610020290" calcext:value-type="float">
            <text:p>235061002029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42</text:p>
          </table:table-cell>
          <table:table-cell office:value-type="string" calcext:value-type="string">
            <text:p>381761096377-796766638025</text:p>
          </table:table-cell>
          <table:table-cell office:value-type="string" calcext:value-type="string">
            <text:p>2017-04-03 10:37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339660" calcext:value-type="float">
            <text:p>1166339660</text:p>
          </table:table-cell>
          <table:table-cell office:value-type="float" office:value="2350610020249" calcext:value-type="float">
            <text:p>235061002024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43</text:p>
          </table:table-cell>
          <table:table-cell office:value-type="string" calcext:value-type="string">
            <text:p>232079674068-1430624880013</text:p>
          </table:table-cell>
          <table:table-cell office:value-type="string" calcext:value-type="string">
            <text:p>2017-04-03 10:37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76864" calcext:value-type="float">
            <text:p>1166076864</text:p>
          </table:table-cell>
          <table:table-cell office:value-type="float" office:value="2350610020184" calcext:value-type="float">
            <text:p>235061002018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44</text:p>
          </table:table-cell>
          <table:table-cell office:value-type="string" calcext:value-type="string">
            <text:p>232251168478-1429632560013</text:p>
          </table:table-cell>
          <table:table-cell office:value-type="string" calcext:value-type="string">
            <text:p>2017-04-03 10:37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89095" calcext:value-type="float">
            <text:p>1166289095</text:p>
          </table:table-cell>
          <table:table-cell office:value-type="float" office:value="2350610020295" calcext:value-type="float">
            <text:p>235061002029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40</text:p>
          </table:table-cell>
          <table:table-cell office:value-type="string" calcext:value-type="string">
            <text:p>201817465989-1507765986010</text:p>
          </table:table-cell>
          <table:table-cell office:value-type="string" calcext:value-type="string">
            <text:p>2017-04-03 10:37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88971" calcext:value-type="float">
            <text:p>1166288971</text:p>
          </table:table-cell>
          <table:table-cell office:value-type="float" office:value="2350610020223" calcext:value-type="float">
            <text:p>235061002022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39</text:p>
          </table:table-cell>
          <table:table-cell office:value-type="string" calcext:value-type="string">
            <text:p>201664169118-1507765635010</text:p>
          </table:table-cell>
          <table:table-cell office:value-type="string" calcext:value-type="string">
            <text:p>2017-04-03 10:37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47" calcext:value-type="float">
            <text:p>611020147</text:p>
          </table:table-cell>
          <table:table-cell office:value-type="float" office:value="2350610020253" calcext:value-type="float">
            <text:p>2350610020253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42</text:p>
          </table:table-cell>
          <table:table-cell/>
          <table:table-cell office:value-type="string" calcext:value-type="string">
            <text:p>2017-04-03 10:37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45" calcext:value-type="float">
            <text:p>611020145</text:p>
          </table:table-cell>
          <table:table-cell office:value-type="float" office:value="2350610020276" calcext:value-type="float">
            <text:p>2350610020276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38</text:p>
          </table:table-cell>
          <table:table-cell/>
          <table:table-cell office:value-type="string" calcext:value-type="string">
            <text:p>2017-04-03 10:37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86613" calcext:value-type="float">
            <text:p>1166286613</text:p>
          </table:table-cell>
          <table:table-cell office:value-type="float" office:value="2350610020228" calcext:value-type="float">
            <text:p>235061002022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38</text:p>
          </table:table-cell>
          <table:table-cell office:value-type="string" calcext:value-type="string">
            <text:p>201669193180-1507756255010</text:p>
          </table:table-cell>
          <table:table-cell office:value-type="string" calcext:value-type="string">
            <text:p>2017-04-03 10:37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81832" calcext:value-type="float">
            <text:p>1166281832</text:p>
          </table:table-cell>
          <table:table-cell office:value-type="float" office:value="2350610020210" calcext:value-type="float">
            <text:p>235061002021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36</text:p>
          </table:table-cell>
          <table:table-cell office:value-type="string" calcext:value-type="string">
            <text:p>382025984709-0</text:p>
          </table:table-cell>
          <table:table-cell office:value-type="string" calcext:value-type="string">
            <text:p>2017-04-03 10:37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79312" calcext:value-type="float">
            <text:p>1166279312</text:p>
          </table:table-cell>
          <table:table-cell office:value-type="float" office:value="2350610020185" calcext:value-type="float">
            <text:p>235061002018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35</text:p>
          </table:table-cell>
          <table:table-cell office:value-type="string" calcext:value-type="string">
            <text:p>381890248528-796647997025</text:p>
          </table:table-cell>
          <table:table-cell office:value-type="string" calcext:value-type="string">
            <text:p>2017-04-03 10:37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91548" calcext:value-type="float">
            <text:p>1166291548</text:p>
          </table:table-cell>
          <table:table-cell office:value-type="float" office:value="2350610020255" calcext:value-type="float">
            <text:p>235061002025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41</text:p>
          </table:table-cell>
          <table:table-cell office:value-type="string" calcext:value-type="string">
            <text:p>172396777904-1679224576007</text:p>
          </table:table-cell>
          <table:table-cell office:value-type="string" calcext:value-type="string">
            <text:p>2017-04-03 10:37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85907" calcext:value-type="float">
            <text:p>1166285907</text:p>
          </table:table-cell>
          <table:table-cell office:value-type="float" office:value="2350610020211" calcext:value-type="float">
            <text:p>235061002021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37</text:p>
          </table:table-cell>
          <table:table-cell office:value-type="string" calcext:value-type="string">
            <text:p>232167905514-1430392401013</text:p>
          </table:table-cell>
          <table:table-cell office:value-type="string" calcext:value-type="string">
            <text:p>2017-04-03 10:37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77392" calcext:value-type="float">
            <text:p>1166277392</text:p>
          </table:table-cell>
          <table:table-cell office:value-type="float" office:value="2350610020244" calcext:value-type="float">
            <text:p>235061002024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34</text:p>
          </table:table-cell>
          <table:table-cell office:value-type="string" calcext:value-type="string">
            <text:p>232072810945-1430369863013</text:p>
          </table:table-cell>
          <table:table-cell office:value-type="string" calcext:value-type="string">
            <text:p>2017-04-03 10:37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88543" calcext:value-type="float">
            <text:p>1166288543</text:p>
          </table:table-cell>
          <table:table-cell office:value-type="float" office:value="2350610020191" calcext:value-type="float">
            <text:p>235061002019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39</text:p>
          </table:table-cell>
          <table:table-cell office:value-type="string" calcext:value-type="string">
            <text:p>232072813306-1430401676013</text:p>
          </table:table-cell>
          <table:table-cell office:value-type="string" calcext:value-type="string">
            <text:p>2017-04-03 10:37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90139" calcext:value-type="float">
            <text:p>1166290139</text:p>
          </table:table-cell>
          <table:table-cell office:value-type="float" office:value="2350610020283" calcext:value-type="float">
            <text:p>235061002028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40</text:p>
          </table:table-cell>
          <table:table-cell office:value-type="string" calcext:value-type="string">
            <text:p>201193193829-1507770757010</text:p>
          </table:table-cell>
          <table:table-cell office:value-type="string" calcext:value-type="string">
            <text:p>2017-04-03 10:37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43" calcext:value-type="float">
            <text:p>611020143</text:p>
          </table:table-cell>
          <table:table-cell office:value-type="float" office:value="2350610020227" calcext:value-type="float">
            <text:p>2350610020227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35</text:p>
          </table:table-cell>
          <table:table-cell/>
          <table:table-cell office:value-type="string" calcext:value-type="string">
            <text:p>2017-04-03 10:37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87387" calcext:value-type="float">
            <text:p>1166287387</text:p>
          </table:table-cell>
          <table:table-cell office:value-type="float" office:value="2350610020327" calcext:value-type="float">
            <text:p>235061002032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39</text:p>
          </table:table-cell>
          <table:table-cell office:value-type="string" calcext:value-type="string">
            <text:p>172589666489-1679205981007</text:p>
          </table:table-cell>
          <table:table-cell office:value-type="string" calcext:value-type="string">
            <text:p>2017-04-03 10:37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90218" calcext:value-type="float">
            <text:p>1166290218</text:p>
          </table:table-cell>
          <table:table-cell office:value-type="float" office:value="2350610020232" calcext:value-type="float">
            <text:p>235061002023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40</text:p>
          </table:table-cell>
          <table:table-cell office:value-type="string" calcext:value-type="string">
            <text:p>172403013195-1679218088007</text:p>
          </table:table-cell>
          <table:table-cell office:value-type="string" calcext:value-type="string">
            <text:p>2017-04-03 10:37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84609" calcext:value-type="float">
            <text:p>1166284609</text:p>
          </table:table-cell>
          <table:table-cell office:value-type="float" office:value="2350610020278" calcext:value-type="float">
            <text:p>235061002027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36</text:p>
          </table:table-cell>
          <table:table-cell office:value-type="string" calcext:value-type="string">
            <text:p>381761095702-796657307025</text:p>
          </table:table-cell>
          <table:table-cell office:value-type="string" calcext:value-type="string">
            <text:p>2017-04-03 10:37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91272" calcext:value-type="float">
            <text:p>1166291272</text:p>
          </table:table-cell>
          <table:table-cell office:value-type="float" office:value="2350610020205" calcext:value-type="float">
            <text:p>235061002020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41</text:p>
          </table:table-cell>
          <table:table-cell office:value-type="string" calcext:value-type="string">
            <text:p>172419566887-1679223063007</text:p>
          </table:table-cell>
          <table:table-cell office:value-type="string" calcext:value-type="string">
            <text:p>2017-04-03 10:37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70018" calcext:value-type="float">
            <text:p>1166270018</text:p>
          </table:table-cell>
          <table:table-cell office:value-type="float" office:value="2350610020178" calcext:value-type="float">
            <text:p>235061002017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31</text:p>
          </table:table-cell>
          <table:table-cell office:value-type="string" calcext:value-type="string">
            <text:p>381718123059-796636725025</text:p>
          </table:table-cell>
          <table:table-cell office:value-type="string" calcext:value-type="string">
            <text:p>2017-04-03 10:37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80398" calcext:value-type="float">
            <text:p>1166280398</text:p>
          </table:table-cell>
          <table:table-cell office:value-type="float" office:value="2350610020201" calcext:value-type="float">
            <text:p>235061002020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34</text:p>
          </table:table-cell>
          <table:table-cell office:value-type="string" calcext:value-type="string">
            <text:p>381772815554-796649291025</text:p>
          </table:table-cell>
          <table:table-cell office:value-type="string" calcext:value-type="string">
            <text:p>2017-04-03 10:37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64877" calcext:value-type="float">
            <text:p>1166264877</text:p>
          </table:table-cell>
          <table:table-cell office:value-type="float" office:value="2350610020194" calcext:value-type="float">
            <text:p>235061002019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9</text:p>
          </table:table-cell>
          <table:table-cell office:value-type="string" calcext:value-type="string">
            <text:p>232039008025-1430344389013</text:p>
          </table:table-cell>
          <table:table-cell office:value-type="string" calcext:value-type="string">
            <text:p>2017-04-03 10:37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74990" calcext:value-type="float">
            <text:p>1166274990</text:p>
          </table:table-cell>
          <table:table-cell office:value-type="float" office:value="2350610020236" calcext:value-type="float">
            <text:p>235061002023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33</text:p>
          </table:table-cell>
          <table:table-cell office:value-type="string" calcext:value-type="string">
            <text:p>232072813070-1430365467013</text:p>
          </table:table-cell>
          <table:table-cell office:value-type="string" calcext:value-type="string">
            <text:p>2017-04-03 10:37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77439" calcext:value-type="float">
            <text:p>1166277439</text:p>
          </table:table-cell>
          <table:table-cell office:value-type="float" office:value="2350610020238" calcext:value-type="float">
            <text:p>235061002023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34</text:p>
          </table:table-cell>
          <table:table-cell office:value-type="string" calcext:value-type="string">
            <text:p>381771493917-796645620025</text:p>
          </table:table-cell>
          <table:table-cell office:value-type="string" calcext:value-type="string">
            <text:p>2017-04-03 10:37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81847" calcext:value-type="float">
            <text:p>1166281847</text:p>
          </table:table-cell>
          <table:table-cell office:value-type="float" office:value="2350610020203" calcext:value-type="float">
            <text:p>235061002020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36</text:p>
          </table:table-cell>
          <table:table-cell office:value-type="string" calcext:value-type="string">
            <text:p>381965025961-796652176025</text:p>
          </table:table-cell>
          <table:table-cell office:value-type="string" calcext:value-type="string">
            <text:p>2017-04-03 10:37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67232" calcext:value-type="float">
            <text:p>1166267232</text:p>
          </table:table-cell>
          <table:table-cell office:value-type="float" office:value="2350610020267" calcext:value-type="float">
            <text:p>235061002026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30</text:p>
          </table:table-cell>
          <table:table-cell office:value-type="string" calcext:value-type="string">
            <text:p>381761102375-796633624025</text:p>
          </table:table-cell>
          <table:table-cell office:value-type="string" calcext:value-type="string">
            <text:p>2017-04-03 10:37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66487" calcext:value-type="float">
            <text:p>1166266487</text:p>
          </table:table-cell>
          <table:table-cell office:value-type="float" office:value="2350610020262" calcext:value-type="float">
            <text:p>235061002026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9</text:p>
          </table:table-cell>
          <table:table-cell office:value-type="string" calcext:value-type="string">
            <text:p>201664843483-1507706951010</text:p>
          </table:table-cell>
          <table:table-cell office:value-type="string" calcext:value-type="string">
            <text:p>2017-04-03 10:37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68794" calcext:value-type="float">
            <text:p>1166268794</text:p>
          </table:table-cell>
          <table:table-cell office:value-type="float" office:value="2350610020265" calcext:value-type="float">
            <text:p>235061002026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30</text:p>
          </table:table-cell>
          <table:table-cell office:value-type="string" calcext:value-type="string">
            <text:p>381761096578-796635339025</text:p>
          </table:table-cell>
          <table:table-cell office:value-type="string" calcext:value-type="string">
            <text:p>2017-04-03 10:37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62301" calcext:value-type="float">
            <text:p>1166262301</text:p>
          </table:table-cell>
          <table:table-cell office:value-type="float" office:value="2350610020266" calcext:value-type="float">
            <text:p>235061002026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8</text:p>
          </table:table-cell>
          <table:table-cell office:value-type="string" calcext:value-type="string">
            <text:p>232133244497-1430334657013</text:p>
          </table:table-cell>
          <table:table-cell office:value-type="string" calcext:value-type="string">
            <text:p>2017-04-03 10:37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70539" calcext:value-type="float">
            <text:p>1166270539</text:p>
          </table:table-cell>
          <table:table-cell office:value-type="float" office:value="2350610020186" calcext:value-type="float">
            <text:p>235061002018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32</text:p>
          </table:table-cell>
          <table:table-cell office:value-type="string" calcext:value-type="string">
            <text:p>381890248528-796637701025</text:p>
          </table:table-cell>
          <table:table-cell office:value-type="string" calcext:value-type="string">
            <text:p>2017-04-03 10:37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8175" calcext:value-type="float">
            <text:p>1166258175</text:p>
          </table:table-cell>
          <table:table-cell office:value-type="float" office:value="2350610020275" calcext:value-type="float">
            <text:p>235061002027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31</text:p>
          </table:table-cell>
          <table:table-cell office:value-type="string" calcext:value-type="string">
            <text:p>201875428570-0</text:p>
          </table:table-cell>
          <table:table-cell office:value-type="string" calcext:value-type="string">
            <text:p>2017-04-03 10:37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65045" calcext:value-type="float">
            <text:p>1166265045</text:p>
          </table:table-cell>
          <table:table-cell office:value-type="float" office:value="2350610020334" calcext:value-type="float">
            <text:p>235061002033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9</text:p>
          </table:table-cell>
          <table:table-cell office:value-type="string" calcext:value-type="string">
            <text:p>172303074568-1679138235007</text:p>
          </table:table-cell>
          <table:table-cell office:value-type="string" calcext:value-type="string">
            <text:p>2017-04-03 10:37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67150" calcext:value-type="float">
            <text:p>1166267150</text:p>
          </table:table-cell>
          <table:table-cell office:value-type="float" office:value="2350610020323" calcext:value-type="float">
            <text:p>235061002032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30</text:p>
          </table:table-cell>
          <table:table-cell office:value-type="string" calcext:value-type="string">
            <text:p>172306605828-1679145869007</text:p>
          </table:table-cell>
          <table:table-cell office:value-type="string" calcext:value-type="string">
            <text:p>2017-04-03 10:37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6615" calcext:value-type="float">
            <text:p>1166256615</text:p>
          </table:table-cell>
          <table:table-cell office:value-type="float" office:value="2350610020221" calcext:value-type="float">
            <text:p>235061002022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5</text:p>
          </table:table-cell>
          <table:table-cell office:value-type="string" calcext:value-type="string">
            <text:p>232072811700-1430259167013</text:p>
          </table:table-cell>
          <table:table-cell office:value-type="string" calcext:value-type="string">
            <text:p>2017-04-03 10:37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7218" calcext:value-type="float">
            <text:p>1166257218</text:p>
          </table:table-cell>
          <table:table-cell office:value-type="float" office:value="2350610020208" calcext:value-type="float">
            <text:p>235061002020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7</text:p>
          </table:table-cell>
          <table:table-cell office:value-type="string" calcext:value-type="string">
            <text:p>232289293556-0</text:p>
          </table:table-cell>
          <table:table-cell office:value-type="string" calcext:value-type="string">
            <text:p>2017-04-03 10:37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6718" calcext:value-type="float">
            <text:p>1166256718</text:p>
          </table:table-cell>
          <table:table-cell office:value-type="float" office:value="2350610020181" calcext:value-type="float">
            <text:p>235061002018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6</text:p>
          </table:table-cell>
          <table:table-cell office:value-type="string" calcext:value-type="string">
            <text:p>172303074309-1679037495007</text:p>
          </table:table-cell>
          <table:table-cell office:value-type="string" calcext:value-type="string">
            <text:p>2017-04-03 10:37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7534" calcext:value-type="float">
            <text:p>1166257534</text:p>
          </table:table-cell>
          <table:table-cell office:value-type="float" office:value="2350610020188" calcext:value-type="float">
            <text:p>235061002018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6</text:p>
          </table:table-cell>
          <table:table-cell office:value-type="string" calcext:value-type="string">
            <text:p>232072811293-1430291234013</text:p>
          </table:table-cell>
          <table:table-cell office:value-type="string" calcext:value-type="string">
            <text:p>2017-04-03 10:37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7235" calcext:value-type="float">
            <text:p>1166257235</text:p>
          </table:table-cell>
          <table:table-cell office:value-type="float" office:value="2350610020293" calcext:value-type="float">
            <text:p>235061002029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6</text:p>
          </table:table-cell>
          <table:table-cell office:value-type="string" calcext:value-type="string">
            <text:p>232072811384-1430278954013</text:p>
          </table:table-cell>
          <table:table-cell office:value-type="string" calcext:value-type="string">
            <text:p>2017-04-03 10:37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4478" calcext:value-type="float">
            <text:p>1166254478</text:p>
          </table:table-cell>
          <table:table-cell office:value-type="float" office:value="2350610020257" calcext:value-type="float">
            <text:p>235061002025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5</text:p>
          </table:table-cell>
          <table:table-cell office:value-type="string" calcext:value-type="string">
            <text:p>201817465892-1507546680010</text:p>
          </table:table-cell>
          <table:table-cell office:value-type="string" calcext:value-type="string">
            <text:p>2017-04-03 10:37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9348" calcext:value-type="float">
            <text:p>1166259348</text:p>
          </table:table-cell>
          <table:table-cell office:value-type="float" office:value="2350610020219" calcext:value-type="float">
            <text:p>235061002021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7</text:p>
          </table:table-cell>
          <table:table-cell office:value-type="string" calcext:value-type="string">
            <text:p>201825934826-1507659190010</text:p>
          </table:table-cell>
          <table:table-cell office:value-type="string" calcext:value-type="string">
            <text:p>2017-04-03 10:37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5437" calcext:value-type="float">
            <text:p>1166255437</text:p>
          </table:table-cell>
          <table:table-cell office:value-type="float" office:value="2350610020202" calcext:value-type="float">
            <text:p>235061002020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5</text:p>
          </table:table-cell>
          <table:table-cell office:value-type="string" calcext:value-type="string">
            <text:p>172424146112-1679012902007</text:p>
          </table:table-cell>
          <table:table-cell office:value-type="string" calcext:value-type="string">
            <text:p>2017-04-03 10:37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7694" calcext:value-type="float">
            <text:p>1166257694</text:p>
          </table:table-cell>
          <table:table-cell office:value-type="float" office:value="2350610020239" calcext:value-type="float">
            <text:p>235061002023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7</text:p>
          </table:table-cell>
          <table:table-cell office:value-type="string" calcext:value-type="string">
            <text:p>381819482388-796594220025</text:p>
          </table:table-cell>
          <table:table-cell office:value-type="string" calcext:value-type="string">
            <text:p>2017-04-03 10:37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5588" calcext:value-type="float">
            <text:p>1166195588</text:p>
          </table:table-cell>
          <table:table-cell office:value-type="float" office:value="2350610020297" calcext:value-type="float">
            <text:p>235061002029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2</text:p>
          </table:table-cell>
          <table:table-cell office:value-type="string" calcext:value-type="string">
            <text:p>381718123059-796363810025</text:p>
          </table:table-cell>
          <table:table-cell office:value-type="string" calcext:value-type="string">
            <text:p>2017-04-03 10:37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3484" calcext:value-type="float">
            <text:p>1166253484</text:p>
          </table:table-cell>
          <table:table-cell office:value-type="float" office:value="2350610020250" calcext:value-type="float">
            <text:p>235061002025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4</text:p>
          </table:table-cell>
          <table:table-cell office:value-type="string" calcext:value-type="string">
            <text:p>381668926063-796536011025</text:p>
          </table:table-cell>
          <table:table-cell office:value-type="string" calcext:value-type="string">
            <text:p>2017-04-03 10:37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6442" calcext:value-type="float">
            <text:p>1166196442</text:p>
          </table:table-cell>
          <table:table-cell office:value-type="float" office:value="2350610020241" calcext:value-type="float">
            <text:p>235061002024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3</text:p>
          </table:table-cell>
          <table:table-cell office:value-type="string" calcext:value-type="string">
            <text:p>172306602859-1678701520007</text:p>
          </table:table-cell>
          <table:table-cell office:value-type="string" calcext:value-type="string">
            <text:p>2017-04-03 10:37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3402" calcext:value-type="float">
            <text:p>1166193402</text:p>
          </table:table-cell>
          <table:table-cell office:value-type="float" office:value="2350610020285" calcext:value-type="float">
            <text:p>235061002028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3</text:p>
          </table:table-cell>
          <table:table-cell office:value-type="string" calcext:value-type="string">
            <text:p>232034747200-1429944920013</text:p>
          </table:table-cell>
          <table:table-cell office:value-type="string" calcext:value-type="string">
            <text:p>2017-04-03 10:37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8964" calcext:value-type="float">
            <text:p>1166198964</text:p>
          </table:table-cell>
          <table:table-cell office:value-type="float" office:value="2350610020224" calcext:value-type="float">
            <text:p>235061002022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4</text:p>
          </table:table-cell>
          <table:table-cell office:value-type="string" calcext:value-type="string">
            <text:p>381718123059-796375979025</text:p>
          </table:table-cell>
          <table:table-cell office:value-type="string" calcext:value-type="string">
            <text:p>2017-04-03 10:37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2366" calcext:value-type="float">
            <text:p>1166192366</text:p>
          </table:table-cell>
          <table:table-cell office:value-type="float" office:value="2350610020195" calcext:value-type="float">
            <text:p>235061002019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2</text:p>
          </table:table-cell>
          <table:table-cell office:value-type="string" calcext:value-type="string">
            <text:p>201818634539-1507176361010</text:p>
          </table:table-cell>
          <table:table-cell office:value-type="string" calcext:value-type="string">
            <text:p>2017-04-03 10:37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21" calcext:value-type="float">
            <text:p>611020121</text:p>
          </table:table-cell>
          <table:table-cell office:value-type="float" office:value="2350610020277" calcext:value-type="float">
            <text:p>2350610020277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4</text:p>
          </table:table-cell>
          <table:table-cell/>
          <table:table-cell office:value-type="string" calcext:value-type="string">
            <text:p>2017-04-03 10:37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096" calcext:value-type="float">
            <text:p>611020096</text:p>
          </table:table-cell>
          <table:table-cell office:value-type="float" office:value="2350610020252" calcext:value-type="float">
            <text:p>2350610020252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2</text:p>
          </table:table-cell>
          <table:table-cell/>
          <table:table-cell office:value-type="string" calcext:value-type="string">
            <text:p>2017-04-03 10:37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56083" calcext:value-type="float">
            <text:p>1166156083</text:p>
          </table:table-cell>
          <table:table-cell office:value-type="float" office:value="2350610020279" calcext:value-type="float">
            <text:p>235061002027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1</text:p>
          </table:table-cell>
          <table:table-cell office:value-type="string" calcext:value-type="string">
            <text:p>172303073255-1678367749007</text:p>
          </table:table-cell>
          <table:table-cell office:value-type="string" calcext:value-type="string">
            <text:p>2017-04-03 10:37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4399" calcext:value-type="float">
            <text:p>1166124399</text:p>
          </table:table-cell>
          <table:table-cell office:value-type="float" office:value="2350610020259" calcext:value-type="float">
            <text:p>235061002025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0</text:p>
          </table:table-cell>
          <table:table-cell office:value-type="string" calcext:value-type="string">
            <text:p>232030942718-1429641687013</text:p>
          </table:table-cell>
          <table:table-cell office:value-type="string" calcext:value-type="string">
            <text:p>2017-04-03 10:37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0697" calcext:value-type="float">
            <text:p>1166120697</text:p>
          </table:table-cell>
          <table:table-cell office:value-type="float" office:value="2350610020193" calcext:value-type="float">
            <text:p>235061002019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19</text:p>
          </table:table-cell>
          <table:table-cell office:value-type="string" calcext:value-type="string">
            <text:p>201662652072-1506795585010</text:p>
          </table:table-cell>
          <table:table-cell office:value-type="string" calcext:value-type="string">
            <text:p>2017-04-03 10:37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3492" calcext:value-type="float">
            <text:p>1166123492</text:p>
          </table:table-cell>
          <table:table-cell office:value-type="float" office:value="2350610020251" calcext:value-type="float">
            <text:p>235061002025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0</text:p>
          </table:table-cell>
          <table:table-cell office:value-type="string" calcext:value-type="string">
            <text:p>201664809040-1506856168010</text:p>
          </table:table-cell>
          <table:table-cell office:value-type="string" calcext:value-type="string">
            <text:p>2017-04-03 10:37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076" calcext:value-type="float">
            <text:p>611020076</text:p>
          </table:table-cell>
          <table:table-cell office:value-type="float" office:value="2350610020235" calcext:value-type="float">
            <text:p>2350610020235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19</text:p>
          </table:table-cell>
          <table:table-cell/>
          <table:table-cell office:value-type="string" calcext:value-type="string">
            <text:p>2017-04-03 10:37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077" calcext:value-type="float">
            <text:p>611020077</text:p>
          </table:table-cell>
          <table:table-cell office:value-type="float" office:value="2350610020261" calcext:value-type="float">
            <text:p>2350610020261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20</text:p>
          </table:table-cell>
          <table:table-cell/>
          <table:table-cell office:value-type="string" calcext:value-type="string">
            <text:p>2017-04-03 10:37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19682" calcext:value-type="float">
            <text:p>1166119682</text:p>
          </table:table-cell>
          <table:table-cell office:value-type="float" office:value="2350610020207" calcext:value-type="float">
            <text:p>235061002020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18</text:p>
          </table:table-cell>
          <table:table-cell office:value-type="string" calcext:value-type="string">
            <text:p>381640295439-796049270025</text:p>
          </table:table-cell>
          <table:table-cell office:value-type="string" calcext:value-type="string">
            <text:p>2017-04-03 10:37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18983" calcext:value-type="float">
            <text:p>1166118983</text:p>
          </table:table-cell>
          <table:table-cell office:value-type="float" office:value="2350610020268" calcext:value-type="float">
            <text:p>235061002026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7:18</text:p>
          </table:table-cell>
          <table:table-cell office:value-type="string" calcext:value-type="string">
            <text:p>201662639157-1506768873010</text:p>
          </table:table-cell>
          <table:table-cell office:value-type="string" calcext:value-type="string">
            <text:p>2017-04-03 10:37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7762" calcext:value-type="float">
            <text:p>1166257762</text:p>
          </table:table-cell>
          <table:table-cell office:value-type="float" office:value="2350610020161" calcext:value-type="float">
            <text:p>235061002016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51</text:p>
          </table:table-cell>
          <table:table-cell office:value-type="string" calcext:value-type="string">
            <text:p>232079674052-1430301230013</text:p>
          </table:table-cell>
          <table:table-cell office:value-type="string" calcext:value-type="string">
            <text:p>2017-04-03 10:36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8165" calcext:value-type="float">
            <text:p>1166258165</text:p>
          </table:table-cell>
          <table:table-cell office:value-type="float" office:value="2350610020137" calcext:value-type="float">
            <text:p>235061002013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54</text:p>
          </table:table-cell>
          <table:table-cell office:value-type="string" calcext:value-type="string">
            <text:p>381761096339-796605146025</text:p>
          </table:table-cell>
          <table:table-cell office:value-type="string" calcext:value-type="string">
            <text:p>2017-04-03 10:36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36" calcext:value-type="float">
            <text:p>611020136</text:p>
          </table:table-cell>
          <table:table-cell office:value-type="float" office:value="2350610020093" calcext:value-type="float">
            <text:p>2350610020093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50</text:p>
          </table:table-cell>
          <table:table-cell/>
          <table:table-cell office:value-type="string" calcext:value-type="string">
            <text:p>2017-04-03 10:36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7549" calcext:value-type="float">
            <text:p>1166257549</text:p>
          </table:table-cell>
          <table:table-cell office:value-type="float" office:value="2350610020087" calcext:value-type="float">
            <text:p>235061002008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50</text:p>
          </table:table-cell>
          <table:table-cell office:value-type="string" calcext:value-type="string">
            <text:p>201778720034-1507614986010</text:p>
          </table:table-cell>
          <table:table-cell office:value-type="string" calcext:value-type="string">
            <text:p>2017-04-03 10:35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7748" calcext:value-type="float">
            <text:p>1166257748</text:p>
          </table:table-cell>
          <table:table-cell office:value-type="float" office:value="2350610020095" calcext:value-type="float">
            <text:p>235061002009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52</text:p>
          </table:table-cell>
          <table:table-cell office:value-type="string" calcext:value-type="string">
            <text:p>232289367191-0</text:p>
          </table:table-cell>
          <table:table-cell office:value-type="string" calcext:value-type="string">
            <text:p>2017-04-03 10:35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7509" calcext:value-type="float">
            <text:p>1166257509</text:p>
          </table:table-cell>
          <table:table-cell office:value-type="float" office:value="2350610020122" calcext:value-type="float">
            <text:p>235061002012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49</text:p>
          </table:table-cell>
          <table:table-cell office:value-type="string" calcext:value-type="string">
            <text:p>172396789999-1679068373007</text:p>
          </table:table-cell>
          <table:table-cell office:value-type="string" calcext:value-type="string">
            <text:p>2017-04-03 10:35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20195" calcext:value-type="float">
            <text:p>1166220195</text:p>
          </table:table-cell>
          <table:table-cell office:value-type="float" office:value="2350610020152" calcext:value-type="float">
            <text:p>235061002015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40</text:p>
          </table:table-cell>
          <table:table-cell office:value-type="string" calcext:value-type="string">
            <text:p>201634788640-1507337383010</text:p>
          </table:table-cell>
          <table:table-cell office:value-type="string" calcext:value-type="string">
            <text:p>2017-04-03 10:35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6543" calcext:value-type="float">
            <text:p>1166256543</text:p>
          </table:table-cell>
          <table:table-cell office:value-type="float" office:value="2350610020153" calcext:value-type="float">
            <text:p>235061002015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46</text:p>
          </table:table-cell>
          <table:table-cell office:value-type="string" calcext:value-type="string">
            <text:p>201669193224-1507575591010</text:p>
          </table:table-cell>
          <table:table-cell office:value-type="string" calcext:value-type="string">
            <text:p>2017-04-03 10:35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56365" calcext:value-type="float">
            <text:p>1166256365</text:p>
          </table:table-cell>
          <table:table-cell office:value-type="float" office:value="2350610020102" calcext:value-type="float">
            <text:p>235061002010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45</text:p>
          </table:table-cell>
          <table:table-cell office:value-type="string" calcext:value-type="string">
            <text:p>172303073360-1679028234007</text:p>
          </table:table-cell>
          <table:table-cell office:value-type="string" calcext:value-type="string">
            <text:p>2017-04-03 10:35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17889" calcext:value-type="float">
            <text:p>1166217889</text:p>
          </table:table-cell>
          <table:table-cell office:value-type="float" office:value="2350610020120" calcext:value-type="float">
            <text:p>235061002012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39</text:p>
          </table:table-cell>
          <table:table-cell office:value-type="string" calcext:value-type="string">
            <text:p>381761095819-796399697025</text:p>
          </table:table-cell>
          <table:table-cell office:value-type="string" calcext:value-type="string">
            <text:p>2017-04-03 10:35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16054" calcext:value-type="float">
            <text:p>1166216054</text:p>
          </table:table-cell>
          <table:table-cell office:value-type="float" office:value="2350610020156" calcext:value-type="float">
            <text:p>235061002015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37</text:p>
          </table:table-cell>
          <table:table-cell office:value-type="string" calcext:value-type="string">
            <text:p>232239579816-1430024203013</text:p>
          </table:table-cell>
          <table:table-cell office:value-type="string" calcext:value-type="string">
            <text:p>2017-04-03 10:35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20145" calcext:value-type="float">
            <text:p>1166220145</text:p>
          </table:table-cell>
          <table:table-cell office:value-type="float" office:value="2350610020119" calcext:value-type="float">
            <text:p>235061002011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39</text:p>
          </table:table-cell>
          <table:table-cell office:value-type="string" calcext:value-type="string">
            <text:p>232249637182-1430039357013</text:p>
          </table:table-cell>
          <table:table-cell office:value-type="string" calcext:value-type="string">
            <text:p>2017-04-03 10:35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221711" calcext:value-type="float">
            <text:p>1166221711</text:p>
          </table:table-cell>
          <table:table-cell office:value-type="float" office:value="2350610020139" calcext:value-type="float">
            <text:p>235061002013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40</text:p>
          </table:table-cell>
          <table:table-cell office:value-type="string" calcext:value-type="string">
            <text:p>231948457270-1430045036013</text:p>
          </table:table-cell>
          <table:table-cell office:value-type="string" calcext:value-type="string">
            <text:p>2017-04-03 10:35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6536" calcext:value-type="float">
            <text:p>1166196536</text:p>
          </table:table-cell>
          <table:table-cell office:value-type="float" office:value="2350610020162" calcext:value-type="float">
            <text:p>235061002016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31</text:p>
          </table:table-cell>
          <table:table-cell office:value-type="string" calcext:value-type="string">
            <text:p>381761095991-796368151025</text:p>
          </table:table-cell>
          <table:table-cell office:value-type="string" calcext:value-type="string">
            <text:p>2017-04-03 10:35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15" calcext:value-type="float">
            <text:p>611020115</text:p>
          </table:table-cell>
          <table:table-cell office:value-type="float" office:value="2350610020108" calcext:value-type="float">
            <text:p>2350610020108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29</text:p>
          </table:table-cell>
          <table:table-cell/>
          <table:table-cell office:value-type="string" calcext:value-type="string">
            <text:p>2017-04-03 10:35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6737" calcext:value-type="float">
            <text:p>1166196737</text:p>
          </table:table-cell>
          <table:table-cell office:value-type="float" office:value="2350610020097" calcext:value-type="float">
            <text:p>235061002009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32</text:p>
          </table:table-cell>
          <table:table-cell office:value-type="string" calcext:value-type="string">
            <text:p>201731498908-1507281528010</text:p>
          </table:table-cell>
          <table:table-cell office:value-type="string" calcext:value-type="string">
            <text:p>2017-04-03 10:35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116" calcext:value-type="float">
            <text:p>611020116</text:p>
          </table:table-cell>
          <table:table-cell office:value-type="float" office:value="2350610020128" calcext:value-type="float">
            <text:p>2350610020128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30</text:p>
          </table:table-cell>
          <table:table-cell/>
          <table:table-cell office:value-type="string" calcext:value-type="string">
            <text:p>2017-04-03 10:35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4575" calcext:value-type="float">
            <text:p>1166194575</text:p>
          </table:table-cell>
          <table:table-cell office:value-type="float" office:value="2350610020091" calcext:value-type="float">
            <text:p>235061002009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28</text:p>
          </table:table-cell>
          <table:table-cell office:value-type="string" calcext:value-type="string">
            <text:p>231972519766-1429974391013</text:p>
          </table:table-cell>
          <table:table-cell office:value-type="string" calcext:value-type="string">
            <text:p>2017-04-03 10:35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3572" calcext:value-type="float">
            <text:p>1166193572</text:p>
          </table:table-cell>
          <table:table-cell office:value-type="float" office:value="2350610020118" calcext:value-type="float">
            <text:p>235061002011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25</text:p>
          </table:table-cell>
          <table:table-cell office:value-type="string" calcext:value-type="string">
            <text:p>232249637182-1429950829013</text:p>
          </table:table-cell>
          <table:table-cell office:value-type="string" calcext:value-type="string">
            <text:p>2017-04-03 10:35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93091" calcext:value-type="float">
            <text:p>1166193091</text:p>
          </table:table-cell>
          <table:table-cell office:value-type="float" office:value="2350610020084" calcext:value-type="float">
            <text:p>235061002008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22</text:p>
          </table:table-cell>
          <table:table-cell office:value-type="string" calcext:value-type="string">
            <text:p>382013780583-796325984025</text:p>
          </table:table-cell>
          <table:table-cell office:value-type="string" calcext:value-type="string">
            <text:p>2017-04-03 10:35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54017" calcext:value-type="float">
            <text:p>1166154017</text:p>
          </table:table-cell>
          <table:table-cell office:value-type="float" office:value="2350610020129" calcext:value-type="float">
            <text:p>235061002012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14</text:p>
          </table:table-cell>
          <table:table-cell office:value-type="string" calcext:value-type="string">
            <text:p>232124249464-1429696355013</text:p>
          </table:table-cell>
          <table:table-cell office:value-type="string" calcext:value-type="string">
            <text:p>2017-04-03 10:35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52994" calcext:value-type="float">
            <text:p>1166152994</text:p>
          </table:table-cell>
          <table:table-cell office:value-type="float" office:value="2350610020141" calcext:value-type="float">
            <text:p>235061002014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13</text:p>
          </table:table-cell>
          <table:table-cell office:value-type="string" calcext:value-type="string">
            <text:p>232287572744-0</text:p>
          </table:table-cell>
          <table:table-cell office:value-type="string" calcext:value-type="string">
            <text:p>2017-04-03 10:35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55004" calcext:value-type="float">
            <text:p>1166155004</text:p>
          </table:table-cell>
          <table:table-cell office:value-type="float" office:value="2350610020127" calcext:value-type="float">
            <text:p>235061002012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15</text:p>
          </table:table-cell>
          <table:table-cell office:value-type="string" calcext:value-type="string">
            <text:p>201872977159-0</text:p>
          </table:table-cell>
          <table:table-cell office:value-type="string" calcext:value-type="string">
            <text:p>2017-04-03 10:35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46349" calcext:value-type="float">
            <text:p>1166146349</text:p>
          </table:table-cell>
          <table:table-cell office:value-type="float" office:value="2350610020106" calcext:value-type="float">
            <text:p>235061002010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11</text:p>
          </table:table-cell>
          <table:table-cell office:value-type="string" calcext:value-type="string">
            <text:p>232248849971-1429683264013</text:p>
          </table:table-cell>
          <table:table-cell office:value-type="string" calcext:value-type="string">
            <text:p>2017-04-03 10:35: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31935" calcext:value-type="float">
            <text:p>1166131935</text:p>
          </table:table-cell>
          <table:table-cell office:value-type="float" office:value="2350610020157" calcext:value-type="float">
            <text:p>235061002015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08</text:p>
          </table:table-cell>
          <table:table-cell office:value-type="string" calcext:value-type="string">
            <text:p>232133306654-1429664255013</text:p>
          </table:table-cell>
          <table:table-cell office:value-type="string" calcext:value-type="string">
            <text:p>2017-04-03 10:35: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6297" calcext:value-type="float">
            <text:p>1166126297</text:p>
          </table:table-cell>
          <table:table-cell office:value-type="float" office:value="2350610020103" calcext:value-type="float">
            <text:p>235061002010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06</text:p>
          </table:table-cell>
          <table:table-cell office:value-type="string" calcext:value-type="string">
            <text:p>232072810907-1429647604013</text:p>
          </table:table-cell>
          <table:table-cell office:value-type="string" calcext:value-type="string">
            <text:p>2017-04-03 10:35: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4048" calcext:value-type="float">
            <text:p>1166124048</text:p>
          </table:table-cell>
          <table:table-cell office:value-type="float" office:value="2350610020114" calcext:value-type="float">
            <text:p>235061002011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09</text:p>
          </table:table-cell>
          <table:table-cell office:value-type="string" calcext:value-type="string">
            <text:p>201872681257-0</text:p>
          </table:table-cell>
          <table:table-cell office:value-type="string" calcext:value-type="string">
            <text:p>2017-04-03 10:35: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22611" calcext:value-type="float">
            <text:p>1166122611</text:p>
          </table:table-cell>
          <table:table-cell office:value-type="float" office:value="2350610020104" calcext:value-type="float">
            <text:p>235061002010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05</text:p>
          </table:table-cell>
          <table:table-cell office:value-type="string" calcext:value-type="string">
            <text:p>381864835888-796102066025</text:p>
          </table:table-cell>
          <table:table-cell office:value-type="string" calcext:value-type="string">
            <text:p>2017-04-03 10:35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071" calcext:value-type="float">
            <text:p>611020071</text:p>
          </table:table-cell>
          <table:table-cell office:value-type="float" office:value="2350610020083" calcext:value-type="float">
            <text:p>2350610020083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02</text:p>
          </table:table-cell>
          <table:table-cell/>
          <table:table-cell office:value-type="string" calcext:value-type="string">
            <text:p>2017-04-03 10:35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069" calcext:value-type="float">
            <text:p>611020069</text:p>
          </table:table-cell>
          <table:table-cell office:value-type="float" office:value="2350610020132" calcext:value-type="float">
            <text:p>2350610020132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5:01</text:p>
          </table:table-cell>
          <table:table-cell/>
          <table:table-cell office:value-type="string" calcext:value-type="string">
            <text:p>2017-04-03 10:35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18038" calcext:value-type="float">
            <text:p>1166118038</text:p>
          </table:table-cell>
          <table:table-cell office:value-type="float" office:value="2350610020142" calcext:value-type="float">
            <text:p>235061002014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55</text:p>
          </table:table-cell>
          <table:table-cell office:value-type="string" calcext:value-type="string">
            <text:p>232072812907-1429547359013</text:p>
          </table:table-cell>
          <table:table-cell office:value-type="string" calcext:value-type="string">
            <text:p>2017-04-03 10:34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117938" calcext:value-type="float">
            <text:p>1166117938</text:p>
          </table:table-cell>
          <table:table-cell office:value-type="float" office:value="2350610020101" calcext:value-type="float">
            <text:p>235061002010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55</text:p>
          </table:table-cell>
          <table:table-cell office:value-type="string" calcext:value-type="string">
            <text:p>201727608518-1506758810010</text:p>
          </table:table-cell>
          <table:table-cell office:value-type="string" calcext:value-type="string">
            <text:p>2017-04-03 10:34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93076" calcext:value-type="float">
            <text:p>1166093076</text:p>
          </table:table-cell>
          <table:table-cell office:value-type="float" office:value="2350610020096" calcext:value-type="float">
            <text:p>235061002009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52</text:p>
          </table:table-cell>
          <table:table-cell office:value-type="string" calcext:value-type="string">
            <text:p>201669281213-1506618326010</text:p>
          </table:table-cell>
          <table:table-cell office:value-type="string" calcext:value-type="string">
            <text:p>2017-04-03 10:34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76377" calcext:value-type="float">
            <text:p>1166076377</text:p>
          </table:table-cell>
          <table:table-cell office:value-type="float" office:value="2350610020090" calcext:value-type="float">
            <text:p>235061002009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50</text:p>
          </table:table-cell>
          <table:table-cell office:value-type="string" calcext:value-type="string">
            <text:p>232164339176-1429354328013</text:p>
          </table:table-cell>
          <table:table-cell office:value-type="string" calcext:value-type="string">
            <text:p>2017-04-03 10:34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67399" calcext:value-type="float">
            <text:p>1166067399</text:p>
          </table:table-cell>
          <table:table-cell office:value-type="float" office:value="2350610020117" calcext:value-type="float">
            <text:p>235061002011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45</text:p>
          </table:table-cell>
          <table:table-cell office:value-type="string" calcext:value-type="string">
            <text:p>201774437581-1506527429010</text:p>
          </table:table-cell>
          <table:table-cell office:value-type="string" calcext:value-type="string">
            <text:p>2017-04-03 10:34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61117" calcext:value-type="float">
            <text:p>1166061117</text:p>
          </table:table-cell>
          <table:table-cell office:value-type="float" office:value="2350610020147" calcext:value-type="float">
            <text:p>235061002014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44</text:p>
          </table:table-cell>
          <table:table-cell office:value-type="string" calcext:value-type="string">
            <text:p>232124249464-1429331870013</text:p>
          </table:table-cell>
          <table:table-cell office:value-type="string" calcext:value-type="string">
            <text:p>2017-04-03 10:34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59438" calcext:value-type="float">
            <text:p>1166059438</text:p>
          </table:table-cell>
          <table:table-cell office:value-type="float" office:value="2350610020085" calcext:value-type="float">
            <text:p>235061002008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43</text:p>
          </table:table-cell>
          <table:table-cell office:value-type="string" calcext:value-type="string">
            <text:p>201818634539-1506518722010</text:p>
          </table:table-cell>
          <table:table-cell office:value-type="string" calcext:value-type="string">
            <text:p>2017-04-03 10:34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6054361" calcext:value-type="float">
            <text:p>1166054361</text:p>
          </table:table-cell>
          <table:table-cell office:value-type="float" office:value="2350610020126" calcext:value-type="float">
            <text:p>235061002012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41</text:p>
          </table:table-cell>
          <table:table-cell office:value-type="string" calcext:value-type="string">
            <text:p>201667041325-1506508993010</text:p>
          </table:table-cell>
          <table:table-cell office:value-type="string" calcext:value-type="string">
            <text:p>2017-04-03 10:34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5224362" calcext:value-type="float">
            <text:p>1165224362</text:p>
          </table:table-cell>
          <table:table-cell office:value-type="float" office:value="2350610020092" calcext:value-type="float">
            <text:p>235061002009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40</text:p>
          </table:table-cell>
          <table:table-cell office:value-type="string" calcext:value-type="string">
            <text:p>381892518985-792897113025</text:p>
          </table:table-cell>
          <table:table-cell office:value-type="string" calcext:value-type="string">
            <text:p>2017-04-03 10:34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1165956705" calcext:value-type="float">
            <text:p>1165956705</text:p>
          </table:table-cell>
          <table:table-cell office:value-type="float" office:value="2350610020133" calcext:value-type="float">
            <text:p>235061002013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39</text:p>
          </table:table-cell>
          <table:table-cell office:value-type="string" calcext:value-type="string">
            <text:p>201610227035-1505985455010</text:p>
          </table:table-cell>
          <table:table-cell office:value-type="string" calcext:value-type="string">
            <text:p>2017-04-03 10:34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  <table:table-row table:style-name="ro1">
          <table:table-cell office:value-type="float" office:value="611020018" calcext:value-type="float">
            <text:p>611020018</text:p>
          </table:table-cell>
          <table:table-cell office:value-type="float" office:value="2350610020130" calcext:value-type="float">
            <text:p>2350610020130</text:p>
          </table:table-cell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10:34:38</text:p>
          </table:table-cell>
          <table:table-cell/>
          <table:table-cell office:value-type="string" calcext:value-type="string">
            <text:p>2017-04-03 10:34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ctivated_grace_perio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760" meta:object-count="0"/>
    <meta:generator>LibreOffice/5.1.6.2$Linux_X86_64 LibreOffice_project/10m0$Build-2</meta:generator>
  </office:meta>
</office:document-meta>
</file>